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miyanosawa_0204_1100-1300_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office:value-type="string" calcext:value-type="string">
            <text:p>セグメンテーションミスあり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セグメンテーションミス修正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クイックソート使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30.1091" calcext:value-type="float">
            <text:p>30.1091</text:p>
          </table:table-cell>
          <table:table-cell office:value-type="float" office:value="0.0757649" calcext:value-type="float">
            <text:p>0.0757649</text:p>
          </table:table-cell>
          <table:table-cell office:value-type="float" office:value="319" calcext:value-type="float">
            <text:p>319</text:p>
          </table:table-cell>
          <table:table-cell office:value-type="float" office:value="0.92605" calcext:value-type="float">
            <text:p>0.92605</text:p>
          </table:table-cell>
          <table:table-cell office:value-type="float" office:value="21.4989" calcext:value-type="float">
            <text:p>21.4989</text:p>
          </table:table-cell>
          <table:table-cell office:value-type="float" office:value="0.0568142" calcext:value-type="float">
            <text:p>0.0568142</text:p>
          </table:table-cell>
          <table:table-cell office:value-type="float" office:value="30" calcext:value-type="float">
            <text:p>30</text:p>
          </table:table-cell>
          <table:table-cell office:value-type="float" office:value="0.921899" calcext:value-type="float">
            <text:p>0.921899</text:p>
          </table:table-cell>
          <table:table-cell office:value-type="float" office:value="22.6044" calcext:value-type="float">
            <text:p>22.6044</text:p>
          </table:table-cell>
          <table:table-cell office:value-type="float" office:value="0.0558384" calcext:value-type="float">
            <text:p>0.0558384</text:p>
          </table:table-cell>
          <table:table-cell office:value-type="float" office:value="81" calcext:value-type="float">
            <text:p>81</text:p>
          </table:table-cell>
          <table:table-cell office:value-type="float" office:value="0.929924" calcext:value-type="float">
            <text:p>0.929924</text:p>
          </table:table-cell>
          <table:table-cell office:value-type="float" office:value="21.5197" calcext:value-type="float">
            <text:p>21.5197</text:p>
          </table:table-cell>
          <table:table-cell office:value-type="float" office:value="0.0529054" calcext:value-type="float">
            <text:p>0.0529054</text:p>
          </table:table-cell>
          <table:table-cell office:value-type="float" office:value="84" calcext:value-type="float">
            <text:p>84</text:p>
          </table:table-cell>
          <table:table-cell office:value-type="float" office:value="0.929589" calcext:value-type="float">
            <text:p>0.929589</text:p>
          </table:table-cell>
          <table:table-cell office:value-type="float" office:value="21.529" calcext:value-type="float">
            <text:p>21.529</text:p>
          </table:table-cell>
          <table:table-cell office:value-type="float" office:value="0.0535698" calcext:value-type="float">
            <text:p>0.0535698</text:p>
          </table:table-cell>
          <table:table-cell office:value-type="float" office:value="120" calcext:value-type="float">
            <text:p>120</text:p>
          </table:table-cell>
          <table:table-cell office:value-type="float" office:value="0.929589" calcext:value-type="float">
            <text:p>0.929589</text:p>
          </table:table-cell>
          <table:table-cell office:value-type="float" office:value="21.529" calcext:value-type="float">
            <text:p>21.529</text:p>
          </table:table-cell>
          <table:table-cell office:value-type="float" office:value="0.0535698" calcext:value-type="float">
            <text:p>0.053569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float" office:value="0.908523" calcext:value-type="float">
            <text:p>0.908523</text:p>
          </table:table-cell>
          <table:table-cell office:value-type="float" office:value="50.6618" calcext:value-type="float">
            <text:p>50.6618</text:p>
          </table:table-cell>
          <table:table-cell office:value-type="float" office:value="0.0844737" calcext:value-type="float">
            <text:p>0.0844737</text:p>
          </table:table-cell>
          <table:table-cell office:value-type="float" office:value="330" calcext:value-type="float">
            <text:p>330</text:p>
          </table:table-cell>
          <table:table-cell office:value-type="float" office:value="0.925946" calcext:value-type="float">
            <text:p>0.925946</text:p>
          </table:table-cell>
          <table:table-cell office:value-type="float" office:value="35.8581" calcext:value-type="float">
            <text:p>35.8581</text:p>
          </table:table-cell>
          <table:table-cell office:value-type="float" office:value="0.065651" calcext:value-type="float">
            <text:p>0.065651</text:p>
          </table:table-cell>
          <table:table-cell office:value-type="float" office:value="29" calcext:value-type="float">
            <text:p>29</text:p>
          </table:table-cell>
          <table:table-cell office:value-type="float" office:value="0.922466" calcext:value-type="float">
            <text:p>0.922466</text:p>
          </table:table-cell>
          <table:table-cell office:value-type="float" office:value="39.051" calcext:value-type="float">
            <text:p>39.051</text:p>
          </table:table-cell>
          <table:table-cell office:value-type="float" office:value="0.0645551" calcext:value-type="float">
            <text:p>0.0645551</text:p>
          </table:table-cell>
          <table:table-cell office:value-type="float" office:value="68" calcext:value-type="float">
            <text:p>68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35.205" calcext:value-type="float">
            <text:p>35.205</text:p>
          </table:table-cell>
          <table:table-cell office:value-type="float" office:value="0.0602015" calcext:value-type="float">
            <text:p>0.0602015</text:p>
          </table:table-cell>
          <table:table-cell office:value-type="float" office:value="82" calcext:value-type="float">
            <text:p>82</text:p>
          </table:table-cell>
          <table:table-cell office:value-type="float" office:value="0.929751" calcext:value-type="float">
            <text:p>0.929751</text:p>
          </table:table-cell>
          <table:table-cell office:value-type="float" office:value="35.2129" calcext:value-type="float">
            <text:p>35.2129</text:p>
          </table:table-cell>
          <table:table-cell office:value-type="float" office:value="0.0608171" calcext:value-type="float">
            <text:p>0.0608171</text:p>
          </table:table-cell>
          <table:table-cell office:value-type="float" office:value="109" calcext:value-type="float">
            <text:p>109</text:p>
          </table:table-cell>
          <table:table-cell office:value-type="float" office:value="0.929751" calcext:value-type="float">
            <text:p>0.929751</text:p>
          </table:table-cell>
          <table:table-cell office:value-type="float" office:value="35.2129" calcext:value-type="float">
            <text:p>35.2129</text:p>
          </table:table-cell>
          <table:table-cell office:value-type="float" office:value="0.0608171" calcext:value-type="float">
            <text:p>0.060817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0.904008" calcext:value-type="float">
            <text:p>0.904008</text:p>
          </table:table-cell>
          <table:table-cell office:value-type="float" office:value="57.6668" calcext:value-type="float">
            <text:p>57.6668</text:p>
          </table:table-cell>
          <table:table-cell office:value-type="float" office:value="0.0877574" calcext:value-type="float">
            <text:p>0.0877574</text:p>
          </table:table-cell>
          <table:table-cell office:value-type="float" office:value="305" calcext:value-type="float">
            <text:p>305</text:p>
          </table:table-cell>
          <table:table-cell office:value-type="float" office:value="0.916014" calcext:value-type="float">
            <text:p>0.916014</text:p>
          </table:table-cell>
          <table:table-cell office:value-type="float" office:value="50.0736" calcext:value-type="float">
            <text:p>50.0736</text:p>
          </table:table-cell>
          <table:table-cell office:value-type="float" office:value="0.0761463" calcext:value-type="float">
            <text:p>0.0761463</text:p>
          </table:table-cell>
          <table:table-cell office:value-type="float" office:value="28" calcext:value-type="float">
            <text:p>28</text:p>
          </table:table-cell>
          <table:table-cell office:value-type="float" office:value="0.917978" calcext:value-type="float">
            <text:p>0.917978</text:p>
          </table:table-cell>
          <table:table-cell office:value-type="float" office:value="57.9399" calcext:value-type="float">
            <text:p>57.9399</text:p>
          </table:table-cell>
          <table:table-cell office:value-type="float" office:value="0.0734567" calcext:value-type="float">
            <text:p>0.0734567</text:p>
          </table:table-cell>
          <table:table-cell office:value-type="float" office:value="65" calcext:value-type="float">
            <text:p>65</text:p>
          </table:table-cell>
          <table:table-cell office:value-type="float" office:value="0.923871" calcext:value-type="float">
            <text:p>0.923871</text:p>
          </table:table-cell>
          <table:table-cell office:value-type="float" office:value="48.1783" calcext:value-type="float">
            <text:p>48.1783</text:p>
          </table:table-cell>
          <table:table-cell office:value-type="float" office:value="0.0674126" calcext:value-type="float">
            <text:p>0.0674126</text:p>
          </table:table-cell>
          <table:table-cell office:value-type="float" office:value="73" calcext:value-type="float">
            <text:p>73</text:p>
          </table:table-cell>
          <table:table-cell office:value-type="float" office:value="0.923626" calcext:value-type="float">
            <text:p>0.923626</text:p>
          </table:table-cell>
          <table:table-cell office:value-type="float" office:value="48.1936" calcext:value-type="float">
            <text:p>48.1936</text:p>
          </table:table-cell>
          <table:table-cell office:value-type="float" office:value="0.0679484" calcext:value-type="float">
            <text:p>0.0679484</text:p>
          </table:table-cell>
          <table:table-cell office:value-type="float" office:value="97" calcext:value-type="float">
            <text:p>97</text:p>
          </table:table-cell>
          <table:table-cell office:value-type="float" office:value="0.923626" calcext:value-type="float">
            <text:p>0.923626</text:p>
          </table:table-cell>
          <table:table-cell office:value-type="float" office:value="48.1936" calcext:value-type="float">
            <text:p>48.1936</text:p>
          </table:table-cell>
          <table:table-cell office:value-type="float" office:value="0.0679484" calcext:value-type="float">
            <text:p>0.067948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float" office:value="0.898264" calcext:value-type="float">
            <text:p>0.898264</text:p>
          </table:table-cell>
          <table:table-cell office:value-type="float" office:value="65.4687" calcext:value-type="float">
            <text:p>65.4687</text:p>
          </table:table-cell>
          <table:table-cell office:value-type="float" office:value="0.0966611" calcext:value-type="float">
            <text:p>0.0966611</text:p>
          </table:table-cell>
          <table:table-cell office:value-type="float" office:value="284" calcext:value-type="float">
            <text:p>284</text:p>
          </table:table-cell>
          <table:table-cell office:value-type="float" office:value="0.907958" calcext:value-type="float">
            <text:p>0.907958</text:p>
          </table:table-cell>
          <table:table-cell office:value-type="float" office:value="61.2602" calcext:value-type="float">
            <text:p>61.2602</text:p>
          </table:table-cell>
          <table:table-cell office:value-type="float" office:value="0.0874906" calcext:value-type="float">
            <text:p>0.0874906</text:p>
          </table:table-cell>
          <table:table-cell office:value-type="float" office:value="28" calcext:value-type="float">
            <text:p>28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62.624" calcext:value-type="float">
            <text:p>62.624</text:p>
          </table:table-cell>
          <table:table-cell office:value-type="float" office:value="0.0842584" calcext:value-type="float">
            <text:p>0.0842584</text:p>
          </table:table-cell>
          <table:table-cell office:value-type="float" office:value="71" calcext:value-type="float">
            <text:p>71</text:p>
          </table:table-cell>
          <table:table-cell office:value-type="float" office:value="0.919298" calcext:value-type="float">
            <text:p>0.919298</text:p>
          </table:table-cell>
          <table:table-cell office:value-type="float" office:value="54.6263" calcext:value-type="float">
            <text:p>54.6263</text:p>
          </table:table-cell>
          <table:table-cell office:value-type="float" office:value="0.0772813" calcext:value-type="float">
            <text:p>0.0772813</text:p>
          </table:table-cell>
          <table:table-cell office:value-type="float" office:value="80" calcext:value-type="float">
            <text:p>80</text:p>
          </table:table-cell>
          <table:table-cell office:value-type="float" office:value="0.918701" calcext:value-type="float">
            <text:p>0.918701</text:p>
          </table:table-cell>
          <table:table-cell office:value-type="float" office:value="54.6415" calcext:value-type="float">
            <text:p>54.6415</text:p>
          </table:table-cell>
          <table:table-cell office:value-type="float" office:value="0.0783482" calcext:value-type="float">
            <text:p>0.0783482</text:p>
          </table:table-cell>
          <table:table-cell office:value-type="float" office:value="100" calcext:value-type="float">
            <text:p>100</text:p>
          </table:table-cell>
          <table:table-cell office:value-type="float" office:value="0.918701" calcext:value-type="float">
            <text:p>0.918701</text:p>
          </table:table-cell>
          <table:table-cell office:value-type="float" office:value="54.6415" calcext:value-type="float">
            <text:p>54.6415</text:p>
          </table:table-cell>
          <table:table-cell office:value-type="float" office:value="0.0783482" calcext:value-type="float">
            <text:p>0.078348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" calcext:value-type="float">
            <text:p>5</text:p>
          </table:table-cell>
          <table:table-cell office:value-type="float" office:value="0.900885" calcext:value-type="float">
            <text:p>0.900885</text:p>
          </table:table-cell>
          <table:table-cell office:value-type="float" office:value="60.2796" calcext:value-type="float">
            <text:p>60.2796</text:p>
          </table:table-cell>
          <table:table-cell office:value-type="float" office:value="0.101451" calcext:value-type="float">
            <text:p>0.101451</text:p>
          </table:table-cell>
          <table:table-cell office:value-type="float" office:value="273" calcext:value-type="float">
            <text:p>273</text:p>
          </table:table-cell>
          <table:table-cell office:value-type="float" office:value="0.910316" calcext:value-type="float">
            <text:p>0.910316</text:p>
          </table:table-cell>
          <table:table-cell office:value-type="float" office:value="53.9945" calcext:value-type="float">
            <text:p>53.9945</text:p>
          </table:table-cell>
          <table:table-cell office:value-type="float" office:value="0.0906265" calcext:value-type="float">
            <text:p>0.0906265</text:p>
          </table:table-cell>
          <table:table-cell office:value-type="float" office:value="31" calcext:value-type="float">
            <text:p>31</text:p>
          </table:table-cell>
          <table:table-cell office:value-type="float" office:value="0.914054" calcext:value-type="float">
            <text:p>0.914054</text:p>
          </table:table-cell>
          <table:table-cell office:value-type="float" office:value="57.9037" calcext:value-type="float">
            <text:p>57.9037</text:p>
          </table:table-cell>
          <table:table-cell office:value-type="float" office:value="0.0863721" calcext:value-type="float">
            <text:p>0.0863721</text:p>
          </table:table-cell>
          <table:table-cell office:value-type="float" office:value="67" calcext:value-type="float">
            <text:p>67</text:p>
          </table:table-cell>
          <table:table-cell office:value-type="float" office:value="0.921716" calcext:value-type="float">
            <text:p>0.921716</text:p>
          </table:table-cell>
          <table:table-cell office:value-type="float" office:value="49.5895" calcext:value-type="float">
            <text:p>49.5895</text:p>
          </table:table-cell>
          <table:table-cell office:value-type="float" office:value="0.0793313" calcext:value-type="float">
            <text:p>0.0793313</text:p>
          </table:table-cell>
          <table:table-cell office:value-type="float" office:value="78" calcext:value-type="float">
            <text:p>78</text:p>
          </table:table-cell>
          <table:table-cell office:value-type="float" office:value="0.92135" calcext:value-type="float">
            <text:p>0.92135</text:p>
          </table:table-cell>
          <table:table-cell office:value-type="float" office:value="49.6029" calcext:value-type="float">
            <text:p>49.6029</text:p>
          </table:table-cell>
          <table:table-cell office:value-type="float" office:value="0.0802453" calcext:value-type="float">
            <text:p>0.0802453</text:p>
          </table:table-cell>
          <table:table-cell office:value-type="float" office:value="97" calcext:value-type="float">
            <text:p>97</text:p>
          </table:table-cell>
          <table:table-cell office:value-type="float" office:value="0.92135" calcext:value-type="float">
            <text:p>0.92135</text:p>
          </table:table-cell>
          <table:table-cell office:value-type="float" office:value="49.6029" calcext:value-type="float">
            <text:p>49.6029</text:p>
          </table:table-cell>
          <table:table-cell office:value-type="float" office:value="0.0802453" calcext:value-type="float">
            <text:p>0.080245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0.894279" calcext:value-type="float">
            <text:p>0.894279</text:p>
          </table:table-cell>
          <table:table-cell office:value-type="float" office:value="57.6198" calcext:value-type="float">
            <text:p>57.6198</text:p>
          </table:table-cell>
          <table:table-cell office:value-type="float" office:value="0.109593" calcext:value-type="float">
            <text:p>0.109593</text:p>
          </table:table-cell>
          <table:table-cell office:value-type="float" office:value="267" calcext:value-type="float">
            <text:p>267</text:p>
          </table:table-cell>
          <table:table-cell office:value-type="float" office:value="0.906461" calcext:value-type="float">
            <text:p>0.906461</text:p>
          </table:table-cell>
          <table:table-cell office:value-type="float" office:value="47.0551" calcext:value-type="float">
            <text:p>47.0551</text:p>
          </table:table-cell>
          <table:table-cell office:value-type="float" office:value="0.0953405" calcext:value-type="float">
            <text:p>0.0953405</text:p>
          </table:table-cell>
          <table:table-cell office:value-type="float" office:value="28" calcext:value-type="float">
            <text:p>28</text:p>
          </table:table-cell>
          <table:table-cell office:value-type="float" office:value="0.907229" calcext:value-type="float">
            <text:p>0.907229</text:p>
          </table:table-cell>
          <table:table-cell office:value-type="float" office:value="49.7579" calcext:value-type="float">
            <text:p>49.7579</text:p>
          </table:table-cell>
          <table:table-cell office:value-type="float" office:value="0.0926682" calcext:value-type="float">
            <text:p>0.0926682</text:p>
          </table:table-cell>
          <table:table-cell office:value-type="float" office:value="66" calcext:value-type="float">
            <text:p>66</text:p>
          </table:table-cell>
          <table:table-cell office:value-type="float" office:value="0.913756" calcext:value-type="float">
            <text:p>0.913756</text:p>
          </table:table-cell>
          <table:table-cell office:value-type="float" office:value="45.5762" calcext:value-type="float">
            <text:p>45.5762</text:p>
          </table:table-cell>
          <table:table-cell office:value-type="float" office:value="0.0866462" calcext:value-type="float">
            <text:p>0.0866462</text:p>
          </table:table-cell>
          <table:table-cell office:value-type="float" office:value="84" calcext:value-type="float">
            <text:p>84</text:p>
          </table:table-cell>
          <table:table-cell office:value-type="float" office:value="0.913184" calcext:value-type="float">
            <text:p>0.913184</text:p>
          </table:table-cell>
          <table:table-cell office:value-type="float" office:value="45.5935" calcext:value-type="float">
            <text:p>45.5935</text:p>
          </table:table-cell>
          <table:table-cell office:value-type="float" office:value="0.0875619" calcext:value-type="float">
            <text:p>0.0875619</text:p>
          </table:table-cell>
          <table:table-cell office:value-type="float" office:value="98" calcext:value-type="float">
            <text:p>98</text:p>
          </table:table-cell>
          <table:table-cell office:value-type="float" office:value="0.913184" calcext:value-type="float">
            <text:p>0.913184</text:p>
          </table:table-cell>
          <table:table-cell office:value-type="float" office:value="45.5935" calcext:value-type="float">
            <text:p>45.5935</text:p>
          </table:table-cell>
          <table:table-cell office:value-type="float" office:value="0.0875619" calcext:value-type="float">
            <text:p>0.087561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office:value-type="float" office:value="0.899918" calcext:value-type="float">
            <text:p>0.899918</text:p>
          </table:table-cell>
          <table:table-cell office:value-type="float" office:value="56.5801" calcext:value-type="float">
            <text:p>56.5801</text:p>
          </table:table-cell>
          <table:table-cell office:value-type="float" office:value="0.0955905" calcext:value-type="float">
            <text:p>0.0955905</text:p>
          </table:table-cell>
          <table:table-cell office:value-type="float" office:value="301" calcext:value-type="float">
            <text:p>301</text:p>
          </table:table-cell>
          <table:table-cell office:value-type="float" office:value="0.905625" calcext:value-type="float">
            <text:p>0.905625</text:p>
          </table:table-cell>
          <table:table-cell office:value-type="float" office:value="50.8906" calcext:value-type="float">
            <text:p>50.8906</text:p>
          </table:table-cell>
          <table:table-cell office:value-type="float" office:value="0.0834096" calcext:value-type="float">
            <text:p>0.0834096</text:p>
          </table:table-cell>
          <table:table-cell office:value-type="float" office:value="28" calcext:value-type="float">
            <text:p>28</text:p>
          </table:table-cell>
          <table:table-cell office:value-type="float" office:value="0.911955" calcext:value-type="float">
            <text:p>0.911955</text:p>
          </table:table-cell>
          <table:table-cell office:value-type="float" office:value="50.9888" calcext:value-type="float">
            <text:p>50.9888</text:p>
          </table:table-cell>
          <table:table-cell office:value-type="float" office:value="0.0771522" calcext:value-type="float">
            <text:p>0.0771522</text:p>
          </table:table-cell>
          <table:table-cell office:value-type="float" office:value="67" calcext:value-type="float">
            <text:p>67</text:p>
          </table:table-cell>
          <table:table-cell office:value-type="float" office:value="0.918842" calcext:value-type="float">
            <text:p>0.918842</text:p>
          </table:table-cell>
          <table:table-cell office:value-type="float" office:value="45.47" calcext:value-type="float">
            <text:p>45.47</text:p>
          </table:table-cell>
          <table:table-cell office:value-type="float" office:value="0.0717836" calcext:value-type="float">
            <text:p>0.0717836</text:p>
          </table:table-cell>
          <table:table-cell office:value-type="float" office:value="83" calcext:value-type="float">
            <text:p>83</text:p>
          </table:table-cell>
          <table:table-cell office:value-type="float" office:value="0.918131" calcext:value-type="float">
            <text:p>0.918131</text:p>
          </table:table-cell>
          <table:table-cell office:value-type="float" office:value="45.4968" calcext:value-type="float">
            <text:p>45.4968</text:p>
          </table:table-cell>
          <table:table-cell office:value-type="float" office:value="0.0727813" calcext:value-type="float">
            <text:p>0.0727813</text:p>
          </table:table-cell>
          <table:table-cell office:value-type="float" office:value="98" calcext:value-type="float">
            <text:p>98</text:p>
          </table:table-cell>
          <table:table-cell office:value-type="float" office:value="0.918131" calcext:value-type="float">
            <text:p>0.918131</text:p>
          </table:table-cell>
          <table:table-cell office:value-type="float" office:value="45.4968" calcext:value-type="float">
            <text:p>45.4968</text:p>
          </table:table-cell>
          <table:table-cell office:value-type="float" office:value="0.0727813" calcext:value-type="float">
            <text:p>0.07278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0.888415" calcext:value-type="float">
            <text:p>0.888415</text:p>
          </table:table-cell>
          <table:table-cell office:value-type="float" office:value="68.9146" calcext:value-type="float">
            <text:p>68.9146</text:p>
          </table:table-cell>
          <table:table-cell office:value-type="float" office:value="0.0963696" calcext:value-type="float">
            <text:p>0.0963696</text:p>
          </table:table-cell>
          <table:table-cell office:value-type="float" office:value="264" calcext:value-type="float">
            <text:p>264</text:p>
          </table:table-cell>
          <table:table-cell office:value-type="float" office:value="0.896684" calcext:value-type="float">
            <text:p>0.896684</text:p>
          </table:table-cell>
          <table:table-cell office:value-type="float" office:value="55.7758" calcext:value-type="float">
            <text:p>55.7758</text:p>
          </table:table-cell>
          <table:table-cell office:value-type="float" office:value="0.0804342" calcext:value-type="float">
            <text:p>0.0804342</text:p>
          </table:table-cell>
          <table:table-cell office:value-type="float" office:value="28" calcext:value-type="float">
            <text:p>28</text:p>
          </table:table-cell>
          <table:table-cell office:value-type="float" office:value="0.900738" calcext:value-type="float">
            <text:p>0.900738</text:p>
          </table:table-cell>
          <table:table-cell office:value-type="float" office:value="58.2203" calcext:value-type="float">
            <text:p>58.2203</text:p>
          </table:table-cell>
          <table:table-cell office:value-type="float" office:value="0.077372" calcext:value-type="float">
            <text:p>0.077372</text:p>
          </table:table-cell>
          <table:table-cell office:value-type="float" office:value="66" calcext:value-type="float">
            <text:p>66</text:p>
          </table:table-cell>
          <table:table-cell office:value-type="float" office:value="0.907375" calcext:value-type="float">
            <text:p>0.907375</text:p>
          </table:table-cell>
          <table:table-cell office:value-type="float" office:value="54.1604" calcext:value-type="float">
            <text:p>54.1604</text:p>
          </table:table-cell>
          <table:table-cell office:value-type="float" office:value="0.0726063" calcext:value-type="float">
            <text:p>0.0726063</text:p>
          </table:table-cell>
          <table:table-cell office:value-type="float" office:value="71" calcext:value-type="float">
            <text:p>71</text:p>
          </table:table-cell>
          <table:table-cell office:value-type="float" office:value="0.906632" calcext:value-type="float">
            <text:p>0.906632</text:p>
          </table:table-cell>
          <table:table-cell office:value-type="float" office:value="54.1881" calcext:value-type="float">
            <text:p>54.1881</text:p>
          </table:table-cell>
          <table:table-cell office:value-type="float" office:value="0.0737279" calcext:value-type="float">
            <text:p>0.0737279</text:p>
          </table:table-cell>
          <table:table-cell office:value-type="float" office:value="97" calcext:value-type="float">
            <text:p>97</text:p>
          </table:table-cell>
          <table:table-cell office:value-type="float" office:value="0.906632" calcext:value-type="float">
            <text:p>0.906632</text:p>
          </table:table-cell>
          <table:table-cell office:value-type="float" office:value="54.1881" calcext:value-type="float">
            <text:p>54.1881</text:p>
          </table:table-cell>
          <table:table-cell office:value-type="float" office:value="0.0737279" calcext:value-type="float">
            <text:p>0.073727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float" office:value="0.893414" calcext:value-type="float">
            <text:p>0.893414</text:p>
          </table:table-cell>
          <table:table-cell office:value-type="float" office:value="55.3273" calcext:value-type="float">
            <text:p>55.3273</text:p>
          </table:table-cell>
          <table:table-cell office:value-type="float" office:value="0.0957127" calcext:value-type="float">
            <text:p>0.0957127</text:p>
          </table:table-cell>
          <table:table-cell office:value-type="float" office:value="273" calcext:value-type="float">
            <text:p>273</text:p>
          </table:table-cell>
          <table:table-cell office:value-type="float" office:value="0.904632" calcext:value-type="float">
            <text:p>0.904632</text:p>
          </table:table-cell>
          <table:table-cell office:value-type="float" office:value="46.5819" calcext:value-type="float">
            <text:p>46.5819</text:p>
          </table:table-cell>
          <table:table-cell office:value-type="float" office:value="0.0750471" calcext:value-type="float">
            <text:p>0.0750471</text:p>
          </table:table-cell>
          <table:table-cell office:value-type="float" office:value="28" calcext:value-type="float">
            <text:p>28</text:p>
          </table:table-cell>
          <table:table-cell office:value-type="float" office:value="0.907251" calcext:value-type="float">
            <text:p>0.907251</text:p>
          </table:table-cell>
          <table:table-cell office:value-type="float" office:value="46.8954" calcext:value-type="float">
            <text:p>46.8954</text:p>
          </table:table-cell>
          <table:table-cell office:value-type="float" office:value="0.0721198" calcext:value-type="float">
            <text:p>0.0721198</text:p>
          </table:table-cell>
          <table:table-cell office:value-type="float" office:value="67" calcext:value-type="float">
            <text:p>67</text:p>
          </table:table-cell>
          <table:table-cell office:value-type="float" office:value="0.91465" calcext:value-type="float">
            <text:p>0.91465</text:p>
          </table:table-cell>
          <table:table-cell office:value-type="float" office:value="44.9463" calcext:value-type="float">
            <text:p>44.9463</text:p>
          </table:table-cell>
          <table:table-cell office:value-type="float" office:value="0.0676453" calcext:value-type="float">
            <text:p>0.0676453</text:p>
          </table:table-cell>
          <table:table-cell office:value-type="float" office:value="70" calcext:value-type="float">
            <text:p>70</text:p>
          </table:table-cell>
          <table:table-cell office:value-type="float" office:value="0.91404" calcext:value-type="float">
            <text:p>0.91404</text:p>
          </table:table-cell>
          <table:table-cell office:value-type="float" office:value="44.9646" calcext:value-type="float">
            <text:p>44.9646</text:p>
          </table:table-cell>
          <table:table-cell office:value-type="float" office:value="0.0684956" calcext:value-type="float">
            <text:p>0.0684956</text:p>
          </table:table-cell>
          <table:table-cell office:value-type="float" office:value="98" calcext:value-type="float">
            <text:p>98</text:p>
          </table:table-cell>
          <table:table-cell office:value-type="float" office:value="0.91404" calcext:value-type="float">
            <text:p>0.91404</text:p>
          </table:table-cell>
          <table:table-cell office:value-type="float" office:value="44.9646" calcext:value-type="float">
            <text:p>44.9646</text:p>
          </table:table-cell>
          <table:table-cell office:value-type="float" office:value="0.0684956" calcext:value-type="float">
            <text:p>0.068495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float" office:value="0.893414" calcext:value-type="float">
            <text:p>0.893414</text:p>
          </table:table-cell>
          <table:table-cell office:value-type="float" office:value="55.3273" calcext:value-type="float">
            <text:p>55.3273</text:p>
          </table:table-cell>
          <table:table-cell office:value-type="float" office:value="0.0957127" calcext:value-type="float">
            <text:p>0.0957127</text:p>
          </table:table-cell>
          <table:table-cell office:value-type="float" office:value="278" calcext:value-type="float">
            <text:p>278</text:p>
          </table:table-cell>
          <table:table-cell office:value-type="float" office:value="0.906471" calcext:value-type="float">
            <text:p>0.906471</text:p>
          </table:table-cell>
          <table:table-cell office:value-type="float" office:value="44.9052" calcext:value-type="float">
            <text:p>44.9052</text:p>
          </table:table-cell>
          <table:table-cell office:value-type="float" office:value="0.0735392" calcext:value-type="float">
            <text:p>0.0735392</text:p>
          </table:table-cell>
          <table:table-cell office:value-type="float" office:value="28" calcext:value-type="float">
            <text:p>28</text:p>
          </table:table-cell>
          <table:table-cell office:value-type="float" office:value="0.907059" calcext:value-type="float">
            <text:p>0.907059</text:p>
          </table:table-cell>
          <table:table-cell office:value-type="float" office:value="46.7371" calcext:value-type="float">
            <text:p>46.7371</text:p>
          </table:table-cell>
          <table:table-cell office:value-type="float" office:value="0.0723518" calcext:value-type="float">
            <text:p>0.0723518</text:p>
          </table:table-cell>
          <table:table-cell office:value-type="float" office:value="67" calcext:value-type="float">
            <text:p>67</text:p>
          </table:table-cell>
          <table:table-cell office:value-type="float" office:value="0.914731" calcext:value-type="float">
            <text:p>0.914731</text:p>
          </table:table-cell>
          <table:table-cell office:value-type="float" office:value="44.904" calcext:value-type="float">
            <text:p>44.904</text:p>
          </table:table-cell>
          <table:table-cell office:value-type="float" office:value="0.0677673" calcext:value-type="float">
            <text:p>0.0677673</text:p>
          </table:table-cell>
          <table:table-cell office:value-type="float" office:value="74" calcext:value-type="float">
            <text:p>74</text:p>
          </table:table-cell>
          <table:table-cell office:value-type="float" office:value="0.914071" calcext:value-type="float">
            <text:p>0.914071</text:p>
          </table:table-cell>
          <table:table-cell office:value-type="float" office:value="44.9301" calcext:value-type="float">
            <text:p>44.9301</text:p>
          </table:table-cell>
          <table:table-cell office:value-type="float" office:value="0.0689405" calcext:value-type="float">
            <text:p>0.0689405</text:p>
          </table:table-cell>
          <table:table-cell office:value-type="float" office:value="99" calcext:value-type="float">
            <text:p>99</text:p>
          </table:table-cell>
          <table:table-cell office:value-type="float" office:value="0.914071" calcext:value-type="float">
            <text:p>0.914071</text:p>
          </table:table-cell>
          <table:table-cell office:value-type="float" office:value="44.9301" calcext:value-type="float">
            <text:p>44.9301</text:p>
          </table:table-cell>
          <table:table-cell office:value-type="float" office:value="0.0689405" calcext:value-type="float">
            <text:p>0.068940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0.893648" calcext:value-type="float">
            <text:p>0.893648</text:p>
          </table:table-cell>
          <table:table-cell office:value-type="float" office:value="76.2546" calcext:value-type="float">
            <text:p>76.2546</text:p>
          </table:table-cell>
          <table:table-cell office:value-type="float" office:value="0.10482" calcext:value-type="float">
            <text:p>0.10482</text:p>
          </table:table-cell>
          <table:table-cell office:value-type="float" office:value="284" calcext:value-type="float">
            <text:p>284</text:p>
          </table:table-cell>
          <table:table-cell office:value-type="float" office:value="0.903465" calcext:value-type="float">
            <text:p>0.903465</text:p>
          </table:table-cell>
          <table:table-cell office:value-type="float" office:value="62.7349" calcext:value-type="float">
            <text:p>62.7349</text:p>
          </table:table-cell>
          <table:table-cell office:value-type="float" office:value="0.0830701" calcext:value-type="float">
            <text:p>0.0830701</text:p>
          </table:table-cell>
          <table:table-cell office:value-type="float" office:value="28" calcext:value-type="float">
            <text:p>28</text:p>
          </table:table-cell>
          <table:table-cell office:value-type="float" office:value="0.91027" calcext:value-type="float">
            <text:p>0.91027</text:p>
          </table:table-cell>
          <table:table-cell office:value-type="float" office:value="65.7738" calcext:value-type="float">
            <text:p>65.7738</text:p>
          </table:table-cell>
          <table:table-cell office:value-type="float" office:value="0.0801892" calcext:value-type="float">
            <text:p>0.0801892</text:p>
          </table:table-cell>
          <table:table-cell office:value-type="float" office:value="66" calcext:value-type="float">
            <text:p>66</text:p>
          </table:table-cell>
          <table:table-cell office:value-type="float" office:value="0.916255" calcext:value-type="float">
            <text:p>0.916255</text:p>
          </table:table-cell>
          <table:table-cell office:value-type="float" office:value="63.5613" calcext:value-type="float">
            <text:p>63.5613</text:p>
          </table:table-cell>
          <table:table-cell office:value-type="float" office:value="0.0747607" calcext:value-type="float">
            <text:p>0.0747607</text:p>
          </table:table-cell>
          <table:table-cell office:value-type="float" office:value="70" calcext:value-type="float">
            <text:p>70</text:p>
          </table:table-cell>
          <table:table-cell office:value-type="float" office:value="0.915554" calcext:value-type="float">
            <text:p>0.915554</text:p>
          </table:table-cell>
          <table:table-cell office:value-type="float" office:value="63.5939" calcext:value-type="float">
            <text:p>63.5939</text:p>
          </table:table-cell>
          <table:table-cell office:value-type="float" office:value="0.0759836" calcext:value-type="float">
            <text:p>0.0759836</text:p>
          </table:table-cell>
          <table:table-cell office:value-type="float" office:value="105" calcext:value-type="float">
            <text:p>105</text:p>
          </table:table-cell>
          <table:table-cell office:value-type="float" office:value="0.915554" calcext:value-type="float">
            <text:p>0.915554</text:p>
          </table:table-cell>
          <table:table-cell office:value-type="float" office:value="63.5939" calcext:value-type="float">
            <text:p>63.5939</text:p>
          </table:table-cell>
          <table:table-cell office:value-type="float" office:value="0.0759836" calcext:value-type="float">
            <text:p>0.07598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747" calcext:value-type="float">
            <text:p>747</text:p>
          </table:table-cell>
          <table:table-cell office:value-type="float" office:value="0.895672" calcext:value-type="float">
            <text:p>0.895672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0737798" calcext:value-type="float">
            <text:p>0.0737798</text:p>
          </table:table-cell>
          <table:table-cell office:value-type="float" office:value="27" calcext:value-type="float">
            <text:p>27</text:p>
          </table:table-cell>
          <table:table-cell office:value-type="float" office:value="0.901781" calcext:value-type="float">
            <text:p>0.901781</text:p>
          </table:table-cell>
          <table:table-cell office:value-type="float" office:value="51.4037" calcext:value-type="float">
            <text:p>51.4037</text:p>
          </table:table-cell>
          <table:table-cell office:value-type="float" office:value="0.0721883" calcext:value-type="float">
            <text:p>0.0721883</text:p>
          </table:table-cell>
          <table:table-cell office:value-type="float" office:value="78" calcext:value-type="float">
            <text:p>78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47.3272" calcext:value-type="float">
            <text:p>47.3272</text:p>
          </table:table-cell>
          <table:table-cell office:value-type="float" office:value="0.0668015" calcext:value-type="float">
            <text:p>0.0668015</text:p>
          </table:table-cell>
          <table:table-cell office:value-type="float" office:value="70" calcext:value-type="float">
            <text:p>70</text:p>
          </table:table-cell>
          <table:table-cell office:value-type="float" office:value="0.907691" calcext:value-type="float">
            <text:p>0.907691</text:p>
          </table:table-cell>
          <table:table-cell office:value-type="float" office:value="47.3543" calcext:value-type="float">
            <text:p>47.3543</text:p>
          </table:table-cell>
          <table:table-cell office:value-type="float" office:value="0.0679379" calcext:value-type="float">
            <text:p>0.0679379</text:p>
          </table:table-cell>
          <table:table-cell office:value-type="float" office:value="99" calcext:value-type="float">
            <text:p>99</text:p>
          </table:table-cell>
          <table:table-cell office:value-type="float" office:value="0.907691" calcext:value-type="float">
            <text:p>0.907691</text:p>
          </table:table-cell>
          <table:table-cell office:value-type="float" office:value="47.3543" calcext:value-type="float">
            <text:p>47.3543</text:p>
          </table:table-cell>
          <table:table-cell office:value-type="float" office:value="0.0679379" calcext:value-type="float">
            <text:p>0.067937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778" calcext:value-type="float">
            <text:p>778</text:p>
          </table:table-cell>
          <table:table-cell office:value-type="float" office:value="0.895672" calcext:value-type="float">
            <text:p>0.895672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0737798" calcext:value-type="float">
            <text:p>0.0737798</text:p>
          </table:table-cell>
          <table:table-cell office:value-type="float" office:value="27" calcext:value-type="float">
            <text:p>27</text:p>
          </table:table-cell>
          <table:table-cell office:value-type="float" office:value="0.901781" calcext:value-type="float">
            <text:p>0.901781</text:p>
          </table:table-cell>
          <table:table-cell office:value-type="float" office:value="51.4037" calcext:value-type="float">
            <text:p>51.4037</text:p>
          </table:table-cell>
          <table:table-cell office:value-type="float" office:value="0.0721883" calcext:value-type="float">
            <text:p>0.0721883</text:p>
          </table:table-cell>
          <table:table-cell office:value-type="float" office:value="65" calcext:value-type="float">
            <text:p>65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47.3272" calcext:value-type="float">
            <text:p>47.3272</text:p>
          </table:table-cell>
          <table:table-cell office:value-type="float" office:value="0.0668015" calcext:value-type="float">
            <text:p>0.0668015</text:p>
          </table:table-cell>
          <table:table-cell office:value-type="float" office:value="70" calcext:value-type="float">
            <text:p>70</text:p>
          </table:table-cell>
          <table:table-cell office:value-type="float" office:value="0.907691" calcext:value-type="float">
            <text:p>0.907691</text:p>
          </table:table-cell>
          <table:table-cell office:value-type="float" office:value="47.3543" calcext:value-type="float">
            <text:p>47.3543</text:p>
          </table:table-cell>
          <table:table-cell office:value-type="float" office:value="0.0679379" calcext:value-type="float">
            <text:p>0.0679379</text:p>
          </table:table-cell>
          <table:table-cell office:value-type="float" office:value="99" calcext:value-type="float">
            <text:p>99</text:p>
          </table:table-cell>
          <table:table-cell office:value-type="float" office:value="0.907691" calcext:value-type="float">
            <text:p>0.907691</text:p>
          </table:table-cell>
          <table:table-cell office:value-type="float" office:value="47.3543" calcext:value-type="float">
            <text:p>47.3543</text:p>
          </table:table-cell>
          <table:table-cell office:value-type="float" office:value="0.0679379" calcext:value-type="float">
            <text:p>0.067937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0.88471" calcext:value-type="float">
            <text:p>0.88471</text:p>
          </table:table-cell>
          <table:table-cell office:value-type="float" office:value="61.0854" calcext:value-type="float">
            <text:p>61.0854</text:p>
          </table:table-cell>
          <table:table-cell office:value-type="float" office:value="0.0921702" calcext:value-type="float">
            <text:p>0.0921702</text:p>
          </table:table-cell>
          <table:table-cell office:value-type="float" office:value="681" calcext:value-type="float">
            <text:p>681</text:p>
          </table:table-cell>
          <table:table-cell office:value-type="float" office:value="0.896677" calcext:value-type="float">
            <text:p>0.896677</text:p>
          </table:table-cell>
          <table:table-cell office:value-type="float" office:value="48.5161" calcext:value-type="float">
            <text:p>48.5161</text:p>
          </table:table-cell>
          <table:table-cell office:value-type="float" office:value="0.0729245" calcext:value-type="float">
            <text:p>0.0729245</text:p>
          </table:table-cell>
          <table:table-cell office:value-type="float" office:value="27" calcext:value-type="float">
            <text:p>27</text:p>
          </table:table-cell>
          <table:table-cell office:value-type="float" office:value="0.901979" calcext:value-type="float">
            <text:p>0.901979</text:p>
          </table:table-cell>
          <table:table-cell office:value-type="float" office:value="51.7904" calcext:value-type="float">
            <text:p>51.7904</text:p>
          </table:table-cell>
          <table:table-cell office:value-type="float" office:value="0.071998" calcext:value-type="float">
            <text:p>0.071998</text:p>
          </table:table-cell>
          <table:table-cell office:value-type="float" office:value="66" calcext:value-type="float">
            <text:p>66</text:p>
          </table:table-cell>
          <table:table-cell office:value-type="float" office:value="0.907411" calcext:value-type="float">
            <text:p>0.907411</text:p>
          </table:table-cell>
          <table:table-cell office:value-type="float" office:value="48.7183" calcext:value-type="float">
            <text:p>48.7183</text:p>
          </table:table-cell>
          <table:table-cell office:value-type="float" office:value="0.0673434" calcext:value-type="float">
            <text:p>0.0673434</text:p>
          </table:table-cell>
          <table:table-cell office:value-type="float" office:value="70" calcext:value-type="float">
            <text:p>70</text:p>
          </table:table-cell>
          <table:table-cell office:value-type="float" office:value="0.906804" calcext:value-type="float">
            <text:p>0.906804</text:p>
          </table:table-cell>
          <table:table-cell office:value-type="float" office:value="48.7407" calcext:value-type="float">
            <text:p>48.7407</text:p>
          </table:table-cell>
          <table:table-cell office:value-type="float" office:value="0.0684258" calcext:value-type="float">
            <text:p>0.0684258</text:p>
          </table:table-cell>
          <table:table-cell office:value-type="float" office:value="99" calcext:value-type="float">
            <text:p>99</text:p>
          </table:table-cell>
          <table:table-cell office:value-type="float" office:value="0.906804" calcext:value-type="float">
            <text:p>0.906804</text:p>
          </table:table-cell>
          <table:table-cell office:value-type="float" office:value="48.7407" calcext:value-type="float">
            <text:p>48.7407</text:p>
          </table:table-cell>
          <table:table-cell office:value-type="float" office:value="0.0684258" calcext:value-type="float">
            <text:p>0.068425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float" office:value="0.884765" calcext:value-type="float">
            <text:p>0.884765</text:p>
          </table:table-cell>
          <table:table-cell office:value-type="float" office:value="65.4959" calcext:value-type="float">
            <text:p>65.4959</text:p>
          </table:table-cell>
          <table:table-cell office:value-type="float" office:value="0.0866083" calcext:value-type="float">
            <text:p>0.0866083</text:p>
          </table:table-cell>
          <table:table-cell office:value-type="float" office:value="298" calcext:value-type="float">
            <text:p>298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54.3178" calcext:value-type="float">
            <text:p>54.3178</text:p>
          </table:table-cell>
          <table:table-cell office:value-type="float" office:value="0.0709908" calcext:value-type="float">
            <text:p>0.0709908</text:p>
          </table:table-cell>
          <table:table-cell office:value-type="float" office:value="27" calcext:value-type="float">
            <text:p>27</text:p>
          </table:table-cell>
          <table:table-cell office:value-type="float" office:value="0.899842" calcext:value-type="float">
            <text:p>0.899842</text:p>
          </table:table-cell>
          <table:table-cell office:value-type="float" office:value="53.309" calcext:value-type="float">
            <text:p>53.309</text:p>
          </table:table-cell>
          <table:table-cell office:value-type="float" office:value="0.0681595" calcext:value-type="float">
            <text:p>0.0681595</text:p>
          </table:table-cell>
          <table:table-cell office:value-type="float" office:value="66" calcext:value-type="float">
            <text:p>66</text:p>
          </table:table-cell>
          <table:table-cell office:value-type="float" office:value="0.90771" calcext:value-type="float">
            <text:p>0.90771</text:p>
          </table:table-cell>
          <table:table-cell office:value-type="float" office:value="51.4651" calcext:value-type="float">
            <text:p>51.4651</text:p>
          </table:table-cell>
          <table:table-cell office:value-type="float" office:value="0.0634991" calcext:value-type="float">
            <text:p>0.0634991</text:p>
          </table:table-cell>
          <table:table-cell office:value-type="float" office:value="71" calcext:value-type="float">
            <text:p>71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51.4887" calcext:value-type="float">
            <text:p>51.4887</text:p>
          </table:table-cell>
          <table:table-cell office:value-type="float" office:value="0.0645475" calcext:value-type="float">
            <text:p>0.0645475</text:p>
          </table:table-cell>
          <table:table-cell office:value-type="float" office:value="97" calcext:value-type="float">
            <text:p>97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51.4887" calcext:value-type="float">
            <text:p>51.4887</text:p>
          </table:table-cell>
          <table:table-cell office:value-type="float" office:value="0.0645475" calcext:value-type="float">
            <text:p>0.064547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  <table:table-cell office:value-type="float" office:value="0.884765" calcext:value-type="float">
            <text:p>0.884765</text:p>
          </table:table-cell>
          <table:table-cell office:value-type="float" office:value="65.4959" calcext:value-type="float">
            <text:p>65.4959</text:p>
          </table:table-cell>
          <table:table-cell office:value-type="float" office:value="0.0866083" calcext:value-type="float">
            <text:p>0.0866083</text:p>
          </table:table-cell>
          <table:table-cell office:value-type="float" office:value="304" calcext:value-type="float">
            <text:p>304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54.3178" calcext:value-type="float">
            <text:p>54.3178</text:p>
          </table:table-cell>
          <table:table-cell office:value-type="float" office:value="0.0709908" calcext:value-type="float">
            <text:p>0.0709908</text:p>
          </table:table-cell>
          <table:table-cell office:value-type="float" office:value="30" calcext:value-type="float">
            <text:p>30</text:p>
          </table:table-cell>
          <table:table-cell office:value-type="float" office:value="0.899842" calcext:value-type="float">
            <text:p>0.899842</text:p>
          </table:table-cell>
          <table:table-cell office:value-type="float" office:value="53.309" calcext:value-type="float">
            <text:p>53.309</text:p>
          </table:table-cell>
          <table:table-cell office:value-type="float" office:value="0.0681595" calcext:value-type="float">
            <text:p>0.0681595</text:p>
          </table:table-cell>
          <table:table-cell office:value-type="float" office:value="66" calcext:value-type="float">
            <text:p>66</text:p>
          </table:table-cell>
          <table:table-cell office:value-type="float" office:value="0.90771" calcext:value-type="float">
            <text:p>0.90771</text:p>
          </table:table-cell>
          <table:table-cell office:value-type="float" office:value="51.4651" calcext:value-type="float">
            <text:p>51.4651</text:p>
          </table:table-cell>
          <table:table-cell office:value-type="float" office:value="0.0634991" calcext:value-type="float">
            <text:p>0.0634991</text:p>
          </table:table-cell>
          <table:table-cell office:value-type="float" office:value="70" calcext:value-type="float">
            <text:p>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51.4887" calcext:value-type="float">
            <text:p>51.4887</text:p>
          </table:table-cell>
          <table:table-cell office:value-type="float" office:value="0.0645475" calcext:value-type="float">
            <text:p>0.0645475</text:p>
          </table:table-cell>
          <table:table-cell office:value-type="float" office:value="99" calcext:value-type="float">
            <text:p>99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51.4887" calcext:value-type="float">
            <text:p>51.4887</text:p>
          </table:table-cell>
          <table:table-cell office:value-type="float" office:value="0.0645475" calcext:value-type="float">
            <text:p>0.064547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0.889402" calcext:value-type="float">
            <text:p>0.889402</text:p>
          </table:table-cell>
          <table:table-cell office:value-type="float" office:value="54.9905" calcext:value-type="float">
            <text:p>54.9905</text:p>
          </table:table-cell>
          <table:table-cell office:value-type="float" office:value="0.0798728" calcext:value-type="float">
            <text:p>0.0798728</text:p>
          </table:table-cell>
          <table:table-cell office:value-type="float" office:value="1473" calcext:value-type="float">
            <text:p>1473</text:p>
          </table:table-cell>
          <table:table-cell office:value-type="float" office:value="0.901176" calcext:value-type="float">
            <text:p>0.901176</text:p>
          </table:table-cell>
          <table:table-cell office:value-type="float" office:value="45.3314" calcext:value-type="float">
            <text:p>45.3314</text:p>
          </table:table-cell>
          <table:table-cell office:value-type="float" office:value="0.0658412" calcext:value-type="float">
            <text:p>0.0658412</text:p>
          </table:table-cell>
          <table:table-cell office:value-type="float" office:value="25" calcext:value-type="float">
            <text:p>25</text:p>
          </table:table-cell>
          <table:table-cell office:value-type="float" office:value="0.899249" calcext:value-type="float">
            <text:p>0.899249</text:p>
          </table:table-cell>
          <table:table-cell office:value-type="float" office:value="46.088" calcext:value-type="float">
            <text:p>46.088</text:p>
          </table:table-cell>
          <table:table-cell office:value-type="float" office:value="0.0649293" calcext:value-type="float">
            <text:p>0.0649293</text:p>
          </table:table-cell>
          <table:table-cell office:value-type="float" office:value="64" calcext:value-type="float">
            <text:p>64</text:p>
          </table:table-cell>
          <table:table-cell office:value-type="float" office:value="0.907815" calcext:value-type="float">
            <text:p>0.907815</text:p>
          </table:table-cell>
          <table:table-cell office:value-type="float" office:value="45.253" calcext:value-type="float">
            <text:p>45.253</text:p>
          </table:table-cell>
          <table:table-cell office:value-type="float" office:value="0.0607043" calcext:value-type="float">
            <text:p>0.0607043</text:p>
          </table:table-cell>
          <table:table-cell office:value-type="float" office:value="72" calcext:value-type="float">
            <text:p>72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45.2772" calcext:value-type="float">
            <text:p>45.2772</text:p>
          </table:table-cell>
          <table:table-cell office:value-type="float" office:value="0.0620428" calcext:value-type="float">
            <text:p>0.0620428</text:p>
          </table:table-cell>
          <table:table-cell office:value-type="float" office:value="98" calcext:value-type="float">
            <text:p>98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45.2772" calcext:value-type="float">
            <text:p>45.2772</text:p>
          </table:table-cell>
          <table:table-cell office:value-type="float" office:value="0.0620428" calcext:value-type="float">
            <text:p>0.062042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float" office:value="0.891086" calcext:value-type="float">
            <text:p>0.891086</text:p>
          </table:table-cell>
          <table:table-cell office:value-type="float" office:value="48.4893" calcext:value-type="float">
            <text:p>48.4893</text:p>
          </table:table-cell>
          <table:table-cell office:value-type="float" office:value="0.0809033" calcext:value-type="float">
            <text:p>0.0809033</text:p>
          </table:table-cell>
          <table:table-cell office:value-type="float" office:value="709" calcext:value-type="float">
            <text:p>709</text:p>
          </table:table-cell>
          <table:table-cell office:value-type="float" office:value="0.896999" calcext:value-type="float">
            <text:p>0.896999</text:p>
          </table:table-cell>
          <table:table-cell office:value-type="float" office:value="48.3215" calcext:value-type="float">
            <text:p>48.3215</text:p>
          </table:table-cell>
          <table:table-cell office:value-type="float" office:value="0.0724688" calcext:value-type="float">
            <text:p>0.0724688</text:p>
          </table:table-cell>
          <table:table-cell office:value-type="float" office:value="27" calcext:value-type="float">
            <text:p>27</text:p>
          </table:table-cell>
          <table:table-cell office:value-type="float" office:value="0.899608" calcext:value-type="float">
            <text:p>0.899608</text:p>
          </table:table-cell>
          <table:table-cell office:value-type="float" office:value="51.27" calcext:value-type="float">
            <text:p>51.27</text:p>
          </table:table-cell>
          <table:table-cell office:value-type="float" office:value="0.0684215" calcext:value-type="float">
            <text:p>0.0684215</text:p>
          </table:table-cell>
          <table:table-cell office:value-type="float" office:value="68" calcext:value-type="float">
            <text:p>68</text:p>
          </table:table-cell>
          <table:table-cell office:value-type="float" office:value="0.907607" calcext:value-type="float">
            <text:p>0.907607</text:p>
          </table:table-cell>
          <table:table-cell office:value-type="float" office:value="46.0557" calcext:value-type="float">
            <text:p>46.0557</text:p>
          </table:table-cell>
          <table:table-cell office:value-type="float" office:value="0.0633235" calcext:value-type="float">
            <text:p>0.0633235</text:p>
          </table:table-cell>
          <table:table-cell office:value-type="float" office:value="69" calcext:value-type="float">
            <text:p>69</text:p>
          </table:table-cell>
          <table:table-cell office:value-type="float" office:value="0.906879" calcext:value-type="float">
            <text:p>0.906879</text:p>
          </table:table-cell>
          <table:table-cell office:value-type="float" office:value="46.0752" calcext:value-type="float">
            <text:p>46.0752</text:p>
          </table:table-cell>
          <table:table-cell office:value-type="float" office:value="0.064626" calcext:value-type="float">
            <text:p>0.064626</text:p>
          </table:table-cell>
          <table:table-cell office:value-type="float" office:value="99" calcext:value-type="float">
            <text:p>99</text:p>
          </table:table-cell>
          <table:table-cell office:value-type="float" office:value="0.906879" calcext:value-type="float">
            <text:p>0.906879</text:p>
          </table:table-cell>
          <table:table-cell office:value-type="float" office:value="46.0752" calcext:value-type="float">
            <text:p>46.0752</text:p>
          </table:table-cell>
          <table:table-cell office:value-type="float" office:value="0.064626" calcext:value-type="float">
            <text:p>0.06462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float" office:value="0.892251" calcext:value-type="float">
            <text:p>0.892251</text:p>
          </table:table-cell>
          <table:table-cell office:value-type="float" office:value="58.4772" calcext:value-type="float">
            <text:p>58.4772</text:p>
          </table:table-cell>
          <table:table-cell office:value-type="float" office:value="0.0868179" calcext:value-type="float">
            <text:p>0.0868179</text:p>
          </table:table-cell>
          <table:table-cell office:value-type="float" office:value="248" calcext:value-type="float">
            <text:p>248</text:p>
          </table:table-cell>
          <table:table-cell office:value-type="float" office:value="0.897935" calcext:value-type="float">
            <text:p>0.897935</text:p>
          </table:table-cell>
          <table:table-cell office:value-type="float" office:value="54.7962" calcext:value-type="float">
            <text:p>54.7962</text:p>
          </table:table-cell>
          <table:table-cell office:value-type="float" office:value="0.0722911" calcext:value-type="float">
            <text:p>0.0722911</text:p>
          </table:table-cell>
          <table:table-cell office:value-type="float" office:value="28" calcext:value-type="float">
            <text:p>28</text:p>
          </table:table-cell>
          <table:table-cell office:value-type="float" office:value="0.905525" calcext:value-type="float">
            <text:p>0.905525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0.0656977" calcext:value-type="float">
            <text:p>0.0656977</text:p>
          </table:table-cell>
          <table:table-cell office:value-type="float" office:value="68" calcext:value-type="float">
            <text:p>68</text:p>
          </table:table-cell>
          <table:table-cell office:value-type="float" office:value="0.911219" calcext:value-type="float">
            <text:p>0.911219</text:p>
          </table:table-cell>
          <table:table-cell office:value-type="float" office:value="50.0691" calcext:value-type="float">
            <text:p>50.0691</text:p>
          </table:table-cell>
          <table:table-cell office:value-type="float" office:value="0.0612106" calcext:value-type="float">
            <text:p>0.0612106</text:p>
          </table:table-cell>
          <table:table-cell office:value-type="float" office:value="71" calcext:value-type="float">
            <text:p>71</text:p>
          </table:table-cell>
          <table:table-cell office:value-type="float" office:value="0.910603" calcext:value-type="float">
            <text:p>0.910603</text:p>
          </table:table-cell>
          <table:table-cell office:value-type="float" office:value="50.094" calcext:value-type="float">
            <text:p>50.094</text:p>
          </table:table-cell>
          <table:table-cell office:value-type="float" office:value="0.0624125" calcext:value-type="float">
            <text:p>0.0624125</text:p>
          </table:table-cell>
          <table:table-cell office:value-type="float" office:value="100" calcext:value-type="float">
            <text:p>100</text:p>
          </table:table-cell>
          <table:table-cell office:value-type="float" office:value="0.910603" calcext:value-type="float">
            <text:p>0.910603</text:p>
          </table:table-cell>
          <table:table-cell office:value-type="float" office:value="50.094" calcext:value-type="float">
            <text:p>50.094</text:p>
          </table:table-cell>
          <table:table-cell office:value-type="float" office:value="0.0624125" calcext:value-type="float">
            <text:p>0.062412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0.891204" calcext:value-type="float">
            <text:p>0.891204</text:p>
          </table:table-cell>
          <table:table-cell office:value-type="float" office:value="55.3667" calcext:value-type="float">
            <text:p>55.3667</text:p>
          </table:table-cell>
          <table:table-cell office:value-type="float" office:value="0.0805133" calcext:value-type="float">
            <text:p>0.0805133</text:p>
          </table:table-cell>
          <table:table-cell office:value-type="float" office:value="253" calcext:value-type="float">
            <text:p>253</text:p>
          </table:table-cell>
          <table:table-cell office:value-type="float" office:value="0.900477" calcext:value-type="float">
            <text:p>0.900477</text:p>
          </table:table-cell>
          <table:table-cell office:value-type="float" office:value="47.1073" calcext:value-type="float">
            <text:p>47.1073</text:p>
          </table:table-cell>
          <table:table-cell office:value-type="float" office:value="0.0703662" calcext:value-type="float">
            <text:p>0.0703662</text:p>
          </table:table-cell>
          <table:table-cell office:value-type="float" office:value="28" calcext:value-type="float">
            <text:p>28</text:p>
          </table:table-cell>
          <table:table-cell office:value-type="float" office:value="0.905292" calcext:value-type="float">
            <text:p>0.905292</text:p>
          </table:table-cell>
          <table:table-cell office:value-type="float" office:value="48.371" calcext:value-type="float">
            <text:p>48.371</text:p>
          </table:table-cell>
          <table:table-cell office:value-type="float" office:value="0.0637329" calcext:value-type="float">
            <text:p>0.0637329</text:p>
          </table:table-cell>
          <table:table-cell office:value-type="float" office:value="69" calcext:value-type="float">
            <text:p>69</text:p>
          </table:table-cell>
          <table:table-cell office:value-type="float" office:value="0.914548" calcext:value-type="float">
            <text:p>0.914548</text:p>
          </table:table-cell>
          <table:table-cell office:value-type="float" office:value="42.73" calcext:value-type="float">
            <text:p>42.73</text:p>
          </table:table-cell>
          <table:table-cell office:value-type="float" office:value="0.0579152" calcext:value-type="float">
            <text:p>0.0579152</text:p>
          </table:table-cell>
          <table:table-cell office:value-type="float" office:value="70" calcext:value-type="float">
            <text:p>70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42.7957" calcext:value-type="float">
            <text:p>42.7957</text:p>
          </table:table-cell>
          <table:table-cell office:value-type="float" office:value="0.0593118" calcext:value-type="float">
            <text:p>0.0593118</text:p>
          </table:table-cell>
          <table:table-cell office:value-type="float" office:value="100" calcext:value-type="float">
            <text:p>100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42.7957" calcext:value-type="float">
            <text:p>42.7957</text:p>
          </table:table-cell>
          <table:table-cell office:value-type="float" office:value="0.0593118" calcext:value-type="float">
            <text:p>0.059311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0.893916" calcext:value-type="float">
            <text:p>0.893916</text:p>
          </table:table-cell>
          <table:table-cell office:value-type="float" office:value="54.7465" calcext:value-type="float">
            <text:p>54.7465</text:p>
          </table:table-cell>
          <table:table-cell office:value-type="float" office:value="0.0878267" calcext:value-type="float">
            <text:p>0.0878267</text:p>
          </table:table-cell>
          <table:table-cell office:value-type="float" office:value="737" calcext:value-type="float">
            <text:p>737</text:p>
          </table:table-cell>
          <table:table-cell office:value-type="float" office:value="0.914711" calcext:value-type="float">
            <text:p>0.914711</text:p>
          </table:table-cell>
          <table:table-cell office:value-type="float" office:value="47.0016" calcext:value-type="float">
            <text:p>47.0016</text:p>
          </table:table-cell>
          <table:table-cell office:value-type="float" office:value="0.0638764" calcext:value-type="float">
            <text:p>0.0638764</text:p>
          </table:table-cell>
          <table:table-cell office:value-type="float" office:value="27" calcext:value-type="float">
            <text:p>27</text:p>
          </table:table-cell>
          <table:table-cell office:value-type="float" office:value="0.908983" calcext:value-type="float">
            <text:p>0.908983</text:p>
          </table:table-cell>
          <table:table-cell office:value-type="float" office:value="46.0906" calcext:value-type="float">
            <text:p>46.0906</text:p>
          </table:table-cell>
          <table:table-cell office:value-type="float" office:value="0.062932" calcext:value-type="float">
            <text:p>0.062932</text:p>
          </table:table-cell>
          <table:table-cell office:value-type="float" office:value="64" calcext:value-type="float">
            <text:p>64</text:p>
          </table:table-cell>
          <table:table-cell office:value-type="float" office:value="0.918379" calcext:value-type="float">
            <text:p>0.918379</text:p>
          </table:table-cell>
          <table:table-cell office:value-type="float" office:value="45.7844" calcext:value-type="float">
            <text:p>45.7844</text:p>
          </table:table-cell>
          <table:table-cell office:value-type="float" office:value="0.0592664" calcext:value-type="float">
            <text:p>0.0592664</text:p>
          </table:table-cell>
          <table:table-cell office:value-type="float" office:value="70" calcext:value-type="float">
            <text:p>70</text:p>
          </table:table-cell>
          <table:table-cell office:value-type="float" office:value="0.917863" calcext:value-type="float">
            <text:p>0.917863</text:p>
          </table:table-cell>
          <table:table-cell office:value-type="float" office:value="45.8011" calcext:value-type="float">
            <text:p>45.8011</text:p>
          </table:table-cell>
          <table:table-cell office:value-type="float" office:value="0.0603184" calcext:value-type="float">
            <text:p>0.0603184</text:p>
          </table:table-cell>
          <table:table-cell office:value-type="float" office:value="98" calcext:value-type="float">
            <text:p>98</text:p>
          </table:table-cell>
          <table:table-cell office:value-type="float" office:value="0.917863" calcext:value-type="float">
            <text:p>0.917863</text:p>
          </table:table-cell>
          <table:table-cell office:value-type="float" office:value="45.8011" calcext:value-type="float">
            <text:p>45.8011</text:p>
          </table:table-cell>
          <table:table-cell office:value-type="float" office:value="0.0603184" calcext:value-type="float">
            <text:p>0.060318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float" office:value="0.896296" calcext:value-type="float">
            <text:p>0.896296</text:p>
          </table:table-cell>
          <table:table-cell office:value-type="float" office:value="71.4036" calcext:value-type="float">
            <text:p>71.4036</text:p>
          </table:table-cell>
          <table:table-cell office:value-type="float" office:value="0.0780451" calcext:value-type="float">
            <text:p>0.0780451</text:p>
          </table:table-cell>
          <table:table-cell office:value-type="float" office:value="266" calcext:value-type="float">
            <text:p>266</text:p>
          </table:table-cell>
          <table:table-cell office:value-type="float" office:value="0.907116" calcext:value-type="float">
            <text:p>0.907116</text:p>
          </table:table-cell>
          <table:table-cell office:value-type="float" office:value="60.6544" calcext:value-type="float">
            <text:p>60.6544</text:p>
          </table:table-cell>
          <table:table-cell office:value-type="float" office:value="0.0637026" calcext:value-type="float">
            <text:p>0.0637026</text:p>
          </table:table-cell>
          <table:table-cell office:value-type="float" office:value="28" calcext:value-type="float">
            <text:p>28</text:p>
          </table:table-cell>
          <table:table-cell office:value-type="float" office:value="0.913387" calcext:value-type="float">
            <text:p>0.913387</text:p>
          </table:table-cell>
          <table:table-cell office:value-type="float" office:value="60.534" calcext:value-type="float">
            <text:p>60.534</text:p>
          </table:table-cell>
          <table:table-cell office:value-type="float" office:value="0.0600758" calcext:value-type="float">
            <text:p>0.0600758</text:p>
          </table:table-cell>
          <table:table-cell office:value-type="float" office:value="67" calcext:value-type="float">
            <text:p>67</text:p>
          </table:table-cell>
          <table:table-cell office:value-type="float" office:value="0.919078" calcext:value-type="float">
            <text:p>0.919078</text:p>
          </table:table-cell>
          <table:table-cell office:value-type="float" office:value="58.7495" calcext:value-type="float">
            <text:p>58.7495</text:p>
          </table:table-cell>
          <table:table-cell office:value-type="float" office:value="0.0557914" calcext:value-type="float">
            <text:p>0.0557914</text:p>
          </table:table-cell>
          <table:table-cell office:value-type="float" office:value="72" calcext:value-type="float">
            <text:p>72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58.7676" calcext:value-type="float">
            <text:p>58.7676</text:p>
          </table:table-cell>
          <table:table-cell office:value-type="float" office:value="0.0567826" calcext:value-type="float">
            <text:p>0.0567826</text:p>
          </table:table-cell>
          <table:table-cell office:value-type="float" office:value="99" calcext:value-type="float">
            <text:p>99</text:p>
          </table:table-cell>
          <table:table-cell office:value-type="float" office:value="0.918483" calcext:value-type="float">
            <text:p>0.918483</text:p>
          </table:table-cell>
          <table:table-cell office:value-type="float" office:value="58.7676" calcext:value-type="float">
            <text:p>58.7676</text:p>
          </table:table-cell>
          <table:table-cell office:value-type="float" office:value="0.0567826" calcext:value-type="float">
            <text:p>0.056782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0.894897" calcext:value-type="float">
            <text:p>0.894897</text:p>
          </table:table-cell>
          <table:table-cell office:value-type="float" office:value="87.9454" calcext:value-type="float">
            <text:p>87.9454</text:p>
          </table:table-cell>
          <table:table-cell office:value-type="float" office:value="0.0786731" calcext:value-type="float">
            <text:p>0.0786731</text:p>
          </table:table-cell>
          <table:table-cell office:value-type="float" office:value="269" calcext:value-type="float">
            <text:p>269</text:p>
          </table:table-cell>
          <table:table-cell office:value-type="float" office:value="0.900156" calcext:value-type="float">
            <text:p>0.900156</text:p>
          </table:table-cell>
          <table:table-cell office:value-type="float" office:value="81.3288" calcext:value-type="float">
            <text:p>81.3288</text:p>
          </table:table-cell>
          <table:table-cell office:value-type="float" office:value="0.0699198" calcext:value-type="float">
            <text:p>0.0699198</text:p>
          </table:table-cell>
          <table:table-cell office:value-type="float" office:value="29" calcext:value-type="float">
            <text:p>29</text:p>
          </table:table-cell>
          <table:table-cell office:value-type="float" office:value="0.910005" calcext:value-type="float">
            <text:p>0.910005</text:p>
          </table:table-cell>
          <table:table-cell office:value-type="float" office:value="83.3992" calcext:value-type="float">
            <text:p>83.3992</text:p>
          </table:table-cell>
          <table:table-cell office:value-type="float" office:value="0.0620007" calcext:value-type="float">
            <text:p>0.0620007</text:p>
          </table:table-cell>
          <table:table-cell office:value-type="float" office:value="67" calcext:value-type="float">
            <text:p>67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79.5808" calcext:value-type="float">
            <text:p>79.5808</text:p>
          </table:table-cell>
          <table:table-cell office:value-type="float" office:value="0.0574498" calcext:value-type="float">
            <text:p>0.0574498</text:p>
          </table:table-cell>
          <table:table-cell office:value-type="float" office:value="71" calcext:value-type="float">
            <text:p>71</text:p>
          </table:table-cell>
          <table:table-cell office:value-type="float" office:value="0.916334" calcext:value-type="float">
            <text:p>0.916334</text:p>
          </table:table-cell>
          <table:table-cell office:value-type="float" office:value="79.5765" calcext:value-type="float">
            <text:p>79.5765</text:p>
          </table:table-cell>
          <table:table-cell office:value-type="float" office:value="0.0582672" calcext:value-type="float">
            <text:p>0.0582672</text:p>
          </table:table-cell>
          <table:table-cell office:value-type="float" office:value="105" calcext:value-type="float">
            <text:p>105</text:p>
          </table:table-cell>
          <table:table-cell office:value-type="float" office:value="0.916334" calcext:value-type="float">
            <text:p>0.916334</text:p>
          </table:table-cell>
          <table:table-cell office:value-type="float" office:value="79.5765" calcext:value-type="float">
            <text:p>79.5765</text:p>
          </table:table-cell>
          <table:table-cell office:value-type="float" office:value="0.0582672" calcext:value-type="float">
            <text:p>0.058267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office:value-type="float" office:value="0.894897" calcext:value-type="float">
            <text:p>0.894897</text:p>
          </table:table-cell>
          <table:table-cell office:value-type="float" office:value="87.9454" calcext:value-type="float">
            <text:p>87.9454</text:p>
          </table:table-cell>
          <table:table-cell office:value-type="float" office:value="0.0786731" calcext:value-type="float">
            <text:p>0.0786731</text:p>
          </table:table-cell>
          <table:table-cell office:value-type="float" office:value="270" calcext:value-type="float">
            <text:p>270</text:p>
          </table:table-cell>
          <table:table-cell office:value-type="float" office:value="0.901011" calcext:value-type="float">
            <text:p>0.901011</text:p>
          </table:table-cell>
          <table:table-cell office:value-type="float" office:value="80.2411" calcext:value-type="float">
            <text:p>80.2411</text:p>
          </table:table-cell>
          <table:table-cell office:value-type="float" office:value="0.0694977" calcext:value-type="float">
            <text:p>0.0694977</text:p>
          </table:table-cell>
          <table:table-cell office:value-type="float" office:value="28" calcext:value-type="float">
            <text:p>28</text:p>
          </table:table-cell>
          <table:table-cell office:value-type="float" office:value="0.910051" calcext:value-type="float">
            <text:p>0.910051</text:p>
          </table:table-cell>
          <table:table-cell office:value-type="float" office:value="83.6685" calcext:value-type="float">
            <text:p>83.6685</text:p>
          </table:table-cell>
          <table:table-cell office:value-type="float" office:value="0.0619618" calcext:value-type="float">
            <text:p>0.0619618</text:p>
          </table:table-cell>
          <table:table-cell office:value-type="float" office:value="67" calcext:value-type="float">
            <text:p>67</text:p>
          </table:table-cell>
          <table:table-cell office:value-type="float" office:value="0.916791" calcext:value-type="float">
            <text:p>0.916791</text:p>
          </table:table-cell>
          <table:table-cell office:value-type="float" office:value="80.5029" calcext:value-type="float">
            <text:p>80.5029</text:p>
          </table:table-cell>
          <table:table-cell office:value-type="float" office:value="0.057586" calcext:value-type="float">
            <text:p>0.057586</text:p>
          </table:table-cell>
          <table:table-cell office:value-type="float" office:value="71" calcext:value-type="float">
            <text:p>71</text:p>
          </table:table-cell>
          <table:table-cell office:value-type="float" office:value="0.916401" calcext:value-type="float">
            <text:p>0.916401</text:p>
          </table:table-cell>
          <table:table-cell office:value-type="float" office:value="80.5003" calcext:value-type="float">
            <text:p>80.5003</text:p>
          </table:table-cell>
          <table:table-cell office:value-type="float" office:value="0.0583936" calcext:value-type="float">
            <text:p>0.0583936</text:p>
          </table:table-cell>
          <table:table-cell office:value-type="float" office:value="102" calcext:value-type="float">
            <text:p>102</text:p>
          </table:table-cell>
          <table:table-cell office:value-type="float" office:value="0.916401" calcext:value-type="float">
            <text:p>0.916401</text:p>
          </table:table-cell>
          <table:table-cell office:value-type="float" office:value="80.5003" calcext:value-type="float">
            <text:p>80.5003</text:p>
          </table:table-cell>
          <table:table-cell office:value-type="float" office:value="0.0583936" calcext:value-type="float">
            <text:p>0.058393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60.8375" calcext:value-type="float">
            <text:p>60.8375</text:p>
          </table:table-cell>
          <table:table-cell office:value-type="float" office:value="0.0759991" calcext:value-type="float">
            <text:p>0.0759991</text:p>
          </table:table-cell>
          <table:table-cell office:value-type="float" office:value="266" calcext:value-type="float">
            <text:p>266</text:p>
          </table:table-cell>
          <table:table-cell office:value-type="float" office:value="0.896078" calcext:value-type="float">
            <text:p>0.896078</text:p>
          </table:table-cell>
          <table:table-cell office:value-type="float" office:value="52.4474" calcext:value-type="float">
            <text:p>52.4474</text:p>
          </table:table-cell>
          <table:table-cell office:value-type="float" office:value="0.0638209" calcext:value-type="float">
            <text:p>0.0638209</text:p>
          </table:table-cell>
          <table:table-cell office:value-type="float" office:value="28" calcext:value-type="float">
            <text:p>28</text:p>
          </table:table-cell>
          <table:table-cell office:value-type="float" office:value="0.90277" calcext:value-type="float">
            <text:p>0.90277</text:p>
          </table:table-cell>
          <table:table-cell office:value-type="float" office:value="52.9886" calcext:value-type="float">
            <text:p>52.9886</text:p>
          </table:table-cell>
          <table:table-cell office:value-type="float" office:value="0.0587028" calcext:value-type="float">
            <text:p>0.0587028</text:p>
          </table:table-cell>
          <table:table-cell office:value-type="float" office:value="66" calcext:value-type="float">
            <text:p>66</text:p>
          </table:table-cell>
          <table:table-cell office:value-type="float" office:value="0.910937" calcext:value-type="float">
            <text:p>0.910937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0.0543221" calcext:value-type="float">
            <text:p>0.0543221</text:p>
          </table:table-cell>
          <table:table-cell office:value-type="float" office:value="72" calcext:value-type="float">
            <text:p>72</text:p>
          </table:table-cell>
          <table:table-cell office:value-type="float" office:value="0.910546" calcext:value-type="float">
            <text:p>0.910546</text:p>
          </table:table-cell>
          <table:table-cell office:value-type="float" office:value="49.9664" calcext:value-type="float">
            <text:p>49.9664</text:p>
          </table:table-cell>
          <table:table-cell office:value-type="float" office:value="0.0550784" calcext:value-type="float">
            <text:p>0.0550784</text:p>
          </table:table-cell>
          <table:table-cell office:value-type="float" office:value="101" calcext:value-type="float">
            <text:p>101</text:p>
          </table:table-cell>
          <table:table-cell office:value-type="float" office:value="0.910546" calcext:value-type="float">
            <text:p>0.910546</text:p>
          </table:table-cell>
          <table:table-cell office:value-type="float" office:value="49.9664" calcext:value-type="float">
            <text:p>49.9664</text:p>
          </table:table-cell>
          <table:table-cell office:value-type="float" office:value="0.0550784" calcext:value-type="float">
            <text:p>0.05507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0.891797" calcext:value-type="float">
            <text:p>0.891797</text:p>
          </table:table-cell>
          <table:table-cell office:value-type="float" office:value="69.0756" calcext:value-type="float">
            <text:p>69.0756</text:p>
          </table:table-cell>
          <table:table-cell office:value-type="float" office:value="0.0772407" calcext:value-type="float">
            <text:p>0.0772407</text:p>
          </table:table-cell>
          <table:table-cell office:value-type="float" office:value="258" calcext:value-type="float">
            <text:p>258</text:p>
          </table:table-cell>
          <table:table-cell office:value-type="float" office:value="0.898785" calcext:value-type="float">
            <text:p>0.898785</text:p>
          </table:table-cell>
          <table:table-cell office:value-type="float" office:value="57.9226" calcext:value-type="float">
            <text:p>57.9226</text:p>
          </table:table-cell>
          <table:table-cell office:value-type="float" office:value="0.0646269" calcext:value-type="float">
            <text:p>0.0646269</text:p>
          </table:table-cell>
          <table:table-cell office:value-type="float" office:value="28" calcext:value-type="float">
            <text:p>28</text:p>
          </table:table-cell>
          <table:table-cell office:value-type="float" office:value="0.901888" calcext:value-type="float">
            <text:p>0.901888</text:p>
          </table:table-cell>
          <table:table-cell office:value-type="float" office:value="58.7858" calcext:value-type="float">
            <text:p>58.7858</text:p>
          </table:table-cell>
          <table:table-cell office:value-type="float" office:value="0.0592614" calcext:value-type="float">
            <text:p>0.0592614</text:p>
          </table:table-cell>
          <table:table-cell office:value-type="float" office:value="68" calcext:value-type="float">
            <text:p>68</text:p>
          </table:table-cell>
          <table:table-cell office:value-type="float" office:value="0.91146" calcext:value-type="float">
            <text:p>0.91146</text:p>
          </table:table-cell>
          <table:table-cell office:value-type="float" office:value="56.2425" calcext:value-type="float">
            <text:p>56.2425</text:p>
          </table:table-cell>
          <table:table-cell office:value-type="float" office:value="0.0548535" calcext:value-type="float">
            <text:p>0.0548535</text:p>
          </table:table-cell>
          <table:table-cell office:value-type="float" office:value="72" calcext:value-type="float">
            <text:p>72</text:p>
          </table:table-cell>
          <table:table-cell office:value-type="float" office:value="0.910982" calcext:value-type="float">
            <text:p>0.910982</text:p>
          </table:table-cell>
          <table:table-cell office:value-type="float" office:value="56.2468" calcext:value-type="float">
            <text:p>56.2468</text:p>
          </table:table-cell>
          <table:table-cell office:value-type="float" office:value="0.0557173" calcext:value-type="float">
            <text:p>0.0557173</text:p>
          </table:table-cell>
          <table:table-cell office:value-type="float" office:value="103" calcext:value-type="float">
            <text:p>103</text:p>
          </table:table-cell>
          <table:table-cell office:value-type="float" office:value="0.910982" calcext:value-type="float">
            <text:p>0.910982</text:p>
          </table:table-cell>
          <table:table-cell office:value-type="float" office:value="56.2468" calcext:value-type="float">
            <text:p>56.2468</text:p>
          </table:table-cell>
          <table:table-cell office:value-type="float" office:value="0.0557173" calcext:value-type="float">
            <text:p>0.055717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" calcext:value-type="float">
            <text:p>3</text:p>
          </table:table-cell>
          <table:table-cell office:value-type="float" office:value="0.889691" calcext:value-type="float">
            <text:p>0.889691</text:p>
          </table:table-cell>
          <table:table-cell office:value-type="float" office:value="54.319" calcext:value-type="float">
            <text:p>54.319</text:p>
          </table:table-cell>
          <table:table-cell office:value-type="float" office:value="0.0775812" calcext:value-type="float">
            <text:p>0.0775812</text:p>
          </table:table-cell>
          <table:table-cell office:value-type="float" office:value="264" calcext:value-type="float">
            <text:p>264</text:p>
          </table:table-cell>
          <table:table-cell office:value-type="float" office:value="0.898239" calcext:value-type="float">
            <text:p>0.898239</text:p>
          </table:table-cell>
          <table:table-cell office:value-type="float" office:value="50.5386" calcext:value-type="float">
            <text:p>50.5386</text:p>
          </table:table-cell>
          <table:table-cell office:value-type="float" office:value="0.0671307" calcext:value-type="float">
            <text:p>0.0671307</text:p>
          </table:table-cell>
          <table:table-cell office:value-type="float" office:value="30" calcext:value-type="float">
            <text:p>30</text:p>
          </table:table-cell>
          <table:table-cell office:value-type="float" office:value="0.907872" calcext:value-type="float">
            <text:p>0.907872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0.0595357" calcext:value-type="float">
            <text:p>0.0595357</text:p>
          </table:table-cell>
          <table:table-cell office:value-type="float" office:value="68" calcext:value-type="float">
            <text:p>68</text:p>
          </table:table-cell>
          <table:table-cell office:value-type="float" office:value="0.915021" calcext:value-type="float">
            <text:p>0.915021</text:p>
          </table:table-cell>
          <table:table-cell office:value-type="float" office:value="46.868" calcext:value-type="float">
            <text:p>46.868</text:p>
          </table:table-cell>
          <table:table-cell office:value-type="float" office:value="0.0560523" calcext:value-type="float">
            <text:p>0.0560523</text:p>
          </table:table-cell>
          <table:table-cell office:value-type="float" office:value="79" calcext:value-type="float">
            <text:p>79</text:p>
          </table:table-cell>
          <table:table-cell office:value-type="float" office:value="0.914501" calcext:value-type="float">
            <text:p>0.914501</text:p>
          </table:table-cell>
          <table:table-cell office:value-type="float" office:value="46.8802" calcext:value-type="float">
            <text:p>46.8802</text:p>
          </table:table-cell>
          <table:table-cell office:value-type="float" office:value="0.0568493" calcext:value-type="float">
            <text:p>0.0568493</text:p>
          </table:table-cell>
          <table:table-cell office:value-type="float" office:value="100" calcext:value-type="float">
            <text:p>100</text:p>
          </table:table-cell>
          <table:table-cell office:value-type="float" office:value="0.914501" calcext:value-type="float">
            <text:p>0.914501</text:p>
          </table:table-cell>
          <table:table-cell office:value-type="float" office:value="46.8802" calcext:value-type="float">
            <text:p>46.8802</text:p>
          </table:table-cell>
          <table:table-cell office:value-type="float" office:value="0.0568493" calcext:value-type="float">
            <text:p>0.056849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0.890728" calcext:value-type="float">
            <text:p>0.890728</text:p>
          </table:table-cell>
          <table:table-cell office:value-type="float" office:value="60.9254" calcext:value-type="float">
            <text:p>60.9254</text:p>
          </table:table-cell>
          <table:table-cell office:value-type="float" office:value="0.0734362" calcext:value-type="float">
            <text:p>0.0734362</text:p>
          </table:table-cell>
          <table:table-cell office:value-type="float" office:value="715" calcext:value-type="float">
            <text:p>715</text:p>
          </table:table-cell>
          <table:table-cell office:value-type="float" office:value="0.901497" calcext:value-type="float">
            <text:p>0.901497</text:p>
          </table:table-cell>
          <table:table-cell office:value-type="float" office:value="53.24" calcext:value-type="float">
            <text:p>53.24</text:p>
          </table:table-cell>
          <table:table-cell office:value-type="float" office:value="0.0638884" calcext:value-type="float">
            <text:p>0.0638884</text:p>
          </table:table-cell>
          <table:table-cell office:value-type="float" office:value="27" calcext:value-type="float">
            <text:p>27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52.528" calcext:value-type="float">
            <text:p>52.528</text:p>
          </table:table-cell>
          <table:table-cell office:value-type="float" office:value="0.0572219" calcext:value-type="float">
            <text:p>0.0572219</text:p>
          </table:table-cell>
          <table:table-cell office:value-type="float" office:value="65" calcext:value-type="float">
            <text:p>65</text:p>
          </table:table-cell>
          <table:table-cell office:value-type="float" office:value="0.914706" calcext:value-type="float">
            <text:p>0.914706</text:p>
          </table:table-cell>
          <table:table-cell office:value-type="float" office:value="50.8758" calcext:value-type="float">
            <text:p>50.8758</text:p>
          </table:table-cell>
          <table:table-cell office:value-type="float" office:value="0.0538954" calcext:value-type="float">
            <text:p>0.0538954</text:p>
          </table:table-cell>
          <table:table-cell office:value-type="float" office:value="71" calcext:value-type="float">
            <text:p>7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50.8964" calcext:value-type="float">
            <text:p>50.8964</text:p>
          </table:table-cell>
          <table:table-cell office:value-type="float" office:value="0.0547867" calcext:value-type="float">
            <text:p>0.0547867</text:p>
          </table:table-cell>
          <table:table-cell office:value-type="float" office:value="99" calcext:value-type="float">
            <text:p>99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50.8964" calcext:value-type="float">
            <text:p>50.8964</text:p>
          </table:table-cell>
          <table:table-cell office:value-type="float" office:value="0.0547867" calcext:value-type="float">
            <text:p>0.054786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office:value-type="float" office:value="0.887462" calcext:value-type="float">
            <text:p>0.887462</text:p>
          </table:table-cell>
          <table:table-cell office:value-type="float" office:value="107.55" calcext:value-type="float">
            <text:p>107.55</text:p>
          </table:table-cell>
          <table:table-cell office:value-type="float" office:value="0.0819706" calcext:value-type="float">
            <text:p>0.0819706</text:p>
          </table:table-cell>
          <table:table-cell office:value-type="float" office:value="290" calcext:value-type="float">
            <text:p>290</text:p>
          </table:table-cell>
          <table:table-cell office:value-type="float" office:value="0.892839" calcext:value-type="float">
            <text:p>0.892839</text:p>
          </table:table-cell>
          <table:table-cell office:value-type="float" office:value="83.0238" calcext:value-type="float">
            <text:p>83.0238</text:p>
          </table:table-cell>
          <table:table-cell office:value-type="float" office:value="0.0681394" calcext:value-type="float">
            <text:p>0.0681394</text:p>
          </table:table-cell>
          <table:table-cell office:value-type="float" office:value="28" calcext:value-type="float">
            <text:p>28</text:p>
          </table:table-cell>
          <table:table-cell office:value-type="float" office:value="0.90294" calcext:value-type="float">
            <text:p>0.90294</text:p>
          </table:table-cell>
          <table:table-cell office:value-type="float" office:value="87.1803" calcext:value-type="float">
            <text:p>87.1803</text:p>
          </table:table-cell>
          <table:table-cell office:value-type="float" office:value="0.0619538" calcext:value-type="float">
            <text:p>0.0619538</text:p>
          </table:table-cell>
          <table:table-cell office:value-type="float" office:value="68" calcext:value-type="float">
            <text:p>68</text:p>
          </table:table-cell>
          <table:table-cell office:value-type="float" office:value="0.908023" calcext:value-type="float">
            <text:p>0.908023</text:p>
          </table:table-cell>
          <table:table-cell office:value-type="float" office:value="85.4243" calcext:value-type="float">
            <text:p>85.4243</text:p>
          </table:table-cell>
          <table:table-cell office:value-type="float" office:value="0.0581082" calcext:value-type="float">
            <text:p>0.0581082</text:p>
          </table:table-cell>
          <table:table-cell office:value-type="float" office:value="76" calcext:value-type="float">
            <text:p>76</text:p>
          </table:table-cell>
          <table:table-cell office:value-type="float" office:value="0.907603" calcext:value-type="float">
            <text:p>0.907603</text:p>
          </table:table-cell>
          <table:table-cell office:value-type="float" office:value="85.4334" calcext:value-type="float">
            <text:p>85.4334</text:p>
          </table:table-cell>
          <table:table-cell office:value-type="float" office:value="0.0589699" calcext:value-type="float">
            <text:p>0.0589699</text:p>
          </table:table-cell>
          <table:table-cell office:value-type="float" office:value="100" calcext:value-type="float">
            <text:p>100</text:p>
          </table:table-cell>
          <table:table-cell office:value-type="float" office:value="0.907603" calcext:value-type="float">
            <text:p>0.907603</text:p>
          </table:table-cell>
          <table:table-cell office:value-type="float" office:value="85.4334" calcext:value-type="float">
            <text:p>85.4334</text:p>
          </table:table-cell>
          <table:table-cell office:value-type="float" office:value="0.0589699" calcext:value-type="float">
            <text:p>0.058969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float" office:value="0.883584" calcext:value-type="float">
            <text:p>0.883584</text:p>
          </table:table-cell>
          <table:table-cell office:value-type="float" office:value="104.273" calcext:value-type="float">
            <text:p>104.273</text:p>
          </table:table-cell>
          <table:table-cell office:value-type="float" office:value="0.0826122" calcext:value-type="float">
            <text:p>0.0826122</text:p>
          </table:table-cell>
          <table:table-cell office:value-type="float" office:value="275" calcext:value-type="float">
            <text:p>275</text:p>
          </table:table-cell>
          <table:table-cell office:value-type="float" office:value="0.895184" calcext:value-type="float">
            <text:p>0.895184</text:p>
          </table:table-cell>
          <table:table-cell office:value-type="float" office:value="75.2955" calcext:value-type="float">
            <text:p>75.2955</text:p>
          </table:table-cell>
          <table:table-cell office:value-type="float" office:value="0.0677896" calcext:value-type="float">
            <text:p>0.0677896</text:p>
          </table:table-cell>
          <table:table-cell office:value-type="float" office:value="28" calcext:value-type="float">
            <text:p>28</text:p>
          </table:table-cell>
          <table:table-cell office:value-type="float" office:value="0.90485" calcext:value-type="float">
            <text:p>0.90485</text:p>
          </table:table-cell>
          <table:table-cell office:value-type="float" office:value="85.7167" calcext:value-type="float">
            <text:p>85.7167</text:p>
          </table:table-cell>
          <table:table-cell office:value-type="float" office:value="0.0636861" calcext:value-type="float">
            <text:p>0.0636861</text:p>
          </table:table-cell>
          <table:table-cell office:value-type="float" office:value="66" calcext:value-type="float">
            <text:p>66</text:p>
          </table:table-cell>
          <table:table-cell office:value-type="float" office:value="0.909638" calcext:value-type="float">
            <text:p>0.909638</text:p>
          </table:table-cell>
          <table:table-cell office:value-type="float" office:value="83.2505" calcext:value-type="float">
            <text:p>83.2505</text:p>
          </table:table-cell>
          <table:table-cell office:value-type="float" office:value="0.0595234" calcext:value-type="float">
            <text:p>0.0595234</text:p>
          </table:table-cell>
          <table:table-cell office:value-type="float" office:value="73" calcext:value-type="float">
            <text:p>73</text:p>
          </table:table-cell>
          <table:table-cell office:value-type="float" office:value="0.909105" calcext:value-type="float">
            <text:p>0.909105</text:p>
          </table:table-cell>
          <table:table-cell office:value-type="float" office:value="83.2691" calcext:value-type="float">
            <text:p>83.2691</text:p>
          </table:table-cell>
          <table:table-cell office:value-type="float" office:value="0.0604891" calcext:value-type="float">
            <text:p>0.0604891</text:p>
          </table:table-cell>
          <table:table-cell office:value-type="float" office:value="99" calcext:value-type="float">
            <text:p>99</text:p>
          </table:table-cell>
          <table:table-cell office:value-type="float" office:value="0.909105" calcext:value-type="float">
            <text:p>0.909105</text:p>
          </table:table-cell>
          <table:table-cell office:value-type="float" office:value="83.2691" calcext:value-type="float">
            <text:p>83.2691</text:p>
          </table:table-cell>
          <table:table-cell office:value-type="float" office:value="0.0604891" calcext:value-type="float">
            <text:p>0.060489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0.877359" calcext:value-type="float">
            <text:p>0.877359</text:p>
          </table:table-cell>
          <table:table-cell office:value-type="float" office:value="96.1463" calcext:value-type="float">
            <text:p>96.1463</text:p>
          </table:table-cell>
          <table:table-cell office:value-type="float" office:value="0.0865628" calcext:value-type="float">
            <text:p>0.0865628</text:p>
          </table:table-cell>
          <table:table-cell office:value-type="float" office:value="286" calcext:value-type="float">
            <text:p>286</text:p>
          </table:table-cell>
          <table:table-cell office:value-type="float" office:value="0.881123" calcext:value-type="float">
            <text:p>0.881123</text:p>
          </table:table-cell>
          <table:table-cell office:value-type="float" office:value="78.3059" calcext:value-type="float">
            <text:p>78.3059</text:p>
          </table:table-cell>
          <table:table-cell office:value-type="float" office:value="0.0811992" calcext:value-type="float">
            <text:p>0.0811992</text:p>
          </table:table-cell>
          <table:table-cell office:value-type="float" office:value="28" calcext:value-type="float">
            <text:p>28</text:p>
          </table:table-cell>
          <table:table-cell office:value-type="float" office:value="0.886384" calcext:value-type="float">
            <text:p>0.886384</text:p>
          </table:table-cell>
          <table:table-cell office:value-type="float" office:value="84.0069" calcext:value-type="float">
            <text:p>84.0069</text:p>
          </table:table-cell>
          <table:table-cell office:value-type="float" office:value="0.0740355" calcext:value-type="float">
            <text:p>0.0740355</text:p>
          </table:table-cell>
          <table:table-cell office:value-type="float" office:value="69" calcext:value-type="float">
            <text:p>69</text:p>
          </table:table-cell>
          <table:table-cell office:value-type="float" office:value="0.891133" calcext:value-type="float">
            <text:p>0.891133</text:p>
          </table:table-cell>
          <table:table-cell office:value-type="float" office:value="79.6177" calcext:value-type="float">
            <text:p>79.6177</text:p>
          </table:table-cell>
          <table:table-cell office:value-type="float" office:value="0.0713784" calcext:value-type="float">
            <text:p>0.0713784</text:p>
          </table:table-cell>
          <table:table-cell office:value-type="float" office:value="85" calcext:value-type="float">
            <text:p>85</text:p>
          </table:table-cell>
          <table:table-cell office:value-type="float" office:value="0.890676" calcext:value-type="float">
            <text:p>0.890676</text:p>
          </table:table-cell>
          <table:table-cell office:value-type="float" office:value="79.4844" calcext:value-type="float">
            <text:p>79.4844</text:p>
          </table:table-cell>
          <table:table-cell office:value-type="float" office:value="0.0716776" calcext:value-type="float">
            <text:p>0.0716776</text:p>
          </table:table-cell>
          <table:table-cell office:value-type="float" office:value="103" calcext:value-type="float">
            <text:p>103</text:p>
          </table:table-cell>
          <table:table-cell office:value-type="float" office:value="0.890676" calcext:value-type="float">
            <text:p>0.890676</text:p>
          </table:table-cell>
          <table:table-cell office:value-type="float" office:value="79.4844" calcext:value-type="float">
            <text:p>79.4844</text:p>
          </table:table-cell>
          <table:table-cell office:value-type="float" office:value="0.0716776" calcext:value-type="float">
            <text:p>0.0716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office:value-type="float" office:value="0.885299" calcext:value-type="float">
            <text:p>0.885299</text:p>
          </table:table-cell>
          <table:table-cell office:value-type="float" office:value="67.7401" calcext:value-type="float">
            <text:p>67.7401</text:p>
          </table:table-cell>
          <table:table-cell office:value-type="float" office:value="0.0798436" calcext:value-type="float">
            <text:p>0.0798436</text:p>
          </table:table-cell>
          <table:table-cell office:value-type="float" office:value="272" calcext:value-type="float">
            <text:p>272</text:p>
          </table:table-cell>
          <table:table-cell office:value-type="float" office:value="0.897144" calcext:value-type="float">
            <text:p>0.897144</text:p>
          </table:table-cell>
          <table:table-cell office:value-type="float" office:value="54.9577" calcext:value-type="float">
            <text:p>54.9577</text:p>
          </table:table-cell>
          <table:table-cell office:value-type="float" office:value="0.0636563" calcext:value-type="float">
            <text:p>0.0636563</text:p>
          </table:table-cell>
          <table:table-cell office:value-type="float" office:value="28" calcext:value-type="float">
            <text:p>28</text:p>
          </table:table-cell>
          <table:table-cell office:value-type="float" office:value="0.903012" calcext:value-type="float">
            <text:p>0.903012</text:p>
          </table:table-cell>
          <table:table-cell office:value-type="float" office:value="53.8056" calcext:value-type="float">
            <text:p>53.8056</text:p>
          </table:table-cell>
          <table:table-cell office:value-type="float" office:value="0.0601568" calcext:value-type="float">
            <text:p>0.0601568</text:p>
          </table:table-cell>
          <table:table-cell office:value-type="float" office:value="71" calcext:value-type="float">
            <text:p>71</text:p>
          </table:table-cell>
          <table:table-cell office:value-type="float" office:value="0.908701" calcext:value-type="float">
            <text:p>0.908701</text:p>
          </table:table-cell>
          <table:table-cell office:value-type="float" office:value="52.7195" calcext:value-type="float">
            <text:p>52.7195</text:p>
          </table:table-cell>
          <table:table-cell office:value-type="float" office:value="0.0571005" calcext:value-type="float">
            <text:p>0.0571005</text:p>
          </table:table-cell>
          <table:table-cell office:value-type="float" office:value="78" calcext:value-type="float">
            <text:p>78</text:p>
          </table:table-cell>
          <table:table-cell office:value-type="float" office:value="0.908077" calcext:value-type="float">
            <text:p>0.908077</text:p>
          </table:table-cell>
          <table:table-cell office:value-type="float" office:value="52.7206" calcext:value-type="float">
            <text:p>52.7206</text:p>
          </table:table-cell>
          <table:table-cell office:value-type="float" office:value="0.057755" calcext:value-type="float">
            <text:p>0.057755</text:p>
          </table:table-cell>
          <table:table-cell office:value-type="float" office:value="103" calcext:value-type="float">
            <text:p>103</text:p>
          </table:table-cell>
          <table:table-cell office:value-type="float" office:value="0.908077" calcext:value-type="float">
            <text:p>0.908077</text:p>
          </table:table-cell>
          <table:table-cell office:value-type="float" office:value="52.7206" calcext:value-type="float">
            <text:p>52.7206</text:p>
          </table:table-cell>
          <table:table-cell office:value-type="float" office:value="0.057755" calcext:value-type="float">
            <text:p>0.05775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float" office:value="0.874412" calcext:value-type="float">
            <text:p>0.874412</text:p>
          </table:table-cell>
          <table:table-cell office:value-type="float" office:value="64.9879" calcext:value-type="float">
            <text:p>64.9879</text:p>
          </table:table-cell>
          <table:table-cell office:value-type="float" office:value="0.086376" calcext:value-type="float">
            <text:p>0.086376</text:p>
          </table:table-cell>
          <table:table-cell office:value-type="float" office:value="272" calcext:value-type="float">
            <text:p>272</text:p>
          </table:table-cell>
          <table:table-cell office:value-type="float" office:value="0.883048" calcext:value-type="float">
            <text:p>0.883048</text:p>
          </table:table-cell>
          <table:table-cell office:value-type="float" office:value="55.8601" calcext:value-type="float">
            <text:p>55.8601</text:p>
          </table:table-cell>
          <table:table-cell office:value-type="float" office:value="0.0774943" calcext:value-type="float">
            <text:p>0.0774943</text:p>
          </table:table-cell>
          <table:table-cell office:value-type="float" office:value="28" calcext:value-type="float">
            <text:p>28</text:p>
          </table:table-cell>
          <table:table-cell office:value-type="float" office:value="0.890291" calcext:value-type="float">
            <text:p>0.890291</text:p>
          </table:table-cell>
          <table:table-cell office:value-type="float" office:value="53.8803" calcext:value-type="float">
            <text:p>53.8803</text:p>
          </table:table-cell>
          <table:table-cell office:value-type="float" office:value="0.0699593" calcext:value-type="float">
            <text:p>0.0699593</text:p>
          </table:table-cell>
          <table:table-cell office:value-type="float" office:value="68" calcext:value-type="float">
            <text:p>68</text:p>
          </table:table-cell>
          <table:table-cell office:value-type="float" office:value="0.895962" calcext:value-type="float">
            <text:p>0.895962</text:p>
          </table:table-cell>
          <table:table-cell office:value-type="float" office:value="53.0299" calcext:value-type="float">
            <text:p>53.0299</text:p>
          </table:table-cell>
          <table:table-cell office:value-type="float" office:value="0.0684656" calcext:value-type="float">
            <text:p>0.0684656</text:p>
          </table:table-cell>
          <table:table-cell office:value-type="float" office:value="75" calcext:value-type="float">
            <text:p>75</text:p>
          </table:table-cell>
          <table:table-cell office:value-type="float" office:value="0.89579" calcext:value-type="float">
            <text:p>0.89579</text:p>
          </table:table-cell>
          <table:table-cell office:value-type="float" office:value="53.0176" calcext:value-type="float">
            <text:p>53.0176</text:p>
          </table:table-cell>
          <table:table-cell office:value-type="float" office:value="0.068956" calcext:value-type="float">
            <text:p>0.068956</text:p>
          </table:table-cell>
          <table:table-cell office:value-type="float" office:value="104" calcext:value-type="float">
            <text:p>104</text:p>
          </table:table-cell>
          <table:table-cell office:value-type="float" office:value="0.89579" calcext:value-type="float">
            <text:p>0.89579</text:p>
          </table:table-cell>
          <table:table-cell office:value-type="float" office:value="53.0176" calcext:value-type="float">
            <text:p>53.0176</text:p>
          </table:table-cell>
          <table:table-cell office:value-type="float" office:value="0.068956" calcext:value-type="float">
            <text:p>0.06895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office:value-type="float" office:value="0.89079" calcext:value-type="float">
            <text:p>0.89079</text:p>
          </table:table-cell>
          <table:table-cell office:value-type="float" office:value="58.3267" calcext:value-type="float">
            <text:p>58.3267</text:p>
          </table:table-cell>
          <table:table-cell office:value-type="float" office:value="0.0793766" calcext:value-type="float">
            <text:p>0.0793766</text:p>
          </table:table-cell>
          <table:table-cell office:value-type="float" office:value="278" calcext:value-type="float">
            <text:p>278</text:p>
          </table:table-cell>
          <table:table-cell office:value-type="float" office:value="0.905503" calcext:value-type="float">
            <text:p>0.905503</text:p>
          </table:table-cell>
          <table:table-cell office:value-type="float" office:value="48.5845" calcext:value-type="float">
            <text:p>48.5845</text:p>
          </table:table-cell>
          <table:table-cell office:value-type="float" office:value="0.0656202" calcext:value-type="float">
            <text:p>0.0656202</text:p>
          </table:table-cell>
          <table:table-cell office:value-type="float" office:value="28" calcext:value-type="float">
            <text:p>28</text:p>
          </table:table-cell>
          <table:table-cell office:value-type="float" office:value="0.905363" calcext:value-type="float">
            <text:p>0.905363</text:p>
          </table:table-cell>
          <table:table-cell office:value-type="float" office:value="46.2898" calcext:value-type="float">
            <text:p>46.2898</text:p>
          </table:table-cell>
          <table:table-cell office:value-type="float" office:value="0.0615042" calcext:value-type="float">
            <text:p>0.0615042</text:p>
          </table:table-cell>
          <table:table-cell office:value-type="float" office:value="69" calcext:value-type="float">
            <text:p>69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44.8164" calcext:value-type="float">
            <text:p>44.8164</text:p>
          </table:table-cell>
          <table:table-cell office:value-type="float" office:value="0.0577592" calcext:value-type="float">
            <text:p>0.0577592</text:p>
          </table:table-cell>
          <table:table-cell office:value-type="float" office:value="73" calcext:value-type="float">
            <text:p>73</text:p>
          </table:table-cell>
          <table:table-cell office:value-type="float" office:value="0.912276" calcext:value-type="float">
            <text:p>0.912276</text:p>
          </table:table-cell>
          <table:table-cell office:value-type="float" office:value="44.8283" calcext:value-type="float">
            <text:p>44.8283</text:p>
          </table:table-cell>
          <table:table-cell office:value-type="float" office:value="0.0585781" calcext:value-type="float">
            <text:p>0.0585781</text:p>
          </table:table-cell>
          <table:table-cell office:value-type="float" office:value="101" calcext:value-type="float">
            <text:p>101</text:p>
          </table:table-cell>
          <table:table-cell office:value-type="float" office:value="0.912276" calcext:value-type="float">
            <text:p>0.912276</text:p>
          </table:table-cell>
          <table:table-cell office:value-type="float" office:value="44.8283" calcext:value-type="float">
            <text:p>44.8283</text:p>
          </table:table-cell>
          <table:table-cell office:value-type="float" office:value="0.0585781" calcext:value-type="float">
            <text:p>0.058578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  <table:table-cell office:value-type="float" office:value="0.883444" calcext:value-type="float">
            <text:p>0.883444</text:p>
          </table:table-cell>
          <table:table-cell office:value-type="float" office:value="68.4843" calcext:value-type="float">
            <text:p>68.4843</text:p>
          </table:table-cell>
          <table:table-cell office:value-type="float" office:value="0.082283" calcext:value-type="float">
            <text:p>0.082283</text:p>
          </table:table-cell>
          <table:table-cell office:value-type="float" office:value="326" calcext:value-type="float">
            <text:p>326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48.4246" calcext:value-type="float">
            <text:p>48.4246</text:p>
          </table:table-cell>
          <table:table-cell office:value-type="float" office:value="0.0665655" calcext:value-type="float">
            <text:p>0.0665655</text:p>
          </table:table-cell>
          <table:table-cell office:value-type="float" office:value="28" calcext:value-type="float">
            <text:p>28</text:p>
          </table:table-cell>
          <table:table-cell office:value-type="float" office:value="0.9041" calcext:value-type="float">
            <text:p>0.9041</text:p>
          </table:table-cell>
          <table:table-cell office:value-type="float" office:value="47.9486" calcext:value-type="float">
            <text:p>47.9486</text:p>
          </table:table-cell>
          <table:table-cell office:value-type="float" office:value="0.062149" calcext:value-type="float">
            <text:p>0.062149</text:p>
          </table:table-cell>
          <table:table-cell office:value-type="float" office:value="71" calcext:value-type="float">
            <text:p>71</text:p>
          </table:table-cell>
          <table:table-cell office:value-type="float" office:value="0.91035" calcext:value-type="float">
            <text:p>0.91035</text:p>
          </table:table-cell>
          <table:table-cell office:value-type="float" office:value="46.775" calcext:value-type="float">
            <text:p>46.775</text:p>
          </table:table-cell>
          <table:table-cell office:value-type="float" office:value="0.0591974" calcext:value-type="float">
            <text:p>0.0591974</text:p>
          </table:table-cell>
          <table:table-cell office:value-type="float" office:value="76" calcext:value-type="float">
            <text:p>76</text:p>
          </table:table-cell>
          <table:table-cell office:value-type="float" office:value="0.909629" calcext:value-type="float">
            <text:p>0.909629</text:p>
          </table:table-cell>
          <table:table-cell office:value-type="float" office:value="46.7994" calcext:value-type="float">
            <text:p>46.7994</text:p>
          </table:table-cell>
          <table:table-cell office:value-type="float" office:value="0.0600979" calcext:value-type="float">
            <text:p>0.0600979</text:p>
          </table:table-cell>
          <table:table-cell office:value-type="float" office:value="104" calcext:value-type="float">
            <text:p>104</text:p>
          </table:table-cell>
          <table:table-cell office:value-type="float" office:value="0.909629" calcext:value-type="float">
            <text:p>0.909629</text:p>
          </table:table-cell>
          <table:table-cell office:value-type="float" office:value="46.7994" calcext:value-type="float">
            <text:p>46.7994</text:p>
          </table:table-cell>
          <table:table-cell office:value-type="float" office:value="0.0600979" calcext:value-type="float">
            <text:p>0.060097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0.875594" calcext:value-type="float">
            <text:p>0.875594</text:p>
          </table:table-cell>
          <table:table-cell office:value-type="float" office:value="78.4416" calcext:value-type="float">
            <text:p>78.4416</text:p>
          </table:table-cell>
          <table:table-cell office:value-type="float" office:value="0.0931911" calcext:value-type="float">
            <text:p>0.0931911</text:p>
          </table:table-cell>
          <table:table-cell office:value-type="float" office:value="272" calcext:value-type="float">
            <text:p>272</text:p>
          </table:table-cell>
          <table:table-cell office:value-type="float" office:value="0.881726" calcext:value-type="float">
            <text:p>0.881726</text:p>
          </table:table-cell>
          <table:table-cell office:value-type="float" office:value="73.5443" calcext:value-type="float">
            <text:p>73.5443</text:p>
          </table:table-cell>
          <table:table-cell office:value-type="float" office:value="0.0890015" calcext:value-type="float">
            <text:p>0.0890015</text:p>
          </table:table-cell>
          <table:table-cell office:value-type="float" office:value="28" calcext:value-type="float">
            <text:p>28</text:p>
          </table:table-cell>
          <table:table-cell office:value-type="float" office:value="0.883599" calcext:value-type="float">
            <text:p>0.883599</text:p>
          </table:table-cell>
          <table:table-cell office:value-type="float" office:value="71.5209" calcext:value-type="float">
            <text:p>71.5209</text:p>
          </table:table-cell>
          <table:table-cell office:value-type="float" office:value="0.0765301" calcext:value-type="float">
            <text:p>0.0765301</text:p>
          </table:table-cell>
          <table:table-cell office:value-type="float" office:value="69" calcext:value-type="float">
            <text:p>69</text:p>
          </table:table-cell>
          <table:table-cell office:value-type="float" office:value="0.888841" calcext:value-type="float">
            <text:p>0.888841</text:p>
          </table:table-cell>
          <table:table-cell office:value-type="float" office:value="70.4427" calcext:value-type="float">
            <text:p>70.4427</text:p>
          </table:table-cell>
          <table:table-cell office:value-type="float" office:value="0.0757651" calcext:value-type="float">
            <text:p>0.0757651</text:p>
          </table:table-cell>
          <table:table-cell office:value-type="float" office:value="74" calcext:value-type="float">
            <text:p>74</text:p>
          </table:table-cell>
          <table:table-cell office:value-type="float" office:value="0.888628" calcext:value-type="float">
            <text:p>0.888628</text:p>
          </table:table-cell>
          <table:table-cell office:value-type="float" office:value="70.3497" calcext:value-type="float">
            <text:p>70.3497</text:p>
          </table:table-cell>
          <table:table-cell office:value-type="float" office:value="0.0759888" calcext:value-type="float">
            <text:p>0.0759888</text:p>
          </table:table-cell>
          <table:table-cell office:value-type="float" office:value="101" calcext:value-type="float">
            <text:p>101</text:p>
          </table:table-cell>
          <table:table-cell office:value-type="float" office:value="0.888628" calcext:value-type="float">
            <text:p>0.888628</text:p>
          </table:table-cell>
          <table:table-cell office:value-type="float" office:value="70.3497" calcext:value-type="float">
            <text:p>70.3497</text:p>
          </table:table-cell>
          <table:table-cell office:value-type="float" office:value="0.0759888" calcext:value-type="float">
            <text:p>0.075988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float" office:value="0.881197" calcext:value-type="float">
            <text:p>0.881197</text:p>
          </table:table-cell>
          <table:table-cell office:value-type="float" office:value="63.1284" calcext:value-type="float">
            <text:p>63.1284</text:p>
          </table:table-cell>
          <table:table-cell office:value-type="float" office:value="0.0908982" calcext:value-type="float">
            <text:p>0.0908982</text:p>
          </table:table-cell>
          <table:table-cell office:value-type="float" office:value="267" calcext:value-type="float">
            <text:p>267</text:p>
          </table:table-cell>
          <table:table-cell office:value-type="float" office:value="0.90084" calcext:value-type="float">
            <text:p>0.90084</text:p>
          </table:table-cell>
          <table:table-cell office:value-type="float" office:value="48.974" calcext:value-type="float">
            <text:p>48.974</text:p>
          </table:table-cell>
          <table:table-cell office:value-type="float" office:value="0.075717" calcext:value-type="float">
            <text:p>0.075717</text:p>
          </table:table-cell>
          <table:table-cell office:value-type="float" office:value="28" calcext:value-type="float">
            <text:p>28</text:p>
          </table:table-cell>
          <table:table-cell office:value-type="float" office:value="0.901679" calcext:value-type="float">
            <text:p>0.901679</text:p>
          </table:table-cell>
          <table:table-cell office:value-type="float" office:value="50.5252" calcext:value-type="float">
            <text:p>50.5252</text:p>
          </table:table-cell>
          <table:table-cell office:value-type="float" office:value="0.0668905" calcext:value-type="float">
            <text:p>0.0668905</text:p>
          </table:table-cell>
          <table:table-cell office:value-type="float" office:value="68" calcext:value-type="float">
            <text:p>68</text:p>
          </table:table-cell>
          <table:table-cell office:value-type="float" office:value="0.908107" calcext:value-type="float">
            <text:p>0.908107</text:p>
          </table:table-cell>
          <table:table-cell office:value-type="float" office:value="48.5027" calcext:value-type="float">
            <text:p>48.5027</text:p>
          </table:table-cell>
          <table:table-cell office:value-type="float" office:value="0.063761" calcext:value-type="float">
            <text:p>0.063761</text:p>
          </table:table-cell>
          <table:table-cell office:value-type="float" office:value="74" calcext:value-type="float">
            <text:p>74</text:p>
          </table:table-cell>
          <table:table-cell office:value-type="float" office:value="0.907603" calcext:value-type="float">
            <text:p>0.907603</text:p>
          </table:table-cell>
          <table:table-cell office:value-type="float" office:value="48.5187" calcext:value-type="float">
            <text:p>48.5187</text:p>
          </table:table-cell>
          <table:table-cell office:value-type="float" office:value="0.0646129" calcext:value-type="float">
            <text:p>0.0646129</text:p>
          </table:table-cell>
          <table:table-cell office:value-type="float" office:value="102" calcext:value-type="float">
            <text:p>102</text:p>
          </table:table-cell>
          <table:table-cell office:value-type="float" office:value="0.907603" calcext:value-type="float">
            <text:p>0.907603</text:p>
          </table:table-cell>
          <table:table-cell office:value-type="float" office:value="48.5187" calcext:value-type="float">
            <text:p>48.5187</text:p>
          </table:table-cell>
          <table:table-cell office:value-type="float" office:value="0.0646129" calcext:value-type="float">
            <text:p>0.064612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0.891722" calcext:value-type="float">
            <text:p>0.891722</text:p>
          </table:table-cell>
          <table:table-cell office:value-type="float" office:value="63.3927" calcext:value-type="float">
            <text:p>63.3927</text:p>
          </table:table-cell>
          <table:table-cell office:value-type="float" office:value="0.0843667" calcext:value-type="float">
            <text:p>0.0843667</text:p>
          </table:table-cell>
          <table:table-cell office:value-type="float" office:value="254" calcext:value-type="float">
            <text:p>254</text:p>
          </table:table-cell>
          <table:table-cell office:value-type="float" office:value="0.896957" calcext:value-type="float">
            <text:p>0.896957</text:p>
          </table:table-cell>
          <table:table-cell office:value-type="float" office:value="53.9843" calcext:value-type="float">
            <text:p>53.9843</text:p>
          </table:table-cell>
          <table:table-cell office:value-type="float" office:value="0.0764652" calcext:value-type="float">
            <text:p>0.0764652</text:p>
          </table:table-cell>
          <table:table-cell office:value-type="float" office:value="30" calcext:value-type="float">
            <text:p>30</text:p>
          </table:table-cell>
          <table:table-cell office:value-type="float" office:value="0.905187" calcext:value-type="float">
            <text:p>0.905187</text:p>
          </table:table-cell>
          <table:table-cell office:value-type="float" office:value="50.6012" calcext:value-type="float">
            <text:p>50.6012</text:p>
          </table:table-cell>
          <table:table-cell office:value-type="float" office:value="0.065859" calcext:value-type="float">
            <text:p>0.065859</text:p>
          </table:table-cell>
          <table:table-cell office:value-type="float" office:value="69" calcext:value-type="float">
            <text:p>69</text:p>
          </table:table-cell>
          <table:table-cell office:value-type="float" office:value="0.910752" calcext:value-type="float">
            <text:p>0.910752</text:p>
          </table:table-cell>
          <table:table-cell office:value-type="float" office:value="49.172" calcext:value-type="float">
            <text:p>49.172</text:p>
          </table:table-cell>
          <table:table-cell office:value-type="float" office:value="0.0630293" calcext:value-type="float">
            <text:p>0.0630293</text:p>
          </table:table-cell>
          <table:table-cell office:value-type="float" office:value="74" calcext:value-type="float">
            <text:p>74</text:p>
          </table:table-cell>
          <table:table-cell office:value-type="float" office:value="0.910461" calcext:value-type="float">
            <text:p>0.910461</text:p>
          </table:table-cell>
          <table:table-cell office:value-type="float" office:value="49.1769" calcext:value-type="float">
            <text:p>49.1769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102" calcext:value-type="float">
            <text:p>102</text:p>
          </table:table-cell>
          <table:table-cell office:value-type="float" office:value="0.910461" calcext:value-type="float">
            <text:p>0.910461</text:p>
          </table:table-cell>
          <table:table-cell office:value-type="float" office:value="49.1769" calcext:value-type="float">
            <text:p>49.1769</text:p>
          </table:table-cell>
          <table:table-cell office:value-type="float" office:value="0.0634961" calcext:value-type="float">
            <text:p>0.063496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float" office:value="0.880076" calcext:value-type="float">
            <text:p>0.880076</text:p>
          </table:table-cell>
          <table:table-cell office:value-type="float" office:value="67.0094" calcext:value-type="float">
            <text:p>67.0094</text:p>
          </table:table-cell>
          <table:table-cell office:value-type="float" office:value="0.082816" calcext:value-type="float">
            <text:p>0.082816</text:p>
          </table:table-cell>
          <table:table-cell office:value-type="float" office:value="263" calcext:value-type="float">
            <text:p>263</text:p>
          </table:table-cell>
          <table:table-cell office:value-type="float" office:value="0.88247" calcext:value-type="float">
            <text:p>0.88247</text:p>
          </table:table-cell>
          <table:table-cell office:value-type="float" office:value="58.6521" calcext:value-type="float">
            <text:p>58.6521</text:p>
          </table:table-cell>
          <table:table-cell office:value-type="float" office:value="0.0827365" calcext:value-type="float">
            <text:p>0.0827365</text:p>
          </table:table-cell>
          <table:table-cell office:value-type="float" office:value="29" calcext:value-type="float">
            <text:p>29</text:p>
          </table:table-cell>
          <table:table-cell office:value-type="float" office:value="0.892238" calcext:value-type="float">
            <text:p>0.892238</text:p>
          </table:table-cell>
          <table:table-cell office:value-type="float" office:value="55.9696" calcext:value-type="float">
            <text:p>55.9696</text:p>
          </table:table-cell>
          <table:table-cell office:value-type="float" office:value="0.069817" calcext:value-type="float">
            <text:p>0.069817</text:p>
          </table:table-cell>
          <table:table-cell office:value-type="float" office:value="68" calcext:value-type="float">
            <text:p>68</text:p>
          </table:table-cell>
          <table:table-cell office:value-type="float" office:value="0.896868" calcext:value-type="float">
            <text:p>0.896868</text:p>
          </table:table-cell>
          <table:table-cell office:value-type="float" office:value="53.5479" calcext:value-type="float">
            <text:p>53.5479</text:p>
          </table:table-cell>
          <table:table-cell office:value-type="float" office:value="0.0679545" calcext:value-type="float">
            <text:p>0.0679545</text:p>
          </table:table-cell>
          <table:table-cell office:value-type="float" office:value="74" calcext:value-type="float">
            <text:p>74</text:p>
          </table:table-cell>
          <table:table-cell office:value-type="float" office:value="0.896639" calcext:value-type="float">
            <text:p>0.896639</text:p>
          </table:table-cell>
          <table:table-cell office:value-type="float" office:value="53.4869" calcext:value-type="float">
            <text:p>53.4869</text:p>
          </table:table-cell>
          <table:table-cell office:value-type="float" office:value="0.0682833" calcext:value-type="float">
            <text:p>0.0682833</text:p>
          </table:table-cell>
          <table:table-cell office:value-type="float" office:value="99" calcext:value-type="float">
            <text:p>99</text:p>
          </table:table-cell>
          <table:table-cell office:value-type="float" office:value="0.896639" calcext:value-type="float">
            <text:p>0.896639</text:p>
          </table:table-cell>
          <table:table-cell office:value-type="float" office:value="53.4869" calcext:value-type="float">
            <text:p>53.4869</text:p>
          </table:table-cell>
          <table:table-cell office:value-type="float" office:value="0.0682833" calcext:value-type="float">
            <text:p>0.068283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office:value-type="float" office:value="0.884096" calcext:value-type="float">
            <text:p>0.884096</text:p>
          </table:table-cell>
          <table:table-cell office:value-type="float" office:value="59.3004" calcext:value-type="float">
            <text:p>59.3004</text:p>
          </table:table-cell>
          <table:table-cell office:value-type="float" office:value="0.0870661" calcext:value-type="float">
            <text:p>0.0870661</text:p>
          </table:table-cell>
          <table:table-cell office:value-type="float" office:value="280" calcext:value-type="float">
            <text:p>280</text:p>
          </table:table-cell>
          <table:table-cell office:value-type="float" office:value="0.886743" calcext:value-type="float">
            <text:p>0.886743</text:p>
          </table:table-cell>
          <table:table-cell office:value-type="float" office:value="49.2301" calcext:value-type="float">
            <text:p>49.2301</text:p>
          </table:table-cell>
          <table:table-cell office:value-type="float" office:value="0.0894079" calcext:value-type="float">
            <text:p>0.0894079</text:p>
          </table:table-cell>
          <table:table-cell office:value-type="float" office:value="29" calcext:value-type="float">
            <text:p>29</text:p>
          </table:table-cell>
          <table:table-cell office:value-type="float" office:value="0.895106" calcext:value-type="float">
            <text:p>0.895106</text:p>
          </table:table-cell>
          <table:table-cell office:value-type="float" office:value="45.6471" calcext:value-type="float">
            <text:p>45.6471</text:p>
          </table:table-cell>
          <table:table-cell office:value-type="float" office:value="0.0732445" calcext:value-type="float">
            <text:p>0.0732445</text:p>
          </table:table-cell>
          <table:table-cell office:value-type="float" office:value="69" calcext:value-type="float">
            <text:p>69</text:p>
          </table:table-cell>
          <table:table-cell office:value-type="float" office:value="0.898438" calcext:value-type="float">
            <text:p>0.898438</text:p>
          </table:table-cell>
          <table:table-cell office:value-type="float" office:value="44.7248" calcext:value-type="float">
            <text:p>44.7248</text:p>
          </table:table-cell>
          <table:table-cell office:value-type="float" office:value="0.0726935" calcext:value-type="float">
            <text:p>0.0726935</text:p>
          </table:table-cell>
          <table:table-cell office:value-type="float" office:value="89" calcext:value-type="float">
            <text:p>89</text:p>
          </table:table-cell>
          <table:table-cell office:value-type="float" office:value="0.898235" calcext:value-type="float">
            <text:p>0.898235</text:p>
          </table:table-cell>
          <table:table-cell office:value-type="float" office:value="44.6719" calcext:value-type="float">
            <text:p>44.6719</text:p>
          </table:table-cell>
          <table:table-cell office:value-type="float" office:value="0.0729535" calcext:value-type="float">
            <text:p>0.0729535</text:p>
          </table:table-cell>
          <table:table-cell office:value-type="float" office:value="103" calcext:value-type="float">
            <text:p>103</text:p>
          </table:table-cell>
          <table:table-cell office:value-type="float" office:value="0.898235" calcext:value-type="float">
            <text:p>0.898235</text:p>
          </table:table-cell>
          <table:table-cell office:value-type="float" office:value="44.6719" calcext:value-type="float">
            <text:p>44.6719</text:p>
          </table:table-cell>
          <table:table-cell office:value-type="float" office:value="0.0729535" calcext:value-type="float">
            <text:p>0.072953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0.873293" calcext:value-type="float">
            <text:p>0.873293</text:p>
          </table:table-cell>
          <table:table-cell office:value-type="float" office:value="69.0629" calcext:value-type="float">
            <text:p>69.0629</text:p>
          </table:table-cell>
          <table:table-cell office:value-type="float" office:value="0.0832384" calcext:value-type="float">
            <text:p>0.0832384</text:p>
          </table:table-cell>
          <table:table-cell office:value-type="float" office:value="283" calcext:value-type="float">
            <text:p>283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57.6795" calcext:value-type="float">
            <text:p>57.6795</text:p>
          </table:table-cell>
          <table:table-cell office:value-type="float" office:value="0.0827558" calcext:value-type="float">
            <text:p>0.0827558</text:p>
          </table:table-cell>
          <table:table-cell office:value-type="float" office:value="29" calcext:value-type="float">
            <text:p>29</text:p>
          </table:table-cell>
          <table:table-cell office:value-type="float" office:value="0.884202" calcext:value-type="float">
            <text:p>0.884202</text:p>
          </table:table-cell>
          <table:table-cell office:value-type="float" office:value="57.9393" calcext:value-type="float">
            <text:p>57.9393</text:p>
          </table:table-cell>
          <table:table-cell office:value-type="float" office:value="0.0701271" calcext:value-type="float">
            <text:p>0.0701271</text:p>
          </table:table-cell>
          <table:table-cell office:value-type="float" office:value="68" calcext:value-type="float">
            <text:p>68</text:p>
          </table:table-cell>
          <table:table-cell office:value-type="float" office:value="0.88821" calcext:value-type="float">
            <text:p>0.88821</text:p>
          </table:table-cell>
          <table:table-cell office:value-type="float" office:value="57.0662" calcext:value-type="float">
            <text:p>57.0662</text:p>
          </table:table-cell>
          <table:table-cell office:value-type="float" office:value="0.0701734" calcext:value-type="float">
            <text:p>0.0701734</text:p>
          </table:table-cell>
          <table:table-cell office:value-type="float" office:value="111" calcext:value-type="float">
            <text:p>111</text:p>
          </table:table-cell>
          <table:table-cell office:value-type="float" office:value="0.888381" calcext:value-type="float">
            <text:p>0.888381</text:p>
          </table:table-cell>
          <table:table-cell office:value-type="float" office:value="56.9776" calcext:value-type="float">
            <text:p>56.9776</text:p>
          </table:table-cell>
          <table:table-cell office:value-type="float" office:value="0.070119" calcext:value-type="float">
            <text:p>0.070119</text:p>
          </table:table-cell>
          <table:table-cell office:value-type="float" office:value="103" calcext:value-type="float">
            <text:p>103</text:p>
          </table:table-cell>
          <table:table-cell office:value-type="float" office:value="0.888381" calcext:value-type="float">
            <text:p>0.888381</text:p>
          </table:table-cell>
          <table:table-cell office:value-type="float" office:value="56.9776" calcext:value-type="float">
            <text:p>56.9776</text:p>
          </table:table-cell>
          <table:table-cell office:value-type="float" office:value="0.070119" calcext:value-type="float">
            <text:p>0.07011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float" office:value="0.869762" calcext:value-type="float">
            <text:p>0.869762</text:p>
          </table:table-cell>
          <table:table-cell office:value-type="float" office:value="77.6161" calcext:value-type="float">
            <text:p>77.6161</text:p>
          </table:table-cell>
          <table:table-cell office:value-type="float" office:value="0.0990866" calcext:value-type="float">
            <text:p>0.0990866</text:p>
          </table:table-cell>
          <table:table-cell office:value-type="float" office:value="279" calcext:value-type="float">
            <text:p>279</text:p>
          </table:table-cell>
          <table:table-cell office:value-type="float" office:value="0.880142" calcext:value-type="float">
            <text:p>0.880142</text:p>
          </table:table-cell>
          <table:table-cell office:value-type="float" office:value="56.6656" calcext:value-type="float">
            <text:p>56.6656</text:p>
          </table:table-cell>
          <table:table-cell office:value-type="float" office:value="0.0875306" calcext:value-type="float">
            <text:p>0.0875306</text:p>
          </table:table-cell>
          <table:table-cell office:value-type="float" office:value="28" calcext:value-type="float">
            <text:p>28</text:p>
          </table:table-cell>
          <table:table-cell office:value-type="float" office:value="0.878883" calcext:value-type="float">
            <text:p>0.878883</text:p>
          </table:table-cell>
          <table:table-cell office:value-type="float" office:value="55.3383" calcext:value-type="float">
            <text:p>55.3383</text:p>
          </table:table-cell>
          <table:table-cell office:value-type="float" office:value="0.0773598" calcext:value-type="float">
            <text:p>0.0773598</text:p>
          </table:table-cell>
          <table:table-cell office:value-type="float" office:value="68" calcext:value-type="float">
            <text:p>68</text:p>
          </table:table-cell>
          <table:table-cell office:value-type="float" office:value="0.886659" calcext:value-type="float">
            <text:p>0.886659</text:p>
          </table:table-cell>
          <table:table-cell office:value-type="float" office:value="52.7935" calcext:value-type="float">
            <text:p>52.7935</text:p>
          </table:table-cell>
          <table:table-cell office:value-type="float" office:value="0.0766225" calcext:value-type="float">
            <text:p>0.0766225</text:p>
          </table:table-cell>
          <table:table-cell office:value-type="float" office:value="77" calcext:value-type="float">
            <text:p>77</text:p>
          </table:table-cell>
          <table:table-cell office:value-type="float" office:value="0.886501" calcext:value-type="float">
            <text:p>0.886501</text:p>
          </table:table-cell>
          <table:table-cell office:value-type="float" office:value="52.7306" calcext:value-type="float">
            <text:p>52.7306</text:p>
          </table:table-cell>
          <table:table-cell office:value-type="float" office:value="0.0768467" calcext:value-type="float">
            <text:p>0.0768467</text:p>
          </table:table-cell>
          <table:table-cell office:value-type="float" office:value="100" calcext:value-type="float">
            <text:p>100</text:p>
          </table:table-cell>
          <table:table-cell office:value-type="float" office:value="0.886501" calcext:value-type="float">
            <text:p>0.886501</text:p>
          </table:table-cell>
          <table:table-cell office:value-type="float" office:value="52.7306" calcext:value-type="float">
            <text:p>52.7306</text:p>
          </table:table-cell>
          <table:table-cell office:value-type="float" office:value="0.0768467" calcext:value-type="float">
            <text:p>0.076846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0.863657" calcext:value-type="float">
            <text:p>0.863657</text:p>
          </table:table-cell>
          <table:table-cell office:value-type="float" office:value="87.0239" calcext:value-type="float">
            <text:p>87.0239</text:p>
          </table:table-cell>
          <table:table-cell office:value-type="float" office:value="0.108694" calcext:value-type="float">
            <text:p>0.108694</text:p>
          </table:table-cell>
          <table:table-cell office:value-type="float" office:value="259" calcext:value-type="float">
            <text:p>259</text:p>
          </table:table-cell>
          <table:table-cell office:value-type="float" office:value="0.881977" calcext:value-type="float">
            <text:p>0.881977</text:p>
          </table:table-cell>
          <table:table-cell office:value-type="float" office:value="63.5964" calcext:value-type="float">
            <text:p>63.5964</text:p>
          </table:table-cell>
          <table:table-cell office:value-type="float" office:value="0.0877639" calcext:value-type="float">
            <text:p>0.0877639</text:p>
          </table:table-cell>
          <table:table-cell office:value-type="float" office:value="28" calcext:value-type="float">
            <text:p>28</text:p>
          </table:table-cell>
          <table:table-cell office:value-type="float" office:value="0.878359" calcext:value-type="float">
            <text:p>0.878359</text:p>
          </table:table-cell>
          <table:table-cell office:value-type="float" office:value="63.4216" calcext:value-type="float">
            <text:p>63.4216</text:p>
          </table:table-cell>
          <table:table-cell office:value-type="float" office:value="0.0828668" calcext:value-type="float">
            <text:p>0.0828668</text:p>
          </table:table-cell>
          <table:table-cell office:value-type="float" office:value="67" calcext:value-type="float">
            <text:p>67</text:p>
          </table:table-cell>
          <table:table-cell office:value-type="float" office:value="0.888766" calcext:value-type="float">
            <text:p>0.888766</text:p>
          </table:table-cell>
          <table:table-cell office:value-type="float" office:value="61.8625" calcext:value-type="float">
            <text:p>61.8625</text:p>
          </table:table-cell>
          <table:table-cell office:value-type="float" office:value="0.0805931" calcext:value-type="float">
            <text:p>0.0805931</text:p>
          </table:table-cell>
          <table:table-cell office:value-type="float" office:value="90" calcext:value-type="float">
            <text:p>90</text:p>
          </table:table-cell>
          <table:table-cell office:value-type="float" office:value="0.88857" calcext:value-type="float">
            <text:p>0.88857</text:p>
          </table:table-cell>
          <table:table-cell office:value-type="float" office:value="61.8173" calcext:value-type="float">
            <text:p>61.8173</text:p>
          </table:table-cell>
          <table:table-cell office:value-type="float" office:value="0.0808554" calcext:value-type="float">
            <text:p>0.0808554</text:p>
          </table:table-cell>
          <table:table-cell office:value-type="float" office:value="103" calcext:value-type="float">
            <text:p>103</text:p>
          </table:table-cell>
          <table:table-cell office:value-type="float" office:value="0.88857" calcext:value-type="float">
            <text:p>0.88857</text:p>
          </table:table-cell>
          <table:table-cell office:value-type="float" office:value="61.8173" calcext:value-type="float">
            <text:p>61.8173</text:p>
          </table:table-cell>
          <table:table-cell office:value-type="float" office:value="0.0808554" calcext:value-type="float">
            <text:p>0.080855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float" office:value="0.866393" calcext:value-type="float">
            <text:p>0.866393</text:p>
          </table:table-cell>
          <table:table-cell office:value-type="float" office:value="76.6228" calcext:value-type="float">
            <text:p>76.6228</text:p>
          </table:table-cell>
          <table:table-cell office:value-type="float" office:value="0.104644" calcext:value-type="float">
            <text:p>0.104644</text:p>
          </table:table-cell>
          <table:table-cell office:value-type="float" office:value="245" calcext:value-type="float">
            <text:p>245</text:p>
          </table:table-cell>
          <table:table-cell office:value-type="float" office:value="0.87632" calcext:value-type="float">
            <text:p>0.87632</text:p>
          </table:table-cell>
          <table:table-cell office:value-type="float" office:value="61.8593" calcext:value-type="float">
            <text:p>61.8593</text:p>
          </table:table-cell>
          <table:table-cell office:value-type="float" office:value="0.0885279" calcext:value-type="float">
            <text:p>0.0885279</text:p>
          </table:table-cell>
          <table:table-cell office:value-type="float" office:value="28" calcext:value-type="float">
            <text:p>28</text:p>
          </table:table-cell>
          <table:table-cell office:value-type="float" office:value="0.876338" calcext:value-type="float">
            <text:p>0.876338</text:p>
          </table:table-cell>
          <table:table-cell office:value-type="float" office:value="53.8016" calcext:value-type="float">
            <text:p>53.8016</text:p>
          </table:table-cell>
          <table:table-cell office:value-type="float" office:value="0.0773547" calcext:value-type="float">
            <text:p>0.0773547</text:p>
          </table:table-cell>
          <table:table-cell office:value-type="float" office:value="69" calcext:value-type="float">
            <text:p>69</text:p>
          </table:table-cell>
          <table:table-cell office:value-type="float" office:value="0.885449" calcext:value-type="float">
            <text:p>0.885449</text:p>
          </table:table-cell>
          <table:table-cell office:value-type="float" office:value="53.4978" calcext:value-type="float">
            <text:p>53.4978</text:p>
          </table:table-cell>
          <table:table-cell office:value-type="float" office:value="0.0773287" calcext:value-type="float">
            <text:p>0.0773287</text:p>
          </table:table-cell>
          <table:table-cell office:value-type="float" office:value="88" calcext:value-type="float">
            <text:p>88</text:p>
          </table:table-cell>
          <table:table-cell office:value-type="float" office:value="0.885282" calcext:value-type="float">
            <text:p>0.885282</text:p>
          </table:table-cell>
          <table:table-cell office:value-type="float" office:value="53.4246" calcext:value-type="float">
            <text:p>53.4246</text:p>
          </table:table-cell>
          <table:table-cell office:value-type="float" office:value="0.0774776" calcext:value-type="float">
            <text:p>0.0774776</text:p>
          </table:table-cell>
          <table:table-cell office:value-type="float" office:value="102" calcext:value-type="float">
            <text:p>102</text:p>
          </table:table-cell>
          <table:table-cell office:value-type="float" office:value="0.885282" calcext:value-type="float">
            <text:p>0.885282</text:p>
          </table:table-cell>
          <table:table-cell office:value-type="float" office:value="53.4246" calcext:value-type="float">
            <text:p>53.4246</text:p>
          </table:table-cell>
          <table:table-cell office:value-type="float" office:value="0.0774776" calcext:value-type="float">
            <text:p>0.077477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</text:p>
          </table:table-cell>
          <table:table-cell office:value-type="float" office:value="0.862315" calcext:value-type="float">
            <text:p>0.862315</text:p>
          </table:table-cell>
          <table:table-cell office:value-type="float" office:value="77.8188" calcext:value-type="float">
            <text:p>77.8188</text:p>
          </table:table-cell>
          <table:table-cell office:value-type="float" office:value="0.100646" calcext:value-type="float">
            <text:p>0.100646</text:p>
          </table:table-cell>
          <table:table-cell office:value-type="float" office:value="284" calcext:value-type="float">
            <text:p>284</text:p>
          </table:table-cell>
          <table:table-cell office:value-type="float" office:value="0.878063" calcext:value-type="float">
            <text:p>0.878063</text:p>
          </table:table-cell>
          <table:table-cell office:value-type="float" office:value="61.2286" calcext:value-type="float">
            <text:p>61.2286</text:p>
          </table:table-cell>
          <table:table-cell office:value-type="float" office:value="0.0869197" calcext:value-type="float">
            <text:p>0.0869197</text:p>
          </table:table-cell>
          <table:table-cell office:value-type="float" office:value="29" calcext:value-type="float">
            <text:p>29</text:p>
          </table:table-cell>
          <table:table-cell office:value-type="float" office:value="0.879901" calcext:value-type="float">
            <text:p>0.879901</text:p>
          </table:table-cell>
          <table:table-cell office:value-type="float" office:value="57.147" calcext:value-type="float">
            <text:p>57.147</text:p>
          </table:table-cell>
          <table:table-cell office:value-type="float" office:value="0.0757518" calcext:value-type="float">
            <text:p>0.0757518</text:p>
          </table:table-cell>
          <table:table-cell office:value-type="float" office:value="67" calcext:value-type="float">
            <text:p>67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56.1383" calcext:value-type="float">
            <text:p>56.1383</text:p>
          </table:table-cell>
          <table:table-cell office:value-type="float" office:value="0.0753069" calcext:value-type="float">
            <text:p>0.0753069</text:p>
          </table:table-cell>
          <table:table-cell office:value-type="float" office:value="75" calcext:value-type="float">
            <text:p>75</text:p>
          </table:table-cell>
          <table:table-cell office:value-type="float" office:value="0.888697" calcext:value-type="float">
            <text:p>0.888697</text:p>
          </table:table-cell>
          <table:table-cell office:value-type="float" office:value="56.0897" calcext:value-type="float">
            <text:p>56.0897</text:p>
          </table:table-cell>
          <table:table-cell office:value-type="float" office:value="0.0753677" calcext:value-type="float">
            <text:p>0.0753677</text:p>
          </table:table-cell>
          <table:table-cell office:value-type="float" office:value="101" calcext:value-type="float">
            <text:p>101</text:p>
          </table:table-cell>
          <table:table-cell office:value-type="float" office:value="0.888697" calcext:value-type="float">
            <text:p>0.888697</text:p>
          </table:table-cell>
          <table:table-cell office:value-type="float" office:value="56.0897" calcext:value-type="float">
            <text:p>56.0897</text:p>
          </table:table-cell>
          <table:table-cell office:value-type="float" office:value="0.0753677" calcext:value-type="float">
            <text:p>0.075367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0.855214" calcext:value-type="float">
            <text:p>0.855214</text:p>
          </table:table-cell>
          <table:table-cell office:value-type="float" office:value="99.7178" calcext:value-type="float">
            <text:p>99.7178</text:p>
          </table:table-cell>
          <table:table-cell office:value-type="float" office:value="0.0959586" calcext:value-type="float">
            <text:p>0.0959586</text:p>
          </table:table-cell>
          <table:table-cell office:value-type="float" office:value="257" calcext:value-type="float">
            <text:p>257</text:p>
          </table:table-cell>
          <table:table-cell office:value-type="float" office:value="0.862863" calcext:value-type="float">
            <text:p>0.862863</text:p>
          </table:table-cell>
          <table:table-cell office:value-type="float" office:value="94.6964" calcext:value-type="float">
            <text:p>94.6964</text:p>
          </table:table-cell>
          <table:table-cell office:value-type="float" office:value="0.0885995" calcext:value-type="float">
            <text:p>0.0885995</text:p>
          </table:table-cell>
          <table:table-cell office:value-type="float" office:value="28" calcext:value-type="float">
            <text:p>28</text:p>
          </table:table-cell>
          <table:table-cell office:value-type="float" office:value="0.867745" calcext:value-type="float">
            <text:p>0.867745</text:p>
          </table:table-cell>
          <table:table-cell office:value-type="float" office:value="93.9307" calcext:value-type="float">
            <text:p>93.9307</text:p>
          </table:table-cell>
          <table:table-cell office:value-type="float" office:value="0.0788803" calcext:value-type="float">
            <text:p>0.0788803</text:p>
          </table:table-cell>
          <table:table-cell office:value-type="float" office:value="69" calcext:value-type="float">
            <text:p>69</text:p>
          </table:table-cell>
          <table:table-cell office:value-type="float" office:value="0.874675" calcext:value-type="float">
            <text:p>0.874675</text:p>
          </table:table-cell>
          <table:table-cell office:value-type="float" office:value="91.0817" calcext:value-type="float">
            <text:p>91.0817</text:p>
          </table:table-cell>
          <table:table-cell office:value-type="float" office:value="0.0779051" calcext:value-type="float">
            <text:p>0.0779051</text:p>
          </table:table-cell>
          <table:table-cell office:value-type="float" office:value="74" calcext:value-type="float">
            <text:p>74</text:p>
          </table:table-cell>
          <table:table-cell office:value-type="float" office:value="0.8744" calcext:value-type="float">
            <text:p>0.8744</text:p>
          </table:table-cell>
          <table:table-cell office:value-type="float" office:value="91.0312" calcext:value-type="float">
            <text:p>91.0312</text:p>
          </table:table-cell>
          <table:table-cell office:value-type="float" office:value="0.0781393" calcext:value-type="float">
            <text:p>0.0781393</text:p>
          </table:table-cell>
          <table:table-cell office:value-type="float" office:value="101" calcext:value-type="float">
            <text:p>101</text:p>
          </table:table-cell>
          <table:table-cell office:value-type="float" office:value="0.8744" calcext:value-type="float">
            <text:p>0.8744</text:p>
          </table:table-cell>
          <table:table-cell office:value-type="float" office:value="91.0312" calcext:value-type="float">
            <text:p>91.0312</text:p>
          </table:table-cell>
          <table:table-cell office:value-type="float" office:value="0.0781393" calcext:value-type="float">
            <text:p>0.078139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float" office:value="0.859016" calcext:value-type="float">
            <text:p>0.859016</text:p>
          </table:table-cell>
          <table:table-cell office:value-type="float" office:value="86.7409" calcext:value-type="float">
            <text:p>86.7409</text:p>
          </table:table-cell>
          <table:table-cell office:value-type="float" office:value="0.106202" calcext:value-type="float">
            <text:p>0.106202</text:p>
          </table:table-cell>
          <table:table-cell office:value-type="float" office:value="271" calcext:value-type="float">
            <text:p>271</text:p>
          </table:table-cell>
          <table:table-cell office:value-type="float" office:value="0.865324" calcext:value-type="float">
            <text:p>0.865324</text:p>
          </table:table-cell>
          <table:table-cell office:value-type="float" office:value="69.6979" calcext:value-type="float">
            <text:p>69.6979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29" calcext:value-type="float">
            <text:p>29</text:p>
          </table:table-cell>
          <table:table-cell office:value-type="float" office:value="0.868347" calcext:value-type="float">
            <text:p>0.868347</text:p>
          </table:table-cell>
          <table:table-cell office:value-type="float" office:value="67.6627" calcext:value-type="float">
            <text:p>67.6627</text:p>
          </table:table-cell>
          <table:table-cell office:value-type="float" office:value="0.0903081" calcext:value-type="float">
            <text:p>0.0903081</text:p>
          </table:table-cell>
          <table:table-cell office:value-type="float" office:value="66" calcext:value-type="float">
            <text:p>66</text:p>
          </table:table-cell>
          <table:table-cell office:value-type="float" office:value="0.875557" calcext:value-type="float">
            <text:p>0.875557</text:p>
          </table:table-cell>
          <table:table-cell office:value-type="float" office:value="64.3252" calcext:value-type="float">
            <text:p>64.3252</text:p>
          </table:table-cell>
          <table:table-cell office:value-type="float" office:value="0.0902607" calcext:value-type="float">
            <text:p>0.0902607</text:p>
          </table:table-cell>
          <table:table-cell office:value-type="float" office:value="76" calcext:value-type="float">
            <text:p>76</text:p>
          </table:table-cell>
          <table:table-cell office:value-type="float" office:value="0.87521" calcext:value-type="float">
            <text:p>0.87521</text:p>
          </table:table-cell>
          <table:table-cell office:value-type="float" office:value="64.2889" calcext:value-type="float">
            <text:p>64.2889</text:p>
          </table:table-cell>
          <table:table-cell office:value-type="float" office:value="0.0909257" calcext:value-type="float">
            <text:p>0.0909257</text:p>
          </table:table-cell>
          <table:table-cell office:value-type="float" office:value="103" calcext:value-type="float">
            <text:p>103</text:p>
          </table:table-cell>
          <table:table-cell office:value-type="float" office:value="0.87521" calcext:value-type="float">
            <text:p>0.87521</text:p>
          </table:table-cell>
          <table:table-cell office:value-type="float" office:value="64.2889" calcext:value-type="float">
            <text:p>64.2889</text:p>
          </table:table-cell>
          <table:table-cell office:value-type="float" office:value="0.0909257" calcext:value-type="float">
            <text:p>0.090925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0.854439" calcext:value-type="float">
            <text:p>0.854439</text:p>
          </table:table-cell>
          <table:table-cell office:value-type="float" office:value="91.5519" calcext:value-type="float">
            <text:p>91.5519</text:p>
          </table:table-cell>
          <table:table-cell office:value-type="float" office:value="0.113745" calcext:value-type="float">
            <text:p>0.113745</text:p>
          </table:table-cell>
          <table:table-cell office:value-type="float" office:value="277" calcext:value-type="float">
            <text:p>277</text:p>
          </table:table-cell>
          <table:table-cell office:value-type="float" office:value="0.852066" calcext:value-type="float">
            <text:p>0.852066</text:p>
          </table:table-cell>
          <table:table-cell office:value-type="float" office:value="74.2943" calcext:value-type="float">
            <text:p>74.2943</text:p>
          </table:table-cell>
          <table:table-cell office:value-type="float" office:value="0.120994" calcext:value-type="float">
            <text:p>0.120994</text:p>
          </table:table-cell>
          <table:table-cell office:value-type="float" office:value="29" calcext:value-type="float">
            <text:p>29</text:p>
          </table:table-cell>
          <table:table-cell office:value-type="float" office:value="0.869997" calcext:value-type="float">
            <text:p>0.869997</text:p>
          </table:table-cell>
          <table:table-cell office:value-type="float" office:value="73.0715" calcext:value-type="float">
            <text:p>73.0715</text:p>
          </table:table-cell>
          <table:table-cell office:value-type="float" office:value="0.104769" calcext:value-type="float">
            <text:p>0.104769</text:p>
          </table:table-cell>
          <table:table-cell office:value-type="float" office:value="69" calcext:value-type="float">
            <text:p>69</text:p>
          </table:table-cell>
          <table:table-cell office:value-type="float" office:value="0.873814" calcext:value-type="float">
            <text:p>0.873814</text:p>
          </table:table-cell>
          <table:table-cell office:value-type="float" office:value="69.3865" calcext:value-type="float">
            <text:p>69.3865</text:p>
          </table:table-cell>
          <table:table-cell office:value-type="float" office:value="0.104494" calcext:value-type="float">
            <text:p>0.104494</text:p>
          </table:table-cell>
          <table:table-cell office:value-type="float" office:value="75" calcext:value-type="float">
            <text:p>75</text:p>
          </table:table-cell>
          <table:table-cell office:value-type="float" office:value="0.873305" calcext:value-type="float">
            <text:p>0.873305</text:p>
          </table:table-cell>
          <table:table-cell office:value-type="float" office:value="69.4138" calcext:value-type="float">
            <text:p>69.4138</text:p>
          </table:table-cell>
          <table:table-cell office:value-type="float" office:value="0.105119" calcext:value-type="float">
            <text:p>0.105119</text:p>
          </table:table-cell>
          <table:table-cell office:value-type="float" office:value="102" calcext:value-type="float">
            <text:p>102</text:p>
          </table:table-cell>
          <table:table-cell office:value-type="float" office:value="0.873305" calcext:value-type="float">
            <text:p>0.873305</text:p>
          </table:table-cell>
          <table:table-cell office:value-type="float" office:value="69.4138" calcext:value-type="float">
            <text:p>69.4138</text:p>
          </table:table-cell>
          <table:table-cell office:value-type="float" office:value="0.105119" calcext:value-type="float">
            <text:p>0.10511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float" office:value="0.861596" calcext:value-type="float">
            <text:p>0.861596</text:p>
          </table:table-cell>
          <table:table-cell office:value-type="float" office:value="95.9063" calcext:value-type="float">
            <text:p>95.9063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325" calcext:value-type="float">
            <text:p>325</text:p>
          </table:table-cell>
          <table:table-cell office:value-type="float" office:value="0.865217" calcext:value-type="float">
            <text:p>0.865217</text:p>
          </table:table-cell>
          <table:table-cell office:value-type="float" office:value="61.2301" calcext:value-type="float">
            <text:p>61.2301</text:p>
          </table:table-cell>
          <table:table-cell office:value-type="float" office:value="0.108598" calcext:value-type="float">
            <text:p>0.108598</text:p>
          </table:table-cell>
          <table:table-cell office:value-type="float" office:value="30" calcext:value-type="float">
            <text:p>30</text:p>
          </table:table-cell>
          <table:table-cell office:value-type="float" office:value="0.867606" calcext:value-type="float">
            <text:p>0.867606</text:p>
          </table:table-cell>
          <table:table-cell office:value-type="float" office:value="71.1058" calcext:value-type="float">
            <text:p>71.1058</text:p>
          </table:table-cell>
          <table:table-cell office:value-type="float" office:value="0.0980685" calcext:value-type="float">
            <text:p>0.0980685</text:p>
          </table:table-cell>
          <table:table-cell office:value-type="float" office:value="67" calcext:value-type="float">
            <text:p>67</text:p>
          </table:table-cell>
          <table:table-cell office:value-type="float" office:value="0.873719" calcext:value-type="float">
            <text:p>0.873719</text:p>
          </table:table-cell>
          <table:table-cell office:value-type="float" office:value="65.0205" calcext:value-type="float">
            <text:p>65.0205</text:p>
          </table:table-cell>
          <table:table-cell office:value-type="float" office:value="0.0975759" calcext:value-type="float">
            <text:p>0.0975759</text:p>
          </table:table-cell>
          <table:table-cell office:value-type="float" office:value="79" calcext:value-type="float">
            <text:p>79</text:p>
          </table:table-cell>
          <table:table-cell office:value-type="float" office:value="0.873662" calcext:value-type="float">
            <text:p>0.873662</text:p>
          </table:table-cell>
          <table:table-cell office:value-type="float" office:value="64.9566" calcext:value-type="float">
            <text:p>64.9566</text:p>
          </table:table-cell>
          <table:table-cell office:value-type="float" office:value="0.0977836" calcext:value-type="float">
            <text:p>0.0977836</text:p>
          </table:table-cell>
          <table:table-cell office:value-type="float" office:value="101" calcext:value-type="float">
            <text:p>101</text:p>
          </table:table-cell>
          <table:table-cell office:value-type="float" office:value="0.873662" calcext:value-type="float">
            <text:p>0.873662</text:p>
          </table:table-cell>
          <table:table-cell office:value-type="float" office:value="64.9566" calcext:value-type="float">
            <text:p>64.9566</text:p>
          </table:table-cell>
          <table:table-cell office:value-type="float" office:value="0.0977836" calcext:value-type="float">
            <text:p>0.097783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0.857609" calcext:value-type="float">
            <text:p>0.857609</text:p>
          </table:table-cell>
          <table:table-cell office:value-type="float" office:value="79.3579" calcext:value-type="float">
            <text:p>79.3579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254" calcext:value-type="float">
            <text:p>254</text:p>
          </table:table-cell>
          <table:table-cell office:value-type="float" office:value="0.861107" calcext:value-type="float">
            <text:p>0.861107</text:p>
          </table:table-cell>
          <table:table-cell office:value-type="float" office:value="64.2187" calcext:value-type="float">
            <text:p>64.2187</text:p>
          </table:table-cell>
          <table:table-cell office:value-type="float" office:value="0.109407" calcext:value-type="float">
            <text:p>0.109407</text:p>
          </table:table-cell>
          <table:table-cell office:value-type="float" office:value="29" calcext:value-type="float">
            <text:p>29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66.3345" calcext:value-type="float">
            <text:p>66.3345</text:p>
          </table:table-cell>
          <table:table-cell office:value-type="float" office:value="0.0966937" calcext:value-type="float">
            <text:p>0.0966937</text:p>
          </table:table-cell>
          <table:table-cell office:value-type="float" office:value="83" calcext:value-type="float">
            <text:p>83</text:p>
          </table:table-cell>
          <table:table-cell office:value-type="float" office:value="0.875621" calcext:value-type="float">
            <text:p>0.875621</text:p>
          </table:table-cell>
          <table:table-cell office:value-type="float" office:value="61.0605" calcext:value-type="float">
            <text:p>61.0605</text:p>
          </table:table-cell>
          <table:table-cell office:value-type="float" office:value="0.0958907" calcext:value-type="float">
            <text:p>0.0958907</text:p>
          </table:table-cell>
          <table:table-cell office:value-type="float" office:value="78" calcext:value-type="float">
            <text:p>78</text:p>
          </table:table-cell>
          <table:table-cell office:value-type="float" office:value="0.875257" calcext:value-type="float">
            <text:p>0.875257</text:p>
          </table:table-cell>
          <table:table-cell office:value-type="float" office:value="61.0647" calcext:value-type="float">
            <text:p>61.0647</text:p>
          </table:table-cell>
          <table:table-cell office:value-type="float" office:value="0.0965758" calcext:value-type="float">
            <text:p>0.0965758</text:p>
          </table:table-cell>
          <table:table-cell office:value-type="float" office:value="102" calcext:value-type="float">
            <text:p>102</text:p>
          </table:table-cell>
          <table:table-cell office:value-type="float" office:value="0.875257" calcext:value-type="float">
            <text:p>0.875257</text:p>
          </table:table-cell>
          <table:table-cell office:value-type="float" office:value="61.0647" calcext:value-type="float">
            <text:p>61.0647</text:p>
          </table:table-cell>
          <table:table-cell office:value-type="float" office:value="0.0965758" calcext:value-type="float">
            <text:p>0.096575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office:value-type="float" office:value="0.842591" calcext:value-type="float">
            <text:p>0.842591</text:p>
          </table:table-cell>
          <table:table-cell office:value-type="float" office:value="103.375" calcext:value-type="float">
            <text:p>103.375</text:p>
          </table:table-cell>
          <table:table-cell office:value-type="float" office:value="0.124825" calcext:value-type="float">
            <text:p>0.124825</text:p>
          </table:table-cell>
          <table:table-cell office:value-type="float" office:value="242" calcext:value-type="float">
            <text:p>242</text:p>
          </table:table-cell>
          <table:table-cell office:value-type="float" office:value="0.855353" calcext:value-type="float">
            <text:p>0.855353</text:p>
          </table:table-cell>
          <table:table-cell office:value-type="float" office:value="81.8999" calcext:value-type="float">
            <text:p>81.8999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29" calcext:value-type="float">
            <text:p>29</text:p>
          </table:table-cell>
          <table:table-cell office:value-type="float" office:value="0.865925" calcext:value-type="float">
            <text:p>0.865925</text:p>
          </table:table-cell>
          <table:table-cell office:value-type="float" office:value="93.2755" calcext:value-type="float">
            <text:p>93.2755</text:p>
          </table:table-cell>
          <table:table-cell office:value-type="float" office:value="0.106956" calcext:value-type="float">
            <text:p>0.106956</text:p>
          </table:table-cell>
          <table:table-cell office:value-type="float" office:value="67" calcext:value-type="float">
            <text:p>67</text:p>
          </table:table-cell>
          <table:table-cell office:value-type="float" office:value="0.870634" calcext:value-type="float">
            <text:p>0.870634</text:p>
          </table:table-cell>
          <table:table-cell office:value-type="float" office:value="83.0559" calcext:value-type="float">
            <text:p>83.0559</text:p>
          </table:table-cell>
          <table:table-cell office:value-type="float" office:value="0.105335" calcext:value-type="float">
            <text:p>0.105335</text:p>
          </table:table-cell>
          <table:table-cell office:value-type="float" office:value="75" calcext:value-type="float">
            <text:p>75</text:p>
          </table:table-cell>
          <table:table-cell office:value-type="float" office:value="0.870396" calcext:value-type="float">
            <text:p>0.870396</text:p>
          </table:table-cell>
          <table:table-cell office:value-type="float" office:value="83.0709" calcext:value-type="float">
            <text:p>83.0709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100" calcext:value-type="float">
            <text:p>100</text:p>
          </table:table-cell>
          <table:table-cell office:value-type="float" office:value="0.870396" calcext:value-type="float">
            <text:p>0.870396</text:p>
          </table:table-cell>
          <table:table-cell office:value-type="float" office:value="83.0709" calcext:value-type="float">
            <text:p>83.0709</text:p>
          </table:table-cell>
          <table:table-cell office:value-type="float" office:value="0.106014" calcext:value-type="float">
            <text:p>0.1060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0.850822" calcext:value-type="float">
            <text:p>0.850822</text:p>
          </table:table-cell>
          <table:table-cell office:value-type="float" office:value="97.7249" calcext:value-type="float">
            <text:p>97.7249</text:p>
          </table:table-cell>
          <table:table-cell office:value-type="float" office:value="0.119135" calcext:value-type="float">
            <text:p>0.119135</text:p>
          </table:table-cell>
          <table:table-cell office:value-type="float" office:value="275" calcext:value-type="float">
            <text:p>275</text:p>
          </table:table-cell>
          <table:table-cell office:value-type="float" office:value="0.854499" calcext:value-type="float">
            <text:p>0.854499</text:p>
          </table:table-cell>
          <table:table-cell office:value-type="float" office:value="79.2666" calcext:value-type="float">
            <text:p>79.2666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28" calcext:value-type="float">
            <text:p>28</text:p>
          </table:table-cell>
          <table:table-cell office:value-type="float" office:value="0.865718" calcext:value-type="float">
            <text:p>0.865718</text:p>
          </table:table-cell>
          <table:table-cell office:value-type="float" office:value="77.9612" calcext:value-type="float">
            <text:p>77.9612</text:p>
          </table:table-cell>
          <table:table-cell office:value-type="float" office:value="0.0966251" calcext:value-type="float">
            <text:p>0.0966251</text:p>
          </table:table-cell>
          <table:table-cell office:value-type="float" office:value="67" calcext:value-type="float">
            <text:p>67</text:p>
          </table:table-cell>
          <table:table-cell office:value-type="float" office:value="0.870451" calcext:value-type="float">
            <text:p>0.870451</text:p>
          </table:table-cell>
          <table:table-cell office:value-type="float" office:value="73.1383" calcext:value-type="float">
            <text:p>73.1383</text:p>
          </table:table-cell>
          <table:table-cell office:value-type="float" office:value="0.0967236" calcext:value-type="float">
            <text:p>0.0967236</text:p>
          </table:table-cell>
          <table:table-cell office:value-type="float" office:value="74" calcext:value-type="float">
            <text:p>74</text:p>
          </table:table-cell>
          <table:table-cell office:value-type="float" office:value="0.870309" calcext:value-type="float">
            <text:p>0.870309</text:p>
          </table:table-cell>
          <table:table-cell office:value-type="float" office:value="73.1247" calcext:value-type="float">
            <text:p>73.1247</text:p>
          </table:table-cell>
          <table:table-cell office:value-type="float" office:value="0.0971387" calcext:value-type="float">
            <text:p>0.0971387</text:p>
          </table:table-cell>
          <table:table-cell office:value-type="float" office:value="102" calcext:value-type="float">
            <text:p>102</text:p>
          </table:table-cell>
          <table:table-cell office:value-type="float" office:value="0.870309" calcext:value-type="float">
            <text:p>0.870309</text:p>
          </table:table-cell>
          <table:table-cell office:value-type="float" office:value="73.1247" calcext:value-type="float">
            <text:p>73.1247</text:p>
          </table:table-cell>
          <table:table-cell office:value-type="float" office:value="0.0971387" calcext:value-type="float">
            <text:p>0.097138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82.3309" calcext:value-type="float">
            <text:p>82.3309</text:p>
          </table:table-cell>
          <table:table-cell office:value-type="float" office:value="0.122725" calcext:value-type="float">
            <text:p>0.122725</text:p>
          </table:table-cell>
          <table:table-cell office:value-type="float" office:value="267" calcext:value-type="float">
            <text:p>267</text:p>
          </table:table-cell>
          <table:table-cell office:value-type="float" office:value="0.856488" calcext:value-type="float">
            <text:p>0.856488</text:p>
          </table:table-cell>
          <table:table-cell office:value-type="float" office:value="62.4038" calcext:value-type="float">
            <text:p>62.4038</text:p>
          </table:table-cell>
          <table:table-cell office:value-type="float" office:value="0.117252" calcext:value-type="float">
            <text:p>0.117252</text:p>
          </table:table-cell>
          <table:table-cell office:value-type="float" office:value="28" calcext:value-type="float">
            <text:p>28</text:p>
          </table:table-cell>
          <table:table-cell office:value-type="float" office:value="0.878105" calcext:value-type="float">
            <text:p>0.878105</text:p>
          </table:table-cell>
          <table:table-cell office:value-type="float" office:value="60.7223" calcext:value-type="float">
            <text:p>60.7223</text:p>
          </table:table-cell>
          <table:table-cell office:value-type="float" office:value="0.0980669" calcext:value-type="float">
            <text:p>0.0980669</text:p>
          </table:table-cell>
          <table:table-cell office:value-type="float" office:value="67" calcext:value-type="float">
            <text:p>67</text:p>
          </table:table-cell>
          <table:table-cell office:value-type="float" office:value="0.880543" calcext:value-type="float">
            <text:p>0.880543</text:p>
          </table:table-cell>
          <table:table-cell office:value-type="float" office:value="58.2324" calcext:value-type="float">
            <text:p>58.2324</text:p>
          </table:table-cell>
          <table:table-cell office:value-type="float" office:value="0.0989491" calcext:value-type="float">
            <text:p>0.0989491</text:p>
          </table:table-cell>
          <table:table-cell office:value-type="float" office:value="76" calcext:value-type="float">
            <text:p>76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58.1952" calcext:value-type="float">
            <text:p>58.1952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103" calcext:value-type="float">
            <text:p>103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58.1952" calcext:value-type="float">
            <text:p>58.1952</text:p>
          </table:table-cell>
          <table:table-cell office:value-type="float" office:value="0.0994024" calcext:value-type="float">
            <text:p>0.099402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82.3309" calcext:value-type="float">
            <text:p>82.3309</text:p>
          </table:table-cell>
          <table:table-cell office:value-type="float" office:value="0.122725" calcext:value-type="float">
            <text:p>0.122725</text:p>
          </table:table-cell>
          <table:table-cell office:value-type="float" office:value="254" calcext:value-type="float">
            <text:p>254</text:p>
          </table:table-cell>
          <table:table-cell office:value-type="float" office:value="0.857736" calcext:value-type="float">
            <text:p>0.857736</text:p>
          </table:table-cell>
          <table:table-cell office:value-type="float" office:value="61.3596" calcext:value-type="float">
            <text:p>61.3596</text:p>
          </table:table-cell>
          <table:table-cell office:value-type="float" office:value="0.116715" calcext:value-type="float">
            <text:p>0.116715</text:p>
          </table:table-cell>
          <table:table-cell office:value-type="float" office:value="28" calcext:value-type="float">
            <text:p>28</text:p>
          </table:table-cell>
          <table:table-cell office:value-type="float" office:value="0.877841" calcext:value-type="float">
            <text:p>0.877841</text:p>
          </table:table-cell>
          <table:table-cell office:value-type="float" office:value="60.6676" calcext:value-type="float">
            <text:p>60.6676</text:p>
          </table:table-cell>
          <table:table-cell office:value-type="float" office:value="0.0980676" calcext:value-type="float">
            <text:p>0.0980676</text:p>
          </table:table-cell>
          <table:table-cell office:value-type="float" office:value="69" calcext:value-type="float">
            <text:p>69</text:p>
          </table:table-cell>
          <table:table-cell office:value-type="float" office:value="0.880447" calcext:value-type="float">
            <text:p>0.880447</text:p>
          </table:table-cell>
          <table:table-cell office:value-type="float" office:value="58.1937" calcext:value-type="float">
            <text:p>58.1937</text:p>
          </table:table-cell>
          <table:table-cell office:value-type="float" office:value="0.0989755" calcext:value-type="float">
            <text:p>0.0989755</text:p>
          </table:table-cell>
          <table:table-cell office:value-type="float" office:value="75" calcext:value-type="float">
            <text:p>75</text:p>
          </table:table-cell>
          <table:table-cell office:value-type="float" office:value="0.880189" calcext:value-type="float">
            <text:p>0.880189</text:p>
          </table:table-cell>
          <table:table-cell office:value-type="float" office:value="58.158" calcext:value-type="float">
            <text:p>58.158</text:p>
          </table:table-cell>
          <table:table-cell office:value-type="float" office:value="0.0993733" calcext:value-type="float">
            <text:p>0.0993733</text:p>
          </table:table-cell>
          <table:table-cell office:value-type="float" office:value="102" calcext:value-type="float">
            <text:p>102</text:p>
          </table:table-cell>
          <table:table-cell office:value-type="float" office:value="0.880189" calcext:value-type="float">
            <text:p>0.880189</text:p>
          </table:table-cell>
          <table:table-cell office:value-type="float" office:value="58.158" calcext:value-type="float">
            <text:p>58.158</text:p>
          </table:table-cell>
          <table:table-cell office:value-type="float" office:value="0.0993733" calcext:value-type="float">
            <text:p>0.099373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float" office:value="0.851713" calcext:value-type="float">
            <text:p>0.851713</text:p>
          </table:table-cell>
          <table:table-cell office:value-type="float" office:value="86.0143" calcext:value-type="float">
            <text:p>86.0143</text:p>
          </table:table-cell>
          <table:table-cell office:value-type="float" office:value="0.122499" calcext:value-type="float">
            <text:p>0.122499</text:p>
          </table:table-cell>
          <table:table-cell office:value-type="float" office:value="254" calcext:value-type="float">
            <text:p>254</text:p>
          </table:table-cell>
          <table:table-cell office:value-type="float" office:value="0.869625" calcext:value-type="float">
            <text:p>0.869625</text:p>
          </table:table-cell>
          <table:table-cell office:value-type="float" office:value="63.7871" calcext:value-type="float">
            <text:p>63.7871</text:p>
          </table:table-cell>
          <table:table-cell office:value-type="float" office:value="0.107886" calcext:value-type="float">
            <text:p>0.107886</text:p>
          </table:table-cell>
          <table:table-cell office:value-type="float" office:value="28" calcext:value-type="float">
            <text:p>28</text:p>
          </table:table-cell>
          <table:table-cell office:value-type="float" office:value="0.880845" calcext:value-type="float">
            <text:p>0.880845</text:p>
          </table:table-cell>
          <table:table-cell office:value-type="float" office:value="62.2984" calcext:value-type="float">
            <text:p>62.2984</text:p>
          </table:table-cell>
          <table:table-cell office:value-type="float" office:value="0.0947046" calcext:value-type="float">
            <text:p>0.0947046</text:p>
          </table:table-cell>
          <table:table-cell office:value-type="float" office:value="66" calcext:value-type="float">
            <text:p>66</text:p>
          </table:table-cell>
          <table:table-cell office:value-type="float" office:value="0.883981" calcext:value-type="float">
            <text:p>0.883981</text:p>
          </table:table-cell>
          <table:table-cell office:value-type="float" office:value="60.226" calcext:value-type="float">
            <text:p>60.226</text:p>
          </table:table-cell>
          <table:table-cell office:value-type="float" office:value="0.0962142" calcext:value-type="float">
            <text:p>0.0962142</text:p>
          </table:table-cell>
          <table:table-cell office:value-type="float" office:value="75" calcext:value-type="float">
            <text:p>75</text:p>
          </table:table-cell>
          <table:table-cell office:value-type="float" office:value="0.883877" calcext:value-type="float">
            <text:p>0.883877</text:p>
          </table:table-cell>
          <table:table-cell office:value-type="float" office:value="60.1586" calcext:value-type="float">
            <text:p>60.1586</text:p>
          </table:table-cell>
          <table:table-cell office:value-type="float" office:value="0.0967265" calcext:value-type="float">
            <text:p>0.0967265</text:p>
          </table:table-cell>
          <table:table-cell office:value-type="float" office:value="101" calcext:value-type="float">
            <text:p>101</text:p>
          </table:table-cell>
          <table:table-cell office:value-type="float" office:value="0.883877" calcext:value-type="float">
            <text:p>0.883877</text:p>
          </table:table-cell>
          <table:table-cell office:value-type="float" office:value="60.1586" calcext:value-type="float">
            <text:p>60.1586</text:p>
          </table:table-cell>
          <table:table-cell office:value-type="float" office:value="0.0967265" calcext:value-type="float">
            <text:p>0.096726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float" office:value="0.848231" calcext:value-type="float">
            <text:p>0.848231</text:p>
          </table:table-cell>
          <table:table-cell office:value-type="float" office:value="80.7666" calcext:value-type="float">
            <text:p>80.7666</text:p>
          </table:table-cell>
          <table:table-cell office:value-type="float" office:value="0.1269" calcext:value-type="float">
            <text:p>0.1269</text:p>
          </table:table-cell>
          <table:table-cell office:value-type="float" office:value="253" calcext:value-type="float">
            <text:p>253</text:p>
          </table:table-cell>
          <table:table-cell office:value-type="float" office:value="0.857826" calcext:value-type="float">
            <text:p>0.857826</text:p>
          </table:table-cell>
          <table:table-cell office:value-type="float" office:value="57.5372" calcext:value-type="float">
            <text:p>57.5372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28" calcext:value-type="float">
            <text:p>28</text:p>
          </table:table-cell>
          <table:table-cell office:value-type="float" office:value="0.887233" calcext:value-type="float">
            <text:p>0.887233</text:p>
          </table:table-cell>
          <table:table-cell office:value-type="float" office:value="54.1005" calcext:value-type="float">
            <text:p>54.1005</text:p>
          </table:table-cell>
          <table:table-cell office:value-type="float" office:value="0.0955251" calcext:value-type="float">
            <text:p>0.0955251</text:p>
          </table:table-cell>
          <table:table-cell office:value-type="float" office:value="68" calcext:value-type="float">
            <text:p>68</text:p>
          </table:table-cell>
          <table:table-cell office:value-type="float" office:value="0.889326" calcext:value-type="float">
            <text:p>0.889326</text:p>
          </table:table-cell>
          <table:table-cell office:value-type="float" office:value="52.4636" calcext:value-type="float">
            <text:p>52.4636</text:p>
          </table:table-cell>
          <table:table-cell office:value-type="float" office:value="0.0940579" calcext:value-type="float">
            <text:p>0.0940579</text:p>
          </table:table-cell>
          <table:table-cell office:value-type="float" office:value="77" calcext:value-type="float">
            <text:p>77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52.4343" calcext:value-type="float">
            <text:p>52.4343</text:p>
          </table:table-cell>
          <table:table-cell office:value-type="float" office:value="0.0947154" calcext:value-type="float">
            <text:p>0.0947154</text:p>
          </table:table-cell>
          <table:table-cell office:value-type="float" office:value="103" calcext:value-type="float">
            <text:p>103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52.4343" calcext:value-type="float">
            <text:p>52.4343</text:p>
          </table:table-cell>
          <table:table-cell office:value-type="float" office:value="0.0947154" calcext:value-type="float">
            <text:p>0.094715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0.848231" calcext:value-type="float">
            <text:p>0.848231</text:p>
          </table:table-cell>
          <table:table-cell office:value-type="float" office:value="80.7666" calcext:value-type="float">
            <text:p>80.7666</text:p>
          </table:table-cell>
          <table:table-cell office:value-type="float" office:value="0.1269" calcext:value-type="float">
            <text:p>0.1269</text:p>
          </table:table-cell>
          <table:table-cell office:value-type="float" office:value="243" calcext:value-type="float">
            <text:p>243</text:p>
          </table:table-cell>
          <table:table-cell office:value-type="float" office:value="0.855077" calcext:value-type="float">
            <text:p>0.855077</text:p>
          </table:table-cell>
          <table:table-cell office:value-type="float" office:value="58.0694" calcext:value-type="float">
            <text:p>58.0694</text:p>
          </table:table-cell>
          <table:table-cell office:value-type="float" office:value="0.11427" calcext:value-type="float">
            <text:p>0.11427</text:p>
          </table:table-cell>
          <table:table-cell office:value-type="float" office:value="29" calcext:value-type="float">
            <text:p>29</text:p>
          </table:table-cell>
          <table:table-cell office:value-type="float" office:value="0.887055" calcext:value-type="float">
            <text:p>0.887055</text:p>
          </table:table-cell>
          <table:table-cell office:value-type="float" office:value="54.2159" calcext:value-type="float">
            <text:p>54.2159</text:p>
          </table:table-cell>
          <table:table-cell office:value-type="float" office:value="0.0957311" calcext:value-type="float">
            <text:p>0.0957311</text:p>
          </table:table-cell>
          <table:table-cell office:value-type="float" office:value="67" calcext:value-type="float">
            <text:p>67</text:p>
          </table:table-cell>
          <table:table-cell office:value-type="float" office:value="0.888648" calcext:value-type="float">
            <text:p>0.888648</text:p>
          </table:table-cell>
          <table:table-cell office:value-type="float" office:value="52.5652" calcext:value-type="float">
            <text:p>52.5652</text:p>
          </table:table-cell>
          <table:table-cell office:value-type="float" office:value="0.0947153" calcext:value-type="float">
            <text:p>0.0947153</text:p>
          </table:table-cell>
          <table:table-cell office:value-type="float" office:value="76" calcext:value-type="float">
            <text:p>76</text:p>
          </table:table-cell>
          <table:table-cell office:value-type="float" office:value="0.888193" calcext:value-type="float">
            <text:p>0.888193</text:p>
          </table:table-cell>
          <table:table-cell office:value-type="float" office:value="52.5403" calcext:value-type="float">
            <text:p>52.5403</text:p>
          </table:table-cell>
          <table:table-cell office:value-type="float" office:value="0.0953189" calcext:value-type="float">
            <text:p>0.0953189</text:p>
          </table:table-cell>
          <table:table-cell office:value-type="float" office:value="100" calcext:value-type="float">
            <text:p>100</text:p>
          </table:table-cell>
          <table:table-cell office:value-type="float" office:value="0.888193" calcext:value-type="float">
            <text:p>0.888193</text:p>
          </table:table-cell>
          <table:table-cell office:value-type="float" office:value="52.5403" calcext:value-type="float">
            <text:p>52.5403</text:p>
          </table:table-cell>
          <table:table-cell office:value-type="float" office:value="0.0953189" calcext:value-type="float">
            <text:p>0.095318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float" office:value="0.838716" calcext:value-type="float">
            <text:p>0.838716</text:p>
          </table:table-cell>
          <table:table-cell office:value-type="float" office:value="92.6544" calcext:value-type="float">
            <text:p>92.6544</text:p>
          </table:table-cell>
          <table:table-cell office:value-type="float" office:value="0.128548" calcext:value-type="float">
            <text:p>0.128548</text:p>
          </table:table-cell>
          <table:table-cell office:value-type="float" office:value="281" calcext:value-type="float">
            <text:p>281</text:p>
          </table:table-cell>
          <table:table-cell office:value-type="float" office:value="0.857742" calcext:value-type="float">
            <text:p>0.857742</text:p>
          </table:table-cell>
          <table:table-cell office:value-type="float" office:value="69.4352" calcext:value-type="float">
            <text:p>69.4352</text:p>
          </table:table-cell>
          <table:table-cell office:value-type="float" office:value="0.110192" calcext:value-type="float">
            <text:p>0.110192</text:p>
          </table:table-cell>
          <table:table-cell office:value-type="float" office:value="29" calcext:value-type="float">
            <text:p>29</text:p>
          </table:table-cell>
          <table:table-cell office:value-type="float" office:value="0.880988" calcext:value-type="float">
            <text:p>0.880988</text:p>
          </table:table-cell>
          <table:table-cell office:value-type="float" office:value="66.401" calcext:value-type="float">
            <text:p>66.401</text:p>
          </table:table-cell>
          <table:table-cell office:value-type="float" office:value="0.0949134" calcext:value-type="float">
            <text:p>0.0949134</text:p>
          </table:table-cell>
          <table:table-cell office:value-type="float" office:value="70" calcext:value-type="float">
            <text:p>70</text:p>
          </table:table-cell>
          <table:table-cell office:value-type="float" office:value="0.885984" calcext:value-type="float">
            <text:p>0.885984</text:p>
          </table:table-cell>
          <table:table-cell office:value-type="float" office:value="64.4902" calcext:value-type="float">
            <text:p>64.4902</text:p>
          </table:table-cell>
          <table:table-cell office:value-type="float" office:value="0.0938447" calcext:value-type="float">
            <text:p>0.0938447</text:p>
          </table:table-cell>
          <table:table-cell office:value-type="float" office:value="75" calcext:value-type="float">
            <text:p>75</text:p>
          </table:table-cell>
          <table:table-cell office:value-type="float" office:value="0.885393" calcext:value-type="float">
            <text:p>0.885393</text:p>
          </table:table-cell>
          <table:table-cell office:value-type="float" office:value="64.4949" calcext:value-type="float">
            <text:p>64.4949</text:p>
          </table:table-cell>
          <table:table-cell office:value-type="float" office:value="0.0946932" calcext:value-type="float">
            <text:p>0.0946932</text:p>
          </table:table-cell>
          <table:table-cell office:value-type="float" office:value="101" calcext:value-type="float">
            <text:p>101</text:p>
          </table:table-cell>
          <table:table-cell office:value-type="float" office:value="0.885393" calcext:value-type="float">
            <text:p>0.885393</text:p>
          </table:table-cell>
          <table:table-cell office:value-type="float" office:value="64.4949" calcext:value-type="float">
            <text:p>64.4949</text:p>
          </table:table-cell>
          <table:table-cell office:value-type="float" office:value="0.0946932" calcext:value-type="float">
            <text:p>0.094693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0.841883" calcext:value-type="float">
            <text:p>0.841883</text:p>
          </table:table-cell>
          <table:table-cell office:value-type="float" office:value="82.3335" calcext:value-type="float">
            <text:p>82.3335</text:p>
          </table:table-cell>
          <table:table-cell office:value-type="float" office:value="0.12693" calcext:value-type="float">
            <text:p>0.12693</text:p>
          </table:table-cell>
          <table:table-cell office:value-type="float" office:value="247" calcext:value-type="float">
            <text:p>247</text:p>
          </table:table-cell>
          <table:table-cell office:value-type="float" office:value="0.855754" calcext:value-type="float">
            <text:p>0.855754</text:p>
          </table:table-cell>
          <table:table-cell office:value-type="float" office:value="65.6728" calcext:value-type="float">
            <text:p>65.672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29" calcext:value-type="float">
            <text:p>29</text:p>
          </table:table-cell>
          <table:table-cell office:value-type="float" office:value="0.884372" calcext:value-type="float">
            <text:p>0.884372</text:p>
          </table:table-cell>
          <table:table-cell office:value-type="float" office:value="59.0189" calcext:value-type="float">
            <text:p>59.0189</text:p>
          </table:table-cell>
          <table:table-cell office:value-type="float" office:value="0.0920802" calcext:value-type="float">
            <text:p>0.0920802</text:p>
          </table:table-cell>
          <table:table-cell office:value-type="float" office:value="66" calcext:value-type="float">
            <text:p>66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58.3534" calcext:value-type="float">
            <text:p>58.3534</text:p>
          </table:table-cell>
          <table:table-cell office:value-type="float" office:value="0.0914794" calcext:value-type="float">
            <text:p>0.0914794</text:p>
          </table:table-cell>
          <table:table-cell office:value-type="float" office:value="76" calcext:value-type="float">
            <text:p>76</text:p>
          </table:table-cell>
          <table:table-cell office:value-type="float" office:value="0.887514" calcext:value-type="float">
            <text:p>0.887514</text:p>
          </table:table-cell>
          <table:table-cell office:value-type="float" office:value="58.3258" calcext:value-type="float">
            <text:p>58.3258</text:p>
          </table:table-cell>
          <table:table-cell office:value-type="float" office:value="0.0923235" calcext:value-type="float">
            <text:p>0.0923235</text:p>
          </table:table-cell>
          <table:table-cell office:value-type="float" office:value="100" calcext:value-type="float">
            <text:p>100</text:p>
          </table:table-cell>
          <table:table-cell office:value-type="float" office:value="0.887514" calcext:value-type="float">
            <text:p>0.887514</text:p>
          </table:table-cell>
          <table:table-cell office:value-type="float" office:value="58.3258" calcext:value-type="float">
            <text:p>58.3258</text:p>
          </table:table-cell>
          <table:table-cell office:value-type="float" office:value="0.0923235" calcext:value-type="float">
            <text:p>0.092323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float" office:value="0.836185" calcext:value-type="float">
            <text:p>0.836185</text:p>
          </table:table-cell>
          <table:table-cell office:value-type="float" office:value="82.6318" calcext:value-type="float">
            <text:p>82.6318</text:p>
          </table:table-cell>
          <table:table-cell office:value-type="float" office:value="0.125061" calcext:value-type="float">
            <text:p>0.125061</text:p>
          </table:table-cell>
          <table:table-cell office:value-type="float" office:value="261" calcext:value-type="float">
            <text:p>261</text:p>
          </table:table-cell>
          <table:table-cell office:value-type="float" office:value="0.846698" calcext:value-type="float">
            <text:p>0.846698</text:p>
          </table:table-cell>
          <table:table-cell office:value-type="float" office:value="64.4968" calcext:value-type="float">
            <text:p>64.4968</text:p>
          </table:table-cell>
          <table:table-cell office:value-type="float" office:value="0.114808" calcext:value-type="float">
            <text:p>0.114808</text:p>
          </table:table-cell>
          <table:table-cell office:value-type="float" office:value="30" calcext:value-type="float">
            <text:p>30</text:p>
          </table:table-cell>
          <table:table-cell office:value-type="float" office:value="0.8693" calcext:value-type="float">
            <text:p>0.8693</text:p>
          </table:table-cell>
          <table:table-cell office:value-type="float" office:value="59.5163" calcext:value-type="float">
            <text:p>59.5163</text:p>
          </table:table-cell>
          <table:table-cell office:value-type="float" office:value="0.0933579" calcext:value-type="float">
            <text:p>0.0933579</text:p>
          </table:table-cell>
          <table:table-cell office:value-type="float" office:value="68" calcext:value-type="float">
            <text:p>68</text:p>
          </table:table-cell>
          <table:table-cell office:value-type="float" office:value="0.867971" calcext:value-type="float">
            <text:p>0.867971</text:p>
          </table:table-cell>
          <table:table-cell office:value-type="float" office:value="60.3607" calcext:value-type="float">
            <text:p>60.3607</text:p>
          </table:table-cell>
          <table:table-cell office:value-type="float" office:value="0.0984927" calcext:value-type="float">
            <text:p>0.0984927</text:p>
          </table:table-cell>
          <table:table-cell office:value-type="float" office:value="75" calcext:value-type="float">
            <text:p>75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60.3544" calcext:value-type="float">
            <text:p>60.3544</text:p>
          </table:table-cell>
          <table:table-cell office:value-type="float" office:value="0.099114" calcext:value-type="float">
            <text:p>0.099114</text:p>
          </table:table-cell>
          <table:table-cell office:value-type="float" office:value="101" calcext:value-type="float">
            <text:p>101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60.3544" calcext:value-type="float">
            <text:p>60.3544</text:p>
          </table:table-cell>
          <table:table-cell office:value-type="float" office:value="0.099114" calcext:value-type="float">
            <text:p>0.0991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0.836185" calcext:value-type="float">
            <text:p>0.836185</text:p>
          </table:table-cell>
          <table:table-cell office:value-type="float" office:value="82.6318" calcext:value-type="float">
            <text:p>82.6318</text:p>
          </table:table-cell>
          <table:table-cell office:value-type="float" office:value="0.125061" calcext:value-type="float">
            <text:p>0.125061</text:p>
          </table:table-cell>
          <table:table-cell office:value-type="float" office:value="256" calcext:value-type="float">
            <text:p>256</text:p>
          </table:table-cell>
          <table:table-cell office:value-type="float" office:value="0.846698" calcext:value-type="float">
            <text:p>0.846698</text:p>
          </table:table-cell>
          <table:table-cell office:value-type="float" office:value="64.4968" calcext:value-type="float">
            <text:p>64.4968</text:p>
          </table:table-cell>
          <table:table-cell office:value-type="float" office:value="0.114808" calcext:value-type="float">
            <text:p>0.114808</text:p>
          </table:table-cell>
          <table:table-cell office:value-type="float" office:value="29" calcext:value-type="float">
            <text:p>29</text:p>
          </table:table-cell>
          <table:table-cell office:value-type="float" office:value="0.8693" calcext:value-type="float">
            <text:p>0.8693</text:p>
          </table:table-cell>
          <table:table-cell office:value-type="float" office:value="59.5163" calcext:value-type="float">
            <text:p>59.5163</text:p>
          </table:table-cell>
          <table:table-cell office:value-type="float" office:value="0.0933579" calcext:value-type="float">
            <text:p>0.0933579</text:p>
          </table:table-cell>
          <table:table-cell office:value-type="float" office:value="67" calcext:value-type="float">
            <text:p>67</text:p>
          </table:table-cell>
          <table:table-cell office:value-type="float" office:value="0.867971" calcext:value-type="float">
            <text:p>0.867971</text:p>
          </table:table-cell>
          <table:table-cell office:value-type="float" office:value="60.3607" calcext:value-type="float">
            <text:p>60.3607</text:p>
          </table:table-cell>
          <table:table-cell office:value-type="float" office:value="0.0984927" calcext:value-type="float">
            <text:p>0.0984927</text:p>
          </table:table-cell>
          <table:table-cell office:value-type="float" office:value="76" calcext:value-type="float">
            <text:p>76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60.3544" calcext:value-type="float">
            <text:p>60.3544</text:p>
          </table:table-cell>
          <table:table-cell office:value-type="float" office:value="0.099114" calcext:value-type="float">
            <text:p>0.099114</text:p>
          </table:table-cell>
          <table:table-cell office:value-type="float" office:value="102" calcext:value-type="float">
            <text:p>102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60.3544" calcext:value-type="float">
            <text:p>60.3544</text:p>
          </table:table-cell>
          <table:table-cell office:value-type="float" office:value="0.099114" calcext:value-type="float">
            <text:p>0.09911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.843036" calcext:value-type="float">
            <text:p>0.843036</text:p>
          </table:table-cell>
          <table:table-cell office:value-type="float" office:value="92.0261" calcext:value-type="float">
            <text:p>92.0261</text:p>
          </table:table-cell>
          <table:table-cell office:value-type="float" office:value="0.117905" calcext:value-type="float">
            <text:p>0.117905</text:p>
          </table:table-cell>
          <table:table-cell office:value-type="float" office:value="247" calcext:value-type="float">
            <text:p>247</text:p>
          </table:table-cell>
          <table:table-cell office:value-type="float" office:value="0.860305" calcext:value-type="float">
            <text:p>0.860305</text:p>
          </table:table-cell>
          <table:table-cell office:value-type="float" office:value="60.3134" calcext:value-type="float">
            <text:p>60.3134</text:p>
          </table:table-cell>
          <table:table-cell office:value-type="float" office:value="0.102132" calcext:value-type="float">
            <text:p>0.102132</text:p>
          </table:table-cell>
          <table:table-cell office:value-type="float" office:value="28" calcext:value-type="float">
            <text:p>28</text:p>
          </table:table-cell>
          <table:table-cell office:value-type="float" office:value="0.878385" calcext:value-type="float">
            <text:p>0.878385</text:p>
          </table:table-cell>
          <table:table-cell office:value-type="float" office:value="59.5846" calcext:value-type="float">
            <text:p>59.5846</text:p>
          </table:table-cell>
          <table:table-cell office:value-type="float" office:value="0.0837332" calcext:value-type="float">
            <text:p>0.0837332</text:p>
          </table:table-cell>
          <table:table-cell office:value-type="float" office:value="67" calcext:value-type="float">
            <text:p>67</text:p>
          </table:table-cell>
          <table:table-cell office:value-type="float" office:value="0.880269" calcext:value-type="float">
            <text:p>0.880269</text:p>
          </table:table-cell>
          <table:table-cell office:value-type="float" office:value="59.2475" calcext:value-type="float">
            <text:p>59.2475</text:p>
          </table:table-cell>
          <table:table-cell office:value-type="float" office:value="0.0854334" calcext:value-type="float">
            <text:p>0.0854334</text:p>
          </table:table-cell>
          <table:table-cell office:value-type="float" office:value="75" calcext:value-type="float">
            <text:p>75</text:p>
          </table:table-cell>
          <table:table-cell office:value-type="float" office:value="0.879962" calcext:value-type="float">
            <text:p>0.879962</text:p>
          </table:table-cell>
          <table:table-cell office:value-type="float" office:value="59.2266" calcext:value-type="float">
            <text:p>59.2266</text:p>
          </table:table-cell>
          <table:table-cell office:value-type="float" office:value="0.0858472" calcext:value-type="float">
            <text:p>0.0858472</text:p>
          </table:table-cell>
          <table:table-cell office:value-type="float" office:value="102" calcext:value-type="float">
            <text:p>102</text:p>
          </table:table-cell>
          <table:table-cell office:value-type="float" office:value="0.879962" calcext:value-type="float">
            <text:p>0.879962</text:p>
          </table:table-cell>
          <table:table-cell office:value-type="float" office:value="59.2266" calcext:value-type="float">
            <text:p>59.2266</text:p>
          </table:table-cell>
          <table:table-cell office:value-type="float" office:value="0.0858472" calcext:value-type="float">
            <text:p>0.085847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99.81" calcext:value-type="float">
            <text:p>99.81</text:p>
          </table:table-cell>
          <table:table-cell office:value-type="float" office:value="0.125718" calcext:value-type="float">
            <text:p>0.125718</text:p>
          </table:table-cell>
          <table:table-cell office:value-type="float" office:value="282" calcext:value-type="float">
            <text:p>282</text:p>
          </table:table-cell>
          <table:table-cell office:value-type="float" office:value="0.858578" calcext:value-type="float">
            <text:p>0.858578</text:p>
          </table:table-cell>
          <table:table-cell office:value-type="float" office:value="62.124" calcext:value-type="float">
            <text:p>62.124</text:p>
          </table:table-cell>
          <table:table-cell office:value-type="float" office:value="0.109197" calcext:value-type="float">
            <text:p>0.109197</text:p>
          </table:table-cell>
          <table:table-cell office:value-type="float" office:value="28" calcext:value-type="float">
            <text:p>28</text:p>
          </table:table-cell>
          <table:table-cell office:value-type="float" office:value="0.87335" calcext:value-type="float">
            <text:p>0.87335</text:p>
          </table:table-cell>
          <table:table-cell office:value-type="float" office:value="60.3043" calcext:value-type="float">
            <text:p>60.3043</text:p>
          </table:table-cell>
          <table:table-cell office:value-type="float" office:value="0.0926714" calcext:value-type="float">
            <text:p>0.0926714</text:p>
          </table:table-cell>
          <table:table-cell office:value-type="float" office:value="67" calcext:value-type="float">
            <text:p>67</text:p>
          </table:table-cell>
          <table:table-cell office:value-type="float" office:value="0.878057" calcext:value-type="float">
            <text:p>0.878057</text:p>
          </table:table-cell>
          <table:table-cell office:value-type="float" office:value="59.3987" calcext:value-type="float">
            <text:p>59.3987</text:p>
          </table:table-cell>
          <table:table-cell office:value-type="float" office:value="0.0931941" calcext:value-type="float">
            <text:p>0.0931941</text:p>
          </table:table-cell>
          <table:table-cell office:value-type="float" office:value="74" calcext:value-type="float">
            <text:p>74</text:p>
          </table:table-cell>
          <table:table-cell office:value-type="float" office:value="0.877468" calcext:value-type="float">
            <text:p>0.877468</text:p>
          </table:table-cell>
          <table:table-cell office:value-type="float" office:value="59.4138" calcext:value-type="float">
            <text:p>59.4138</text:p>
          </table:table-cell>
          <table:table-cell office:value-type="float" office:value="0.0938222" calcext:value-type="float">
            <text:p>0.0938222</text:p>
          </table:table-cell>
          <table:table-cell office:value-type="float" office:value="101" calcext:value-type="float">
            <text:p>101</text:p>
          </table:table-cell>
          <table:table-cell office:value-type="float" office:value="0.877468" calcext:value-type="float">
            <text:p>0.877468</text:p>
          </table:table-cell>
          <table:table-cell office:value-type="float" office:value="59.4138" calcext:value-type="float">
            <text:p>59.4138</text:p>
          </table:table-cell>
          <table:table-cell office:value-type="float" office:value="0.0938222" calcext:value-type="float">
            <text:p>0.093822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" calcext:value-type="float">
            <text:p>4</text:p>
          </table:table-cell>
          <table:table-cell office:value-type="float" office:value="0.847563" calcext:value-type="float">
            <text:p>0.847563</text:p>
          </table:table-cell>
          <table:table-cell office:value-type="float" office:value="116.486" calcext:value-type="float">
            <text:p>116.486</text:p>
          </table:table-cell>
          <table:table-cell office:value-type="float" office:value="0.129812" calcext:value-type="float">
            <text:p>0.129812</text:p>
          </table:table-cell>
          <table:table-cell office:value-type="float" office:value="249" calcext:value-type="float">
            <text:p>249</text:p>
          </table:table-cell>
          <table:table-cell office:value-type="float" office:value="0.866043" calcext:value-type="float">
            <text:p>0.866043</text:p>
          </table:table-cell>
          <table:table-cell office:value-type="float" office:value="85.9027" calcext:value-type="float">
            <text:p>85.9027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28" calcext:value-type="float">
            <text:p>28</text:p>
          </table:table-cell>
          <table:table-cell office:value-type="float" office:value="0.879807" calcext:value-type="float">
            <text:p>0.879807</text:p>
          </table:table-cell>
          <table:table-cell office:value-type="float" office:value="86.0378" calcext:value-type="float">
            <text:p>86.0378</text:p>
          </table:table-cell>
          <table:table-cell office:value-type="float" office:value="0.0915619" calcext:value-type="float">
            <text:p>0.0915619</text:p>
          </table:table-cell>
          <table:table-cell office:value-type="float" office:value="69" calcext:value-type="float">
            <text:p>69</text:p>
          </table:table-cell>
          <table:table-cell office:value-type="float" office:value="0.885328" calcext:value-type="float">
            <text:p>0.885328</text:p>
          </table:table-cell>
          <table:table-cell office:value-type="float" office:value="84.5206" calcext:value-type="float">
            <text:p>84.5206</text:p>
          </table:table-cell>
          <table:table-cell office:value-type="float" office:value="0.0912562" calcext:value-type="float">
            <text:p>0.0912562</text:p>
          </table:table-cell>
          <table:table-cell office:value-type="float" office:value="75" calcext:value-type="float">
            <text:p>75</text:p>
          </table:table-cell>
          <table:table-cell office:value-type="float" office:value="0.884725" calcext:value-type="float">
            <text:p>0.884725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0.0917105" calcext:value-type="float">
            <text:p>0.0917105</text:p>
          </table:table-cell>
          <table:table-cell office:value-type="float" office:value="102" calcext:value-type="float">
            <text:p>102</text:p>
          </table:table-cell>
          <table:table-cell office:value-type="float" office:value="0.884725" calcext:value-type="float">
            <text:p>0.884725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0.0917105" calcext:value-type="float">
            <text:p>0.091710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0.833198" calcext:value-type="float">
            <text:p>0.833198</text:p>
          </table:table-cell>
          <table:table-cell office:value-type="float" office:value="110.638" calcext:value-type="float">
            <text:p>110.638</text:p>
          </table:table-cell>
          <table:table-cell office:value-type="float" office:value="0.1371" calcext:value-type="float">
            <text:p>0.1371</text:p>
          </table:table-cell>
          <table:table-cell office:value-type="float" office:value="290" calcext:value-type="float">
            <text:p>290</text:p>
          </table:table-cell>
          <table:table-cell office:value-type="float" office:value="0.844915" calcext:value-type="float">
            <text:p>0.844915</text:p>
          </table:table-cell>
          <table:table-cell office:value-type="float" office:value="67.0265" calcext:value-type="float">
            <text:p>67.0265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28" calcext:value-type="float">
            <text:p>28</text:p>
          </table:table-cell>
          <table:table-cell office:value-type="float" office:value="0.859855" calcext:value-type="float">
            <text:p>0.859855</text:p>
          </table:table-cell>
          <table:table-cell office:value-type="float" office:value="67.3808" calcext:value-type="float">
            <text:p>67.3808</text:p>
          </table:table-cell>
          <table:table-cell office:value-type="float" office:value="0.0984901" calcext:value-type="float">
            <text:p>0.0984901</text:p>
          </table:table-cell>
          <table:table-cell office:value-type="float" office:value="71" calcext:value-type="float">
            <text:p>71</text:p>
          </table:table-cell>
          <table:table-cell office:value-type="float" office:value="0.863832" calcext:value-type="float">
            <text:p>0.863832</text:p>
          </table:table-cell>
          <table:table-cell office:value-type="float" office:value="66.4713" calcext:value-type="float">
            <text:p>66.4713</text:p>
          </table:table-cell>
          <table:table-cell office:value-type="float" office:value="0.0987275" calcext:value-type="float">
            <text:p>0.0987275</text:p>
          </table:table-cell>
          <table:table-cell office:value-type="float" office:value="75" calcext:value-type="float">
            <text:p>75</text:p>
          </table:table-cell>
          <table:table-cell office:value-type="float" office:value="0.863103" calcext:value-type="float">
            <text:p>0.863103</text:p>
          </table:table-cell>
          <table:table-cell office:value-type="float" office:value="66.4946" calcext:value-type="float">
            <text:p>66.4946</text:p>
          </table:table-cell>
          <table:table-cell office:value-type="float" office:value="0.0994029" calcext:value-type="float">
            <text:p>0.0994029</text:p>
          </table:table-cell>
          <table:table-cell office:value-type="float" office:value="106" calcext:value-type="float">
            <text:p>106</text:p>
          </table:table-cell>
          <table:table-cell office:value-type="float" office:value="0.863103" calcext:value-type="float">
            <text:p>0.863103</text:p>
          </table:table-cell>
          <table:table-cell office:value-type="float" office:value="66.4946" calcext:value-type="float">
            <text:p>66.4946</text:p>
          </table:table-cell>
          <table:table-cell office:value-type="float" office:value="0.0994029" calcext:value-type="float">
            <text:p>0.099402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float" office:value="0.854804" calcext:value-type="float">
            <text:p>0.854804</text:p>
          </table:table-cell>
          <table:table-cell office:value-type="float" office:value="73.204" calcext:value-type="float">
            <text:p>73.204</text:p>
          </table:table-cell>
          <table:table-cell office:value-type="float" office:value="0.119536" calcext:value-type="float">
            <text:p>0.119536</text:p>
          </table:table-cell>
          <table:table-cell office:value-type="float" office:value="251" calcext:value-type="float">
            <text:p>251</text:p>
          </table:table-cell>
          <table:table-cell office:value-type="float" office:value="0.8729" calcext:value-type="float">
            <text:p>0.8729</text:p>
          </table:table-cell>
          <table:table-cell office:value-type="float" office:value="46.7227" calcext:value-type="float">
            <text:p>46.7227</text:p>
          </table:table-cell>
          <table:table-cell office:value-type="float" office:value="0.0967557" calcext:value-type="float">
            <text:p>0.0967557</text:p>
          </table:table-cell>
          <table:table-cell office:value-type="float" office:value="28" calcext:value-type="float">
            <text:p>28</text:p>
          </table:table-cell>
          <table:table-cell office:value-type="float" office:value="0.883944" calcext:value-type="float">
            <text:p>0.883944</text:p>
          </table:table-cell>
          <table:table-cell office:value-type="float" office:value="47.6418" calcext:value-type="float">
            <text:p>47.6418</text:p>
          </table:table-cell>
          <table:table-cell office:value-type="float" office:value="0.0837044" calcext:value-type="float">
            <text:p>0.0837044</text:p>
          </table:table-cell>
          <table:table-cell office:value-type="float" office:value="70" calcext:value-type="float">
            <text:p>70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46.5292" calcext:value-type="float">
            <text:p>46.5292</text:p>
          </table:table-cell>
          <table:table-cell office:value-type="float" office:value="0.0840602" calcext:value-type="float">
            <text:p>0.0840602</text:p>
          </table:table-cell>
          <table:table-cell office:value-type="float" office:value="74" calcext:value-type="float">
            <text:p>74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46.5334" calcext:value-type="float">
            <text:p>46.5334</text:p>
          </table:table-cell>
          <table:table-cell office:value-type="float" office:value="0.0846355" calcext:value-type="float">
            <text:p>0.0846355</text:p>
          </table:table-cell>
          <table:table-cell office:value-type="float" office:value="105" calcext:value-type="float">
            <text:p>105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46.5334" calcext:value-type="float">
            <text:p>46.5334</text:p>
          </table:table-cell>
          <table:table-cell office:value-type="float" office:value="0.0846355" calcext:value-type="float">
            <text:p>0.084635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.854804" calcext:value-type="float">
            <text:p>0.854804</text:p>
          </table:table-cell>
          <table:table-cell office:value-type="float" office:value="73.204" calcext:value-type="float">
            <text:p>73.204</text:p>
          </table:table-cell>
          <table:table-cell office:value-type="float" office:value="0.119536" calcext:value-type="float">
            <text:p>0.119536</text:p>
          </table:table-cell>
          <table:table-cell office:value-type="float" office:value="245" calcext:value-type="float">
            <text:p>245</text:p>
          </table:table-cell>
          <table:table-cell office:value-type="float" office:value="0.8729" calcext:value-type="float">
            <text:p>0.8729</text:p>
          </table:table-cell>
          <table:table-cell office:value-type="float" office:value="46.7227" calcext:value-type="float">
            <text:p>46.7227</text:p>
          </table:table-cell>
          <table:table-cell office:value-type="float" office:value="0.0967557" calcext:value-type="float">
            <text:p>0.0967557</text:p>
          </table:table-cell>
          <table:table-cell office:value-type="float" office:value="28" calcext:value-type="float">
            <text:p>28</text:p>
          </table:table-cell>
          <table:table-cell office:value-type="float" office:value="0.883944" calcext:value-type="float">
            <text:p>0.883944</text:p>
          </table:table-cell>
          <table:table-cell office:value-type="float" office:value="47.6418" calcext:value-type="float">
            <text:p>47.6418</text:p>
          </table:table-cell>
          <table:table-cell office:value-type="float" office:value="0.0837044" calcext:value-type="float">
            <text:p>0.0837044</text:p>
          </table:table-cell>
          <table:table-cell office:value-type="float" office:value="66" calcext:value-type="float">
            <text:p>66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46.5292" calcext:value-type="float">
            <text:p>46.5292</text:p>
          </table:table-cell>
          <table:table-cell office:value-type="float" office:value="0.0840602" calcext:value-type="float">
            <text:p>0.0840602</text:p>
          </table:table-cell>
          <table:table-cell office:value-type="float" office:value="74" calcext:value-type="float">
            <text:p>74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46.5334" calcext:value-type="float">
            <text:p>46.5334</text:p>
          </table:table-cell>
          <table:table-cell office:value-type="float" office:value="0.0846355" calcext:value-type="float">
            <text:p>0.0846355</text:p>
          </table:table-cell>
          <table:table-cell office:value-type="float" office:value="99" calcext:value-type="float">
            <text:p>99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46.5334" calcext:value-type="float">
            <text:p>46.5334</text:p>
          </table:table-cell>
          <table:table-cell office:value-type="float" office:value="0.0846355" calcext:value-type="float">
            <text:p>0.084635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office:value-type="float" office:value="0.849905" calcext:value-type="float">
            <text:p>0.849905</text:p>
          </table:table-cell>
          <table:table-cell office:value-type="float" office:value="104.59" calcext:value-type="float">
            <text:p>104.59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277" calcext:value-type="float">
            <text:p>277</text:p>
          </table:table-cell>
          <table:table-cell office:value-type="float" office:value="0.863039" calcext:value-type="float">
            <text:p>0.863039</text:p>
          </table:table-cell>
          <table:table-cell office:value-type="float" office:value="69.9554" calcext:value-type="float">
            <text:p>69.9554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29" calcext:value-type="float">
            <text:p>29</text:p>
          </table:table-cell>
          <table:table-cell office:value-type="float" office:value="0.877876" calcext:value-type="float">
            <text:p>0.877876</text:p>
          </table:table-cell>
          <table:table-cell office:value-type="float" office:value="69.5221" calcext:value-type="float">
            <text:p>69.5221</text:p>
          </table:table-cell>
          <table:table-cell office:value-type="float" office:value="0.0864813" calcext:value-type="float">
            <text:p>0.0864813</text:p>
          </table:table-cell>
          <table:table-cell office:value-type="float" office:value="70" calcext:value-type="float">
            <text:p>70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68.5082" calcext:value-type="float">
            <text:p>68.5082</text:p>
          </table:table-cell>
          <table:table-cell office:value-type="float" office:value="0.087906" calcext:value-type="float">
            <text:p>0.087906</text:p>
          </table:table-cell>
          <table:table-cell office:value-type="float" office:value="74" calcext:value-type="float">
            <text:p>74</text:p>
          </table:table-cell>
          <table:table-cell office:value-type="float" office:value="0.87962" calcext:value-type="float">
            <text:p>0.87962</text:p>
          </table:table-cell>
          <table:table-cell office:value-type="float" office:value="68.5244" calcext:value-type="float">
            <text:p>68.5244</text:p>
          </table:table-cell>
          <table:table-cell office:value-type="float" office:value="0.0884831" calcext:value-type="float">
            <text:p>0.0884831</text:p>
          </table:table-cell>
          <table:table-cell office:value-type="float" office:value="100" calcext:value-type="float">
            <text:p>100</text:p>
          </table:table-cell>
          <table:table-cell office:value-type="float" office:value="0.87962" calcext:value-type="float">
            <text:p>0.87962</text:p>
          </table:table-cell>
          <table:table-cell office:value-type="float" office:value="68.5244" calcext:value-type="float">
            <text:p>68.5244</text:p>
          </table:table-cell>
          <table:table-cell office:value-type="float" office:value="0.0884831" calcext:value-type="float">
            <text:p>0.088483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float" office:value="0.849905" calcext:value-type="float">
            <text:p>0.849905</text:p>
          </table:table-cell>
          <table:table-cell office:value-type="float" office:value="104.59" calcext:value-type="float">
            <text:p>104.59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257" calcext:value-type="float">
            <text:p>257</text:p>
          </table:table-cell>
          <table:table-cell office:value-type="float" office:value="0.864514" calcext:value-type="float">
            <text:p>0.864514</text:p>
          </table:table-cell>
          <table:table-cell office:value-type="float" office:value="69.9291" calcext:value-type="float">
            <text:p>69.9291</text:p>
          </table:table-cell>
          <table:table-cell office:value-type="float" office:value="0.100433" calcext:value-type="float">
            <text:p>0.100433</text:p>
          </table:table-cell>
          <table:table-cell office:value-type="float" office:value="29" calcext:value-type="float">
            <text:p>29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69.4756" calcext:value-type="float">
            <text:p>69.4756</text:p>
          </table:table-cell>
          <table:table-cell office:value-type="float" office:value="0.0869838" calcext:value-type="float">
            <text:p>0.0869838</text:p>
          </table:table-cell>
          <table:table-cell office:value-type="float" office:value="66" calcext:value-type="float">
            <text:p>66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67.9541" calcext:value-type="float">
            <text:p>67.9541</text:p>
          </table:table-cell>
          <table:table-cell office:value-type="float" office:value="0.0883025" calcext:value-type="float">
            <text:p>0.0883025</text:p>
          </table:table-cell>
          <table:table-cell office:value-type="float" office:value="74" calcext:value-type="float">
            <text:p>74</text:p>
          </table:table-cell>
          <table:table-cell office:value-type="float" office:value="0.878397" calcext:value-type="float">
            <text:p>0.878397</text:p>
          </table:table-cell>
          <table:table-cell office:value-type="float" office:value="67.9617" calcext:value-type="float">
            <text:p>67.9617</text:p>
          </table:table-cell>
          <table:table-cell office:value-type="float" office:value="0.088878" calcext:value-type="float">
            <text:p>0.088878</text:p>
          </table:table-cell>
          <table:table-cell office:value-type="float" office:value="100" calcext:value-type="float">
            <text:p>100</text:p>
          </table:table-cell>
          <table:table-cell office:value-type="float" office:value="0.878397" calcext:value-type="float">
            <text:p>0.878397</text:p>
          </table:table-cell>
          <table:table-cell office:value-type="float" office:value="67.9617" calcext:value-type="float">
            <text:p>67.9617</text:p>
          </table:table-cell>
          <table:table-cell office:value-type="float" office:value="0.088878" calcext:value-type="float">
            <text:p>0.08887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0.851786" calcext:value-type="float">
            <text:p>0.851786</text:p>
          </table:table-cell>
          <table:table-cell office:value-type="float" office:value="96.7967" calcext:value-type="float">
            <text:p>96.7967</text:p>
          </table:table-cell>
          <table:table-cell office:value-type="float" office:value="0.116271" calcext:value-type="float">
            <text:p>0.116271</text:p>
          </table:table-cell>
          <table:table-cell office:value-type="float" office:value="299" calcext:value-type="float">
            <text:p>299</text:p>
          </table:table-cell>
          <table:table-cell office:value-type="float" office:value="0.869726" calcext:value-type="float">
            <text:p>0.869726</text:p>
          </table:table-cell>
          <table:table-cell office:value-type="float" office:value="64.4848" calcext:value-type="float">
            <text:p>64.4848</text:p>
          </table:table-cell>
          <table:table-cell office:value-type="float" office:value="0.0928079" calcext:value-type="float">
            <text:p>0.0928079</text:p>
          </table:table-cell>
          <table:table-cell office:value-type="float" office:value="28" calcext:value-type="float">
            <text:p>28</text:p>
          </table:table-cell>
          <table:table-cell office:value-type="float" office:value="0.884131" calcext:value-type="float">
            <text:p>0.884131</text:p>
          </table:table-cell>
          <table:table-cell office:value-type="float" office:value="64.9362" calcext:value-type="float">
            <text:p>64.9362</text:p>
          </table:table-cell>
          <table:table-cell office:value-type="float" office:value="0.0776688" calcext:value-type="float">
            <text:p>0.0776688</text:p>
          </table:table-cell>
          <table:table-cell office:value-type="float" office:value="69" calcext:value-type="float">
            <text:p>69</text:p>
          </table:table-cell>
          <table:table-cell office:value-type="float" office:value="0.885605" calcext:value-type="float">
            <text:p>0.885605</text:p>
          </table:table-cell>
          <table:table-cell office:value-type="float" office:value="62.583" calcext:value-type="float">
            <text:p>62.583</text:p>
          </table:table-cell>
          <table:table-cell office:value-type="float" office:value="0.0781365" calcext:value-type="float">
            <text:p>0.0781365</text:p>
          </table:table-cell>
          <table:table-cell office:value-type="float" office:value="75" calcext:value-type="float">
            <text:p>75</text:p>
          </table:table-cell>
          <table:table-cell office:value-type="float" office:value="0.885541" calcext:value-type="float">
            <text:p>0.885541</text:p>
          </table:table-cell>
          <table:table-cell office:value-type="float" office:value="62.5442" calcext:value-type="float">
            <text:p>62.5442</text:p>
          </table:table-cell>
          <table:table-cell office:value-type="float" office:value="0.0784707" calcext:value-type="float">
            <text:p>0.0784707</text:p>
          </table:table-cell>
          <table:table-cell office:value-type="float" office:value="101" calcext:value-type="float">
            <text:p>101</text:p>
          </table:table-cell>
          <table:table-cell office:value-type="float" office:value="0.885541" calcext:value-type="float">
            <text:p>0.885541</text:p>
          </table:table-cell>
          <table:table-cell office:value-type="float" office:value="62.5442" calcext:value-type="float">
            <text:p>62.5442</text:p>
          </table:table-cell>
          <table:table-cell office:value-type="float" office:value="0.0784707" calcext:value-type="float">
            <text:p>0.078470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float" office:value="0.851786" calcext:value-type="float">
            <text:p>0.851786</text:p>
          </table:table-cell>
          <table:table-cell office:value-type="float" office:value="96.7967" calcext:value-type="float">
            <text:p>96.7967</text:p>
          </table:table-cell>
          <table:table-cell office:value-type="float" office:value="0.116271" calcext:value-type="float">
            <text:p>0.116271</text:p>
          </table:table-cell>
          <table:table-cell office:value-type="float" office:value="263" calcext:value-type="float">
            <text:p>263</text:p>
          </table:table-cell>
          <table:table-cell office:value-type="float" office:value="0.870531" calcext:value-type="float">
            <text:p>0.870531</text:p>
          </table:table-cell>
          <table:table-cell office:value-type="float" office:value="64.9381" calcext:value-type="float">
            <text:p>64.9381</text:p>
          </table:table-cell>
          <table:table-cell office:value-type="float" office:value="0.0922638" calcext:value-type="float">
            <text:p>0.0922638</text:p>
          </table:table-cell>
          <table:table-cell office:value-type="float" office:value="29" calcext:value-type="float">
            <text:p>29</text:p>
          </table:table-cell>
          <table:table-cell office:value-type="float" office:value="0.884326" calcext:value-type="float">
            <text:p>0.884326</text:p>
          </table:table-cell>
          <table:table-cell office:value-type="float" office:value="64.9142" calcext:value-type="float">
            <text:p>64.9142</text:p>
          </table:table-cell>
          <table:table-cell office:value-type="float" office:value="0.077546" calcext:value-type="float">
            <text:p>0.077546</text:p>
          </table:table-cell>
          <table:table-cell office:value-type="float" office:value="67" calcext:value-type="float">
            <text:p>67</text:p>
          </table:table-cell>
          <table:table-cell office:value-type="float" office:value="0.885927" calcext:value-type="float">
            <text:p>0.885927</text:p>
          </table:table-cell>
          <table:table-cell office:value-type="float" office:value="63.2518" calcext:value-type="float">
            <text:p>63.2518</text:p>
          </table:table-cell>
          <table:table-cell office:value-type="float" office:value="0.0785441" calcext:value-type="float">
            <text:p>0.0785441</text:p>
          </table:table-cell>
          <table:table-cell office:value-type="float" office:value="75" calcext:value-type="float">
            <text:p>75</text:p>
          </table:table-cell>
          <table:table-cell office:value-type="float" office:value="0.885617" calcext:value-type="float">
            <text:p>0.885617</text:p>
          </table:table-cell>
          <table:table-cell office:value-type="float" office:value="63.2417" calcext:value-type="float">
            <text:p>63.2417</text:p>
          </table:table-cell>
          <table:table-cell office:value-type="float" office:value="0.0789405" calcext:value-type="float">
            <text:p>0.0789405</text:p>
          </table:table-cell>
          <table:table-cell office:value-type="float" office:value="103" calcext:value-type="float">
            <text:p>103</text:p>
          </table:table-cell>
          <table:table-cell office:value-type="float" office:value="0.885617" calcext:value-type="float">
            <text:p>0.885617</text:p>
          </table:table-cell>
          <table:table-cell office:value-type="float" office:value="63.2417" calcext:value-type="float">
            <text:p>63.2417</text:p>
          </table:table-cell>
          <table:table-cell office:value-type="float" office:value="0.0789405" calcext:value-type="float">
            <text:p>0.078940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74.0889" calcext:value-type="float">
            <text:p>74.0889</text:p>
          </table:table-cell>
          <table:table-cell office:value-type="float" office:value="0.119762" calcext:value-type="float">
            <text:p>0.119762</text:p>
          </table:table-cell>
          <table:table-cell office:value-type="float" office:value="250" calcext:value-type="float">
            <text:p>250</text:p>
          </table:table-cell>
          <table:table-cell office:value-type="float" office:value="0.878082" calcext:value-type="float">
            <text:p>0.878082</text:p>
          </table:table-cell>
          <table:table-cell office:value-type="float" office:value="44.49" calcext:value-type="float">
            <text:p>44.49</text:p>
          </table:table-cell>
          <table:table-cell office:value-type="float" office:value="0.095593" calcext:value-type="float">
            <text:p>0.095593</text:p>
          </table:table-cell>
          <table:table-cell office:value-type="float" office:value="29" calcext:value-type="float">
            <text:p>29</text:p>
          </table:table-cell>
          <table:table-cell office:value-type="float" office:value="0.888613" calcext:value-type="float">
            <text:p>0.888613</text:p>
          </table:table-cell>
          <table:table-cell office:value-type="float" office:value="46.4585" calcext:value-type="float">
            <text:p>46.4585</text:p>
          </table:table-cell>
          <table:table-cell office:value-type="float" office:value="0.0850785" calcext:value-type="float">
            <text:p>0.0850785</text:p>
          </table:table-cell>
          <table:table-cell office:value-type="float" office:value="69" calcext:value-type="float">
            <text:p>69</text:p>
          </table:table-cell>
          <table:table-cell office:value-type="float" office:value="0.892624" calcext:value-type="float">
            <text:p>0.892624</text:p>
          </table:table-cell>
          <table:table-cell office:value-type="float" office:value="43.2506" calcext:value-type="float">
            <text:p>43.2506</text:p>
          </table:table-cell>
          <table:table-cell office:value-type="float" office:value="0.0844468" calcext:value-type="float">
            <text:p>0.0844468</text:p>
          </table:table-cell>
          <table:table-cell office:value-type="float" office:value="73" calcext:value-type="float">
            <text:p>73</text:p>
          </table:table-cell>
          <table:table-cell office:value-type="float" office:value="0.892607" calcext:value-type="float">
            <text:p>0.892607</text:p>
          </table:table-cell>
          <table:table-cell office:value-type="float" office:value="43.2242" calcext:value-type="float">
            <text:p>43.2242</text:p>
          </table:table-cell>
          <table:table-cell office:value-type="float" office:value="0.0847916" calcext:value-type="float">
            <text:p>0.0847916</text:p>
          </table:table-cell>
          <table:table-cell office:value-type="float" office:value="101" calcext:value-type="float">
            <text:p>101</text:p>
          </table:table-cell>
          <table:table-cell office:value-type="float" office:value="0.892607" calcext:value-type="float">
            <text:p>0.892607</text:p>
          </table:table-cell>
          <table:table-cell office:value-type="float" office:value="43.2242" calcext:value-type="float">
            <text:p>43.2242</text:p>
          </table:table-cell>
          <table:table-cell office:value-type="float" office:value="0.0847916" calcext:value-type="float">
            <text:p>0.084791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74.0889" calcext:value-type="float">
            <text:p>74.0889</text:p>
          </table:table-cell>
          <table:table-cell office:value-type="float" office:value="0.119762" calcext:value-type="float">
            <text:p>0.119762</text:p>
          </table:table-cell>
          <table:table-cell office:value-type="float" office:value="245" calcext:value-type="float">
            <text:p>245</text:p>
          </table:table-cell>
          <table:table-cell office:value-type="float" office:value="0.878201" calcext:value-type="float">
            <text:p>0.878201</text:p>
          </table:table-cell>
          <table:table-cell office:value-type="float" office:value="44.2968" calcext:value-type="float">
            <text:p>44.2968</text:p>
          </table:table-cell>
          <table:table-cell office:value-type="float" office:value="0.0952976" calcext:value-type="float">
            <text:p>0.0952976</text:p>
          </table:table-cell>
          <table:table-cell office:value-type="float" office:value="29" calcext:value-type="float">
            <text:p>29</text:p>
          </table:table-cell>
          <table:table-cell office:value-type="float" office:value="0.888702" calcext:value-type="float">
            <text:p>0.888702</text:p>
          </table:table-cell>
          <table:table-cell office:value-type="float" office:value="46.4772" calcext:value-type="float">
            <text:p>46.4772</text:p>
          </table:table-cell>
          <table:table-cell office:value-type="float" office:value="0.085241" calcext:value-type="float">
            <text:p>0.085241</text:p>
          </table:table-cell>
          <table:table-cell office:value-type="float" office:value="70" calcext:value-type="float">
            <text:p>70</text:p>
          </table:table-cell>
          <table:table-cell office:value-type="float" office:value="0.892315" calcext:value-type="float">
            <text:p>0.892315</text:p>
          </table:table-cell>
          <table:table-cell office:value-type="float" office:value="43.3863" calcext:value-type="float">
            <text:p>43.3863</text:p>
          </table:table-cell>
          <table:table-cell office:value-type="float" office:value="0.0850722" calcext:value-type="float">
            <text:p>0.0850722</text:p>
          </table:table-cell>
          <table:table-cell office:value-type="float" office:value="73" calcext:value-type="float">
            <text:p>73</text:p>
          </table:table-cell>
          <table:table-cell office:value-type="float" office:value="0.89212" calcext:value-type="float">
            <text:p>0.89212</text:p>
          </table:table-cell>
          <table:table-cell office:value-type="float" office:value="43.3752" calcext:value-type="float">
            <text:p>43.3752</text:p>
          </table:table-cell>
          <table:table-cell office:value-type="float" office:value="0.0854933" calcext:value-type="float">
            <text:p>0.0854933</text:p>
          </table:table-cell>
          <table:table-cell office:value-type="float" office:value="101" calcext:value-type="float">
            <text:p>101</text:p>
          </table:table-cell>
          <table:table-cell office:value-type="float" office:value="0.89212" calcext:value-type="float">
            <text:p>0.89212</text:p>
          </table:table-cell>
          <table:table-cell office:value-type="float" office:value="43.3752" calcext:value-type="float">
            <text:p>43.3752</text:p>
          </table:table-cell>
          <table:table-cell office:value-type="float" office:value="0.0854933" calcext:value-type="float">
            <text:p>0.085493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0.866473" calcext:value-type="float">
            <text:p>0.866473</text:p>
          </table:table-cell>
          <table:table-cell office:value-type="float" office:value="69.6378" calcext:value-type="float">
            <text:p>69.6378</text:p>
          </table:table-cell>
          <table:table-cell office:value-type="float" office:value="0.103321" calcext:value-type="float">
            <text:p>0.103321</text:p>
          </table:table-cell>
          <table:table-cell office:value-type="float" office:value="256" calcext:value-type="float">
            <text:p>256</text:p>
          </table:table-cell>
          <table:table-cell office:value-type="float" office:value="0.900357" calcext:value-type="float">
            <text:p>0.900357</text:p>
          </table:table-cell>
          <table:table-cell office:value-type="float" office:value="46.0896" calcext:value-type="float">
            <text:p>46.0896</text:p>
          </table:table-cell>
          <table:table-cell office:value-type="float" office:value="0.0819014" calcext:value-type="float">
            <text:p>0.0819014</text:p>
          </table:table-cell>
          <table:table-cell office:value-type="float" office:value="29" calcext:value-type="float">
            <text:p>29</text:p>
          </table:table-cell>
          <table:table-cell office:value-type="float" office:value="0.905082" calcext:value-type="float">
            <text:p>0.905082</text:p>
          </table:table-cell>
          <table:table-cell office:value-type="float" office:value="46.3305" calcext:value-type="float">
            <text:p>46.3305</text:p>
          </table:table-cell>
          <table:table-cell office:value-type="float" office:value="0.0730816" calcext:value-type="float">
            <text:p>0.0730816</text:p>
          </table:table-cell>
          <table:table-cell office:value-type="float" office:value="67" calcext:value-type="float">
            <text:p>67</text:p>
          </table:table-cell>
          <table:table-cell office:value-type="float" office:value="0.907618" calcext:value-type="float">
            <text:p>0.907618</text:p>
          </table:table-cell>
          <table:table-cell office:value-type="float" office:value="43.608" calcext:value-type="float">
            <text:p>43.608</text:p>
          </table:table-cell>
          <table:table-cell office:value-type="float" office:value="0.0723054" calcext:value-type="float">
            <text:p>0.0723054</text:p>
          </table:table-cell>
          <table:table-cell office:value-type="float" office:value="73" calcext:value-type="float">
            <text:p>73</text:p>
          </table:table-cell>
          <table:table-cell office:value-type="float" office:value="0.907617" calcext:value-type="float">
            <text:p>0.907617</text:p>
          </table:table-cell>
          <table:table-cell office:value-type="float" office:value="43.577" calcext:value-type="float">
            <text:p>43.577</text:p>
          </table:table-cell>
          <table:table-cell office:value-type="float" office:value="0.0726917" calcext:value-type="float">
            <text:p>0.0726917</text:p>
          </table:table-cell>
          <table:table-cell office:value-type="float" office:value="99" calcext:value-type="float">
            <text:p>99</text:p>
          </table:table-cell>
          <table:table-cell office:value-type="float" office:value="0.907617" calcext:value-type="float">
            <text:p>0.907617</text:p>
          </table:table-cell>
          <table:table-cell office:value-type="float" office:value="43.577" calcext:value-type="float">
            <text:p>43.577</text:p>
          </table:table-cell>
          <table:table-cell office:value-type="float" office:value="0.0726917" calcext:value-type="float">
            <text:p>0.072691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0.866977" calcext:value-type="float">
            <text:p>0.866977</text:p>
          </table:table-cell>
          <table:table-cell office:value-type="float" office:value="58.8195" calcext:value-type="float">
            <text:p>58.8195</text:p>
          </table:table-cell>
          <table:table-cell office:value-type="float" office:value="0.0927091" calcext:value-type="float">
            <text:p>0.0927091</text:p>
          </table:table-cell>
          <table:table-cell office:value-type="float" office:value="261" calcext:value-type="float">
            <text:p>261</text:p>
          </table:table-cell>
          <table:table-cell office:value-type="float" office:value="0.894764" calcext:value-type="float">
            <text:p>0.894764</text:p>
          </table:table-cell>
          <table:table-cell office:value-type="float" office:value="39.7593" calcext:value-type="float">
            <text:p>39.7593</text:p>
          </table:table-cell>
          <table:table-cell office:value-type="float" office:value="0.0733522" calcext:value-type="float">
            <text:p>0.0733522</text:p>
          </table:table-cell>
          <table:table-cell office:value-type="float" office:value="28" calcext:value-type="float">
            <text:p>28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41.2676" calcext:value-type="float">
            <text:p>41.2676</text:p>
          </table:table-cell>
          <table:table-cell office:value-type="float" office:value="0.0642615" calcext:value-type="float">
            <text:p>0.0642615</text:p>
          </table:table-cell>
          <table:table-cell office:value-type="float" office:value="65" calcext:value-type="float">
            <text:p>65</text:p>
          </table:table-cell>
          <table:table-cell office:value-type="float" office:value="0.903499" calcext:value-type="float">
            <text:p>0.903499</text:p>
          </table:table-cell>
          <table:table-cell office:value-type="float" office:value="39.4397" calcext:value-type="float">
            <text:p>39.4397</text:p>
          </table:table-cell>
          <table:table-cell office:value-type="float" office:value="0.0636507" calcext:value-type="float">
            <text:p>0.0636507</text:p>
          </table:table-cell>
          <table:table-cell office:value-type="float" office:value="73" calcext:value-type="float">
            <text:p>73</text:p>
          </table:table-cell>
          <table:table-cell office:value-type="float" office:value="0.903251" calcext:value-type="float">
            <text:p>0.903251</text:p>
          </table:table-cell>
          <table:table-cell office:value-type="float" office:value="39.4103" calcext:value-type="float">
            <text:p>39.4103</text:p>
          </table:table-cell>
          <table:table-cell office:value-type="float" office:value="0.0642136" calcext:value-type="float">
            <text:p>0.0642136</text:p>
          </table:table-cell>
          <table:table-cell office:value-type="float" office:value="101" calcext:value-type="float">
            <text:p>101</text:p>
          </table:table-cell>
          <table:table-cell office:value-type="float" office:value="0.903251" calcext:value-type="float">
            <text:p>0.903251</text:p>
          </table:table-cell>
          <table:table-cell office:value-type="float" office:value="39.4103" calcext:value-type="float">
            <text:p>39.4103</text:p>
          </table:table-cell>
          <table:table-cell office:value-type="float" office:value="0.0642136" calcext:value-type="float">
            <text:p>0.064213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0.868508" calcext:value-type="float">
            <text:p>0.868508</text:p>
          </table:table-cell>
          <table:table-cell office:value-type="float" office:value="67.7685" calcext:value-type="float">
            <text:p>67.7685</text:p>
          </table:table-cell>
          <table:table-cell office:value-type="float" office:value="0.0874806" calcext:value-type="float">
            <text:p>0.0874806</text:p>
          </table:table-cell>
          <table:table-cell office:value-type="float" office:value="266" calcext:value-type="float">
            <text:p>266</text:p>
          </table:table-cell>
          <table:table-cell office:value-type="float" office:value="0.893405" calcext:value-type="float">
            <text:p>0.893405</text:p>
          </table:table-cell>
          <table:table-cell office:value-type="float" office:value="45.5687" calcext:value-type="float">
            <text:p>45.5687</text:p>
          </table:table-cell>
          <table:table-cell office:value-type="float" office:value="0.0709068" calcext:value-type="float">
            <text:p>0.0709068</text:p>
          </table:table-cell>
          <table:table-cell office:value-type="float" office:value="29" calcext:value-type="float">
            <text:p>29</text:p>
          </table:table-cell>
          <table:table-cell office:value-type="float" office:value="0.895865" calcext:value-type="float">
            <text:p>0.895865</text:p>
          </table:table-cell>
          <table:table-cell office:value-type="float" office:value="44.0738" calcext:value-type="float">
            <text:p>44.0738</text:p>
          </table:table-cell>
          <table:table-cell office:value-type="float" office:value="0.0630932" calcext:value-type="float">
            <text:p>0.0630932</text:p>
          </table:table-cell>
          <table:table-cell office:value-type="float" office:value="67" calcext:value-type="float">
            <text:p>67</text:p>
          </table:table-cell>
          <table:table-cell office:value-type="float" office:value="0.903018" calcext:value-type="float">
            <text:p>0.903018</text:p>
          </table:table-cell>
          <table:table-cell office:value-type="float" office:value="42.8967" calcext:value-type="float">
            <text:p>42.8967</text:p>
          </table:table-cell>
          <table:table-cell office:value-type="float" office:value="0.0616145" calcext:value-type="float">
            <text:p>0.0616145</text:p>
          </table:table-cell>
          <table:table-cell office:value-type="float" office:value="74" calcext:value-type="float">
            <text:p>74</text:p>
          </table:table-cell>
          <table:table-cell office:value-type="float" office:value="0.902639" calcext:value-type="float">
            <text:p>0.902639</text:p>
          </table:table-cell>
          <table:table-cell office:value-type="float" office:value="42.8878" calcext:value-type="float">
            <text:p>42.8878</text:p>
          </table:table-cell>
          <table:table-cell office:value-type="float" office:value="0.0621674" calcext:value-type="float">
            <text:p>0.0621674</text:p>
          </table:table-cell>
          <table:table-cell office:value-type="float" office:value="104" calcext:value-type="float">
            <text:p>104</text:p>
          </table:table-cell>
          <table:table-cell office:value-type="float" office:value="0.902639" calcext:value-type="float">
            <text:p>0.902639</text:p>
          </table:table-cell>
          <table:table-cell office:value-type="float" office:value="42.8878" calcext:value-type="float">
            <text:p>42.8878</text:p>
          </table:table-cell>
          <table:table-cell office:value-type="float" office:value="0.0621674" calcext:value-type="float">
            <text:p>0.062167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0.868508" calcext:value-type="float">
            <text:p>0.868508</text:p>
          </table:table-cell>
          <table:table-cell office:value-type="float" office:value="67.7685" calcext:value-type="float">
            <text:p>67.7685</text:p>
          </table:table-cell>
          <table:table-cell office:value-type="float" office:value="0.0874806" calcext:value-type="float">
            <text:p>0.0874806</text:p>
          </table:table-cell>
          <table:table-cell office:value-type="float" office:value="245" calcext:value-type="float">
            <text:p>245</text:p>
          </table:table-cell>
          <table:table-cell office:value-type="float" office:value="0.895227" calcext:value-type="float">
            <text:p>0.895227</text:p>
          </table:table-cell>
          <table:table-cell office:value-type="float" office:value="45.9914" calcext:value-type="float">
            <text:p>45.9914</text:p>
          </table:table-cell>
          <table:table-cell office:value-type="float" office:value="0.0707881" calcext:value-type="float">
            <text:p>0.0707881</text:p>
          </table:table-cell>
          <table:table-cell office:value-type="float" office:value="28" calcext:value-type="float">
            <text:p>28</text:p>
          </table:table-cell>
          <table:table-cell office:value-type="float" office:value="0.895864" calcext:value-type="float">
            <text:p>0.895864</text:p>
          </table:table-cell>
          <table:table-cell office:value-type="float" office:value="44.104" calcext:value-type="float">
            <text:p>44.104</text:p>
          </table:table-cell>
          <table:table-cell office:value-type="float" office:value="0.0631236" calcext:value-type="float">
            <text:p>0.0631236</text:p>
          </table:table-cell>
          <table:table-cell office:value-type="float" office:value="66" calcext:value-type="float">
            <text:p>66</text:p>
          </table:table-cell>
          <table:table-cell office:value-type="float" office:value="0.902591" calcext:value-type="float">
            <text:p>0.902591</text:p>
          </table:table-cell>
          <table:table-cell office:value-type="float" office:value="42.6871" calcext:value-type="float">
            <text:p>42.6871</text:p>
          </table:table-cell>
          <table:table-cell office:value-type="float" office:value="0.0617345" calcext:value-type="float">
            <text:p>0.0617345</text:p>
          </table:table-cell>
          <table:table-cell office:value-type="float" office:value="74" calcext:value-type="float">
            <text:p>74</text:p>
          </table:table-cell>
          <table:table-cell office:value-type="float" office:value="0.902226" calcext:value-type="float">
            <text:p>0.902226</text:p>
          </table:table-cell>
          <table:table-cell office:value-type="float" office:value="42.6789" calcext:value-type="float">
            <text:p>42.6789</text:p>
          </table:table-cell>
          <table:table-cell office:value-type="float" office:value="0.0621949" calcext:value-type="float">
            <text:p>0.0621949</text:p>
          </table:table-cell>
          <table:table-cell office:value-type="float" office:value="101" calcext:value-type="float">
            <text:p>101</text:p>
          </table:table-cell>
          <table:table-cell office:value-type="float" office:value="0.902226" calcext:value-type="float">
            <text:p>0.902226</text:p>
          </table:table-cell>
          <table:table-cell office:value-type="float" office:value="42.6789" calcext:value-type="float">
            <text:p>42.6789</text:p>
          </table:table-cell>
          <table:table-cell office:value-type="float" office:value="0.0621949" calcext:value-type="float">
            <text:p>0.062194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0.877624" calcext:value-type="float">
            <text:p>0.877624</text:p>
          </table:table-cell>
          <table:table-cell office:value-type="float" office:value="69.3131" calcext:value-type="float">
            <text:p>69.3131</text:p>
          </table:table-cell>
          <table:table-cell office:value-type="float" office:value="0.0919411" calcext:value-type="float">
            <text:p>0.0919411</text:p>
          </table:table-cell>
          <table:table-cell office:value-type="float" office:value="273" calcext:value-type="float">
            <text:p>273</text:p>
          </table:table-cell>
          <table:table-cell office:value-type="float" office:value="0.900054" calcext:value-type="float">
            <text:p>0.900054</text:p>
          </table:table-cell>
          <table:table-cell office:value-type="float" office:value="60.1958" calcext:value-type="float">
            <text:p>60.1958</text:p>
          </table:table-cell>
          <table:table-cell office:value-type="float" office:value="0.0804002" calcext:value-type="float">
            <text:p>0.0804002</text:p>
          </table:table-cell>
          <table:table-cell office:value-type="float" office:value="28" calcext:value-type="float">
            <text:p>28</text:p>
          </table:table-cell>
          <table:table-cell office:value-type="float" office:value="0.903295" calcext:value-type="float">
            <text:p>0.903295</text:p>
          </table:table-cell>
          <table:table-cell office:value-type="float" office:value="61.9013" calcext:value-type="float">
            <text:p>61.9013</text:p>
          </table:table-cell>
          <table:table-cell office:value-type="float" office:value="0.0730272" calcext:value-type="float">
            <text:p>0.0730272</text:p>
          </table:table-cell>
          <table:table-cell office:value-type="float" office:value="68" calcext:value-type="float">
            <text:p>68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60.896" calcext:value-type="float">
            <text:p>60.896</text:p>
          </table:table-cell>
          <table:table-cell office:value-type="float" office:value="0.0705569" calcext:value-type="float">
            <text:p>0.0705569</text:p>
          </table:table-cell>
          <table:table-cell office:value-type="float" office:value="87" calcext:value-type="float">
            <text:p>87</text:p>
          </table:table-cell>
          <table:table-cell office:value-type="float" office:value="0.910467" calcext:value-type="float">
            <text:p>0.910467</text:p>
          </table:table-cell>
          <table:table-cell office:value-type="float" office:value="60.83" calcext:value-type="float">
            <text:p>60.83</text:p>
          </table:table-cell>
          <table:table-cell office:value-type="float" office:value="0.0709821" calcext:value-type="float">
            <text:p>0.0709821</text:p>
          </table:table-cell>
          <table:table-cell office:value-type="float" office:value="105" calcext:value-type="float">
            <text:p>105</text:p>
          </table:table-cell>
          <table:table-cell office:value-type="float" office:value="0.910467" calcext:value-type="float">
            <text:p>0.910467</text:p>
          </table:table-cell>
          <table:table-cell office:value-type="float" office:value="60.83" calcext:value-type="float">
            <text:p>60.83</text:p>
          </table:table-cell>
          <table:table-cell office:value-type="float" office:value="0.0709821" calcext:value-type="float">
            <text:p>0.070982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float" office:value="0.881823" calcext:value-type="float">
            <text:p>0.881823</text:p>
          </table:table-cell>
          <table:table-cell office:value-type="float" office:value="61.9599" calcext:value-type="float">
            <text:p>61.9599</text:p>
          </table:table-cell>
          <table:table-cell office:value-type="float" office:value="0.0879242" calcext:value-type="float">
            <text:p>0.0879242</text:p>
          </table:table-cell>
          <table:table-cell office:value-type="float" office:value="280" calcext:value-type="float">
            <text:p>280</text:p>
          </table:table-cell>
          <table:table-cell office:value-type="float" office:value="0.896796" calcext:value-type="float">
            <text:p>0.896796</text:p>
          </table:table-cell>
          <table:table-cell office:value-type="float" office:value="49.1304" calcext:value-type="float">
            <text:p>49.1304</text:p>
          </table:table-cell>
          <table:table-cell office:value-type="float" office:value="0.0814652" calcext:value-type="float">
            <text:p>0.0814652</text:p>
          </table:table-cell>
          <table:table-cell office:value-type="float" office:value="29" calcext:value-type="float">
            <text:p>29</text:p>
          </table:table-cell>
          <table:table-cell office:value-type="float" office:value="0.902069" calcext:value-type="float">
            <text:p>0.902069</text:p>
          </table:table-cell>
          <table:table-cell office:value-type="float" office:value="46.297" calcext:value-type="float">
            <text:p>46.297</text:p>
          </table:table-cell>
          <table:table-cell office:value-type="float" office:value="0.0739493" calcext:value-type="float">
            <text:p>0.0739493</text:p>
          </table:table-cell>
          <table:table-cell office:value-type="float" office:value="66" calcext:value-type="float">
            <text:p>66</text:p>
          </table:table-cell>
          <table:table-cell office:value-type="float" office:value="0.91066" calcext:value-type="float">
            <text:p>0.91066</text:p>
          </table:table-cell>
          <table:table-cell office:value-type="float" office:value="45.3092" calcext:value-type="float">
            <text:p>45.3092</text:p>
          </table:table-cell>
          <table:table-cell office:value-type="float" office:value="0.0713515" calcext:value-type="float">
            <text:p>0.0713515</text:p>
          </table:table-cell>
          <table:table-cell office:value-type="float" office:value="75" calcext:value-type="float">
            <text:p>75</text:p>
          </table:table-cell>
          <table:table-cell office:value-type="float" office:value="0.910129" calcext:value-type="float">
            <text:p>0.910129</text:p>
          </table:table-cell>
          <table:table-cell office:value-type="float" office:value="45.3148" calcext:value-type="float">
            <text:p>45.3148</text:p>
          </table:table-cell>
          <table:table-cell office:value-type="float" office:value="0.0718524" calcext:value-type="float">
            <text:p>0.0718524</text:p>
          </table:table-cell>
          <table:table-cell office:value-type="float" office:value="98" calcext:value-type="float">
            <text:p>98</text:p>
          </table:table-cell>
          <table:table-cell office:value-type="float" office:value="0.910129" calcext:value-type="float">
            <text:p>0.910129</text:p>
          </table:table-cell>
          <table:table-cell office:value-type="float" office:value="45.3148" calcext:value-type="float">
            <text:p>45.3148</text:p>
          </table:table-cell>
          <table:table-cell office:value-type="float" office:value="0.0718524" calcext:value-type="float">
            <text:p>0.071852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0.87546" calcext:value-type="float">
            <text:p>0.87546</text:p>
          </table:table-cell>
          <table:table-cell office:value-type="float" office:value="62.78" calcext:value-type="float">
            <text:p>62.78</text:p>
          </table:table-cell>
          <table:table-cell office:value-type="float" office:value="0.0904832" calcext:value-type="float">
            <text:p>0.0904832</text:p>
          </table:table-cell>
          <table:table-cell office:value-type="float" office:value="349" calcext:value-type="float">
            <text:p>349</text:p>
          </table:table-cell>
          <table:table-cell office:value-type="float" office:value="0.894137" calcext:value-type="float">
            <text:p>0.894137</text:p>
          </table:table-cell>
          <table:table-cell office:value-type="float" office:value="47.1651" calcext:value-type="float">
            <text:p>47.1651</text:p>
          </table:table-cell>
          <table:table-cell office:value-type="float" office:value="0.0788947" calcext:value-type="float">
            <text:p>0.0788947</text:p>
          </table:table-cell>
          <table:table-cell office:value-type="float" office:value="28" calcext:value-type="float">
            <text:p>28</text:p>
          </table:table-cell>
          <table:table-cell office:value-type="float" office:value="0.897573" calcext:value-type="float">
            <text:p>0.897573</text:p>
          </table:table-cell>
          <table:table-cell office:value-type="float" office:value="45.1942" calcext:value-type="float">
            <text:p>45.1942</text:p>
          </table:table-cell>
          <table:table-cell office:value-type="float" office:value="0.0704906" calcext:value-type="float">
            <text:p>0.0704906</text:p>
          </table:table-cell>
          <table:table-cell office:value-type="float" office:value="69" calcext:value-type="float">
            <text:p>69</text:p>
          </table:table-cell>
          <table:table-cell office:value-type="float" office:value="0.904797" calcext:value-type="float">
            <text:p>0.904797</text:p>
          </table:table-cell>
          <table:table-cell office:value-type="float" office:value="44.9785" calcext:value-type="float">
            <text:p>44.9785</text:p>
          </table:table-cell>
          <table:table-cell office:value-type="float" office:value="0.0691892" calcext:value-type="float">
            <text:p>0.0691892</text:p>
          </table:table-cell>
          <table:table-cell office:value-type="float" office:value="72" calcext:value-type="float">
            <text:p>72</text:p>
          </table:table-cell>
          <table:table-cell office:value-type="float" office:value="0.904296" calcext:value-type="float">
            <text:p>0.904296</text:p>
          </table:table-cell>
          <table:table-cell office:value-type="float" office:value="44.9722" calcext:value-type="float">
            <text:p>44.9722</text:p>
          </table:table-cell>
          <table:table-cell office:value-type="float" office:value="0.0697442" calcext:value-type="float">
            <text:p>0.0697442</text:p>
          </table:table-cell>
          <table:table-cell office:value-type="float" office:value="101" calcext:value-type="float">
            <text:p>101</text:p>
          </table:table-cell>
          <table:table-cell office:value-type="float" office:value="0.904296" calcext:value-type="float">
            <text:p>0.904296</text:p>
          </table:table-cell>
          <table:table-cell office:value-type="float" office:value="44.9722" calcext:value-type="float">
            <text:p>44.9722</text:p>
          </table:table-cell>
          <table:table-cell office:value-type="float" office:value="0.0697442" calcext:value-type="float">
            <text:p>0.069744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0.87546" calcext:value-type="float">
            <text:p>0.87546</text:p>
          </table:table-cell>
          <table:table-cell office:value-type="float" office:value="62.78" calcext:value-type="float">
            <text:p>62.78</text:p>
          </table:table-cell>
          <table:table-cell office:value-type="float" office:value="0.0904832" calcext:value-type="float">
            <text:p>0.0904832</text:p>
          </table:table-cell>
          <table:table-cell office:value-type="float" office:value="289" calcext:value-type="float">
            <text:p>289</text:p>
          </table:table-cell>
          <table:table-cell office:value-type="float" office:value="0.893053" calcext:value-type="float">
            <text:p>0.893053</text:p>
          </table:table-cell>
          <table:table-cell office:value-type="float" office:value="46.6464" calcext:value-type="float">
            <text:p>46.6464</text:p>
          </table:table-cell>
          <table:table-cell office:value-type="float" office:value="0.0782195" calcext:value-type="float">
            <text:p>0.0782195</text:p>
          </table:table-cell>
          <table:table-cell office:value-type="float" office:value="30" calcext:value-type="float">
            <text:p>30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5.2743" calcext:value-type="float">
            <text:p>45.2743</text:p>
          </table:table-cell>
          <table:table-cell office:value-type="float" office:value="0.0705184" calcext:value-type="float">
            <text:p>0.0705184</text:p>
          </table:table-cell>
          <table:table-cell office:value-type="float" office:value="68" calcext:value-type="float">
            <text:p>68</text:p>
          </table:table-cell>
          <table:table-cell office:value-type="float" office:value="0.905124" calcext:value-type="float">
            <text:p>0.905124</text:p>
          </table:table-cell>
          <table:table-cell office:value-type="float" office:value="44.5613" calcext:value-type="float">
            <text:p>44.5613</text:p>
          </table:table-cell>
          <table:table-cell office:value-type="float" office:value="0.0690244" calcext:value-type="float">
            <text:p>0.0690244</text:p>
          </table:table-cell>
          <table:table-cell office:value-type="float" office:value="72" calcext:value-type="float">
            <text:p>72</text:p>
          </table:table-cell>
          <table:table-cell office:value-type="float" office:value="0.904697" calcext:value-type="float">
            <text:p>0.904697</text:p>
          </table:table-cell>
          <table:table-cell office:value-type="float" office:value="44.5648" calcext:value-type="float">
            <text:p>44.5648</text:p>
          </table:table-cell>
          <table:table-cell office:value-type="float" office:value="0.0695627" calcext:value-type="float">
            <text:p>0.0695627</text:p>
          </table:table-cell>
          <table:table-cell office:value-type="float" office:value="100" calcext:value-type="float">
            <text:p>100</text:p>
          </table:table-cell>
          <table:table-cell office:value-type="float" office:value="0.904697" calcext:value-type="float">
            <text:p>0.904697</text:p>
          </table:table-cell>
          <table:table-cell office:value-type="float" office:value="44.5648" calcext:value-type="float">
            <text:p>44.5648</text:p>
          </table:table-cell>
          <table:table-cell office:value-type="float" office:value="0.0695627" calcext:value-type="float">
            <text:p>0.069562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float" office:value="0.872346" calcext:value-type="float">
            <text:p>0.872346</text:p>
          </table:table-cell>
          <table:table-cell office:value-type="float" office:value="68.9696" calcext:value-type="float">
            <text:p>68.9696</text:p>
          </table:table-cell>
          <table:table-cell office:value-type="float" office:value="0.096271" calcext:value-type="float">
            <text:p>0.096271</text:p>
          </table:table-cell>
          <table:table-cell office:value-type="float" office:value="296" calcext:value-type="float">
            <text:p>296</text:p>
          </table:table-cell>
          <table:table-cell office:value-type="float" office:value="0.89558" calcext:value-type="float">
            <text:p>0.89558</text:p>
          </table:table-cell>
          <table:table-cell office:value-type="float" office:value="53.4016" calcext:value-type="float">
            <text:p>53.4016</text:p>
          </table:table-cell>
          <table:table-cell office:value-type="float" office:value="0.0795768" calcext:value-type="float">
            <text:p>0.0795768</text:p>
          </table:table-cell>
          <table:table-cell office:value-type="float" office:value="28" calcext:value-type="float">
            <text:p>28</text:p>
          </table:table-cell>
          <table:table-cell office:value-type="float" office:value="0.899241" calcext:value-type="float">
            <text:p>0.899241</text:p>
          </table:table-cell>
          <table:table-cell office:value-type="float" office:value="53.6093" calcext:value-type="float">
            <text:p>53.6093</text:p>
          </table:table-cell>
          <table:table-cell office:value-type="float" office:value="0.0703767" calcext:value-type="float">
            <text:p>0.0703767</text:p>
          </table:table-cell>
          <table:table-cell office:value-type="float" office:value="72" calcext:value-type="float">
            <text:p>72</text:p>
          </table:table-cell>
          <table:table-cell office:value-type="float" office:value="0.905999" calcext:value-type="float">
            <text:p>0.905999</text:p>
          </table:table-cell>
          <table:table-cell office:value-type="float" office:value="52.3602" calcext:value-type="float">
            <text:p>52.3602</text:p>
          </table:table-cell>
          <table:table-cell office:value-type="float" office:value="0.0687951" calcext:value-type="float">
            <text:p>0.0687951</text:p>
          </table:table-cell>
          <table:table-cell office:value-type="float" office:value="74" calcext:value-type="float">
            <text:p>74</text:p>
          </table:table-cell>
          <table:table-cell office:value-type="float" office:value="0.905648" calcext:value-type="float">
            <text:p>0.905648</text:p>
          </table:table-cell>
          <table:table-cell office:value-type="float" office:value="52.3589" calcext:value-type="float">
            <text:p>52.3589</text:p>
          </table:table-cell>
          <table:table-cell office:value-type="float" office:value="0.0693479" calcext:value-type="float">
            <text:p>0.0693479</text:p>
          </table:table-cell>
          <table:table-cell office:value-type="float" office:value="106" calcext:value-type="float">
            <text:p>106</text:p>
          </table:table-cell>
          <table:table-cell office:value-type="float" office:value="0.905648" calcext:value-type="float">
            <text:p>0.905648</text:p>
          </table:table-cell>
          <table:table-cell office:value-type="float" office:value="52.3589" calcext:value-type="float">
            <text:p>52.3589</text:p>
          </table:table-cell>
          <table:table-cell office:value-type="float" office:value="0.0693479" calcext:value-type="float">
            <text:p>0.069347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float" office:value="0.872346" calcext:value-type="float">
            <text:p>0.872346</text:p>
          </table:table-cell>
          <table:table-cell office:value-type="float" office:value="68.9696" calcext:value-type="float">
            <text:p>68.9696</text:p>
          </table:table-cell>
          <table:table-cell office:value-type="float" office:value="0.096271" calcext:value-type="float">
            <text:p>0.096271</text:p>
          </table:table-cell>
          <table:table-cell office:value-type="float" office:value="257" calcext:value-type="float">
            <text:p>257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52.8743" calcext:value-type="float">
            <text:p>52.8743</text:p>
          </table:table-cell>
          <table:table-cell office:value-type="float" office:value="0.0796596" calcext:value-type="float">
            <text:p>0.0796596</text:p>
          </table:table-cell>
          <table:table-cell office:value-type="float" office:value="28" calcext:value-type="float">
            <text:p>28</text:p>
          </table:table-cell>
          <table:table-cell office:value-type="float" office:value="0.899198" calcext:value-type="float">
            <text:p>0.899198</text:p>
          </table:table-cell>
          <table:table-cell office:value-type="float" office:value="53.7572" calcext:value-type="float">
            <text:p>53.7572</text:p>
          </table:table-cell>
          <table:table-cell office:value-type="float" office:value="0.0703999" calcext:value-type="float">
            <text:p>0.0703999</text:p>
          </table:table-cell>
          <table:table-cell office:value-type="float" office:value="69" calcext:value-type="float">
            <text:p>69</text:p>
          </table:table-cell>
          <table:table-cell office:value-type="float" office:value="0.905948" calcext:value-type="float">
            <text:p>0.905948</text:p>
          </table:table-cell>
          <table:table-cell office:value-type="float" office:value="52.6559" calcext:value-type="float">
            <text:p>52.6559</text:p>
          </table:table-cell>
          <table:table-cell office:value-type="float" office:value="0.0688737" calcext:value-type="float">
            <text:p>0.0688737</text:p>
          </table:table-cell>
          <table:table-cell office:value-type="float" office:value="74" calcext:value-type="float">
            <text:p>74</text:p>
          </table:table-cell>
          <table:table-cell office:value-type="float" office:value="0.905655" calcext:value-type="float">
            <text:p>0.905655</text:p>
          </table:table-cell>
          <table:table-cell office:value-type="float" office:value="52.6419" calcext:value-type="float">
            <text:p>52.6419</text:p>
          </table:table-cell>
          <table:table-cell office:value-type="float" office:value="0.0693532" calcext:value-type="float">
            <text:p>0.0693532</text:p>
          </table:table-cell>
          <table:table-cell office:value-type="float" office:value="105" calcext:value-type="float">
            <text:p>105</text:p>
          </table:table-cell>
          <table:table-cell office:value-type="float" office:value="0.905655" calcext:value-type="float">
            <text:p>0.905655</text:p>
          </table:table-cell>
          <table:table-cell office:value-type="float" office:value="52.6419" calcext:value-type="float">
            <text:p>52.6419</text:p>
          </table:table-cell>
          <table:table-cell office:value-type="float" office:value="0.0693532" calcext:value-type="float">
            <text:p>0.069353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float" office:value="0.893592" calcext:value-type="float">
            <text:p>0.893592</text:p>
          </table:table-cell>
          <table:table-cell office:value-type="float" office:value="62.6709" calcext:value-type="float">
            <text:p>62.6709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267" calcext:value-type="float">
            <text:p>267</text:p>
          </table:table-cell>
          <table:table-cell office:value-type="float" office:value="0.909155" calcext:value-type="float">
            <text:p>0.909155</text:p>
          </table:table-cell>
          <table:table-cell office:value-type="float" office:value="49.5315" calcext:value-type="float">
            <text:p>49.5315</text:p>
          </table:table-cell>
          <table:table-cell office:value-type="float" office:value="0.0716788" calcext:value-type="float">
            <text:p>0.0716788</text:p>
          </table:table-cell>
          <table:table-cell office:value-type="float" office:value="29" calcext:value-type="float">
            <text:p>29</text:p>
          </table:table-cell>
          <table:table-cell office:value-type="float" office:value="0.908317" calcext:value-type="float">
            <text:p>0.908317</text:p>
          </table:table-cell>
          <table:table-cell office:value-type="float" office:value="51.1888" calcext:value-type="float">
            <text:p>51.1888</text:p>
          </table:table-cell>
          <table:table-cell office:value-type="float" office:value="0.0649693" calcext:value-type="float">
            <text:p>0.0649693</text:p>
          </table:table-cell>
          <table:table-cell office:value-type="float" office:value="67" calcext:value-type="float">
            <text:p>6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49.3697" calcext:value-type="float">
            <text:p>49.3697</text:p>
          </table:table-cell>
          <table:table-cell office:value-type="float" office:value="0.0628766" calcext:value-type="float">
            <text:p>0.0628766</text:p>
          </table:table-cell>
          <table:table-cell office:value-type="float" office:value="73" calcext:value-type="float">
            <text:p>73</text:p>
          </table:table-cell>
          <table:table-cell office:value-type="float" office:value="0.91444" calcext:value-type="float">
            <text:p>0.91444</text:p>
          </table:table-cell>
          <table:table-cell office:value-type="float" office:value="49.3777" calcext:value-type="float">
            <text:p>49.3777</text:p>
          </table:table-cell>
          <table:table-cell office:value-type="float" office:value="0.0634598" calcext:value-type="float">
            <text:p>0.0634598</text:p>
          </table:table-cell>
          <table:table-cell office:value-type="float" office:value="103" calcext:value-type="float">
            <text:p>103</text:p>
          </table:table-cell>
          <table:table-cell office:value-type="float" office:value="0.91444" calcext:value-type="float">
            <text:p>0.91444</text:p>
          </table:table-cell>
          <table:table-cell office:value-type="float" office:value="49.3777" calcext:value-type="float">
            <text:p>49.3777</text:p>
          </table:table-cell>
          <table:table-cell office:value-type="float" office:value="0.0634598" calcext:value-type="float">
            <text:p>0.063459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float" office:value="0.901998" calcext:value-type="float">
            <text:p>0.901998</text:p>
          </table:table-cell>
          <table:table-cell office:value-type="float" office:value="61.4038" calcext:value-type="float">
            <text:p>61.4038</text:p>
          </table:table-cell>
          <table:table-cell office:value-type="float" office:value="0.0874427" calcext:value-type="float">
            <text:p>0.0874427</text:p>
          </table:table-cell>
          <table:table-cell office:value-type="float" office:value="296" calcext:value-type="float">
            <text:p>296</text:p>
          </table:table-cell>
          <table:table-cell office:value-type="float" office:value="0.918823" calcext:value-type="float">
            <text:p>0.918823</text:p>
          </table:table-cell>
          <table:table-cell office:value-type="float" office:value="48.8497" calcext:value-type="float">
            <text:p>48.8497</text:p>
          </table:table-cell>
          <table:table-cell office:value-type="float" office:value="0.0697295" calcext:value-type="float">
            <text:p>0.0697295</text:p>
          </table:table-cell>
          <table:table-cell office:value-type="float" office:value="29" calcext:value-type="float">
            <text:p>29</text:p>
          </table:table-cell>
          <table:table-cell office:value-type="float" office:value="0.918109" calcext:value-type="float">
            <text:p>0.918109</text:p>
          </table:table-cell>
          <table:table-cell office:value-type="float" office:value="48.2282" calcext:value-type="float">
            <text:p>48.2282</text:p>
          </table:table-cell>
          <table:table-cell office:value-type="float" office:value="0.0626269" calcext:value-type="float">
            <text:p>0.0626269</text:p>
          </table:table-cell>
          <table:table-cell office:value-type="float" office:value="69" calcext:value-type="float">
            <text:p>69</text:p>
          </table:table-cell>
          <table:table-cell office:value-type="float" office:value="0.925448" calcext:value-type="float">
            <text:p>0.925448</text:p>
          </table:table-cell>
          <table:table-cell office:value-type="float" office:value="47.1267" calcext:value-type="float">
            <text:p>47.1267</text:p>
          </table:table-cell>
          <table:table-cell office:value-type="float" office:value="0.0600475" calcext:value-type="float">
            <text:p>0.0600475</text:p>
          </table:table-cell>
          <table:table-cell office:value-type="float" office:value="87" calcext:value-type="float">
            <text:p>87</text:p>
          </table:table-cell>
          <table:table-cell office:value-type="float" office:value="0.925067" calcext:value-type="float">
            <text:p>0.925067</text:p>
          </table:table-cell>
          <table:table-cell office:value-type="float" office:value="47.1343" calcext:value-type="float">
            <text:p>47.1343</text:p>
          </table:table-cell>
          <table:table-cell office:value-type="float" office:value="0.0606773" calcext:value-type="float">
            <text:p>0.0606773</text:p>
          </table:table-cell>
          <table:table-cell office:value-type="float" office:value="107" calcext:value-type="float">
            <text:p>107</text:p>
          </table:table-cell>
          <table:table-cell office:value-type="float" office:value="0.925067" calcext:value-type="float">
            <text:p>0.925067</text:p>
          </table:table-cell>
          <table:table-cell office:value-type="float" office:value="47.1343" calcext:value-type="float">
            <text:p>47.1343</text:p>
          </table:table-cell>
          <table:table-cell office:value-type="float" office:value="0.0606773" calcext:value-type="float">
            <text:p>0.060677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56.4212" calcext:value-type="float">
            <text:p>56.4212</text:p>
          </table:table-cell>
          <table:table-cell office:value-type="float" office:value="0.0855093" calcext:value-type="float">
            <text:p>0.0855093</text:p>
          </table:table-cell>
          <table:table-cell office:value-type="float" office:value="258" calcext:value-type="float">
            <text:p>258</text:p>
          </table:table-cell>
          <table:table-cell office:value-type="float" office:value="0.917095" calcext:value-type="float">
            <text:p>0.917095</text:p>
          </table:table-cell>
          <table:table-cell office:value-type="float" office:value="43.9264" calcext:value-type="float">
            <text:p>43.9264</text:p>
          </table:table-cell>
          <table:table-cell office:value-type="float" office:value="0.0713706" calcext:value-type="float">
            <text:p>0.0713706</text:p>
          </table:table-cell>
          <table:table-cell office:value-type="float" office:value="29" calcext:value-type="float">
            <text:p>29</text:p>
          </table:table-cell>
          <table:table-cell office:value-type="float" office:value="0.915092" calcext:value-type="float">
            <text:p>0.915092</text:p>
          </table:table-cell>
          <table:table-cell office:value-type="float" office:value="46.1966" calcext:value-type="float">
            <text:p>46.1966</text:p>
          </table:table-cell>
          <table:table-cell office:value-type="float" office:value="0.0655881" calcext:value-type="float">
            <text:p>0.0655881</text:p>
          </table:table-cell>
          <table:table-cell office:value-type="float" office:value="68" calcext:value-type="float">
            <text:p>68</text:p>
          </table:table-cell>
          <table:table-cell office:value-type="float" office:value="0.923035" calcext:value-type="float">
            <text:p>0.923035</text:p>
          </table:table-cell>
          <table:table-cell office:value-type="float" office:value="43.4224" calcext:value-type="float">
            <text:p>43.4224</text:p>
          </table:table-cell>
          <table:table-cell office:value-type="float" office:value="0.0625464" calcext:value-type="float">
            <text:p>0.0625464</text:p>
          </table:table-cell>
          <table:table-cell office:value-type="float" office:value="74" calcext:value-type="float">
            <text:p>74</text:p>
          </table:table-cell>
          <table:table-cell office:value-type="float" office:value="0.922778" calcext:value-type="float">
            <text:p>0.922778</text:p>
          </table:table-cell>
          <table:table-cell office:value-type="float" office:value="43.4189" calcext:value-type="float">
            <text:p>43.4189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105" calcext:value-type="float">
            <text:p>105</text:p>
          </table:table-cell>
          <table:table-cell office:value-type="float" office:value="0.922778" calcext:value-type="float">
            <text:p>0.922778</text:p>
          </table:table-cell>
          <table:table-cell office:value-type="float" office:value="43.4189" calcext:value-type="float">
            <text:p>43.4189</text:p>
          </table:table-cell>
          <table:table-cell office:value-type="float" office:value="0.0630787" calcext:value-type="float">
            <text:p>0.063078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0.8973" calcext:value-type="float">
            <text:p>0.8973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0.090437" calcext:value-type="float">
            <text:p>0.090437</text:p>
          </table:table-cell>
          <table:table-cell office:value-type="float" office:value="266" calcext:value-type="float">
            <text:p>266</text:p>
          </table:table-cell>
          <table:table-cell office:value-type="float" office:value="0.910705" calcext:value-type="float">
            <text:p>0.910705</text:p>
          </table:table-cell>
          <table:table-cell office:value-type="float" office:value="43.5575" calcext:value-type="float">
            <text:p>43.5575</text:p>
          </table:table-cell>
          <table:table-cell office:value-type="float" office:value="0.0750559" calcext:value-type="float">
            <text:p>0.0750559</text:p>
          </table:table-cell>
          <table:table-cell office:value-type="float" office:value="29" calcext:value-type="float">
            <text:p>29</text:p>
          </table:table-cell>
          <table:table-cell office:value-type="float" office:value="0.910469" calcext:value-type="float">
            <text:p>0.910469</text:p>
          </table:table-cell>
          <table:table-cell office:value-type="float" office:value="45.537" calcext:value-type="float">
            <text:p>45.537</text:p>
          </table:table-cell>
          <table:table-cell office:value-type="float" office:value="0.0691147" calcext:value-type="float">
            <text:p>0.0691147</text:p>
          </table:table-cell>
          <table:table-cell office:value-type="float" office:value="69" calcext:value-type="float">
            <text:p>69</text:p>
          </table:table-cell>
          <table:table-cell office:value-type="float" office:value="0.916574" calcext:value-type="float">
            <text:p>0.916574</text:p>
          </table:table-cell>
          <table:table-cell office:value-type="float" office:value="42.9491" calcext:value-type="float">
            <text:p>42.9491</text:p>
          </table:table-cell>
          <table:table-cell office:value-type="float" office:value="0.0665912" calcext:value-type="float">
            <text:p>0.0665912</text:p>
          </table:table-cell>
          <table:table-cell office:value-type="float" office:value="75" calcext:value-type="float">
            <text:p>75</text:p>
          </table:table-cell>
          <table:table-cell office:value-type="float" office:value="0.916068" calcext:value-type="float">
            <text:p>0.916068</text:p>
          </table:table-cell>
          <table:table-cell office:value-type="float" office:value="42.9633" calcext:value-type="float">
            <text:p>42.9633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06" calcext:value-type="float">
            <text:p>106</text:p>
          </table:table-cell>
          <table:table-cell office:value-type="float" office:value="0.916068" calcext:value-type="float">
            <text:p>0.916068</text:p>
          </table:table-cell>
          <table:table-cell office:value-type="float" office:value="42.9633" calcext:value-type="float">
            <text:p>42.9633</text:p>
          </table:table-cell>
          <table:table-cell office:value-type="float" office:value="0.06724" calcext:value-type="float">
            <text:p>0.067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float" office:value="0.8973" calcext:value-type="float">
            <text:p>0.8973</text:p>
          </table:table-cell>
          <table:table-cell office:value-type="float" office:value="54.7801" calcext:value-type="float">
            <text:p>54.7801</text:p>
          </table:table-cell>
          <table:table-cell office:value-type="float" office:value="0.090437" calcext:value-type="float">
            <text:p>0.090437</text:p>
          </table:table-cell>
          <table:table-cell office:value-type="float" office:value="307" calcext:value-type="float">
            <text:p>307</text:p>
          </table:table-cell>
          <table:table-cell office:value-type="float" office:value="0.910003" calcext:value-type="float">
            <text:p>0.910003</text:p>
          </table:table-cell>
          <table:table-cell office:value-type="float" office:value="43.1242" calcext:value-type="float">
            <text:p>43.1242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29" calcext:value-type="float">
            <text:p>29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45.558" calcext:value-type="float">
            <text:p>45.558</text:p>
          </table:table-cell>
          <table:table-cell office:value-type="float" office:value="0.0691764" calcext:value-type="float">
            <text:p>0.0691764</text:p>
          </table:table-cell>
          <table:table-cell office:value-type="float" office:value="75" calcext:value-type="float">
            <text:p>75</text:p>
          </table:table-cell>
          <table:table-cell office:value-type="float" office:value="0.91577" calcext:value-type="float">
            <text:p>0.91577</text:p>
          </table:table-cell>
          <table:table-cell office:value-type="float" office:value="42.8755" calcext:value-type="float">
            <text:p>42.8755</text:p>
          </table:table-cell>
          <table:table-cell office:value-type="float" office:value="0.0666921" calcext:value-type="float">
            <text:p>0.0666921</text:p>
          </table:table-cell>
          <table:table-cell office:value-type="float" office:value="74" calcext:value-type="float">
            <text:p>74</text:p>
          </table:table-cell>
          <table:table-cell office:value-type="float" office:value="0.915437" calcext:value-type="float">
            <text:p>0.915437</text:p>
          </table:table-cell>
          <table:table-cell office:value-type="float" office:value="42.8784" calcext:value-type="float">
            <text:p>42.8784</text:p>
          </table:table-cell>
          <table:table-cell office:value-type="float" office:value="0.0671577" calcext:value-type="float">
            <text:p>0.0671577</text:p>
          </table:table-cell>
          <table:table-cell office:value-type="float" office:value="107" calcext:value-type="float">
            <text:p>107</text:p>
          </table:table-cell>
          <table:table-cell office:value-type="float" office:value="0.915437" calcext:value-type="float">
            <text:p>0.915437</text:p>
          </table:table-cell>
          <table:table-cell office:value-type="float" office:value="42.8784" calcext:value-type="float">
            <text:p>42.8784</text:p>
          </table:table-cell>
          <table:table-cell office:value-type="float" office:value="0.0671577" calcext:value-type="float">
            <text:p>0.067157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0.90733" calcext:value-type="float">
            <text:p>0.90733</text:p>
          </table:table-cell>
          <table:table-cell office:value-type="float" office:value="67.8368" calcext:value-type="float">
            <text:p>67.8368</text:p>
          </table:table-cell>
          <table:table-cell office:value-type="float" office:value="0.0859479" calcext:value-type="float">
            <text:p>0.0859479</text:p>
          </table:table-cell>
          <table:table-cell office:value-type="float" office:value="792" calcext:value-type="float">
            <text:p>792</text:p>
          </table:table-cell>
          <table:table-cell office:value-type="float" office:value="0.922215" calcext:value-type="float">
            <text:p>0.922215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0.070168" calcext:value-type="float">
            <text:p>0.070168</text:p>
          </table:table-cell>
          <table:table-cell office:value-type="float" office:value="27" calcext:value-type="float">
            <text:p>27</text:p>
          </table:table-cell>
          <table:table-cell office:value-type="float" office:value="0.917895" calcext:value-type="float">
            <text:p>0.917895</text:p>
          </table:table-cell>
          <table:table-cell office:value-type="float" office:value="57.0228" calcext:value-type="float">
            <text:p>57.0228</text:p>
          </table:table-cell>
          <table:table-cell office:value-type="float" office:value="0.0683216" calcext:value-type="float">
            <text:p>0.0683216</text:p>
          </table:table-cell>
          <table:table-cell office:value-type="float" office:value="68" calcext:value-type="float">
            <text:p>68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52.5988" calcext:value-type="float">
            <text:p>52.5988</text:p>
          </table:table-cell>
          <table:table-cell office:value-type="float" office:value="0.0648098" calcext:value-type="float">
            <text:p>0.0648098</text:p>
          </table:table-cell>
          <table:table-cell office:value-type="float" office:value="74" calcext:value-type="float">
            <text:p>74</text:p>
          </table:table-cell>
          <table:table-cell office:value-type="float" office:value="0.925623" calcext:value-type="float">
            <text:p>0.925623</text:p>
          </table:table-cell>
          <table:table-cell office:value-type="float" office:value="52.5912" calcext:value-type="float">
            <text:p>52.5912</text:p>
          </table:table-cell>
          <table:table-cell office:value-type="float" office:value="0.0650793" calcext:value-type="float">
            <text:p>0.0650793</text:p>
          </table:table-cell>
          <table:table-cell office:value-type="float" office:value="103" calcext:value-type="float">
            <text:p>103</text:p>
          </table:table-cell>
          <table:table-cell office:value-type="float" office:value="0.925623" calcext:value-type="float">
            <text:p>0.925623</text:p>
          </table:table-cell>
          <table:table-cell office:value-type="float" office:value="52.5912" calcext:value-type="float">
            <text:p>52.5912</text:p>
          </table:table-cell>
          <table:table-cell office:value-type="float" office:value="0.0650793" calcext:value-type="float">
            <text:p>0.065079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0.897704" calcext:value-type="float">
            <text:p>0.897704</text:p>
          </table:table-cell>
          <table:table-cell office:value-type="float" office:value="71.8136" calcext:value-type="float">
            <text:p>71.8136</text:p>
          </table:table-cell>
          <table:table-cell office:value-type="float" office:value="0.0911748" calcext:value-type="float">
            <text:p>0.0911748</text:p>
          </table:table-cell>
          <table:table-cell office:value-type="float" office:value="728" calcext:value-type="float">
            <text:p>728</text:p>
          </table:table-cell>
          <table:table-cell office:value-type="float" office:value="0.916628" calcext:value-type="float">
            <text:p>0.916628</text:p>
          </table:table-cell>
          <table:table-cell office:value-type="float" office:value="50.7255" calcext:value-type="float">
            <text:p>50.7255</text:p>
          </table:table-cell>
          <table:table-cell office:value-type="float" office:value="0.071615" calcext:value-type="float">
            <text:p>0.071615</text:p>
          </table:table-cell>
          <table:table-cell office:value-type="float" office:value="26" calcext:value-type="float">
            <text:p>26</text:p>
          </table:table-cell>
          <table:table-cell office:value-type="float" office:value="0.913023" calcext:value-type="float">
            <text:p>0.913023</text:p>
          </table:table-cell>
          <table:table-cell office:value-type="float" office:value="55.0453" calcext:value-type="float">
            <text:p>55.0453</text:p>
          </table:table-cell>
          <table:table-cell office:value-type="float" office:value="0.069541" calcext:value-type="float">
            <text:p>0.069541</text:p>
          </table:table-cell>
          <table:table-cell office:value-type="float" office:value="69" calcext:value-type="float">
            <text:p>69</text:p>
          </table:table-cell>
          <table:table-cell office:value-type="float" office:value="0.919303" calcext:value-type="float">
            <text:p>0.919303</text:p>
          </table:table-cell>
          <table:table-cell office:value-type="float" office:value="50.5283" calcext:value-type="float">
            <text:p>50.5283</text:p>
          </table:table-cell>
          <table:table-cell office:value-type="float" office:value="0.066527" calcext:value-type="float">
            <text:p>0.066527</text:p>
          </table:table-cell>
          <table:table-cell office:value-type="float" office:value="72" calcext:value-type="float">
            <text:p>72</text:p>
          </table:table-cell>
          <table:table-cell office:value-type="float" office:value="0.918899" calcext:value-type="float">
            <text:p>0.918899</text:p>
          </table:table-cell>
          <table:table-cell office:value-type="float" office:value="50.5311" calcext:value-type="float">
            <text:p>50.5311</text:p>
          </table:table-cell>
          <table:table-cell office:value-type="float" office:value="0.0670606" calcext:value-type="float">
            <text:p>0.0670606</text:p>
          </table:table-cell>
          <table:table-cell office:value-type="float" office:value="104" calcext:value-type="float">
            <text:p>104</text:p>
          </table:table-cell>
          <table:table-cell office:value-type="float" office:value="0.918899" calcext:value-type="float">
            <text:p>0.918899</text:p>
          </table:table-cell>
          <table:table-cell office:value-type="float" office:value="50.5311" calcext:value-type="float">
            <text:p>50.5311</text:p>
          </table:table-cell>
          <table:table-cell office:value-type="float" office:value="0.0670606" calcext:value-type="float">
            <text:p>0.067060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0.894278" calcext:value-type="float">
            <text:p>0.894278</text:p>
          </table:table-cell>
          <table:table-cell office:value-type="float" office:value="78.7256" calcext:value-type="float">
            <text:p>78.7256</text:p>
          </table:table-cell>
          <table:table-cell office:value-type="float" office:value="0.0886834" calcext:value-type="float">
            <text:p>0.0886834</text:p>
          </table:table-cell>
          <table:table-cell office:value-type="float" office:value="750" calcext:value-type="float">
            <text:p>750</text:p>
          </table:table-cell>
          <table:table-cell office:value-type="float" office:value="0.912104" calcext:value-type="float">
            <text:p>0.912104</text:p>
          </table:table-cell>
          <table:table-cell office:value-type="float" office:value="54.6585" calcext:value-type="float">
            <text:p>54.6585</text:p>
          </table:table-cell>
          <table:table-cell office:value-type="float" office:value="0.067789" calcext:value-type="float">
            <text:p>0.067789</text:p>
          </table:table-cell>
          <table:table-cell office:value-type="float" office:value="27" calcext:value-type="float">
            <text:p>27</text:p>
          </table:table-cell>
          <table:table-cell office:value-type="float" office:value="0.910478" calcext:value-type="float">
            <text:p>0.910478</text:p>
          </table:table-cell>
          <table:table-cell office:value-type="float" office:value="58.7939" calcext:value-type="float">
            <text:p>58.7939</text:p>
          </table:table-cell>
          <table:table-cell office:value-type="float" office:value="0.0650513" calcext:value-type="float">
            <text:p>0.0650513</text:p>
          </table:table-cell>
          <table:table-cell office:value-type="float" office:value="69" calcext:value-type="float">
            <text:p>69</text:p>
          </table:table-cell>
          <table:table-cell office:value-type="float" office:value="0.918285" calcext:value-type="float">
            <text:p>0.918285</text:p>
          </table:table-cell>
          <table:table-cell office:value-type="float" office:value="55.1831" calcext:value-type="float">
            <text:p>55.1831</text:p>
          </table:table-cell>
          <table:table-cell office:value-type="float" office:value="0.0622832" calcext:value-type="float">
            <text:p>0.0622832</text:p>
          </table:table-cell>
          <table:table-cell office:value-type="float" office:value="71" calcext:value-type="float">
            <text:p>71</text:p>
          </table:table-cell>
          <table:table-cell office:value-type="float" office:value="0.91817" calcext:value-type="float">
            <text:p>0.91817</text:p>
          </table:table-cell>
          <table:table-cell office:value-type="float" office:value="55.1832" calcext:value-type="float">
            <text:p>55.1832</text:p>
          </table:table-cell>
          <table:table-cell office:value-type="float" office:value="0.0625914" calcext:value-type="float">
            <text:p>0.0625914</text:p>
          </table:table-cell>
          <table:table-cell office:value-type="float" office:value="107" calcext:value-type="float">
            <text:p>107</text:p>
          </table:table-cell>
          <table:table-cell office:value-type="float" office:value="0.91817" calcext:value-type="float">
            <text:p>0.91817</text:p>
          </table:table-cell>
          <table:table-cell office:value-type="float" office:value="55.1832" calcext:value-type="float">
            <text:p>55.1832</text:p>
          </table:table-cell>
          <table:table-cell office:value-type="float" office:value="0.0625914" calcext:value-type="float">
            <text:p>0.062591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  <table:table-cell office:value-type="float" office:value="0.899577" calcext:value-type="float">
            <text:p>0.899577</text:p>
          </table:table-cell>
          <table:table-cell office:value-type="float" office:value="62.1003" calcext:value-type="float">
            <text:p>62.1003</text:p>
          </table:table-cell>
          <table:table-cell office:value-type="float" office:value="0.0740536" calcext:value-type="float">
            <text:p>0.0740536</text:p>
          </table:table-cell>
          <table:table-cell office:value-type="float" office:value="301" calcext:value-type="float">
            <text:p>301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46.2788" calcext:value-type="float">
            <text:p>46.2788</text:p>
          </table:table-cell>
          <table:table-cell office:value-type="float" office:value="0.0581048" calcext:value-type="float">
            <text:p>0.0581048</text:p>
          </table:table-cell>
          <table:table-cell office:value-type="float" office:value="30" calcext:value-type="float">
            <text:p>30</text:p>
          </table:table-cell>
          <table:table-cell office:value-type="float" office:value="0.927027" calcext:value-type="float">
            <text:p>0.927027</text:p>
          </table:table-cell>
          <table:table-cell office:value-type="float" office:value="50.3653" calcext:value-type="float">
            <text:p>50.3653</text:p>
          </table:table-cell>
          <table:table-cell office:value-type="float" office:value="0.0539562" calcext:value-type="float">
            <text:p>0.0539562</text:p>
          </table:table-cell>
          <table:table-cell office:value-type="float" office:value="68" calcext:value-type="float">
            <text:p>68</text:p>
          </table:table-cell>
          <table:table-cell office:value-type="float" office:value="0.932576" calcext:value-type="float">
            <text:p>0.932576</text:p>
          </table:table-cell>
          <table:table-cell office:value-type="float" office:value="47.2542" calcext:value-type="float">
            <text:p>47.2542</text:p>
          </table:table-cell>
          <table:table-cell office:value-type="float" office:value="0.0520622" calcext:value-type="float">
            <text:p>0.0520622</text:p>
          </table:table-cell>
          <table:table-cell office:value-type="float" office:value="78" calcext:value-type="float">
            <text:p>78</text:p>
          </table:table-cell>
          <table:table-cell office:value-type="float" office:value="0.932093" calcext:value-type="float">
            <text:p>0.932093</text:p>
          </table:table-cell>
          <table:table-cell office:value-type="float" office:value="47.2712" calcext:value-type="float">
            <text:p>47.2712</text:p>
          </table:table-cell>
          <table:table-cell office:value-type="float" office:value="0.0526637" calcext:value-type="float">
            <text:p>0.0526637</text:p>
          </table:table-cell>
          <table:table-cell office:value-type="float" office:value="106" calcext:value-type="float">
            <text:p>106</text:p>
          </table:table-cell>
          <table:table-cell office:value-type="float" office:value="0.932093" calcext:value-type="float">
            <text:p>0.932093</text:p>
          </table:table-cell>
          <table:table-cell office:value-type="float" office:value="47.2712" calcext:value-type="float">
            <text:p>47.2712</text:p>
          </table:table-cell>
          <table:table-cell office:value-type="float" office:value="0.0526637" calcext:value-type="float">
            <text:p>0.052663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0.90195" calcext:value-type="float">
            <text:p>0.90195</text:p>
          </table:table-cell>
          <table:table-cell office:value-type="float" office:value="58.8362" calcext:value-type="float">
            <text:p>58.8362</text:p>
          </table:table-cell>
          <table:table-cell office:value-type="float" office:value="0.0737969" calcext:value-type="float">
            <text:p>0.0737969</text:p>
          </table:table-cell>
          <table:table-cell office:value-type="float" office:value="261" calcext:value-type="float">
            <text:p>261</text:p>
          </table:table-cell>
          <table:table-cell office:value-type="float" office:value="0.926405" calcext:value-type="float">
            <text:p>0.926405</text:p>
          </table:table-cell>
          <table:table-cell office:value-type="float" office:value="44.2017" calcext:value-type="float">
            <text:p>44.2017</text:p>
          </table:table-cell>
          <table:table-cell office:value-type="float" office:value="0.0580518" calcext:value-type="float">
            <text:p>0.0580518</text:p>
          </table:table-cell>
          <table:table-cell office:value-type="float" office:value="28" calcext:value-type="float">
            <text:p>28</text:p>
          </table:table-cell>
          <table:table-cell office:value-type="float" office:value="0.926793" calcext:value-type="float">
            <text:p>0.926793</text:p>
          </table:table-cell>
          <table:table-cell office:value-type="float" office:value="49.2135" calcext:value-type="float">
            <text:p>49.2135</text:p>
          </table:table-cell>
          <table:table-cell office:value-type="float" office:value="0.0542167" calcext:value-type="float">
            <text:p>0.0542167</text:p>
          </table:table-cell>
          <table:table-cell office:value-type="float" office:value="69" calcext:value-type="float">
            <text:p>69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45.9974" calcext:value-type="float">
            <text:p>45.9974</text:p>
          </table:table-cell>
          <table:table-cell office:value-type="float" office:value="0.0522718" calcext:value-type="float">
            <text:p>0.0522718</text:p>
          </table:table-cell>
          <table:table-cell office:value-type="float" office:value="73" calcext:value-type="float">
            <text:p>73</text:p>
          </table:table-cell>
          <table:table-cell office:value-type="float" office:value="0.932866" calcext:value-type="float">
            <text:p>0.932866</text:p>
          </table:table-cell>
          <table:table-cell office:value-type="float" office:value="46.0034" calcext:value-type="float">
            <text:p>46.0034</text:p>
          </table:table-cell>
          <table:table-cell office:value-type="float" office:value="0.0528014" calcext:value-type="float">
            <text:p>0.0528014</text:p>
          </table:table-cell>
          <table:table-cell office:value-type="float" office:value="104" calcext:value-type="float">
            <text:p>104</text:p>
          </table:table-cell>
          <table:table-cell office:value-type="float" office:value="0.932866" calcext:value-type="float">
            <text:p>0.932866</text:p>
          </table:table-cell>
          <table:table-cell office:value-type="float" office:value="46.0034" calcext:value-type="float">
            <text:p>46.0034</text:p>
          </table:table-cell>
          <table:table-cell office:value-type="float" office:value="0.0528014" calcext:value-type="float">
            <text:p>0.052801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  <table:table-cell office:value-type="float" office:value="0.897819" calcext:value-type="float">
            <text:p>0.897819</text:p>
          </table:table-cell>
          <table:table-cell office:value-type="float" office:value="62.7694" calcext:value-type="float">
            <text:p>62.7694</text:p>
          </table:table-cell>
          <table:table-cell office:value-type="float" office:value="0.0728202" calcext:value-type="float">
            <text:p>0.0728202</text:p>
          </table:table-cell>
          <table:table-cell office:value-type="float" office:value="280" calcext:value-type="float">
            <text:p>280</text:p>
          </table:table-cell>
          <table:table-cell office:value-type="float" office:value="0.920781" calcext:value-type="float">
            <text:p>0.920781</text:p>
          </table:table-cell>
          <table:table-cell office:value-type="float" office:value="46.2099" calcext:value-type="float">
            <text:p>46.2099</text:p>
          </table:table-cell>
          <table:table-cell office:value-type="float" office:value="0.0576242" calcext:value-type="float">
            <text:p>0.0576242</text:p>
          </table:table-cell>
          <table:table-cell office:value-type="float" office:value="28" calcext:value-type="float">
            <text:p>28</text:p>
          </table:table-cell>
          <table:table-cell office:value-type="float" office:value="0.921546" calcext:value-type="float">
            <text:p>0.921546</text:p>
          </table:table-cell>
          <table:table-cell office:value-type="float" office:value="51.2237" calcext:value-type="float">
            <text:p>51.2237</text:p>
          </table:table-cell>
          <table:table-cell office:value-type="float" office:value="0.0538679" calcext:value-type="float">
            <text:p>0.0538679</text:p>
          </table:table-cell>
          <table:table-cell office:value-type="float" office:value="67" calcext:value-type="float">
            <text:p>67</text:p>
          </table:table-cell>
          <table:table-cell office:value-type="float" office:value="0.929334" calcext:value-type="float">
            <text:p>0.929334</text:p>
          </table:table-cell>
          <table:table-cell office:value-type="float" office:value="46.8706" calcext:value-type="float">
            <text:p>46.8706</text:p>
          </table:table-cell>
          <table:table-cell office:value-type="float" office:value="0.0511527" calcext:value-type="float">
            <text:p>0.0511527</text:p>
          </table:table-cell>
          <table:table-cell office:value-type="float" office:value="75" calcext:value-type="float">
            <text:p>75</text:p>
          </table:table-cell>
          <table:table-cell office:value-type="float" office:value="0.928862" calcext:value-type="float">
            <text:p>0.928862</text:p>
          </table:table-cell>
          <table:table-cell office:value-type="float" office:value="46.9311" calcext:value-type="float">
            <text:p>46.9311</text:p>
          </table:table-cell>
          <table:table-cell office:value-type="float" office:value="0.0517541" calcext:value-type="float">
            <text:p>0.0517541</text:p>
          </table:table-cell>
          <table:table-cell office:value-type="float" office:value="103" calcext:value-type="float">
            <text:p>103</text:p>
          </table:table-cell>
          <table:table-cell office:value-type="float" office:value="0.928862" calcext:value-type="float">
            <text:p>0.928862</text:p>
          </table:table-cell>
          <table:table-cell office:value-type="float" office:value="46.9311" calcext:value-type="float">
            <text:p>46.9311</text:p>
          </table:table-cell>
          <table:table-cell office:value-type="float" office:value="0.0517541" calcext:value-type="float">
            <text:p>0.051754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office:value-type="float" office:value="0.904859" calcext:value-type="float">
            <text:p>0.904859</text:p>
          </table:table-cell>
          <table:table-cell office:value-type="float" office:value="58.7648" calcext:value-type="float">
            <text:p>58.7648</text:p>
          </table:table-cell>
          <table:table-cell office:value-type="float" office:value="0.0738009" calcext:value-type="float">
            <text:p>0.0738009</text:p>
          </table:table-cell>
          <table:table-cell office:value-type="float" office:value="280" calcext:value-type="float">
            <text:p>280</text:p>
          </table:table-cell>
          <table:table-cell office:value-type="float" office:value="0.925127" calcext:value-type="float">
            <text:p>0.925127</text:p>
          </table:table-cell>
          <table:table-cell office:value-type="float" office:value="47.9219" calcext:value-type="float">
            <text:p>47.9219</text:p>
          </table:table-cell>
          <table:table-cell office:value-type="float" office:value="0.0572019" calcext:value-type="float">
            <text:p>0.0572019</text:p>
          </table:table-cell>
          <table:table-cell office:value-type="float" office:value="29" calcext:value-type="float">
            <text:p>29</text:p>
          </table:table-cell>
          <table:table-cell office:value-type="float" office:value="0.92277" calcext:value-type="float">
            <text:p>0.92277</text:p>
          </table:table-cell>
          <table:table-cell office:value-type="float" office:value="50.6191" calcext:value-type="float">
            <text:p>50.6191</text:p>
          </table:table-cell>
          <table:table-cell office:value-type="float" office:value="0.0539617" calcext:value-type="float">
            <text:p>0.0539617</text:p>
          </table:table-cell>
          <table:table-cell office:value-type="float" office:value="73" calcext:value-type="float">
            <text:p>73</text:p>
          </table:table-cell>
          <table:table-cell office:value-type="float" office:value="0.930716" calcext:value-type="float">
            <text:p>0.930716</text:p>
          </table:table-cell>
          <table:table-cell office:value-type="float" office:value="48.544" calcext:value-type="float">
            <text:p>48.544</text:p>
          </table:table-cell>
          <table:table-cell office:value-type="float" office:value="0.051064" calcext:value-type="float">
            <text:p>0.051064</text:p>
          </table:table-cell>
          <table:table-cell office:value-type="float" office:value="74" calcext:value-type="float">
            <text:p>74</text:p>
          </table:table-cell>
          <table:table-cell office:value-type="float" office:value="0.930326" calcext:value-type="float">
            <text:p>0.930326</text:p>
          </table:table-cell>
          <table:table-cell office:value-type="float" office:value="48.5522" calcext:value-type="float">
            <text:p>48.5522</text:p>
          </table:table-cell>
          <table:table-cell office:value-type="float" office:value="0.0515546" calcext:value-type="float">
            <text:p>0.0515546</text:p>
          </table:table-cell>
          <table:table-cell office:value-type="float" office:value="98" calcext:value-type="float">
            <text:p>98</text:p>
          </table:table-cell>
          <table:table-cell office:value-type="float" office:value="0.930326" calcext:value-type="float">
            <text:p>0.930326</text:p>
          </table:table-cell>
          <table:table-cell office:value-type="float" office:value="48.5522" calcext:value-type="float">
            <text:p>48.5522</text:p>
          </table:table-cell>
          <table:table-cell office:value-type="float" office:value="0.0515546" calcext:value-type="float">
            <text:p>0.051554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float" office:value="0.905836" calcext:value-type="float">
            <text:p>0.905836</text:p>
          </table:table-cell>
          <table:table-cell office:value-type="float" office:value="39.0993" calcext:value-type="float">
            <text:p>39.0993</text:p>
          </table:table-cell>
          <table:table-cell office:value-type="float" office:value="0.0687056" calcext:value-type="float">
            <text:p>0.0687056</text:p>
          </table:table-cell>
          <table:table-cell office:value-type="float" office:value="295" calcext:value-type="float">
            <text:p>295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36.0763" calcext:value-type="float">
            <text:p>36.0763</text:p>
          </table:table-cell>
          <table:table-cell office:value-type="float" office:value="0.0576116" calcext:value-type="float">
            <text:p>0.0576116</text:p>
          </table:table-cell>
          <table:table-cell office:value-type="float" office:value="29" calcext:value-type="float">
            <text:p>29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36.1205" calcext:value-type="float">
            <text:p>36.1205</text:p>
          </table:table-cell>
          <table:table-cell office:value-type="float" office:value="0.0498662" calcext:value-type="float">
            <text:p>0.0498662</text:p>
          </table:table-cell>
          <table:table-cell office:value-type="float" office:value="70" calcext:value-type="float">
            <text:p>70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35.4247" calcext:value-type="float">
            <text:p>35.4247</text:p>
          </table:table-cell>
          <table:table-cell office:value-type="float" office:value="0.0480112" calcext:value-type="float">
            <text:p>0.0480112</text:p>
          </table:table-cell>
          <table:table-cell office:value-type="float" office:value="73" calcext:value-type="float">
            <text:p>73</text:p>
          </table:table-cell>
          <table:table-cell office:value-type="float" office:value="0.934446" calcext:value-type="float">
            <text:p>0.934446</text:p>
          </table:table-cell>
          <table:table-cell office:value-type="float" office:value="35.4528" calcext:value-type="float">
            <text:p>35.4528</text:p>
          </table:table-cell>
          <table:table-cell office:value-type="float" office:value="0.0485728" calcext:value-type="float">
            <text:p>0.0485728</text:p>
          </table:table-cell>
          <table:table-cell office:value-type="float" office:value="98" calcext:value-type="float">
            <text:p>98</text:p>
          </table:table-cell>
          <table:table-cell office:value-type="float" office:value="0.934446" calcext:value-type="float">
            <text:p>0.934446</text:p>
          </table:table-cell>
          <table:table-cell office:value-type="float" office:value="35.4528" calcext:value-type="float">
            <text:p>35.4528</text:p>
          </table:table-cell>
          <table:table-cell office:value-type="float" office:value="0.0485728" calcext:value-type="float">
            <text:p>0.048572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0.901223" calcext:value-type="float">
            <text:p>0.901223</text:p>
          </table:table-cell>
          <table:table-cell office:value-type="float" office:value="50.5974" calcext:value-type="float">
            <text:p>50.5974</text:p>
          </table:table-cell>
          <table:table-cell office:value-type="float" office:value="0.080517" calcext:value-type="float">
            <text:p>0.080517</text:p>
          </table:table-cell>
          <table:table-cell office:value-type="float" office:value="307" calcext:value-type="float">
            <text:p>307</text:p>
          </table:table-cell>
          <table:table-cell office:value-type="float" office:value="0.922479" calcext:value-type="float">
            <text:p>0.922479</text:p>
          </table:table-cell>
          <table:table-cell office:value-type="float" office:value="42.6894" calcext:value-type="float">
            <text:p>42.6894</text:p>
          </table:table-cell>
          <table:table-cell office:value-type="float" office:value="0.0655369" calcext:value-type="float">
            <text:p>0.0655369</text:p>
          </table:table-cell>
          <table:table-cell office:value-type="float" office:value="29" calcext:value-type="float">
            <text:p>29</text:p>
          </table:table-cell>
          <table:table-cell office:value-type="float" office:value="0.920167" calcext:value-type="float">
            <text:p>0.920167</text:p>
          </table:table-cell>
          <table:table-cell office:value-type="float" office:value="44.7713" calcext:value-type="float">
            <text:p>44.7713</text:p>
          </table:table-cell>
          <table:table-cell office:value-type="float" office:value="0.0633297" calcext:value-type="float">
            <text:p>0.0633297</text:p>
          </table:table-cell>
          <table:table-cell office:value-type="float" office:value="68" calcext:value-type="float">
            <text:p>68</text:p>
          </table:table-cell>
          <table:table-cell office:value-type="float" office:value="0.928546" calcext:value-type="float">
            <text:p>0.928546</text:p>
          </table:table-cell>
          <table:table-cell office:value-type="float" office:value="41.7642" calcext:value-type="float">
            <text:p>41.7642</text:p>
          </table:table-cell>
          <table:table-cell office:value-type="float" office:value="0.0602388" calcext:value-type="float">
            <text:p>0.0602388</text:p>
          </table:table-cell>
          <table:table-cell office:value-type="float" office:value="72" calcext:value-type="float">
            <text:p>72</text:p>
          </table:table-cell>
          <table:table-cell office:value-type="float" office:value="0.927958" calcext:value-type="float">
            <text:p>0.927958</text:p>
          </table:table-cell>
          <table:table-cell office:value-type="float" office:value="41.8088" calcext:value-type="float">
            <text:p>41.8088</text:p>
          </table:table-cell>
          <table:table-cell office:value-type="float" office:value="0.0610216" calcext:value-type="float">
            <text:p>0.0610216</text:p>
          </table:table-cell>
          <table:table-cell office:value-type="float" office:value="98" calcext:value-type="float">
            <text:p>98</text:p>
          </table:table-cell>
          <table:table-cell office:value-type="float" office:value="0.927958" calcext:value-type="float">
            <text:p>0.927958</text:p>
          </table:table-cell>
          <table:table-cell office:value-type="float" office:value="41.8088" calcext:value-type="float">
            <text:p>41.8088</text:p>
          </table:table-cell>
          <table:table-cell office:value-type="float" office:value="0.0610216" calcext:value-type="float">
            <text:p>0.06102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0.903284" calcext:value-type="float">
            <text:p>0.903284</text:p>
          </table:table-cell>
          <table:table-cell office:value-type="float" office:value="49.7092" calcext:value-type="float">
            <text:p>49.7092</text:p>
          </table:table-cell>
          <table:table-cell office:value-type="float" office:value="0.0785596" calcext:value-type="float">
            <text:p>0.0785596</text:p>
          </table:table-cell>
          <table:table-cell office:value-type="float" office:value="375" calcext:value-type="float">
            <text:p>375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40.5679" calcext:value-type="float">
            <text:p>40.5679</text:p>
          </table:table-cell>
          <table:table-cell office:value-type="float" office:value="0.0635568" calcext:value-type="float">
            <text:p>0.0635568</text:p>
          </table:table-cell>
          <table:table-cell office:value-type="float" office:value="29" calcext:value-type="float">
            <text:p>29</text:p>
          </table:table-cell>
          <table:table-cell office:value-type="float" office:value="0.920777" calcext:value-type="float">
            <text:p>0.920777</text:p>
          </table:table-cell>
          <table:table-cell office:value-type="float" office:value="42.9732" calcext:value-type="float">
            <text:p>42.9732</text:p>
          </table:table-cell>
          <table:table-cell office:value-type="float" office:value="0.060187" calcext:value-type="float">
            <text:p>0.060187</text:p>
          </table:table-cell>
          <table:table-cell office:value-type="float" office:value="67" calcext:value-type="float">
            <text:p>67</text:p>
          </table:table-cell>
          <table:table-cell office:value-type="float" office:value="0.929043" calcext:value-type="float">
            <text:p>0.929043</text:p>
          </table:table-cell>
          <table:table-cell office:value-type="float" office:value="40.9791" calcext:value-type="float">
            <text:p>40.9791</text:p>
          </table:table-cell>
          <table:table-cell office:value-type="float" office:value="0.0575283" calcext:value-type="float">
            <text:p>0.0575283</text:p>
          </table:table-cell>
          <table:table-cell office:value-type="float" office:value="71" calcext:value-type="float">
            <text:p>71</text:p>
          </table:table-cell>
          <table:table-cell office:value-type="float" office:value="0.928676" calcext:value-type="float">
            <text:p>0.928676</text:p>
          </table:table-cell>
          <table:table-cell office:value-type="float" office:value="40.9858" calcext:value-type="float">
            <text:p>40.9858</text:p>
          </table:table-cell>
          <table:table-cell office:value-type="float" office:value="0.0581565" calcext:value-type="float">
            <text:p>0.0581565</text:p>
          </table:table-cell>
          <table:table-cell office:value-type="float" office:value="97" calcext:value-type="float">
            <text:p>97</text:p>
          </table:table-cell>
          <table:table-cell office:value-type="float" office:value="0.928676" calcext:value-type="float">
            <text:p>0.928676</text:p>
          </table:table-cell>
          <table:table-cell office:value-type="float" office:value="40.9858" calcext:value-type="float">
            <text:p>40.9858</text:p>
          </table:table-cell>
          <table:table-cell office:value-type="float" office:value="0.0581565" calcext:value-type="float">
            <text:p>0.058156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" calcext:value-type="float">
            <text:p>2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55.654" calcext:value-type="float">
            <text:p>55.654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264" calcext:value-type="float">
            <text:p>264</text:p>
          </table:table-cell>
          <table:table-cell office:value-type="float" office:value="0.914082" calcext:value-type="float">
            <text:p>0.914082</text:p>
          </table:table-cell>
          <table:table-cell office:value-type="float" office:value="44.1587" calcext:value-type="float">
            <text:p>44.1587</text:p>
          </table:table-cell>
          <table:table-cell office:value-type="float" office:value="0.0600699" calcext:value-type="float">
            <text:p>0.0600699</text:p>
          </table:table-cell>
          <table:table-cell office:value-type="float" office:value="29" calcext:value-type="float">
            <text:p>29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45.1607" calcext:value-type="float">
            <text:p>45.1607</text:p>
          </table:table-cell>
          <table:table-cell office:value-type="float" office:value="0.0559765" calcext:value-type="float">
            <text:p>0.0559765</text:p>
          </table:table-cell>
          <table:table-cell office:value-type="float" office:value="67" calcext:value-type="float">
            <text:p>67</text:p>
          </table:table-cell>
          <table:table-cell office:value-type="float" office:value="0.918481" calcext:value-type="float">
            <text:p>0.918481</text:p>
          </table:table-cell>
          <table:table-cell office:value-type="float" office:value="43.0048" calcext:value-type="float">
            <text:p>43.0048</text:p>
          </table:table-cell>
          <table:table-cell office:value-type="float" office:value="0.0531904" calcext:value-type="float">
            <text:p>0.0531904</text:p>
          </table:table-cell>
          <table:table-cell office:value-type="float" office:value="73" calcext:value-type="float">
            <text:p>73</text:p>
          </table:table-cell>
          <table:table-cell office:value-type="float" office:value="0.918265" calcext:value-type="float">
            <text:p>0.918265</text:p>
          </table:table-cell>
          <table:table-cell office:value-type="float" office:value="42.996" calcext:value-type="float">
            <text:p>42.996</text:p>
          </table:table-cell>
          <table:table-cell office:value-type="float" office:value="0.0537067" calcext:value-type="float">
            <text:p>0.0537067</text:p>
          </table:table-cell>
          <table:table-cell office:value-type="float" office:value="98" calcext:value-type="float">
            <text:p>98</text:p>
          </table:table-cell>
          <table:table-cell office:value-type="float" office:value="0.918265" calcext:value-type="float">
            <text:p>0.918265</text:p>
          </table:table-cell>
          <table:table-cell office:value-type="float" office:value="42.996" calcext:value-type="float">
            <text:p>42.996</text:p>
          </table:table-cell>
          <table:table-cell office:value-type="float" office:value="0.0537067" calcext:value-type="float">
            <text:p>0.053706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0.903064" calcext:value-type="float">
            <text:p>0.90306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0.0739433" calcext:value-type="float">
            <text:p>0.0739433</text:p>
          </table:table-cell>
          <table:table-cell office:value-type="float" office:value="294" calcext:value-type="float">
            <text:p>294</text:p>
          </table:table-cell>
          <table:table-cell office:value-type="float" office:value="0.918494" calcext:value-type="float">
            <text:p>0.918494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0.0591074" calcext:value-type="float">
            <text:p>0.0591074</text:p>
          </table:table-cell>
          <table:table-cell office:value-type="float" office:value="29" calcext:value-type="float">
            <text:p>29</text:p>
          </table:table-cell>
          <table:table-cell office:value-type="float" office:value="0.916094" calcext:value-type="float">
            <text:p>0.916094</text:p>
          </table:table-cell>
          <table:table-cell office:value-type="float" office:value="54.0637" calcext:value-type="float">
            <text:p>54.0637</text:p>
          </table:table-cell>
          <table:table-cell office:value-type="float" office:value="0.0565436" calcext:value-type="float">
            <text:p>0.0565436</text:p>
          </table:table-cell>
          <table:table-cell office:value-type="float" office:value="69" calcext:value-type="float">
            <text:p>69</text:p>
          </table:table-cell>
          <table:table-cell office:value-type="float" office:value="0.924039" calcext:value-type="float">
            <text:p>0.924039</text:p>
          </table:table-cell>
          <table:table-cell office:value-type="float" office:value="51.8573" calcext:value-type="float">
            <text:p>51.8573</text:p>
          </table:table-cell>
          <table:table-cell office:value-type="float" office:value="0.0539608" calcext:value-type="float">
            <text:p>0.0539608</text:p>
          </table:table-cell>
          <table:table-cell office:value-type="float" office:value="74" calcext:value-type="float">
            <text:p>74</text:p>
          </table:table-cell>
          <table:table-cell office:value-type="float" office:value="0.92372" calcext:value-type="float">
            <text:p>0.92372</text:p>
          </table:table-cell>
          <table:table-cell office:value-type="float" office:value="51.8617" calcext:value-type="float">
            <text:p>51.8617</text:p>
          </table:table-cell>
          <table:table-cell office:value-type="float" office:value="0.0546789" calcext:value-type="float">
            <text:p>0.0546789</text:p>
          </table:table-cell>
          <table:table-cell office:value-type="float" office:value="100" calcext:value-type="float">
            <text:p>100</text:p>
          </table:table-cell>
          <table:table-cell office:value-type="float" office:value="0.92372" calcext:value-type="float">
            <text:p>0.92372</text:p>
          </table:table-cell>
          <table:table-cell office:value-type="float" office:value="51.8617" calcext:value-type="float">
            <text:p>51.8617</text:p>
          </table:table-cell>
          <table:table-cell office:value-type="float" office:value="0.0546789" calcext:value-type="float">
            <text:p>0.05467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0.898323" calcext:value-type="float">
            <text:p>0.898323</text:p>
          </table:table-cell>
          <table:table-cell office:value-type="float" office:value="51.5545" calcext:value-type="float">
            <text:p>51.5545</text:p>
          </table:table-cell>
          <table:table-cell office:value-type="float" office:value="0.0854194" calcext:value-type="float">
            <text:p>0.0854194</text:p>
          </table:table-cell>
          <table:table-cell office:value-type="float" office:value="258" calcext:value-type="float">
            <text:p>258</text:p>
          </table:table-cell>
          <table:table-cell office:value-type="float" office:value="0.913127" calcext:value-type="float">
            <text:p>0.913127</text:p>
          </table:table-cell>
          <table:table-cell office:value-type="float" office:value="43.2791" calcext:value-type="float">
            <text:p>43.2791</text:p>
          </table:table-cell>
          <table:table-cell office:value-type="float" office:value="0.0754667" calcext:value-type="float">
            <text:p>0.0754667</text:p>
          </table:table-cell>
          <table:table-cell office:value-type="float" office:value="28" calcext:value-type="float">
            <text:p>28</text:p>
          </table:table-cell>
          <table:table-cell office:value-type="float" office:value="0.907114" calcext:value-type="float">
            <text:p>0.907114</text:p>
          </table:table-cell>
          <table:table-cell office:value-type="float" office:value="44.0465" calcext:value-type="float">
            <text:p>44.0465</text:p>
          </table:table-cell>
          <table:table-cell office:value-type="float" office:value="0.0724684" calcext:value-type="float">
            <text:p>0.0724684</text:p>
          </table:table-cell>
          <table:table-cell office:value-type="float" office:value="66" calcext:value-type="float">
            <text:p>66</text:p>
          </table:table-cell>
          <table:table-cell office:value-type="float" office:value="0.915233" calcext:value-type="float">
            <text:p>0.915233</text:p>
          </table:table-cell>
          <table:table-cell office:value-type="float" office:value="41.9442" calcext:value-type="float">
            <text:p>41.9442</text:p>
          </table:table-cell>
          <table:table-cell office:value-type="float" office:value="0.0701638" calcext:value-type="float">
            <text:p>0.0701638</text:p>
          </table:table-cell>
          <table:table-cell office:value-type="float" office:value="76" calcext:value-type="float">
            <text:p>76</text:p>
          </table:table-cell>
          <table:table-cell office:value-type="float" office:value="0.914839" calcext:value-type="float">
            <text:p>0.914839</text:p>
          </table:table-cell>
          <table:table-cell office:value-type="float" office:value="41.9096" calcext:value-type="float">
            <text:p>41.9096</text:p>
          </table:table-cell>
          <table:table-cell office:value-type="float" office:value="0.0709576" calcext:value-type="float">
            <text:p>0.0709576</text:p>
          </table:table-cell>
          <table:table-cell office:value-type="float" office:value="101" calcext:value-type="float">
            <text:p>101</text:p>
          </table:table-cell>
          <table:table-cell office:value-type="float" office:value="0.914839" calcext:value-type="float">
            <text:p>0.914839</text:p>
          </table:table-cell>
          <table:table-cell office:value-type="float" office:value="41.9096" calcext:value-type="float">
            <text:p>41.9096</text:p>
          </table:table-cell>
          <table:table-cell office:value-type="float" office:value="0.0709576" calcext:value-type="float">
            <text:p>0.070957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float" office:value="0.890374" calcext:value-type="float">
            <text:p>0.890374</text:p>
          </table:table-cell>
          <table:table-cell office:value-type="float" office:value="63.9298" calcext:value-type="float">
            <text:p>63.9298</text:p>
          </table:table-cell>
          <table:table-cell office:value-type="float" office:value="0.087426" calcext:value-type="float">
            <text:p>0.087426</text:p>
          </table:table-cell>
          <table:table-cell office:value-type="float" office:value="256" calcext:value-type="float">
            <text:p>256</text:p>
          </table:table-cell>
          <table:table-cell office:value-type="float" office:value="0.905319" calcext:value-type="float">
            <text:p>0.905319</text:p>
          </table:table-cell>
          <table:table-cell office:value-type="float" office:value="55.5552" calcext:value-type="float">
            <text:p>55.5552</text:p>
          </table:table-cell>
          <table:table-cell office:value-type="float" office:value="0.0777227" calcext:value-type="float">
            <text:p>0.0777227</text:p>
          </table:table-cell>
          <table:table-cell office:value-type="float" office:value="28" calcext:value-type="float">
            <text:p>28</text:p>
          </table:table-cell>
          <table:table-cell office:value-type="float" office:value="0.897863" calcext:value-type="float">
            <text:p>0.897863</text:p>
          </table:table-cell>
          <table:table-cell office:value-type="float" office:value="56.8714" calcext:value-type="float">
            <text:p>56.8714</text:p>
          </table:table-cell>
          <table:table-cell office:value-type="float" office:value="0.0749709" calcext:value-type="float">
            <text:p>0.0749709</text:p>
          </table:table-cell>
          <table:table-cell office:value-type="float" office:value="68" calcext:value-type="float">
            <text:p>68</text:p>
          </table:table-cell>
          <table:table-cell office:value-type="float" office:value="0.905229" calcext:value-type="float">
            <text:p>0.905229</text:p>
          </table:table-cell>
          <table:table-cell office:value-type="float" office:value="54.73" calcext:value-type="float">
            <text:p>54.73</text:p>
          </table:table-cell>
          <table:table-cell office:value-type="float" office:value="0.0731222" calcext:value-type="float">
            <text:p>0.0731222</text:p>
          </table:table-cell>
          <table:table-cell office:value-type="float" office:value="74" calcext:value-type="float">
            <text:p>74</text:p>
          </table:table-cell>
          <table:table-cell office:value-type="float" office:value="0.904793" calcext:value-type="float">
            <text:p>0.904793</text:p>
          </table:table-cell>
          <table:table-cell office:value-type="float" office:value="54.7334" calcext:value-type="float">
            <text:p>54.7334</text:p>
          </table:table-cell>
          <table:table-cell office:value-type="float" office:value="0.0740821" calcext:value-type="float">
            <text:p>0.0740821</text:p>
          </table:table-cell>
          <table:table-cell office:value-type="float" office:value="99" calcext:value-type="float">
            <text:p>99</text:p>
          </table:table-cell>
          <table:table-cell office:value-type="float" office:value="0.904793" calcext:value-type="float">
            <text:p>0.904793</text:p>
          </table:table-cell>
          <table:table-cell office:value-type="float" office:value="54.7334" calcext:value-type="float">
            <text:p>54.7334</text:p>
          </table:table-cell>
          <table:table-cell office:value-type="float" office:value="0.0740821" calcext:value-type="float">
            <text:p>0.074082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  <table:table-cell office:value-type="float" office:value="0.894599" calcext:value-type="float">
            <text:p>0.894599</text:p>
          </table:table-cell>
          <table:table-cell office:value-type="float" office:value="68.9945" calcext:value-type="float">
            <text:p>68.9945</text:p>
          </table:table-cell>
          <table:table-cell office:value-type="float" office:value="0.0831748" calcext:value-type="float">
            <text:p>0.0831748</text:p>
          </table:table-cell>
          <table:table-cell office:value-type="float" office:value="280" calcext:value-type="float">
            <text:p>280</text:p>
          </table:table-cell>
          <table:table-cell office:value-type="float" office:value="0.90491" calcext:value-type="float">
            <text:p>0.90491</text:p>
          </table:table-cell>
          <table:table-cell office:value-type="float" office:value="51.2686" calcext:value-type="float">
            <text:p>51.2686</text:p>
          </table:table-cell>
          <table:table-cell office:value-type="float" office:value="0.0710385" calcext:value-type="float">
            <text:p>0.0710385</text:p>
          </table:table-cell>
          <table:table-cell office:value-type="float" office:value="29" calcext:value-type="float">
            <text:p>29</text:p>
          </table:table-cell>
          <table:table-cell office:value-type="float" office:value="0.901033" calcext:value-type="float">
            <text:p>0.901033</text:p>
          </table:table-cell>
          <table:table-cell office:value-type="float" office:value="54.3469" calcext:value-type="float">
            <text:p>54.3469</text:p>
          </table:table-cell>
          <table:table-cell office:value-type="float" office:value="0.0687933" calcext:value-type="float">
            <text:p>0.0687933</text:p>
          </table:table-cell>
          <table:table-cell office:value-type="float" office:value="74" calcext:value-type="float">
            <text:p>74</text:p>
          </table:table-cell>
          <table:table-cell office:value-type="float" office:value="0.910933" calcext:value-type="float">
            <text:p>0.910933</text:p>
          </table:table-cell>
          <table:table-cell office:value-type="float" office:value="50.2581" calcext:value-type="float">
            <text:p>50.2581</text:p>
          </table:table-cell>
          <table:table-cell office:value-type="float" office:value="0.0653654" calcext:value-type="float">
            <text:p>0.0653654</text:p>
          </table:table-cell>
          <table:table-cell office:value-type="float" office:value="73" calcext:value-type="float">
            <text:p>73</text:p>
          </table:table-cell>
          <table:table-cell office:value-type="float" office:value="0.910435" calcext:value-type="float">
            <text:p>0.910435</text:p>
          </table:table-cell>
          <table:table-cell office:value-type="float" office:value="50.2702" calcext:value-type="float">
            <text:p>50.2702</text:p>
          </table:table-cell>
          <table:table-cell office:value-type="float" office:value="0.0663415" calcext:value-type="float">
            <text:p>0.0663415</text:p>
          </table:table-cell>
          <table:table-cell office:value-type="float" office:value="97" calcext:value-type="float">
            <text:p>97</text:p>
          </table:table-cell>
          <table:table-cell office:value-type="float" office:value="0.910435" calcext:value-type="float">
            <text:p>0.910435</text:p>
          </table:table-cell>
          <table:table-cell office:value-type="float" office:value="50.2702" calcext:value-type="float">
            <text:p>50.2702</text:p>
          </table:table-cell>
          <table:table-cell office:value-type="float" office:value="0.0663415" calcext:value-type="float">
            <text:p>0.066341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0.894599" calcext:value-type="float">
            <text:p>0.894599</text:p>
          </table:table-cell>
          <table:table-cell office:value-type="float" office:value="68.9945" calcext:value-type="float">
            <text:p>68.9945</text:p>
          </table:table-cell>
          <table:table-cell office:value-type="float" office:value="0.0831748" calcext:value-type="float">
            <text:p>0.0831748</text:p>
          </table:table-cell>
          <table:table-cell office:value-type="float" office:value="324" calcext:value-type="float">
            <text:p>324</text:p>
          </table:table-cell>
          <table:table-cell office:value-type="float" office:value="0.905271" calcext:value-type="float">
            <text:p>0.905271</text:p>
          </table:table-cell>
          <table:table-cell office:value-type="float" office:value="50.931" calcext:value-type="float">
            <text:p>50.931</text:p>
          </table:table-cell>
          <table:table-cell office:value-type="float" office:value="0.0704379" calcext:value-type="float">
            <text:p>0.0704379</text:p>
          </table:table-cell>
          <table:table-cell office:value-type="float" office:value="28" calcext:value-type="float">
            <text:p>28</text:p>
          </table:table-cell>
          <table:table-cell office:value-type="float" office:value="0.901083" calcext:value-type="float">
            <text:p>0.901083</text:p>
          </table:table-cell>
          <table:table-cell office:value-type="float" office:value="54.3676" calcext:value-type="float">
            <text:p>54.3676</text:p>
          </table:table-cell>
          <table:table-cell office:value-type="float" office:value="0.0687863" calcext:value-type="float">
            <text:p>0.0687863</text:p>
          </table:table-cell>
          <table:table-cell office:value-type="float" office:value="66" calcext:value-type="float">
            <text:p>66</text:p>
          </table:table-cell>
          <table:table-cell office:value-type="float" office:value="0.910082" calcext:value-type="float">
            <text:p>0.910082</text:p>
          </table:table-cell>
          <table:table-cell office:value-type="float" office:value="50.7492" calcext:value-type="float">
            <text:p>50.7492</text:p>
          </table:table-cell>
          <table:table-cell office:value-type="float" office:value="0.065932" calcext:value-type="float">
            <text:p>0.065932</text:p>
          </table:table-cell>
          <table:table-cell office:value-type="float" office:value="74" calcext:value-type="float">
            <text:p>74</text:p>
          </table:table-cell>
          <table:table-cell office:value-type="float" office:value="0.909638" calcext:value-type="float">
            <text:p>0.909638</text:p>
          </table:table-cell>
          <table:table-cell office:value-type="float" office:value="50.7543" calcext:value-type="float">
            <text:p>50.7543</text:p>
          </table:table-cell>
          <table:table-cell office:value-type="float" office:value="0.0667258" calcext:value-type="float">
            <text:p>0.0667258</text:p>
          </table:table-cell>
          <table:table-cell office:value-type="float" office:value="99" calcext:value-type="float">
            <text:p>99</text:p>
          </table:table-cell>
          <table:table-cell office:value-type="float" office:value="0.909638" calcext:value-type="float">
            <text:p>0.909638</text:p>
          </table:table-cell>
          <table:table-cell office:value-type="float" office:value="50.7543" calcext:value-type="float">
            <text:p>50.7543</text:p>
          </table:table-cell>
          <table:table-cell office:value-type="float" office:value="0.0667258" calcext:value-type="float">
            <text:p>0.066725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  <table:table-cell office:value-type="float" office:value="0.885646" calcext:value-type="float">
            <text:p>0.885646</text:p>
          </table:table-cell>
          <table:table-cell office:value-type="float" office:value="84.2652" calcext:value-type="float">
            <text:p>84.2652</text:p>
          </table:table-cell>
          <table:table-cell office:value-type="float" office:value="0.0888318" calcext:value-type="float">
            <text:p>0.0888318</text:p>
          </table:table-cell>
          <table:table-cell office:value-type="float" office:value="370" calcext:value-type="float">
            <text:p>370</text:p>
          </table:table-cell>
          <table:table-cell office:value-type="float" office:value="0.895625" calcext:value-type="float">
            <text:p>0.895625</text:p>
          </table:table-cell>
          <table:table-cell office:value-type="float" office:value="72.6006" calcext:value-type="float">
            <text:p>72.6006</text:p>
          </table:table-cell>
          <table:table-cell office:value-type="float" office:value="0.0798045" calcext:value-type="float">
            <text:p>0.0798045</text:p>
          </table:table-cell>
          <table:table-cell office:value-type="float" office:value="28" calcext:value-type="float">
            <text:p>28</text:p>
          </table:table-cell>
          <table:table-cell office:value-type="float" office:value="0.892177" calcext:value-type="float">
            <text:p>0.892177</text:p>
          </table:table-cell>
          <table:table-cell office:value-type="float" office:value="76.5861" calcext:value-type="float">
            <text:p>76.5861</text:p>
          </table:table-cell>
          <table:table-cell office:value-type="float" office:value="0.0773231" calcext:value-type="float">
            <text:p>0.0773231</text:p>
          </table:table-cell>
          <table:table-cell office:value-type="float" office:value="68" calcext:value-type="float">
            <text:p>68</text:p>
          </table:table-cell>
          <table:table-cell office:value-type="float" office:value="0.900724" calcext:value-type="float">
            <text:p>0.900724</text:p>
          </table:table-cell>
          <table:table-cell office:value-type="float" office:value="73.6271" calcext:value-type="float">
            <text:p>73.6271</text:p>
          </table:table-cell>
          <table:table-cell office:value-type="float" office:value="0.0748729" calcext:value-type="float">
            <text:p>0.0748729</text:p>
          </table:table-cell>
          <table:table-cell office:value-type="float" office:value="73" calcext:value-type="float">
            <text:p>73</text:p>
          </table:table-cell>
          <table:table-cell office:value-type="float" office:value="0.900257" calcext:value-type="float">
            <text:p>0.900257</text:p>
          </table:table-cell>
          <table:table-cell office:value-type="float" office:value="73.6343" calcext:value-type="float">
            <text:p>73.6343</text:p>
          </table:table-cell>
          <table:table-cell office:value-type="float" office:value="0.0756726" calcext:value-type="float">
            <text:p>0.0756726</text:p>
          </table:table-cell>
          <table:table-cell office:value-type="float" office:value="98" calcext:value-type="float">
            <text:p>98</text:p>
          </table:table-cell>
          <table:table-cell office:value-type="float" office:value="0.900257" calcext:value-type="float">
            <text:p>0.900257</text:p>
          </table:table-cell>
          <table:table-cell office:value-type="float" office:value="73.6343" calcext:value-type="float">
            <text:p>73.6343</text:p>
          </table:table-cell>
          <table:table-cell office:value-type="float" office:value="0.0756726" calcext:value-type="float">
            <text:p>0.075672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704" calcext:value-type="float">
            <text:p>704</text:p>
          </table:table-cell>
          <table:table-cell office:value-type="float" office:value="0.896978" calcext:value-type="float">
            <text:p>0.896978</text:p>
          </table:table-cell>
          <table:table-cell office:value-type="float" office:value="55.4644" calcext:value-type="float">
            <text:p>55.4644</text:p>
          </table:table-cell>
          <table:table-cell office:value-type="float" office:value="0.0823871" calcext:value-type="float">
            <text:p>0.0823871</text:p>
          </table:table-cell>
          <table:table-cell office:value-type="float" office:value="28" calcext:value-type="float">
            <text:p>28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56.2924" calcext:value-type="float">
            <text:p>56.2924</text:p>
          </table:table-cell>
          <table:table-cell office:value-type="float" office:value="0.0776046" calcext:value-type="float">
            <text:p>0.0776046</text:p>
          </table:table-cell>
          <table:table-cell office:value-type="float" office:value="68" calcext:value-type="float">
            <text:p>68</text:p>
          </table:table-cell>
          <table:table-cell office:value-type="float" office:value="0.901218" calcext:value-type="float">
            <text:p>0.901218</text:p>
          </table:table-cell>
          <table:table-cell office:value-type="float" office:value="52.8958" calcext:value-type="float">
            <text:p>52.8958</text:p>
          </table:table-cell>
          <table:table-cell office:value-type="float" office:value="0.0750967" calcext:value-type="float">
            <text:p>0.0750967</text:p>
          </table:table-cell>
          <table:table-cell office:value-type="float" office:value="73" calcext:value-type="float">
            <text:p>73</text:p>
          </table:table-cell>
          <table:table-cell office:value-type="float" office:value="0.900811" calcext:value-type="float">
            <text:p>0.900811</text:p>
          </table:table-cell>
          <table:table-cell office:value-type="float" office:value="52.8932" calcext:value-type="float">
            <text:p>52.8932</text:p>
          </table:table-cell>
          <table:table-cell office:value-type="float" office:value="0.0757927" calcext:value-type="float">
            <text:p>0.0757927</text:p>
          </table:table-cell>
          <table:table-cell office:value-type="float" office:value="98" calcext:value-type="float">
            <text:p>98</text:p>
          </table:table-cell>
          <table:table-cell office:value-type="float" office:value="0.900811" calcext:value-type="float">
            <text:p>0.900811</text:p>
          </table:table-cell>
          <table:table-cell office:value-type="float" office:value="52.8932" calcext:value-type="float">
            <text:p>52.8932</text:p>
          </table:table-cell>
          <table:table-cell office:value-type="float" office:value="0.0757927" calcext:value-type="float">
            <text:p>0.075792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258" calcext:value-type="float">
            <text:p>258</text:p>
          </table:table-cell>
          <table:table-cell office:value-type="float" office:value="0.897345" calcext:value-type="float">
            <text:p>0.897345</text:p>
          </table:table-cell>
          <table:table-cell office:value-type="float" office:value="55.3272" calcext:value-type="float">
            <text:p>55.3272</text:p>
          </table:table-cell>
          <table:table-cell office:value-type="float" office:value="0.0821549" calcext:value-type="float">
            <text:p>0.0821549</text:p>
          </table:table-cell>
          <table:table-cell office:value-type="float" office:value="28" calcext:value-type="float">
            <text:p>28</text:p>
          </table:table-cell>
          <table:table-cell office:value-type="float" office:value="0.893352" calcext:value-type="float">
            <text:p>0.893352</text:p>
          </table:table-cell>
          <table:table-cell office:value-type="float" office:value="56.2475" calcext:value-type="float">
            <text:p>56.2475</text:p>
          </table:table-cell>
          <table:table-cell office:value-type="float" office:value="0.0775467" calcext:value-type="float">
            <text:p>0.0775467</text:p>
          </table:table-cell>
          <table:table-cell office:value-type="float" office:value="66" calcext:value-type="float">
            <text:p>66</text:p>
          </table:table-cell>
          <table:table-cell office:value-type="float" office:value="0.902078" calcext:value-type="float">
            <text:p>0.902078</text:p>
          </table:table-cell>
          <table:table-cell office:value-type="float" office:value="52.7286" calcext:value-type="float">
            <text:p>52.7286</text:p>
          </table:table-cell>
          <table:table-cell office:value-type="float" office:value="0.0749178" calcext:value-type="float">
            <text:p>0.0749178</text:p>
          </table:table-cell>
          <table:table-cell office:value-type="float" office:value="73" calcext:value-type="float">
            <text:p>73</text:p>
          </table:table-cell>
          <table:table-cell office:value-type="float" office:value="0.901595" calcext:value-type="float">
            <text:p>0.901595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0.075694" calcext:value-type="float">
            <text:p>0.075694</text:p>
          </table:table-cell>
          <table:table-cell office:value-type="float" office:value="101" calcext:value-type="float">
            <text:p>101</text:p>
          </table:table-cell>
          <table:table-cell office:value-type="float" office:value="0.901595" calcext:value-type="float">
            <text:p>0.901595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0.075694" calcext:value-type="float">
            <text:p>0.07569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65.569" calcext:value-type="float">
            <text:p>65.569</text:p>
          </table:table-cell>
          <table:table-cell office:value-type="float" office:value="0.0885441" calcext:value-type="float">
            <text:p>0.0885441</text:p>
          </table:table-cell>
          <table:table-cell office:value-type="float" office:value="245" calcext:value-type="float">
            <text:p>245</text:p>
          </table:table-cell>
          <table:table-cell office:value-type="float" office:value="0.897345" calcext:value-type="float">
            <text:p>0.897345</text:p>
          </table:table-cell>
          <table:table-cell office:value-type="float" office:value="55.3272" calcext:value-type="float">
            <text:p>55.3272</text:p>
          </table:table-cell>
          <table:table-cell office:value-type="float" office:value="0.0821549" calcext:value-type="float">
            <text:p>0.0821549</text:p>
          </table:table-cell>
          <table:table-cell office:value-type="float" office:value="28" calcext:value-type="float">
            <text:p>28</text:p>
          </table:table-cell>
          <table:table-cell office:value-type="float" office:value="0.893352" calcext:value-type="float">
            <text:p>0.893352</text:p>
          </table:table-cell>
          <table:table-cell office:value-type="float" office:value="56.2475" calcext:value-type="float">
            <text:p>56.2475</text:p>
          </table:table-cell>
          <table:table-cell office:value-type="float" office:value="0.0775467" calcext:value-type="float">
            <text:p>0.0775467</text:p>
          </table:table-cell>
          <table:table-cell office:value-type="float" office:value="68" calcext:value-type="float">
            <text:p>68</text:p>
          </table:table-cell>
          <table:table-cell office:value-type="float" office:value="0.902078" calcext:value-type="float">
            <text:p>0.902078</text:p>
          </table:table-cell>
          <table:table-cell office:value-type="float" office:value="52.7286" calcext:value-type="float">
            <text:p>52.7286</text:p>
          </table:table-cell>
          <table:table-cell office:value-type="float" office:value="0.0749178" calcext:value-type="float">
            <text:p>0.0749178</text:p>
          </table:table-cell>
          <table:table-cell office:value-type="float" office:value="74" calcext:value-type="float">
            <text:p>74</text:p>
          </table:table-cell>
          <table:table-cell office:value-type="float" office:value="0.901595" calcext:value-type="float">
            <text:p>0.901595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0.075694" calcext:value-type="float">
            <text:p>0.075694</text:p>
          </table:table-cell>
          <table:table-cell office:value-type="float" office:value="99" calcext:value-type="float">
            <text:p>99</text:p>
          </table:table-cell>
          <table:table-cell office:value-type="float" office:value="0.901595" calcext:value-type="float">
            <text:p>0.901595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0.075694" calcext:value-type="float">
            <text:p>0.07569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70.5419" calcext:value-type="float">
            <text:p>70.5419</text:p>
          </table:table-cell>
          <table:table-cell office:value-type="float" office:value="0.0783613" calcext:value-type="float">
            <text:p>0.0783613</text:p>
          </table:table-cell>
          <table:table-cell office:value-type="float" office:value="265" calcext:value-type="float">
            <text:p>265</text:p>
          </table:table-cell>
          <table:table-cell office:value-type="float" office:value="0.902661" calcext:value-type="float">
            <text:p>0.902661</text:p>
          </table:table-cell>
          <table:table-cell office:value-type="float" office:value="57.8033" calcext:value-type="float">
            <text:p>57.8033</text:p>
          </table:table-cell>
          <table:table-cell office:value-type="float" office:value="0.0695534" calcext:value-type="float">
            <text:p>0.0695534</text:p>
          </table:table-cell>
          <table:table-cell office:value-type="float" office:value="29" calcext:value-type="float">
            <text:p>29</text:p>
          </table:table-cell>
          <table:table-cell office:value-type="float" office:value="0.900058" calcext:value-type="float">
            <text:p>0.900058</text:p>
          </table:table-cell>
          <table:table-cell office:value-type="float" office:value="59.4167" calcext:value-type="float">
            <text:p>59.4167</text:p>
          </table:table-cell>
          <table:table-cell office:value-type="float" office:value="0.0666031" calcext:value-type="float">
            <text:p>0.0666031</text:p>
          </table:table-cell>
          <table:table-cell office:value-type="float" office:value="67" calcext:value-type="float">
            <text:p>67</text:p>
          </table:table-cell>
          <table:table-cell office:value-type="float" office:value="0.905744" calcext:value-type="float">
            <text:p>0.905744</text:p>
          </table:table-cell>
          <table:table-cell office:value-type="float" office:value="56.0571" calcext:value-type="float">
            <text:p>56.0571</text:p>
          </table:table-cell>
          <table:table-cell office:value-type="float" office:value="0.063856" calcext:value-type="float">
            <text:p>0.063856</text:p>
          </table:table-cell>
          <table:table-cell office:value-type="float" office:value="73" calcext:value-type="float">
            <text:p>73</text:p>
          </table:table-cell>
          <table:table-cell office:value-type="float" office:value="0.905366" calcext:value-type="float">
            <text:p>0.905366</text:p>
          </table:table-cell>
          <table:table-cell office:value-type="float" office:value="56.0613" calcext:value-type="float">
            <text:p>56.0613</text:p>
          </table:table-cell>
          <table:table-cell office:value-type="float" office:value="0.0646607" calcext:value-type="float">
            <text:p>0.0646607</text:p>
          </table:table-cell>
          <table:table-cell office:value-type="float" office:value="99" calcext:value-type="float">
            <text:p>99</text:p>
          </table:table-cell>
          <table:table-cell office:value-type="float" office:value="0.905366" calcext:value-type="float">
            <text:p>0.905366</text:p>
          </table:table-cell>
          <table:table-cell office:value-type="float" office:value="56.0613" calcext:value-type="float">
            <text:p>56.0613</text:p>
          </table:table-cell>
          <table:table-cell office:value-type="float" office:value="0.0646607" calcext:value-type="float">
            <text:p>0.064660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float" office:value="0.891372" calcext:value-type="float">
            <text:p>0.891372</text:p>
          </table:table-cell>
          <table:table-cell office:value-type="float" office:value="93.5296" calcext:value-type="float">
            <text:p>93.5296</text:p>
          </table:table-cell>
          <table:table-cell office:value-type="float" office:value="0.0852742" calcext:value-type="float">
            <text:p>0.0852742</text:p>
          </table:table-cell>
          <table:table-cell office:value-type="float" office:value="264" calcext:value-type="float">
            <text:p>264</text:p>
          </table:table-cell>
          <table:table-cell office:value-type="float" office:value="0.903589" calcext:value-type="float">
            <text:p>0.903589</text:p>
          </table:table-cell>
          <table:table-cell office:value-type="float" office:value="72.7128" calcext:value-type="float">
            <text:p>72.7128</text:p>
          </table:table-cell>
          <table:table-cell office:value-type="float" office:value="0.0741175" calcext:value-type="float">
            <text:p>0.0741175</text:p>
          </table:table-cell>
          <table:table-cell office:value-type="float" office:value="28" calcext:value-type="float">
            <text:p>28</text:p>
          </table:table-cell>
          <table:table-cell office:value-type="float" office:value="0.898333" calcext:value-type="float">
            <text:p>0.898333</text:p>
          </table:table-cell>
          <table:table-cell office:value-type="float" office:value="75.5636" calcext:value-type="float">
            <text:p>75.5636</text:p>
          </table:table-cell>
          <table:table-cell office:value-type="float" office:value="0.069895" calcext:value-type="float">
            <text:p>0.069895</text:p>
          </table:table-cell>
          <table:table-cell office:value-type="float" office:value="67" calcext:value-type="float">
            <text:p>67</text:p>
          </table:table-cell>
          <table:table-cell office:value-type="float" office:value="0.907321" calcext:value-type="float">
            <text:p>0.907321</text:p>
          </table:table-cell>
          <table:table-cell office:value-type="float" office:value="70.1725" calcext:value-type="float">
            <text:p>70.1725</text:p>
          </table:table-cell>
          <table:table-cell office:value-type="float" office:value="0.0671123" calcext:value-type="float">
            <text:p>0.0671123</text:p>
          </table:table-cell>
          <table:table-cell office:value-type="float" office:value="78" calcext:value-type="float">
            <text:p>78</text:p>
          </table:table-cell>
          <table:table-cell office:value-type="float" office:value="0.906901" calcext:value-type="float">
            <text:p>0.906901</text:p>
          </table:table-cell>
          <table:table-cell office:value-type="float" office:value="70.1795" calcext:value-type="float">
            <text:p>70.1795</text:p>
          </table:table-cell>
          <table:table-cell office:value-type="float" office:value="0.0679923" calcext:value-type="float">
            <text:p>0.0679923</text:p>
          </table:table-cell>
          <table:table-cell office:value-type="float" office:value="100" calcext:value-type="float">
            <text:p>100</text:p>
          </table:table-cell>
          <table:table-cell office:value-type="float" office:value="0.906901" calcext:value-type="float">
            <text:p>0.906901</text:p>
          </table:table-cell>
          <table:table-cell office:value-type="float" office:value="70.1795" calcext:value-type="float">
            <text:p>70.1795</text:p>
          </table:table-cell>
          <table:table-cell office:value-type="float" office:value="0.0679923" calcext:value-type="float">
            <text:p>0.06799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78.3082" calcext:value-type="float">
            <text:p>78.3082</text:p>
          </table:table-cell>
          <table:table-cell office:value-type="float" office:value="0.0834602" calcext:value-type="float">
            <text:p>0.0834602</text:p>
          </table:table-cell>
          <table:table-cell office:value-type="float" office:value="257" calcext:value-type="float">
            <text:p>257</text:p>
          </table:table-cell>
          <table:table-cell office:value-type="float" office:value="0.904197" calcext:value-type="float">
            <text:p>0.904197</text:p>
          </table:table-cell>
          <table:table-cell office:value-type="float" office:value="63.5596" calcext:value-type="float">
            <text:p>63.5596</text:p>
          </table:table-cell>
          <table:table-cell office:value-type="float" office:value="0.0718718" calcext:value-type="float">
            <text:p>0.0718718</text:p>
          </table:table-cell>
          <table:table-cell office:value-type="float" office:value="28" calcext:value-type="float">
            <text:p>28</text:p>
          </table:table-cell>
          <table:table-cell office:value-type="float" office:value="0.899481" calcext:value-type="float">
            <text:p>0.899481</text:p>
          </table:table-cell>
          <table:table-cell office:value-type="float" office:value="67.5443" calcext:value-type="float">
            <text:p>67.5443</text:p>
          </table:table-cell>
          <table:table-cell office:value-type="float" office:value="0.0700725" calcext:value-type="float">
            <text:p>0.0700725</text:p>
          </table:table-cell>
          <table:table-cell office:value-type="float" office:value="69" calcext:value-type="float">
            <text:p>69</text:p>
          </table:table-cell>
          <table:table-cell office:value-type="float" office:value="0.906817" calcext:value-type="float">
            <text:p>0.906817</text:p>
          </table:table-cell>
          <table:table-cell office:value-type="float" office:value="64.2212" calcext:value-type="float">
            <text:p>64.2212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73" calcext:value-type="float">
            <text:p>73</text:p>
          </table:table-cell>
          <table:table-cell office:value-type="float" office:value="0.906402" calcext:value-type="float">
            <text:p>0.906402</text:p>
          </table:table-cell>
          <table:table-cell office:value-type="float" office:value="64.2241" calcext:value-type="float">
            <text:p>64.2241</text:p>
          </table:table-cell>
          <table:table-cell office:value-type="float" office:value="0.0679485" calcext:value-type="float">
            <text:p>0.0679485</text:p>
          </table:table-cell>
          <table:table-cell office:value-type="float" office:value="98" calcext:value-type="float">
            <text:p>98</text:p>
          </table:table-cell>
          <table:table-cell office:value-type="float" office:value="0.906402" calcext:value-type="float">
            <text:p>0.906402</text:p>
          </table:table-cell>
          <table:table-cell office:value-type="float" office:value="64.2241" calcext:value-type="float">
            <text:p>64.2241</text:p>
          </table:table-cell>
          <table:table-cell office:value-type="float" office:value="0.0679485" calcext:value-type="float">
            <text:p>0.067948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0.894164" calcext:value-type="float">
            <text:p>0.894164</text:p>
          </table:table-cell>
          <table:table-cell office:value-type="float" office:value="70.3084" calcext:value-type="float">
            <text:p>70.3084</text:p>
          </table:table-cell>
          <table:table-cell office:value-type="float" office:value="0.0874362" calcext:value-type="float">
            <text:p>0.0874362</text:p>
          </table:table-cell>
          <table:table-cell office:value-type="float" office:value="258" calcext:value-type="float">
            <text:p>258</text:p>
          </table:table-cell>
          <table:table-cell office:value-type="float" office:value="0.903334" calcext:value-type="float">
            <text:p>0.903334</text:p>
          </table:table-cell>
          <table:table-cell office:value-type="float" office:value="60.0412" calcext:value-type="float">
            <text:p>60.0412</text:p>
          </table:table-cell>
          <table:table-cell office:value-type="float" office:value="0.0739562" calcext:value-type="float">
            <text:p>0.0739562</text:p>
          </table:table-cell>
          <table:table-cell office:value-type="float" office:value="29" calcext:value-type="float">
            <text:p>29</text:p>
          </table:table-cell>
          <table:table-cell office:value-type="float" office:value="0.904084" calcext:value-type="float">
            <text:p>0.904084</text:p>
          </table:table-cell>
          <table:table-cell office:value-type="float" office:value="59.9383" calcext:value-type="float">
            <text:p>59.9383</text:p>
          </table:table-cell>
          <table:table-cell office:value-type="float" office:value="0.0705049" calcext:value-type="float">
            <text:p>0.0705049</text:p>
          </table:table-cell>
          <table:table-cell office:value-type="float" office:value="67" calcext:value-type="float">
            <text:p>67</text:p>
          </table:table-cell>
          <table:table-cell office:value-type="float" office:value="0.909227" calcext:value-type="float">
            <text:p>0.909227</text:p>
          </table:table-cell>
          <table:table-cell office:value-type="float" office:value="57.6887" calcext:value-type="float">
            <text:p>57.6887</text:p>
          </table:table-cell>
          <table:table-cell office:value-type="float" office:value="0.0672326" calcext:value-type="float">
            <text:p>0.0672326</text:p>
          </table:table-cell>
          <table:table-cell office:value-type="float" office:value="74" calcext:value-type="float">
            <text:p>74</text:p>
          </table:table-cell>
          <table:table-cell office:value-type="float" office:value="0.908859" calcext:value-type="float">
            <text:p>0.908859</text:p>
          </table:table-cell>
          <table:table-cell office:value-type="float" office:value="57.6868" calcext:value-type="float">
            <text:p>57.6868</text:p>
          </table:table-cell>
          <table:table-cell office:value-type="float" office:value="0.0680615" calcext:value-type="float">
            <text:p>0.0680615</text:p>
          </table:table-cell>
          <table:table-cell office:value-type="float" office:value="98" calcext:value-type="float">
            <text:p>98</text:p>
          </table:table-cell>
          <table:table-cell office:value-type="float" office:value="0.908859" calcext:value-type="float">
            <text:p>0.908859</text:p>
          </table:table-cell>
          <table:table-cell office:value-type="float" office:value="57.6868" calcext:value-type="float">
            <text:p>57.6868</text:p>
          </table:table-cell>
          <table:table-cell office:value-type="float" office:value="0.0680615" calcext:value-type="float">
            <text:p>0.06806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float" office:value="0.894164" calcext:value-type="float">
            <text:p>0.894164</text:p>
          </table:table-cell>
          <table:table-cell office:value-type="float" office:value="70.3084" calcext:value-type="float">
            <text:p>70.3084</text:p>
          </table:table-cell>
          <table:table-cell office:value-type="float" office:value="0.0874362" calcext:value-type="float">
            <text:p>0.0874362</text:p>
          </table:table-cell>
          <table:table-cell office:value-type="float" office:value="274" calcext:value-type="float">
            <text:p>274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60.916" calcext:value-type="float">
            <text:p>60.916</text:p>
          </table:table-cell>
          <table:table-cell office:value-type="float" office:value="0.0742729" calcext:value-type="float">
            <text:p>0.0742729</text:p>
          </table:table-cell>
          <table:table-cell office:value-type="float" office:value="28" calcext:value-type="float">
            <text:p>28</text:p>
          </table:table-cell>
          <table:table-cell office:value-type="float" office:value="0.904114" calcext:value-type="float">
            <text:p>0.904114</text:p>
          </table:table-cell>
          <table:table-cell office:value-type="float" office:value="59.9144" calcext:value-type="float">
            <text:p>59.9144</text:p>
          </table:table-cell>
          <table:table-cell office:value-type="float" office:value="0.0705941" calcext:value-type="float">
            <text:p>0.0705941</text:p>
          </table:table-cell>
          <table:table-cell office:value-type="float" office:value="70" calcext:value-type="float">
            <text:p>70</text:p>
          </table:table-cell>
          <table:table-cell office:value-type="float" office:value="0.908879" calcext:value-type="float">
            <text:p>0.908879</text:p>
          </table:table-cell>
          <table:table-cell office:value-type="float" office:value="57.8181" calcext:value-type="float">
            <text:p>57.8181</text:p>
          </table:table-cell>
          <table:table-cell office:value-type="float" office:value="0.0675922" calcext:value-type="float">
            <text:p>0.0675922</text:p>
          </table:table-cell>
          <table:table-cell office:value-type="float" office:value="79" calcext:value-type="float">
            <text:p>79</text:p>
          </table:table-cell>
          <table:table-cell office:value-type="float" office:value="0.908628" calcext:value-type="float">
            <text:p>0.908628</text:p>
          </table:table-cell>
          <table:table-cell office:value-type="float" office:value="57.8138" calcext:value-type="float">
            <text:p>57.8138</text:p>
          </table:table-cell>
          <table:table-cell office:value-type="float" office:value="0.0684298" calcext:value-type="float">
            <text:p>0.0684298</text:p>
          </table:table-cell>
          <table:table-cell office:value-type="float" office:value="100" calcext:value-type="float">
            <text:p>100</text:p>
          </table:table-cell>
          <table:table-cell office:value-type="float" office:value="0.908628" calcext:value-type="float">
            <text:p>0.908628</text:p>
          </table:table-cell>
          <table:table-cell office:value-type="float" office:value="57.8138" calcext:value-type="float">
            <text:p>57.8138</text:p>
          </table:table-cell>
          <table:table-cell office:value-type="float" office:value="0.0684298" calcext:value-type="float">
            <text:p>0.068429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0.88622" calcext:value-type="float">
            <text:p>0.88622</text:p>
          </table:table-cell>
          <table:table-cell office:value-type="float" office:value="56.5343" calcext:value-type="float">
            <text:p>56.5343</text:p>
          </table:table-cell>
          <table:table-cell office:value-type="float" office:value="0.088448" calcext:value-type="float">
            <text:p>0.088448</text:p>
          </table:table-cell>
          <table:table-cell office:value-type="float" office:value="265" calcext:value-type="float">
            <text:p>265</text:p>
          </table:table-cell>
          <table:table-cell office:value-type="float" office:value="0.898589" calcext:value-type="float">
            <text:p>0.898589</text:p>
          </table:table-cell>
          <table:table-cell office:value-type="float" office:value="49.6052" calcext:value-type="float">
            <text:p>49.6052</text:p>
          </table:table-cell>
          <table:table-cell office:value-type="float" office:value="0.0783351" calcext:value-type="float">
            <text:p>0.0783351</text:p>
          </table:table-cell>
          <table:table-cell office:value-type="float" office:value="32" calcext:value-type="float">
            <text:p>32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50.2841" calcext:value-type="float">
            <text:p>50.2841</text:p>
          </table:table-cell>
          <table:table-cell office:value-type="float" office:value="0.0753162" calcext:value-type="float">
            <text:p>0.0753162</text:p>
          </table:table-cell>
          <table:table-cell office:value-type="float" office:value="68" calcext:value-type="float">
            <text:p>68</text:p>
          </table:table-cell>
          <table:table-cell office:value-type="float" office:value="0.90675" calcext:value-type="float">
            <text:p>0.90675</text:p>
          </table:table-cell>
          <table:table-cell office:value-type="float" office:value="48.2684" calcext:value-type="float">
            <text:p>48.2684</text:p>
          </table:table-cell>
          <table:table-cell office:value-type="float" office:value="0.0734452" calcext:value-type="float">
            <text:p>0.0734452</text:p>
          </table:table-cell>
          <table:table-cell office:value-type="float" office:value="74" calcext:value-type="float">
            <text:p>74</text:p>
          </table:table-cell>
          <table:table-cell office:value-type="float" office:value="0.906337" calcext:value-type="float">
            <text:p>0.906337</text:p>
          </table:table-cell>
          <table:table-cell office:value-type="float" office:value="48.2742" calcext:value-type="float">
            <text:p>48.2742</text:p>
          </table:table-cell>
          <table:table-cell office:value-type="float" office:value="0.0742896" calcext:value-type="float">
            <text:p>0.0742896</text:p>
          </table:table-cell>
          <table:table-cell office:value-type="float" office:value="98" calcext:value-type="float">
            <text:p>98</text:p>
          </table:table-cell>
          <table:table-cell office:value-type="float" office:value="0.906337" calcext:value-type="float">
            <text:p>0.906337</text:p>
          </table:table-cell>
          <table:table-cell office:value-type="float" office:value="48.2742" calcext:value-type="float">
            <text:p>48.2742</text:p>
          </table:table-cell>
          <table:table-cell office:value-type="float" office:value="0.0742896" calcext:value-type="float">
            <text:p>0.074289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float" office:value="0.880918" calcext:value-type="float">
            <text:p>0.880918</text:p>
          </table:table-cell>
          <table:table-cell office:value-type="float" office:value="104.81" calcext:value-type="float">
            <text:p>104.81</text:p>
          </table:table-cell>
          <table:table-cell office:value-type="float" office:value="0.0977941" calcext:value-type="float">
            <text:p>0.0977941</text:p>
          </table:table-cell>
          <table:table-cell office:value-type="float" office:value="259" calcext:value-type="float">
            <text:p>259</text:p>
          </table:table-cell>
          <table:table-cell office:value-type="float" office:value="0.896002" calcext:value-type="float">
            <text:p>0.896002</text:p>
          </table:table-cell>
          <table:table-cell office:value-type="float" office:value="51.1665" calcext:value-type="float">
            <text:p>51.1665</text:p>
          </table:table-cell>
          <table:table-cell office:value-type="float" office:value="0.0775664" calcext:value-type="float">
            <text:p>0.0775664</text:p>
          </table:table-cell>
          <table:table-cell office:value-type="float" office:value="28" calcext:value-type="float">
            <text:p>28</text:p>
          </table:table-cell>
          <table:table-cell office:value-type="float" office:value="0.900559" calcext:value-type="float">
            <text:p>0.900559</text:p>
          </table:table-cell>
          <table:table-cell office:value-type="float" office:value="51.4437" calcext:value-type="float">
            <text:p>51.4437</text:p>
          </table:table-cell>
          <table:table-cell office:value-type="float" office:value="0.0737864" calcext:value-type="float">
            <text:p>0.0737864</text:p>
          </table:table-cell>
          <table:table-cell office:value-type="float" office:value="68" calcext:value-type="float">
            <text:p>68</text:p>
          </table:table-cell>
          <table:table-cell office:value-type="float" office:value="0.904648" calcext:value-type="float">
            <text:p>0.904648</text:p>
          </table:table-cell>
          <table:table-cell office:value-type="float" office:value="49.2781" calcext:value-type="float">
            <text:p>49.2781</text:p>
          </table:table-cell>
          <table:table-cell office:value-type="float" office:value="0.0711194" calcext:value-type="float">
            <text:p>0.0711194</text:p>
          </table:table-cell>
          <table:table-cell office:value-type="float" office:value="75" calcext:value-type="float">
            <text:p>75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49.2417" calcext:value-type="float">
            <text:p>49.2417</text:p>
          </table:table-cell>
          <table:table-cell office:value-type="float" office:value="0.071704" calcext:value-type="float">
            <text:p>0.071704</text:p>
          </table:table-cell>
          <table:table-cell office:value-type="float" office:value="99" calcext:value-type="float">
            <text:p>99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49.2417" calcext:value-type="float">
            <text:p>49.2417</text:p>
          </table:table-cell>
          <table:table-cell office:value-type="float" office:value="0.071704" calcext:value-type="float">
            <text:p>0.07170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0.880918" calcext:value-type="float">
            <text:p>0.880918</text:p>
          </table:table-cell>
          <table:table-cell office:value-type="float" office:value="104.81" calcext:value-type="float">
            <text:p>104.81</text:p>
          </table:table-cell>
          <table:table-cell office:value-type="float" office:value="0.0977941" calcext:value-type="float">
            <text:p>0.0977941</text:p>
          </table:table-cell>
          <table:table-cell office:value-type="float" office:value="311" calcext:value-type="float">
            <text:p>311</text:p>
          </table:table-cell>
          <table:table-cell office:value-type="float" office:value="0.895517" calcext:value-type="float">
            <text:p>0.895517</text:p>
          </table:table-cell>
          <table:table-cell office:value-type="float" office:value="51.0302" calcext:value-type="float">
            <text:p>51.0302</text:p>
          </table:table-cell>
          <table:table-cell office:value-type="float" office:value="0.0774889" calcext:value-type="float">
            <text:p>0.0774889</text:p>
          </table:table-cell>
          <table:table-cell office:value-type="float" office:value="29" calcext:value-type="float">
            <text:p>29</text:p>
          </table:table-cell>
          <table:table-cell office:value-type="float" office:value="0.900436" calcext:value-type="float">
            <text:p>0.900436</text:p>
          </table:table-cell>
          <table:table-cell office:value-type="float" office:value="51.4605" calcext:value-type="float">
            <text:p>51.4605</text:p>
          </table:table-cell>
          <table:table-cell office:value-type="float" office:value="0.0737632" calcext:value-type="float">
            <text:p>0.0737632</text:p>
          </table:table-cell>
          <table:table-cell office:value-type="float" office:value="65" calcext:value-type="float">
            <text:p>65</text:p>
          </table:table-cell>
          <table:table-cell office:value-type="float" office:value="0.904108" calcext:value-type="float">
            <text:p>0.904108</text:p>
          </table:table-cell>
          <table:table-cell office:value-type="float" office:value="49.1824" calcext:value-type="float">
            <text:p>49.1824</text:p>
          </table:table-cell>
          <table:table-cell office:value-type="float" office:value="0.0708447" calcext:value-type="float">
            <text:p>0.0708447</text:p>
          </table:table-cell>
          <table:table-cell office:value-type="float" office:value="76" calcext:value-type="float">
            <text:p>76</text:p>
          </table:table-cell>
          <table:table-cell office:value-type="float" office:value="0.90374" calcext:value-type="float">
            <text:p>0.90374</text:p>
          </table:table-cell>
          <table:table-cell office:value-type="float" office:value="49.1594" calcext:value-type="float">
            <text:p>49.1594</text:p>
          </table:table-cell>
          <table:table-cell office:value-type="float" office:value="0.0716433" calcext:value-type="float">
            <text:p>0.0716433</text:p>
          </table:table-cell>
          <table:table-cell office:value-type="float" office:value="100" calcext:value-type="float">
            <text:p>100</text:p>
          </table:table-cell>
          <table:table-cell office:value-type="float" office:value="0.90374" calcext:value-type="float">
            <text:p>0.90374</text:p>
          </table:table-cell>
          <table:table-cell office:value-type="float" office:value="49.1594" calcext:value-type="float">
            <text:p>49.1594</text:p>
          </table:table-cell>
          <table:table-cell office:value-type="float" office:value="0.0716433" calcext:value-type="float">
            <text:p>0.071643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" calcext:value-type="float">
            <text:p>3</text:p>
          </table:table-cell>
          <table:table-cell office:value-type="float" office:value="0.877595" calcext:value-type="float">
            <text:p>0.877595</text:p>
          </table:table-cell>
          <table:table-cell office:value-type="float" office:value="84.4732" calcext:value-type="float">
            <text:p>84.4732</text:p>
          </table:table-cell>
          <table:table-cell office:value-type="float" office:value="0.0946163" calcext:value-type="float">
            <text:p>0.0946163</text:p>
          </table:table-cell>
          <table:table-cell office:value-type="float" office:value="242" calcext:value-type="float">
            <text:p>242</text:p>
          </table:table-cell>
          <table:table-cell office:value-type="float" office:value="0.889281" calcext:value-type="float">
            <text:p>0.889281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0.0891624" calcext:value-type="float">
            <text:p>0.0891624</text:p>
          </table:table-cell>
          <table:table-cell office:value-type="float" office:value="28" calcext:value-type="float">
            <text:p>28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73.574" calcext:value-type="float">
            <text:p>73.574</text:p>
          </table:table-cell>
          <table:table-cell office:value-type="float" office:value="0.0833141" calcext:value-type="float">
            <text:p>0.0833141</text:p>
          </table:table-cell>
          <table:table-cell office:value-type="float" office:value="69" calcext:value-type="float">
            <text:p>69</text:p>
          </table:table-cell>
          <table:table-cell office:value-type="float" office:value="0.898418" calcext:value-type="float">
            <text:p>0.898418</text:p>
          </table:table-cell>
          <table:table-cell office:value-type="float" office:value="70.8972" calcext:value-type="float">
            <text:p>70.8972</text:p>
          </table:table-cell>
          <table:table-cell office:value-type="float" office:value="0.0812447" calcext:value-type="float">
            <text:p>0.0812447</text:p>
          </table:table-cell>
          <table:table-cell office:value-type="float" office:value="73" calcext:value-type="float">
            <text:p>73</text:p>
          </table:table-cell>
          <table:table-cell office:value-type="float" office:value="0.897941" calcext:value-type="float">
            <text:p>0.897941</text:p>
          </table:table-cell>
          <table:table-cell office:value-type="float" office:value="70.785" calcext:value-type="float">
            <text:p>70.785</text:p>
          </table:table-cell>
          <table:table-cell office:value-type="float" office:value="0.0817869" calcext:value-type="float">
            <text:p>0.0817869</text:p>
          </table:table-cell>
          <table:table-cell office:value-type="float" office:value="101" calcext:value-type="float">
            <text:p>101</text:p>
          </table:table-cell>
          <table:table-cell office:value-type="float" office:value="0.897941" calcext:value-type="float">
            <text:p>0.897941</text:p>
          </table:table-cell>
          <table:table-cell office:value-type="float" office:value="70.785" calcext:value-type="float">
            <text:p>70.785</text:p>
          </table:table-cell>
          <table:table-cell office:value-type="float" office:value="0.0817869" calcext:value-type="float">
            <text:p>0.081786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office:value-type="float" office:value="0.877595" calcext:value-type="float">
            <text:p>0.877595</text:p>
          </table:table-cell>
          <table:table-cell office:value-type="float" office:value="84.4732" calcext:value-type="float">
            <text:p>84.4732</text:p>
          </table:table-cell>
          <table:table-cell office:value-type="float" office:value="0.0946163" calcext:value-type="float">
            <text:p>0.0946163</text:p>
          </table:table-cell>
          <table:table-cell office:value-type="float" office:value="254" calcext:value-type="float">
            <text:p>254</text:p>
          </table:table-cell>
          <table:table-cell office:value-type="float" office:value="0.889281" calcext:value-type="float">
            <text:p>0.889281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0.0891624" calcext:value-type="float">
            <text:p>0.0891624</text:p>
          </table:table-cell>
          <table:table-cell office:value-type="float" office:value="29" calcext:value-type="float">
            <text:p>29</text:p>
          </table:table-cell>
          <table:table-cell office:value-type="float" office:value="0.891676" calcext:value-type="float">
            <text:p>0.891676</text:p>
          </table:table-cell>
          <table:table-cell office:value-type="float" office:value="73.574" calcext:value-type="float">
            <text:p>73.574</text:p>
          </table:table-cell>
          <table:table-cell office:value-type="float" office:value="0.0833141" calcext:value-type="float">
            <text:p>0.0833141</text:p>
          </table:table-cell>
          <table:table-cell office:value-type="float" office:value="69" calcext:value-type="float">
            <text:p>69</text:p>
          </table:table-cell>
          <table:table-cell office:value-type="float" office:value="0.898418" calcext:value-type="float">
            <text:p>0.898418</text:p>
          </table:table-cell>
          <table:table-cell office:value-type="float" office:value="70.8972" calcext:value-type="float">
            <text:p>70.8972</text:p>
          </table:table-cell>
          <table:table-cell office:value-type="float" office:value="0.0812447" calcext:value-type="float">
            <text:p>0.0812447</text:p>
          </table:table-cell>
          <table:table-cell office:value-type="float" office:value="75" calcext:value-type="float">
            <text:p>75</text:p>
          </table:table-cell>
          <table:table-cell office:value-type="float" office:value="0.897941" calcext:value-type="float">
            <text:p>0.897941</text:p>
          </table:table-cell>
          <table:table-cell office:value-type="float" office:value="70.785" calcext:value-type="float">
            <text:p>70.785</text:p>
          </table:table-cell>
          <table:table-cell office:value-type="float" office:value="0.0817869" calcext:value-type="float">
            <text:p>0.0817869</text:p>
          </table:table-cell>
          <table:table-cell office:value-type="float" office:value="102" calcext:value-type="float">
            <text:p>102</text:p>
          </table:table-cell>
          <table:table-cell office:value-type="float" office:value="0.897941" calcext:value-type="float">
            <text:p>0.897941</text:p>
          </table:table-cell>
          <table:table-cell office:value-type="float" office:value="70.785" calcext:value-type="float">
            <text:p>70.785</text:p>
          </table:table-cell>
          <table:table-cell office:value-type="float" office:value="0.0817869" calcext:value-type="float">
            <text:p>0.081786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0.8715" calcext:value-type="float">
            <text:p>0.8715</text:p>
          </table:table-cell>
          <table:table-cell office:value-type="float" office:value="108.859" calcext:value-type="float">
            <text:p>108.859</text:p>
          </table:table-cell>
          <table:table-cell office:value-type="float" office:value="0.104614" calcext:value-type="float">
            <text:p>0.104614</text:p>
          </table:table-cell>
          <table:table-cell office:value-type="float" office:value="274" calcext:value-type="float">
            <text:p>274</text:p>
          </table:table-cell>
          <table:table-cell office:value-type="float" office:value="0.885485" calcext:value-type="float">
            <text:p>0.885485</text:p>
          </table:table-cell>
          <table:table-cell office:value-type="float" office:value="66.3119" calcext:value-type="float">
            <text:p>66.3119</text:p>
          </table:table-cell>
          <table:table-cell office:value-type="float" office:value="0.0894463" calcext:value-type="float">
            <text:p>0.0894463</text:p>
          </table:table-cell>
          <table:table-cell office:value-type="float" office:value="30" calcext:value-type="float">
            <text:p>30</text:p>
          </table:table-cell>
          <table:table-cell office:value-type="float" office:value="0.889491" calcext:value-type="float">
            <text:p>0.889491</text:p>
          </table:table-cell>
          <table:table-cell office:value-type="float" office:value="68.6859" calcext:value-type="float">
            <text:p>68.6859</text:p>
          </table:table-cell>
          <table:table-cell office:value-type="float" office:value="0.0821096" calcext:value-type="float">
            <text:p>0.0821096</text:p>
          </table:table-cell>
          <table:table-cell office:value-type="float" office:value="68" calcext:value-type="float">
            <text:p>68</text:p>
          </table:table-cell>
          <table:table-cell office:value-type="float" office:value="0.895865" calcext:value-type="float">
            <text:p>0.895865</text:p>
          </table:table-cell>
          <table:table-cell office:value-type="float" office:value="66.0897" calcext:value-type="float">
            <text:p>66.0897</text:p>
          </table:table-cell>
          <table:table-cell office:value-type="float" office:value="0.0805984" calcext:value-type="float">
            <text:p>0.0805984</text:p>
          </table:table-cell>
          <table:table-cell office:value-type="float" office:value="72" calcext:value-type="float">
            <text:p>72</text:p>
          </table:table-cell>
          <table:table-cell office:value-type="float" office:value="0.895491" calcext:value-type="float">
            <text:p>0.895491</text:p>
          </table:table-cell>
          <table:table-cell office:value-type="float" office:value="66.0592" calcext:value-type="float">
            <text:p>66.0592</text:p>
          </table:table-cell>
          <table:table-cell office:value-type="float" office:value="0.0811646" calcext:value-type="float">
            <text:p>0.0811646</text:p>
          </table:table-cell>
          <table:table-cell office:value-type="float" office:value="101" calcext:value-type="float">
            <text:p>101</text:p>
          </table:table-cell>
          <table:table-cell office:value-type="float" office:value="0.895491" calcext:value-type="float">
            <text:p>0.895491</text:p>
          </table:table-cell>
          <table:table-cell office:value-type="float" office:value="66.0592" calcext:value-type="float">
            <text:p>66.0592</text:p>
          </table:table-cell>
          <table:table-cell office:value-type="float" office:value="0.0811646" calcext:value-type="float">
            <text:p>0.081164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0.8715" calcext:value-type="float">
            <text:p>0.8715</text:p>
          </table:table-cell>
          <table:table-cell office:value-type="float" office:value="108.859" calcext:value-type="float">
            <text:p>108.859</text:p>
          </table:table-cell>
          <table:table-cell office:value-type="float" office:value="0.104614" calcext:value-type="float">
            <text:p>0.104614</text:p>
          </table:table-cell>
          <table:table-cell office:value-type="float" office:value="241" calcext:value-type="float">
            <text:p>241</text:p>
          </table:table-cell>
          <table:table-cell office:value-type="float" office:value="0.885973" calcext:value-type="float">
            <text:p>0.885973</text:p>
          </table:table-cell>
          <table:table-cell office:value-type="float" office:value="66.2304" calcext:value-type="float">
            <text:p>66.2304</text:p>
          </table:table-cell>
          <table:table-cell office:value-type="float" office:value="0.0893587" calcext:value-type="float">
            <text:p>0.0893587</text:p>
          </table:table-cell>
          <table:table-cell office:value-type="float" office:value="29" calcext:value-type="float">
            <text:p>29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68.6818" calcext:value-type="float">
            <text:p>68.6818</text:p>
          </table:table-cell>
          <table:table-cell office:value-type="float" office:value="0.0821335" calcext:value-type="float">
            <text:p>0.0821335</text:p>
          </table:table-cell>
          <table:table-cell office:value-type="float" office:value="67" calcext:value-type="float">
            <text:p>67</text:p>
          </table:table-cell>
          <table:table-cell office:value-type="float" office:value="0.896087" calcext:value-type="float">
            <text:p>0.896087</text:p>
          </table:table-cell>
          <table:table-cell office:value-type="float" office:value="66.271" calcext:value-type="float">
            <text:p>66.271</text:p>
          </table:table-cell>
          <table:table-cell office:value-type="float" office:value="0.0807075" calcext:value-type="float">
            <text:p>0.0807075</text:p>
          </table:table-cell>
          <table:table-cell office:value-type="float" office:value="75" calcext:value-type="float">
            <text:p>75</text:p>
          </table:table-cell>
          <table:table-cell office:value-type="float" office:value="0.895612" calcext:value-type="float">
            <text:p>0.895612</text:p>
          </table:table-cell>
          <table:table-cell office:value-type="float" office:value="66.2613" calcext:value-type="float">
            <text:p>66.2613</text:p>
          </table:table-cell>
          <table:table-cell office:value-type="float" office:value="0.0814728" calcext:value-type="float">
            <text:p>0.0814728</text:p>
          </table:table-cell>
          <table:table-cell office:value-type="float" office:value="102" calcext:value-type="float">
            <text:p>102</text:p>
          </table:table-cell>
          <table:table-cell office:value-type="float" office:value="0.895612" calcext:value-type="float">
            <text:p>0.895612</text:p>
          </table:table-cell>
          <table:table-cell office:value-type="float" office:value="66.2613" calcext:value-type="float">
            <text:p>66.2613</text:p>
          </table:table-cell>
          <table:table-cell office:value-type="float" office:value="0.0814728" calcext:value-type="float">
            <text:p>0.081472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float" office:value="0.867885" calcext:value-type="float">
            <text:p>0.867885</text:p>
          </table:table-cell>
          <table:table-cell office:value-type="float" office:value="90.037" calcext:value-type="float">
            <text:p>90.037</text:p>
          </table:table-cell>
          <table:table-cell office:value-type="float" office:value="0.0962839" calcext:value-type="float">
            <text:p>0.0962839</text:p>
          </table:table-cell>
          <table:table-cell office:value-type="float" office:value="252" calcext:value-type="float">
            <text:p>252</text:p>
          </table:table-cell>
          <table:table-cell office:value-type="float" office:value="0.870473" calcext:value-type="float">
            <text:p>0.870473</text:p>
          </table:table-cell>
          <table:table-cell office:value-type="float" office:value="74.9888" calcext:value-type="float">
            <text:p>74.9888</text:p>
          </table:table-cell>
          <table:table-cell office:value-type="float" office:value="0.0917635" calcext:value-type="float">
            <text:p>0.0917635</text:p>
          </table:table-cell>
          <table:table-cell office:value-type="float" office:value="29" calcext:value-type="float">
            <text:p>29</text:p>
          </table:table-cell>
          <table:table-cell office:value-type="float" office:value="0.876202" calcext:value-type="float">
            <text:p>0.876202</text:p>
          </table:table-cell>
          <table:table-cell office:value-type="float" office:value="75.611" calcext:value-type="float">
            <text:p>75.611</text:p>
          </table:table-cell>
          <table:table-cell office:value-type="float" office:value="0.0833852" calcext:value-type="float">
            <text:p>0.0833852</text:p>
          </table:table-cell>
          <table:table-cell office:value-type="float" office:value="71" calcext:value-type="float">
            <text:p>71</text:p>
          </table:table-cell>
          <table:table-cell office:value-type="float" office:value="0.881895" calcext:value-type="float">
            <text:p>0.881895</text:p>
          </table:table-cell>
          <table:table-cell office:value-type="float" office:value="73.5874" calcext:value-type="float">
            <text:p>73.5874</text:p>
          </table:table-cell>
          <table:table-cell office:value-type="float" office:value="0.0820142" calcext:value-type="float">
            <text:p>0.0820142</text:p>
          </table:table-cell>
          <table:table-cell office:value-type="float" office:value="75" calcext:value-type="float">
            <text:p>75</text:p>
          </table:table-cell>
          <table:table-cell office:value-type="float" office:value="0.88151" calcext:value-type="float">
            <text:p>0.88151</text:p>
          </table:table-cell>
          <table:table-cell office:value-type="float" office:value="73.5432" calcext:value-type="float">
            <text:p>73.5432</text:p>
          </table:table-cell>
          <table:table-cell office:value-type="float" office:value="0.0826921" calcext:value-type="float">
            <text:p>0.0826921</text:p>
          </table:table-cell>
          <table:table-cell office:value-type="float" office:value="102" calcext:value-type="float">
            <text:p>102</text:p>
          </table:table-cell>
          <table:table-cell office:value-type="float" office:value="0.88151" calcext:value-type="float">
            <text:p>0.88151</text:p>
          </table:table-cell>
          <table:table-cell office:value-type="float" office:value="73.5432" calcext:value-type="float">
            <text:p>73.5432</text:p>
          </table:table-cell>
          <table:table-cell office:value-type="float" office:value="0.0826921" calcext:value-type="float">
            <text:p>0.082692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0.861793" calcext:value-type="float">
            <text:p>0.861793</text:p>
          </table:table-cell>
          <table:table-cell office:value-type="float" office:value="96.3085" calcext:value-type="float">
            <text:p>96.3085</text:p>
          </table:table-cell>
          <table:table-cell office:value-type="float" office:value="0.103419" calcext:value-type="float">
            <text:p>0.103419</text:p>
          </table:table-cell>
          <table:table-cell office:value-type="float" office:value="284" calcext:value-type="float">
            <text:p>284</text:p>
          </table:table-cell>
          <table:table-cell office:value-type="float" office:value="0.864052" calcext:value-type="float">
            <text:p>0.864052</text:p>
          </table:table-cell>
          <table:table-cell office:value-type="float" office:value="83.3214" calcext:value-type="float">
            <text:p>83.3214</text:p>
          </table:table-cell>
          <table:table-cell office:value-type="float" office:value="0.108271" calcext:value-type="float">
            <text:p>0.108271</text:p>
          </table:table-cell>
          <table:table-cell office:value-type="float" office:value="29" calcext:value-type="float">
            <text:p>29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87.3402" calcext:value-type="float">
            <text:p>87.3402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66" calcext:value-type="float">
            <text:p>66</text:p>
          </table:table-cell>
          <table:table-cell office:value-type="float" office:value="0.871112" calcext:value-type="float">
            <text:p>0.871112</text:p>
          </table:table-cell>
          <table:table-cell office:value-type="float" office:value="82.7506" calcext:value-type="float">
            <text:p>82.7506</text:p>
          </table:table-cell>
          <table:table-cell office:value-type="float" office:value="0.101206" calcext:value-type="float">
            <text:p>0.101206</text:p>
          </table:table-cell>
          <table:table-cell office:value-type="float" office:value="74" calcext:value-type="float">
            <text:p>74</text:p>
          </table:table-cell>
          <table:table-cell office:value-type="float" office:value="0.870596" calcext:value-type="float">
            <text:p>0.870596</text:p>
          </table:table-cell>
          <table:table-cell office:value-type="float" office:value="82.7482" calcext:value-type="float">
            <text:p>82.7482</text:p>
          </table:table-cell>
          <table:table-cell office:value-type="float" office:value="0.10203" calcext:value-type="float">
            <text:p>0.10203</text:p>
          </table:table-cell>
          <table:table-cell office:value-type="float" office:value="102" calcext:value-type="float">
            <text:p>102</text:p>
          </table:table-cell>
          <table:table-cell office:value-type="float" office:value="0.870596" calcext:value-type="float">
            <text:p>0.870596</text:p>
          </table:table-cell>
          <table:table-cell office:value-type="float" office:value="82.7482" calcext:value-type="float">
            <text:p>82.7482</text:p>
          </table:table-cell>
          <table:table-cell office:value-type="float" office:value="0.10203" calcext:value-type="float">
            <text:p>0.1020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0.862663" calcext:value-type="float">
            <text:p>0.862663</text:p>
          </table:table-cell>
          <table:table-cell office:value-type="float" office:value="88.1364" calcext:value-type="float">
            <text:p>88.1364</text:p>
          </table:table-cell>
          <table:table-cell office:value-type="float" office:value="0.104267" calcext:value-type="float">
            <text:p>0.104267</text:p>
          </table:table-cell>
          <table:table-cell office:value-type="float" office:value="262" calcext:value-type="float">
            <text:p>262</text:p>
          </table:table-cell>
          <table:table-cell office:value-type="float" office:value="0.86889" calcext:value-type="float">
            <text:p>0.86889</text:p>
          </table:table-cell>
          <table:table-cell office:value-type="float" office:value="70.5478" calcext:value-type="float">
            <text:p>70.5478</text:p>
          </table:table-cell>
          <table:table-cell office:value-type="float" office:value="0.109558" calcext:value-type="float">
            <text:p>0.109558</text:p>
          </table:table-cell>
          <table:table-cell office:value-type="float" office:value="28" calcext:value-type="float">
            <text:p>28</text:p>
          </table:table-cell>
          <table:table-cell office:value-type="float" office:value="0.867065" calcext:value-type="float">
            <text:p>0.867065</text:p>
          </table:table-cell>
          <table:table-cell office:value-type="float" office:value="72.8803" calcext:value-type="float">
            <text:p>72.8803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66" calcext:value-type="float">
            <text:p>66</text:p>
          </table:table-cell>
          <table:table-cell office:value-type="float" office:value="0.876125" calcext:value-type="float">
            <text:p>0.876125</text:p>
          </table:table-cell>
          <table:table-cell office:value-type="float" office:value="69.9322" calcext:value-type="float">
            <text:p>69.9322</text:p>
          </table:table-cell>
          <table:table-cell office:value-type="float" office:value="0.0990711" calcext:value-type="float">
            <text:p>0.0990711</text:p>
          </table:table-cell>
          <table:table-cell office:value-type="float" office:value="74" calcext:value-type="float">
            <text:p>74</text:p>
          </table:table-cell>
          <table:table-cell office:value-type="float" office:value="0.875641" calcext:value-type="float">
            <text:p>0.875641</text:p>
          </table:table-cell>
          <table:table-cell office:value-type="float" office:value="69.932" calcext:value-type="float">
            <text:p>69.932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101" calcext:value-type="float">
            <text:p>101</text:p>
          </table:table-cell>
          <table:table-cell office:value-type="float" office:value="0.875641" calcext:value-type="float">
            <text:p>0.875641</text:p>
          </table:table-cell>
          <table:table-cell office:value-type="float" office:value="69.932" calcext:value-type="float">
            <text:p>69.932</text:p>
          </table:table-cell>
          <table:table-cell office:value-type="float" office:value="0.100106" calcext:value-type="float">
            <text:p>0.10010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0.862663" calcext:value-type="float">
            <text:p>0.862663</text:p>
          </table:table-cell>
          <table:table-cell office:value-type="float" office:value="88.1364" calcext:value-type="float">
            <text:p>88.1364</text:p>
          </table:table-cell>
          <table:table-cell office:value-type="float" office:value="0.104267" calcext:value-type="float">
            <text:p>0.104267</text:p>
          </table:table-cell>
          <table:table-cell office:value-type="float" office:value="254" calcext:value-type="float">
            <text:p>254</text:p>
          </table:table-cell>
          <table:table-cell office:value-type="float" office:value="0.869082" calcext:value-type="float">
            <text:p>0.869082</text:p>
          </table:table-cell>
          <table:table-cell office:value-type="float" office:value="70.5762" calcext:value-type="float">
            <text:p>70.576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29" calcext:value-type="float">
            <text:p>29</text:p>
          </table:table-cell>
          <table:table-cell office:value-type="float" office:value="0.866929" calcext:value-type="float">
            <text:p>0.866929</text:p>
          </table:table-cell>
          <table:table-cell office:value-type="float" office:value="72.9726" calcext:value-type="float">
            <text:p>72.9726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69" calcext:value-type="float">
            <text:p>69</text:p>
          </table:table-cell>
          <table:table-cell office:value-type="float" office:value="0.876028" calcext:value-type="float">
            <text:p>0.876028</text:p>
          </table:table-cell>
          <table:table-cell office:value-type="float" office:value="69.8852" calcext:value-type="float">
            <text:p>69.8852</text:p>
          </table:table-cell>
          <table:table-cell office:value-type="float" office:value="0.0993454" calcext:value-type="float">
            <text:p>0.0993454</text:p>
          </table:table-cell>
          <table:table-cell office:value-type="float" office:value="74" calcext:value-type="float">
            <text:p>74</text:p>
          </table:table-cell>
          <table:table-cell office:value-type="float" office:value="0.875464" calcext:value-type="float">
            <text:p>0.875464</text:p>
          </table:table-cell>
          <table:table-cell office:value-type="float" office:value="69.8912" calcext:value-type="float">
            <text:p>69.8912</text:p>
          </table:table-cell>
          <table:table-cell office:value-type="float" office:value="0.100349" calcext:value-type="float">
            <text:p>0.100349</text:p>
          </table:table-cell>
          <table:table-cell office:value-type="float" office:value="101" calcext:value-type="float">
            <text:p>101</text:p>
          </table:table-cell>
          <table:table-cell office:value-type="float" office:value="0.875464" calcext:value-type="float">
            <text:p>0.875464</text:p>
          </table:table-cell>
          <table:table-cell office:value-type="float" office:value="69.8912" calcext:value-type="float">
            <text:p>69.8912</text:p>
          </table:table-cell>
          <table:table-cell office:value-type="float" office:value="0.100349" calcext:value-type="float">
            <text:p>0.10034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float" office:value="0.848998" calcext:value-type="float">
            <text:p>0.848998</text:p>
          </table:table-cell>
          <table:table-cell office:value-type="float" office:value="123.564" calcext:value-type="float">
            <text:p>123.564</text:p>
          </table:table-cell>
          <table:table-cell office:value-type="float" office:value="0.107468" calcext:value-type="float">
            <text:p>0.107468</text:p>
          </table:table-cell>
          <table:table-cell office:value-type="float" office:value="281" calcext:value-type="float">
            <text:p>281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87.3252" calcext:value-type="float">
            <text:p>87.3252</text:p>
          </table:table-cell>
          <table:table-cell office:value-type="float" office:value="0.107096" calcext:value-type="float">
            <text:p>0.107096</text:p>
          </table:table-cell>
          <table:table-cell office:value-type="float" office:value="28" calcext:value-type="float">
            <text:p>28</text:p>
          </table:table-cell>
          <table:table-cell office:value-type="float" office:value="0.861019" calcext:value-type="float">
            <text:p>0.861019</text:p>
          </table:table-cell>
          <table:table-cell office:value-type="float" office:value="93.6023" calcext:value-type="float">
            <text:p>93.6023</text:p>
          </table:table-cell>
          <table:table-cell office:value-type="float" office:value="0.0982298" calcext:value-type="float">
            <text:p>0.0982298</text:p>
          </table:table-cell>
          <table:table-cell office:value-type="float" office:value="66" calcext:value-type="float">
            <text:p>66</text:p>
          </table:table-cell>
          <table:table-cell office:value-type="float" office:value="0.867056" calcext:value-type="float">
            <text:p>0.867056</text:p>
          </table:table-cell>
          <table:table-cell office:value-type="float" office:value="86.8626" calcext:value-type="float">
            <text:p>86.8626</text:p>
          </table:table-cell>
          <table:table-cell office:value-type="float" office:value="0.0966422" calcext:value-type="float">
            <text:p>0.0966422</text:p>
          </table:table-cell>
          <table:table-cell office:value-type="float" office:value="73" calcext:value-type="float">
            <text:p>73</text:p>
          </table:table-cell>
          <table:table-cell office:value-type="float" office:value="0.866304" calcext:value-type="float">
            <text:p>0.866304</text:p>
          </table:table-cell>
          <table:table-cell office:value-type="float" office:value="86.887" calcext:value-type="float">
            <text:p>86.887</text:p>
          </table:table-cell>
          <table:table-cell office:value-type="float" office:value="0.0976215" calcext:value-type="float">
            <text:p>0.0976215</text:p>
          </table:table-cell>
          <table:table-cell office:value-type="float" office:value="102" calcext:value-type="float">
            <text:p>102</text:p>
          </table:table-cell>
          <table:table-cell office:value-type="float" office:value="0.866304" calcext:value-type="float">
            <text:p>0.866304</text:p>
          </table:table-cell>
          <table:table-cell office:value-type="float" office:value="86.887" calcext:value-type="float">
            <text:p>86.887</text:p>
          </table:table-cell>
          <table:table-cell office:value-type="float" office:value="0.0976215" calcext:value-type="float">
            <text:p>0.097621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0.860501" calcext:value-type="float">
            <text:p>0.860501</text:p>
          </table:table-cell>
          <table:table-cell office:value-type="float" office:value="90.1366" calcext:value-type="float">
            <text:p>90.1366</text:p>
          </table:table-cell>
          <table:table-cell office:value-type="float" office:value="0.111463" calcext:value-type="float">
            <text:p>0.111463</text:p>
          </table:table-cell>
          <table:table-cell office:value-type="float" office:value="263" calcext:value-type="float">
            <text:p>263</text:p>
          </table:table-cell>
          <table:table-cell office:value-type="float" office:value="0.870457" calcext:value-type="float">
            <text:p>0.870457</text:p>
          </table:table-cell>
          <table:table-cell office:value-type="float" office:value="71.8492" calcext:value-type="float">
            <text:p>71.8492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28" calcext:value-type="float">
            <text:p>28</text:p>
          </table:table-cell>
          <table:table-cell office:value-type="float" office:value="0.872374" calcext:value-type="float">
            <text:p>0.872374</text:p>
          </table:table-cell>
          <table:table-cell office:value-type="float" office:value="72.8966" calcext:value-type="float">
            <text:p>72.8966</text:p>
          </table:table-cell>
          <table:table-cell office:value-type="float" office:value="0.0952383" calcext:value-type="float">
            <text:p>0.0952383</text:p>
          </table:table-cell>
          <table:table-cell office:value-type="float" office:value="71" calcext:value-type="float">
            <text:p>71</text:p>
          </table:table-cell>
          <table:table-cell office:value-type="float" office:value="0.881962" calcext:value-type="float">
            <text:p>0.881962</text:p>
          </table:table-cell>
          <table:table-cell office:value-type="float" office:value="69.235" calcext:value-type="float">
            <text:p>69.235</text:p>
          </table:table-cell>
          <table:table-cell office:value-type="float" office:value="0.0923782" calcext:value-type="float">
            <text:p>0.0923782</text:p>
          </table:table-cell>
          <table:table-cell office:value-type="float" office:value="74" calcext:value-type="float">
            <text:p>74</text:p>
          </table:table-cell>
          <table:table-cell office:value-type="float" office:value="0.881297" calcext:value-type="float">
            <text:p>0.881297</text:p>
          </table:table-cell>
          <table:table-cell office:value-type="float" office:value="69.2517" calcext:value-type="float">
            <text:p>69.2517</text:p>
          </table:table-cell>
          <table:table-cell office:value-type="float" office:value="0.0931684" calcext:value-type="float">
            <text:p>0.0931684</text:p>
          </table:table-cell>
          <table:table-cell office:value-type="float" office:value="102" calcext:value-type="float">
            <text:p>102</text:p>
          </table:table-cell>
          <table:table-cell office:value-type="float" office:value="0.881297" calcext:value-type="float">
            <text:p>0.881297</text:p>
          </table:table-cell>
          <table:table-cell office:value-type="float" office:value="69.2517" calcext:value-type="float">
            <text:p>69.2517</text:p>
          </table:table-cell>
          <table:table-cell office:value-type="float" office:value="0.0931684" calcext:value-type="float">
            <text:p>0.093168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  <table:table-cell office:value-type="float" office:value="0.856724" calcext:value-type="float">
            <text:p>0.856724</text:p>
          </table:table-cell>
          <table:table-cell office:value-type="float" office:value="76.8902" calcext:value-type="float">
            <text:p>76.8902</text:p>
          </table:table-cell>
          <table:table-cell office:value-type="float" office:value="0.108046" calcext:value-type="float">
            <text:p>0.108046</text:p>
          </table:table-cell>
          <table:table-cell office:value-type="float" office:value="280" calcext:value-type="float">
            <text:p>280</text:p>
          </table:table-cell>
          <table:table-cell office:value-type="float" office:value="0.876481" calcext:value-type="float">
            <text:p>0.876481</text:p>
          </table:table-cell>
          <table:table-cell office:value-type="float" office:value="62.2724" calcext:value-type="float">
            <text:p>62.2724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29" calcext:value-type="float">
            <text:p>29</text:p>
          </table:table-cell>
          <table:table-cell office:value-type="float" office:value="0.879525" calcext:value-type="float">
            <text:p>0.879525</text:p>
          </table:table-cell>
          <table:table-cell office:value-type="float" office:value="63.5199" calcext:value-type="float">
            <text:p>63.5199</text:p>
          </table:table-cell>
          <table:table-cell office:value-type="float" office:value="0.0928296" calcext:value-type="float">
            <text:p>0.0928296</text:p>
          </table:table-cell>
          <table:table-cell office:value-type="float" office:value="66" calcext:value-type="float">
            <text:p>66</text:p>
          </table:table-cell>
          <table:table-cell office:value-type="float" office:value="0.886571" calcext:value-type="float">
            <text:p>0.886571</text:p>
          </table:table-cell>
          <table:table-cell office:value-type="float" office:value="61.1542" calcext:value-type="float">
            <text:p>61.1542</text:p>
          </table:table-cell>
          <table:table-cell office:value-type="float" office:value="0.0909901" calcext:value-type="float">
            <text:p>0.0909901</text:p>
          </table:table-cell>
          <table:table-cell office:value-type="float" office:value="73" calcext:value-type="float">
            <text:p>73</text:p>
          </table:table-cell>
          <table:table-cell office:value-type="float" office:value="0.885831" calcext:value-type="float">
            <text:p>0.885831</text:p>
          </table:table-cell>
          <table:table-cell office:value-type="float" office:value="61.1739" calcext:value-type="float">
            <text:p>61.1739</text:p>
          </table:table-cell>
          <table:table-cell office:value-type="float" office:value="0.0918135" calcext:value-type="float">
            <text:p>0.0918135</text:p>
          </table:table-cell>
          <table:table-cell office:value-type="float" office:value="100" calcext:value-type="float">
            <text:p>100</text:p>
          </table:table-cell>
          <table:table-cell office:value-type="float" office:value="0.885831" calcext:value-type="float">
            <text:p>0.885831</text:p>
          </table:table-cell>
          <table:table-cell office:value-type="float" office:value="61.1739" calcext:value-type="float">
            <text:p>61.1739</text:p>
          </table:table-cell>
          <table:table-cell office:value-type="float" office:value="0.0918135" calcext:value-type="float">
            <text:p>0.091813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0.863206" calcext:value-type="float">
            <text:p>0.863206</text:p>
          </table:table-cell>
          <table:table-cell office:value-type="float" office:value="81.5926" calcext:value-type="float">
            <text:p>81.5926</text:p>
          </table:table-cell>
          <table:table-cell office:value-type="float" office:value="0.106984" calcext:value-type="float">
            <text:p>0.106984</text:p>
          </table:table-cell>
          <table:table-cell office:value-type="float" office:value="312" calcext:value-type="float">
            <text:p>312</text:p>
          </table:table-cell>
          <table:table-cell office:value-type="float" office:value="0.881499" calcext:value-type="float">
            <text:p>0.881499</text:p>
          </table:table-cell>
          <table:table-cell office:value-type="float" office:value="61.4554" calcext:value-type="float">
            <text:p>61.4554</text:p>
          </table:table-cell>
          <table:table-cell office:value-type="float" office:value="0.0994217" calcext:value-type="float">
            <text:p>0.0994217</text:p>
          </table:table-cell>
          <table:table-cell office:value-type="float" office:value="29" calcext:value-type="float">
            <text:p>29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64.3977" calcext:value-type="float">
            <text:p>64.3977</text:p>
          </table:table-cell>
          <table:table-cell office:value-type="float" office:value="0.0920691" calcext:value-type="float">
            <text:p>0.0920691</text:p>
          </table:table-cell>
          <table:table-cell office:value-type="float" office:value="68" calcext:value-type="float">
            <text:p>68</text:p>
          </table:table-cell>
          <table:table-cell office:value-type="float" office:value="0.890578" calcext:value-type="float">
            <text:p>0.890578</text:p>
          </table:table-cell>
          <table:table-cell office:value-type="float" office:value="60.8033" calcext:value-type="float">
            <text:p>60.8033</text:p>
          </table:table-cell>
          <table:table-cell office:value-type="float" office:value="0.0897866" calcext:value-type="float">
            <text:p>0.0897866</text:p>
          </table:table-cell>
          <table:table-cell office:value-type="float" office:value="73" calcext:value-type="float">
            <text:p>73</text:p>
          </table:table-cell>
          <table:table-cell office:value-type="float" office:value="0.889831" calcext:value-type="float">
            <text:p>0.889831</text:p>
          </table:table-cell>
          <table:table-cell office:value-type="float" office:value="60.8227" calcext:value-type="float">
            <text:p>60.8227</text:p>
          </table:table-cell>
          <table:table-cell office:value-type="float" office:value="0.0906644" calcext:value-type="float">
            <text:p>0.0906644</text:p>
          </table:table-cell>
          <table:table-cell office:value-type="float" office:value="101" calcext:value-type="float">
            <text:p>101</text:p>
          </table:table-cell>
          <table:table-cell office:value-type="float" office:value="0.889831" calcext:value-type="float">
            <text:p>0.889831</text:p>
          </table:table-cell>
          <table:table-cell office:value-type="float" office:value="60.8227" calcext:value-type="float">
            <text:p>60.8227</text:p>
          </table:table-cell>
          <table:table-cell office:value-type="float" office:value="0.0906644" calcext:value-type="float">
            <text:p>0.090664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float" office:value="0.864846" calcext:value-type="float">
            <text:p>0.864846</text:p>
          </table:table-cell>
          <table:table-cell office:value-type="float" office:value="73.3126" calcext:value-type="float">
            <text:p>73.3126</text:p>
          </table:table-cell>
          <table:table-cell office:value-type="float" office:value="0.111682" calcext:value-type="float">
            <text:p>0.111682</text:p>
          </table:table-cell>
          <table:table-cell office:value-type="float" office:value="281" calcext:value-type="float">
            <text:p>281</text:p>
          </table:table-cell>
          <table:table-cell office:value-type="float" office:value="0.880441" calcext:value-type="float">
            <text:p>0.880441</text:p>
          </table:table-cell>
          <table:table-cell office:value-type="float" office:value="53.5547" calcext:value-type="float">
            <text:p>53.5547</text:p>
          </table:table-cell>
          <table:table-cell office:value-type="float" office:value="0.0979009" calcext:value-type="float">
            <text:p>0.0979009</text:p>
          </table:table-cell>
          <table:table-cell office:value-type="float" office:value="29" calcext:value-type="float">
            <text:p>29</text:p>
          </table:table-cell>
          <table:table-cell office:value-type="float" office:value="0.883493" calcext:value-type="float">
            <text:p>0.883493</text:p>
          </table:table-cell>
          <table:table-cell office:value-type="float" office:value="53.2956" calcext:value-type="float">
            <text:p>53.2956</text:p>
          </table:table-cell>
          <table:table-cell office:value-type="float" office:value="0.0891597" calcext:value-type="float">
            <text:p>0.0891597</text:p>
          </table:table-cell>
          <table:table-cell office:value-type="float" office:value="68" calcext:value-type="float">
            <text:p>68</text:p>
          </table:table-cell>
          <table:table-cell office:value-type="float" office:value="0.889813" calcext:value-type="float">
            <text:p>0.889813</text:p>
          </table:table-cell>
          <table:table-cell office:value-type="float" office:value="51.6093" calcext:value-type="float">
            <text:p>51.6093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73" calcext:value-type="float">
            <text:p>73</text:p>
          </table:table-cell>
          <table:table-cell office:value-type="float" office:value="0.889477" calcext:value-type="float">
            <text:p>0.889477</text:p>
          </table:table-cell>
          <table:table-cell office:value-type="float" office:value="51.5789" calcext:value-type="float">
            <text:p>51.5789</text:p>
          </table:table-cell>
          <table:table-cell office:value-type="float" office:value="0.0882556" calcext:value-type="float">
            <text:p>0.0882556</text:p>
          </table:table-cell>
          <table:table-cell office:value-type="float" office:value="104" calcext:value-type="float">
            <text:p>104</text:p>
          </table:table-cell>
          <table:table-cell office:value-type="float" office:value="0.889477" calcext:value-type="float">
            <text:p>0.889477</text:p>
          </table:table-cell>
          <table:table-cell office:value-type="float" office:value="51.5789" calcext:value-type="float">
            <text:p>51.5789</text:p>
          </table:table-cell>
          <table:table-cell office:value-type="float" office:value="0.0882556" calcext:value-type="float">
            <text:p>0.088255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float" office:value="0.858992" calcext:value-type="float">
            <text:p>0.858992</text:p>
          </table:table-cell>
          <table:table-cell office:value-type="float" office:value="76.5833" calcext:value-type="float">
            <text:p>76.5833</text:p>
          </table:table-cell>
          <table:table-cell office:value-type="float" office:value="0.107254" calcext:value-type="float">
            <text:p>0.107254</text:p>
          </table:table-cell>
          <table:table-cell office:value-type="float" office:value="255" calcext:value-type="float">
            <text:p>255</text:p>
          </table:table-cell>
          <table:table-cell office:value-type="float" office:value="0.881401" calcext:value-type="float">
            <text:p>0.881401</text:p>
          </table:table-cell>
          <table:table-cell office:value-type="float" office:value="58.4208" calcext:value-type="float">
            <text:p>58.4208</text:p>
          </table:table-cell>
          <table:table-cell office:value-type="float" office:value="0.0939328" calcext:value-type="float">
            <text:p>0.0939328</text:p>
          </table:table-cell>
          <table:table-cell office:value-type="float" office:value="29" calcext:value-type="float">
            <text:p>29</text:p>
          </table:table-cell>
          <table:table-cell office:value-type="float" office:value="0.88699" calcext:value-type="float">
            <text:p>0.88699</text:p>
          </table:table-cell>
          <table:table-cell office:value-type="float" office:value="60.8298" calcext:value-type="float">
            <text:p>60.8298</text:p>
          </table:table-cell>
          <table:table-cell office:value-type="float" office:value="0.0861984" calcext:value-type="float">
            <text:p>0.0861984</text:p>
          </table:table-cell>
          <table:table-cell office:value-type="float" office:value="66" calcext:value-type="float">
            <text:p>66</text:p>
          </table:table-cell>
          <table:table-cell office:value-type="float" office:value="0.893244" calcext:value-type="float">
            <text:p>0.893244</text:p>
          </table:table-cell>
          <table:table-cell office:value-type="float" office:value="56.8855" calcext:value-type="float">
            <text:p>56.8855</text:p>
          </table:table-cell>
          <table:table-cell office:value-type="float" office:value="0.0838289" calcext:value-type="float">
            <text:p>0.0838289</text:p>
          </table:table-cell>
          <table:table-cell office:value-type="float" office:value="72" calcext:value-type="float">
            <text:p>72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56.9291" calcext:value-type="float">
            <text:p>56.9291</text:p>
          </table:table-cell>
          <table:table-cell office:value-type="float" office:value="0.0846869" calcext:value-type="float">
            <text:p>0.0846869</text:p>
          </table:table-cell>
          <table:table-cell office:value-type="float" office:value="101" calcext:value-type="float">
            <text:p>101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56.9291" calcext:value-type="float">
            <text:p>56.9291</text:p>
          </table:table-cell>
          <table:table-cell office:value-type="float" office:value="0.0846869" calcext:value-type="float">
            <text:p>0.084686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office:value-type="float" office:value="0.860718" calcext:value-type="float">
            <text:p>0.860718</text:p>
          </table:table-cell>
          <table:table-cell office:value-type="float" office:value="79.8478" calcext:value-type="float">
            <text:p>79.8478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270" calcext:value-type="float">
            <text:p>270</text:p>
          </table:table-cell>
          <table:table-cell office:value-type="float" office:value="0.878195" calcext:value-type="float">
            <text:p>0.878195</text:p>
          </table:table-cell>
          <table:table-cell office:value-type="float" office:value="58.1521" calcext:value-type="float">
            <text:p>58.1521</text:p>
          </table:table-cell>
          <table:table-cell office:value-type="float" office:value="0.0992207" calcext:value-type="float">
            <text:p>0.0992207</text:p>
          </table:table-cell>
          <table:table-cell office:value-type="float" office:value="28" calcext:value-type="float">
            <text:p>28</text:p>
          </table:table-cell>
          <table:table-cell office:value-type="float" office:value="0.881824" calcext:value-type="float">
            <text:p>0.881824</text:p>
          </table:table-cell>
          <table:table-cell office:value-type="float" office:value="59.2677" calcext:value-type="float">
            <text:p>59.2677</text:p>
          </table:table-cell>
          <table:table-cell office:value-type="float" office:value="0.0889552" calcext:value-type="float">
            <text:p>0.0889552</text:p>
          </table:table-cell>
          <table:table-cell office:value-type="float" office:value="68" calcext:value-type="float">
            <text:p>68</text:p>
          </table:table-cell>
          <table:table-cell office:value-type="float" office:value="0.888987" calcext:value-type="float">
            <text:p>0.888987</text:p>
          </table:table-cell>
          <table:table-cell office:value-type="float" office:value="55.5564" calcext:value-type="float">
            <text:p>55.5564</text:p>
          </table:table-cell>
          <table:table-cell office:value-type="float" office:value="0.0872541" calcext:value-type="float">
            <text:p>0.0872541</text:p>
          </table:table-cell>
          <table:table-cell office:value-type="float" office:value="73" calcext:value-type="float">
            <text:p>73</text:p>
          </table:table-cell>
          <table:table-cell office:value-type="float" office:value="0.888655" calcext:value-type="float">
            <text:p>0.888655</text:p>
          </table:table-cell>
          <table:table-cell office:value-type="float" office:value="55.519" calcext:value-type="float">
            <text:p>55.519</text:p>
          </table:table-cell>
          <table:table-cell office:value-type="float" office:value="0.0876396" calcext:value-type="float">
            <text:p>0.0876396</text:p>
          </table:table-cell>
          <table:table-cell office:value-type="float" office:value="103" calcext:value-type="float">
            <text:p>103</text:p>
          </table:table-cell>
          <table:table-cell office:value-type="float" office:value="0.888655" calcext:value-type="float">
            <text:p>0.888655</text:p>
          </table:table-cell>
          <table:table-cell office:value-type="float" office:value="55.519" calcext:value-type="float">
            <text:p>55.519</text:p>
          </table:table-cell>
          <table:table-cell office:value-type="float" office:value="0.0876396" calcext:value-type="float">
            <text:p>0.087639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0.867672" calcext:value-type="float">
            <text:p>0.867672</text:p>
          </table:table-cell>
          <table:table-cell office:value-type="float" office:value="1176.01" calcext:value-type="float">
            <text:p>1176.01</text:p>
          </table:table-cell>
          <table:table-cell office:value-type="float" office:value="0.107231" calcext:value-type="float">
            <text:p>0.107231</text:p>
          </table:table-cell>
          <table:table-cell office:value-type="float" office:value="260" calcext:value-type="float">
            <text:p>260</text:p>
          </table:table-cell>
          <table:table-cell office:value-type="float" office:value="0.875797" calcext:value-type="float">
            <text:p>0.875797</text:p>
          </table:table-cell>
          <table:table-cell office:value-type="float" office:value="200.503" calcext:value-type="float">
            <text:p>200.503</text:p>
          </table:table-cell>
          <table:table-cell office:value-type="float" office:value="0.1121" calcext:value-type="float">
            <text:p>0.1121</text:p>
          </table:table-cell>
          <table:table-cell office:value-type="float" office:value="28" calcext:value-type="float">
            <text:p>28</text:p>
          </table:table-cell>
          <table:table-cell office:value-type="float" office:value="0.881085" calcext:value-type="float">
            <text:p>0.881085</text:p>
          </table:table-cell>
          <table:table-cell office:value-type="float" office:value="271.23" calcext:value-type="float">
            <text:p>271.23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66" calcext:value-type="float">
            <text:p>66</text:p>
          </table:table-cell>
          <table:table-cell office:value-type="float" office:value="0.888651" calcext:value-type="float">
            <text:p>0.888651</text:p>
          </table:table-cell>
          <table:table-cell office:value-type="float" office:value="209.519" calcext:value-type="float">
            <text:p>209.519</text:p>
          </table:table-cell>
          <table:table-cell office:value-type="float" office:value="0.0964325" calcext:value-type="float">
            <text:p>0.0964325</text:p>
          </table:table-cell>
          <table:table-cell office:value-type="float" office:value="76" calcext:value-type="float">
            <text:p>76</text:p>
          </table:table-cell>
          <table:table-cell office:value-type="float" office:value="0.888292" calcext:value-type="float">
            <text:p>0.888292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0970427" calcext:value-type="float">
            <text:p>0.0970427</text:p>
          </table:table-cell>
          <table:table-cell office:value-type="float" office:value="103" calcext:value-type="float">
            <text:p>103</text:p>
          </table:table-cell>
          <table:table-cell office:value-type="float" office:value="0.888292" calcext:value-type="float">
            <text:p>0.888292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0970427" calcext:value-type="float">
            <text:p>0.097042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office:value-type="float" office:value="0.864072" calcext:value-type="float">
            <text:p>0.864072</text:p>
          </table:table-cell>
          <table:table-cell office:value-type="float" office:value="176.191" calcext:value-type="float">
            <text:p>176.191</text:p>
          </table:table-cell>
          <table:table-cell office:value-type="float" office:value="0.10372" calcext:value-type="float">
            <text:p>0.10372</text:p>
          </table:table-cell>
          <table:table-cell office:value-type="float" office:value="269" calcext:value-type="float">
            <text:p>269</text:p>
          </table:table-cell>
          <table:table-cell office:value-type="float" office:value="0.878376" calcext:value-type="float">
            <text:p>0.878376</text:p>
          </table:table-cell>
          <table:table-cell office:value-type="float" office:value="72.1401" calcext:value-type="float">
            <text:p>72.1401</text:p>
          </table:table-cell>
          <table:table-cell office:value-type="float" office:value="0.0970762" calcext:value-type="float">
            <text:p>0.0970762</text:p>
          </table:table-cell>
          <table:table-cell office:value-type="float" office:value="28" calcext:value-type="float">
            <text:p>28</text:p>
          </table:table-cell>
          <table:table-cell office:value-type="float" office:value="0.880627" calcext:value-type="float">
            <text:p>0.880627</text:p>
          </table:table-cell>
          <table:table-cell office:value-type="float" office:value="80.7033" calcext:value-type="float">
            <text:p>80.7033</text:p>
          </table:table-cell>
          <table:table-cell office:value-type="float" office:value="0.0884139" calcext:value-type="float">
            <text:p>0.0884139</text:p>
          </table:table-cell>
          <table:table-cell office:value-type="float" office:value="67" calcext:value-type="float">
            <text:p>67</text:p>
          </table:table-cell>
          <table:table-cell office:value-type="float" office:value="0.886807" calcext:value-type="float">
            <text:p>0.886807</text:p>
          </table:table-cell>
          <table:table-cell office:value-type="float" office:value="71.7719" calcext:value-type="float">
            <text:p>71.7719</text:p>
          </table:table-cell>
          <table:table-cell office:value-type="float" office:value="0.0872657" calcext:value-type="float">
            <text:p>0.0872657</text:p>
          </table:table-cell>
          <table:table-cell office:value-type="float" office:value="74" calcext:value-type="float">
            <text:p>74</text:p>
          </table:table-cell>
          <table:table-cell office:value-type="float" office:value="0.886577" calcext:value-type="float">
            <text:p>0.886577</text:p>
          </table:table-cell>
          <table:table-cell office:value-type="float" office:value="71.7459" calcext:value-type="float">
            <text:p>71.7459</text:p>
          </table:table-cell>
          <table:table-cell office:value-type="float" office:value="0.0877599" calcext:value-type="float">
            <text:p>0.0877599</text:p>
          </table:table-cell>
          <table:table-cell office:value-type="float" office:value="103" calcext:value-type="float">
            <text:p>103</text:p>
          </table:table-cell>
          <table:table-cell office:value-type="float" office:value="0.886577" calcext:value-type="float">
            <text:p>0.886577</text:p>
          </table:table-cell>
          <table:table-cell office:value-type="float" office:value="71.7459" calcext:value-type="float">
            <text:p>71.7459</text:p>
          </table:table-cell>
          <table:table-cell office:value-type="float" office:value="0.0877599" calcext:value-type="float">
            <text:p>0.087759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0.874095" calcext:value-type="float">
            <text:p>0.874095</text:p>
          </table:table-cell>
          <table:table-cell office:value-type="float" office:value="77.2452" calcext:value-type="float">
            <text:p>77.2452</text:p>
          </table:table-cell>
          <table:table-cell office:value-type="float" office:value="0.0989587" calcext:value-type="float">
            <text:p>0.0989587</text:p>
          </table:table-cell>
          <table:table-cell office:value-type="float" office:value="280" calcext:value-type="float">
            <text:p>280</text:p>
          </table:table-cell>
          <table:table-cell office:value-type="float" office:value="0.882785" calcext:value-type="float">
            <text:p>0.882785</text:p>
          </table:table-cell>
          <table:table-cell office:value-type="float" office:value="62.3458" calcext:value-type="float">
            <text:p>62.3458</text:p>
          </table:table-cell>
          <table:table-cell office:value-type="float" office:value="0.0964557" calcext:value-type="float">
            <text:p>0.0964557</text:p>
          </table:table-cell>
          <table:table-cell office:value-type="float" office:value="28" calcext:value-type="float">
            <text:p>28</text:p>
          </table:table-cell>
          <table:table-cell office:value-type="float" office:value="0.887583" calcext:value-type="float">
            <text:p>0.887583</text:p>
          </table:table-cell>
          <table:table-cell office:value-type="float" office:value="63.3419" calcext:value-type="float">
            <text:p>63.3419</text:p>
          </table:table-cell>
          <table:table-cell office:value-type="float" office:value="0.0865526" calcext:value-type="float">
            <text:p>0.0865526</text:p>
          </table:table-cell>
          <table:table-cell office:value-type="float" office:value="69" calcext:value-type="float">
            <text:p>69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60.7627" calcext:value-type="float">
            <text:p>60.7627</text:p>
          </table:table-cell>
          <table:table-cell office:value-type="float" office:value="0.0852406" calcext:value-type="float">
            <text:p>0.0852406</text:p>
          </table:table-cell>
          <table:table-cell office:value-type="float" office:value="77" calcext:value-type="float">
            <text:p>77</text:p>
          </table:table-cell>
          <table:table-cell office:value-type="float" office:value="0.893547" calcext:value-type="float">
            <text:p>0.893547</text:p>
          </table:table-cell>
          <table:table-cell office:value-type="float" office:value="60.7609" calcext:value-type="float">
            <text:p>60.7609</text:p>
          </table:table-cell>
          <table:table-cell office:value-type="float" office:value="0.0860114" calcext:value-type="float">
            <text:p>0.0860114</text:p>
          </table:table-cell>
          <table:table-cell office:value-type="float" office:value="105" calcext:value-type="float">
            <text:p>105</text:p>
          </table:table-cell>
          <table:table-cell office:value-type="float" office:value="0.893547" calcext:value-type="float">
            <text:p>0.893547</text:p>
          </table:table-cell>
          <table:table-cell office:value-type="float" office:value="60.7609" calcext:value-type="float">
            <text:p>60.7609</text:p>
          </table:table-cell>
          <table:table-cell office:value-type="float" office:value="0.0860114" calcext:value-type="float">
            <text:p>0.086011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67.5842" calcext:value-type="float">
            <text:p>67.5842</text:p>
          </table:table-cell>
          <table:table-cell office:value-type="float" office:value="0.0933196" calcext:value-type="float">
            <text:p>0.0933196</text:p>
          </table:table-cell>
          <table:table-cell office:value-type="float" office:value="266" calcext:value-type="float">
            <text:p>266</text:p>
          </table:table-cell>
          <table:table-cell office:value-type="float" office:value="0.884949" calcext:value-type="float">
            <text:p>0.884949</text:p>
          </table:table-cell>
          <table:table-cell office:value-type="float" office:value="60.7992" calcext:value-type="float">
            <text:p>60.7992</text:p>
          </table:table-cell>
          <table:table-cell office:value-type="float" office:value="0.0959617" calcext:value-type="float">
            <text:p>0.0959617</text:p>
          </table:table-cell>
          <table:table-cell office:value-type="float" office:value="28" calcext:value-type="float">
            <text:p>28</text:p>
          </table:table-cell>
          <table:table-cell office:value-type="float" office:value="0.895752" calcext:value-type="float">
            <text:p>0.895752</text:p>
          </table:table-cell>
          <table:table-cell office:value-type="float" office:value="58.682" calcext:value-type="float">
            <text:p>58.682</text:p>
          </table:table-cell>
          <table:table-cell office:value-type="float" office:value="0.0827903" calcext:value-type="float">
            <text:p>0.0827903</text:p>
          </table:table-cell>
          <table:table-cell office:value-type="float" office:value="66" calcext:value-type="float">
            <text:p>66</text:p>
          </table:table-cell>
          <table:table-cell office:value-type="float" office:value="0.899085" calcext:value-type="float">
            <text:p>0.899085</text:p>
          </table:table-cell>
          <table:table-cell office:value-type="float" office:value="58.9925" calcext:value-type="float">
            <text:p>58.9925</text:p>
          </table:table-cell>
          <table:table-cell office:value-type="float" office:value="0.0834472" calcext:value-type="float">
            <text:p>0.0834472</text:p>
          </table:table-cell>
          <table:table-cell office:value-type="float" office:value="74" calcext:value-type="float">
            <text:p>74</text:p>
          </table:table-cell>
          <table:table-cell office:value-type="float" office:value="0.898536" calcext:value-type="float">
            <text:p>0.898536</text:p>
          </table:table-cell>
          <table:table-cell office:value-type="float" office:value="58.9899" calcext:value-type="float">
            <text:p>58.9899</text:p>
          </table:table-cell>
          <table:table-cell office:value-type="float" office:value="0.0841279" calcext:value-type="float">
            <text:p>0.0841279</text:p>
          </table:table-cell>
          <table:table-cell office:value-type="float" office:value="107" calcext:value-type="float">
            <text:p>107</text:p>
          </table:table-cell>
          <table:table-cell office:value-type="float" office:value="0.898536" calcext:value-type="float">
            <text:p>0.898536</text:p>
          </table:table-cell>
          <table:table-cell office:value-type="float" office:value="58.9899" calcext:value-type="float">
            <text:p>58.9899</text:p>
          </table:table-cell>
          <table:table-cell office:value-type="float" office:value="0.0841279" calcext:value-type="float">
            <text:p>0.084127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float" office:value="0.873726" calcext:value-type="float">
            <text:p>0.873726</text:p>
          </table:table-cell>
          <table:table-cell office:value-type="float" office:value="69.3803" calcext:value-type="float">
            <text:p>69.3803</text:p>
          </table:table-cell>
          <table:table-cell office:value-type="float" office:value="0.0902857" calcext:value-type="float">
            <text:p>0.0902857</text:p>
          </table:table-cell>
          <table:table-cell office:value-type="float" office:value="259" calcext:value-type="float">
            <text:p>259</text:p>
          </table:table-cell>
          <table:table-cell office:value-type="float" office:value="0.886961" calcext:value-type="float">
            <text:p>0.886961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0.0910684" calcext:value-type="float">
            <text:p>0.0910684</text:p>
          </table:table-cell>
          <table:table-cell office:value-type="float" office:value="28" calcext:value-type="float">
            <text:p>28</text:p>
          </table:table-cell>
          <table:table-cell office:value-type="float" office:value="0.891456" calcext:value-type="float">
            <text:p>0.891456</text:p>
          </table:table-cell>
          <table:table-cell office:value-type="float" office:value="61.0682" calcext:value-type="float">
            <text:p>61.0682</text:p>
          </table:table-cell>
          <table:table-cell office:value-type="float" office:value="0.0827732" calcext:value-type="float">
            <text:p>0.0827732</text:p>
          </table:table-cell>
          <table:table-cell office:value-type="float" office:value="68" calcext:value-type="float">
            <text:p>68</text:p>
          </table:table-cell>
          <table:table-cell office:value-type="float" office:value="0.897017" calcext:value-type="float">
            <text:p>0.897017</text:p>
          </table:table-cell>
          <table:table-cell office:value-type="float" office:value="59.823" calcext:value-type="float">
            <text:p>59.823</text:p>
          </table:table-cell>
          <table:table-cell office:value-type="float" office:value="0.0819165" calcext:value-type="float">
            <text:p>0.0819165</text:p>
          </table:table-cell>
          <table:table-cell office:value-type="float" office:value="72" calcext:value-type="float">
            <text:p>72</text:p>
          </table:table-cell>
          <table:table-cell office:value-type="float" office:value="0.896584" calcext:value-type="float">
            <text:p>0.896584</text:p>
          </table:table-cell>
          <table:table-cell office:value-type="float" office:value="59.8366" calcext:value-type="float">
            <text:p>59.8366</text:p>
          </table:table-cell>
          <table:table-cell office:value-type="float" office:value="0.0825985" calcext:value-type="float">
            <text:p>0.0825985</text:p>
          </table:table-cell>
          <table:table-cell office:value-type="float" office:value="105" calcext:value-type="float">
            <text:p>105</text:p>
          </table:table-cell>
          <table:table-cell office:value-type="float" office:value="0.896584" calcext:value-type="float">
            <text:p>0.896584</text:p>
          </table:table-cell>
          <table:table-cell office:value-type="float" office:value="59.8366" calcext:value-type="float">
            <text:p>59.8366</text:p>
          </table:table-cell>
          <table:table-cell office:value-type="float" office:value="0.0825985" calcext:value-type="float">
            <text:p>0.082598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" calcext:value-type="float">
            <text:p>4</text:p>
          </table:table-cell>
          <table:table-cell office:value-type="float" office:value="0.873902" calcext:value-type="float">
            <text:p>0.873902</text:p>
          </table:table-cell>
          <table:table-cell office:value-type="float" office:value="67.2663" calcext:value-type="float">
            <text:p>67.2663</text:p>
          </table:table-cell>
          <table:table-cell office:value-type="float" office:value="0.0975352" calcext:value-type="float">
            <text:p>0.0975352</text:p>
          </table:table-cell>
          <table:table-cell office:value-type="float" office:value="273" calcext:value-type="float">
            <text:p>273</text:p>
          </table:table-cell>
          <table:table-cell office:value-type="float" office:value="0.885124" calcext:value-type="float">
            <text:p>0.885124</text:p>
          </table:table-cell>
          <table:table-cell office:value-type="float" office:value="58.6237" calcext:value-type="float">
            <text:p>58.6237</text:p>
          </table:table-cell>
          <table:table-cell office:value-type="float" office:value="0.101591" calcext:value-type="float">
            <text:p>0.101591</text:p>
          </table:table-cell>
          <table:table-cell office:value-type="float" office:value="28" calcext:value-type="float">
            <text:p>28</text:p>
          </table:table-cell>
          <table:table-cell office:value-type="float" office:value="0.888404" calcext:value-type="float">
            <text:p>0.888404</text:p>
          </table:table-cell>
          <table:table-cell office:value-type="float" office:value="59.5914" calcext:value-type="float">
            <text:p>59.5914</text:p>
          </table:table-cell>
          <table:table-cell office:value-type="float" office:value="0.0944393" calcext:value-type="float">
            <text:p>0.0944393</text:p>
          </table:table-cell>
          <table:table-cell office:value-type="float" office:value="69" calcext:value-type="float">
            <text:p>69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57.8174" calcext:value-type="float">
            <text:p>57.8174</text:p>
          </table:table-cell>
          <table:table-cell office:value-type="float" office:value="0.0925824" calcext:value-type="float">
            <text:p>0.0925824</text:p>
          </table:table-cell>
          <table:table-cell office:value-type="float" office:value="73" calcext:value-type="float">
            <text:p>73</text:p>
          </table:table-cell>
          <table:table-cell office:value-type="float" office:value="0.895487" calcext:value-type="float">
            <text:p>0.895487</text:p>
          </table:table-cell>
          <table:table-cell office:value-type="float" office:value="57.8402" calcext:value-type="float">
            <text:p>57.8402</text:p>
          </table:table-cell>
          <table:table-cell office:value-type="float" office:value="0.0934556" calcext:value-type="float">
            <text:p>0.0934556</text:p>
          </table:table-cell>
          <table:table-cell office:value-type="float" office:value="106" calcext:value-type="float">
            <text:p>106</text:p>
          </table:table-cell>
          <table:table-cell office:value-type="float" office:value="0.895487" calcext:value-type="float">
            <text:p>0.895487</text:p>
          </table:table-cell>
          <table:table-cell office:value-type="float" office:value="57.8402" calcext:value-type="float">
            <text:p>57.8402</text:p>
          </table:table-cell>
          <table:table-cell office:value-type="float" office:value="0.0934556" calcext:value-type="float">
            <text:p>0.093455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float" office:value="0.875501" calcext:value-type="float">
            <text:p>0.875501</text:p>
          </table:table-cell>
          <table:table-cell office:value-type="float" office:value="71.0741" calcext:value-type="float">
            <text:p>71.0741</text:p>
          </table:table-cell>
          <table:table-cell office:value-type="float" office:value="0.101031" calcext:value-type="float">
            <text:p>0.101031</text:p>
          </table:table-cell>
          <table:table-cell office:value-type="float" office:value="267" calcext:value-type="float">
            <text:p>267</text:p>
          </table:table-cell>
          <table:table-cell office:value-type="float" office:value="0.887662" calcext:value-type="float">
            <text:p>0.887662</text:p>
          </table:table-cell>
          <table:table-cell office:value-type="float" office:value="57.6661" calcext:value-type="float">
            <text:p>57.6661</text:p>
          </table:table-cell>
          <table:table-cell office:value-type="float" office:value="0.10902" calcext:value-type="float">
            <text:p>0.10902</text:p>
          </table:table-cell>
          <table:table-cell office:value-type="float" office:value="28" calcext:value-type="float">
            <text:p>28</text:p>
          </table:table-cell>
          <table:table-cell office:value-type="float" office:value="0.89245" calcext:value-type="float">
            <text:p>0.89245</text:p>
          </table:table-cell>
          <table:table-cell office:value-type="float" office:value="58.4165" calcext:value-type="float">
            <text:p>58.4165</text:p>
          </table:table-cell>
          <table:table-cell office:value-type="float" office:value="0.0968715" calcext:value-type="float">
            <text:p>0.0968715</text:p>
          </table:table-cell>
          <table:table-cell office:value-type="float" office:value="68" calcext:value-type="float">
            <text:p>68</text:p>
          </table:table-cell>
          <table:table-cell office:value-type="float" office:value="0.899161" calcext:value-type="float">
            <text:p>0.899161</text:p>
          </table:table-cell>
          <table:table-cell office:value-type="float" office:value="55.7223" calcext:value-type="float">
            <text:p>55.7223</text:p>
          </table:table-cell>
          <table:table-cell office:value-type="float" office:value="0.095585" calcext:value-type="float">
            <text:p>0.095585</text:p>
          </table:table-cell>
          <table:table-cell office:value-type="float" office:value="75" calcext:value-type="float">
            <text:p>75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55.7451" calcext:value-type="float">
            <text:p>55.7451</text:p>
          </table:table-cell>
          <table:table-cell office:value-type="float" office:value="0.0966167" calcext:value-type="float">
            <text:p>0.0966167</text:p>
          </table:table-cell>
          <table:table-cell office:value-type="float" office:value="104" calcext:value-type="float">
            <text:p>104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55.7451" calcext:value-type="float">
            <text:p>55.7451</text:p>
          </table:table-cell>
          <table:table-cell office:value-type="float" office:value="0.0966167" calcext:value-type="float">
            <text:p>0.096616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float" office:value="0.865413" calcext:value-type="float">
            <text:p>0.865413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0.100942" calcext:value-type="float">
            <text:p>0.100942</text:p>
          </table:table-cell>
          <table:table-cell office:value-type="float" office:value="243" calcext:value-type="float">
            <text:p>243</text:p>
          </table:table-cell>
          <table:table-cell office:value-type="float" office:value="0.888304" calcext:value-type="float">
            <text:p>0.888304</text:p>
          </table:table-cell>
          <table:table-cell office:value-type="float" office:value="65.5104" calcext:value-type="float">
            <text:p>65.5104</text:p>
          </table:table-cell>
          <table:table-cell office:value-type="float" office:value="0.0941584" calcext:value-type="float">
            <text:p>0.0941584</text:p>
          </table:table-cell>
          <table:table-cell office:value-type="float" office:value="28" calcext:value-type="float">
            <text:p>28</text:p>
          </table:table-cell>
          <table:table-cell office:value-type="float" office:value="0.887772" calcext:value-type="float">
            <text:p>0.887772</text:p>
          </table:table-cell>
          <table:table-cell office:value-type="float" office:value="66.995" calcext:value-type="float">
            <text:p>66.995</text:p>
          </table:table-cell>
          <table:table-cell office:value-type="float" office:value="0.0868745" calcext:value-type="float">
            <text:p>0.0868745</text:p>
          </table:table-cell>
          <table:table-cell office:value-type="float" office:value="68" calcext:value-type="float">
            <text:p>68</text:p>
          </table:table-cell>
          <table:table-cell office:value-type="float" office:value="0.896323" calcext:value-type="float">
            <text:p>0.896323</text:p>
          </table:table-cell>
          <table:table-cell office:value-type="float" office:value="64.2732" calcext:value-type="float">
            <text:p>64.2732</text:p>
          </table:table-cell>
          <table:table-cell office:value-type="float" office:value="0.0826396" calcext:value-type="float">
            <text:p>0.0826396</text:p>
          </table:table-cell>
          <table:table-cell office:value-type="float" office:value="74" calcext:value-type="float">
            <text:p>74</text:p>
          </table:table-cell>
          <table:table-cell office:value-type="float" office:value="0.895701" calcext:value-type="float">
            <text:p>0.895701</text:p>
          </table:table-cell>
          <table:table-cell office:value-type="float" office:value="64.2921" calcext:value-type="float">
            <text:p>64.2921</text:p>
          </table:table-cell>
          <table:table-cell office:value-type="float" office:value="0.0834826" calcext:value-type="float">
            <text:p>0.0834826</text:p>
          </table:table-cell>
          <table:table-cell office:value-type="float" office:value="98" calcext:value-type="float">
            <text:p>98</text:p>
          </table:table-cell>
          <table:table-cell office:value-type="float" office:value="0.895701" calcext:value-type="float">
            <text:p>0.895701</text:p>
          </table:table-cell>
          <table:table-cell office:value-type="float" office:value="64.2921" calcext:value-type="float">
            <text:p>64.2921</text:p>
          </table:table-cell>
          <table:table-cell office:value-type="float" office:value="0.0834826" calcext:value-type="float">
            <text:p>0.083482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float" office:value="0.873587" calcext:value-type="float">
            <text:p>0.873587</text:p>
          </table:table-cell>
          <table:table-cell office:value-type="float" office:value="70.461" calcext:value-type="float">
            <text:p>70.461</text:p>
          </table:table-cell>
          <table:table-cell office:value-type="float" office:value="0.0917543" calcext:value-type="float">
            <text:p>0.0917543</text:p>
          </table:table-cell>
          <table:table-cell office:value-type="float" office:value="256" calcext:value-type="float">
            <text:p>256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55.922" calcext:value-type="float">
            <text:p>55.922</text:p>
          </table:table-cell>
          <table:table-cell office:value-type="float" office:value="0.0842124" calcext:value-type="float">
            <text:p>0.0842124</text:p>
          </table:table-cell>
          <table:table-cell office:value-type="float" office:value="29" calcext:value-type="float">
            <text:p>29</text:p>
          </table:table-cell>
          <table:table-cell office:value-type="float" office:value="0.893642" calcext:value-type="float">
            <text:p>0.893642</text:p>
          </table:table-cell>
          <table:table-cell office:value-type="float" office:value="57.8614" calcext:value-type="float">
            <text:p>57.8614</text:p>
          </table:table-cell>
          <table:table-cell office:value-type="float" office:value="0.0780359" calcext:value-type="float">
            <text:p>0.0780359</text:p>
          </table:table-cell>
          <table:table-cell office:value-type="float" office:value="68" calcext:value-type="float">
            <text:p>68</text:p>
          </table:table-cell>
          <table:table-cell office:value-type="float" office:value="0.901988" calcext:value-type="float">
            <text:p>0.901988</text:p>
          </table:table-cell>
          <table:table-cell office:value-type="float" office:value="54.7776" calcext:value-type="float">
            <text:p>54.7776</text:p>
          </table:table-cell>
          <table:table-cell office:value-type="float" office:value="0.0752462" calcext:value-type="float">
            <text:p>0.0752462</text:p>
          </table:table-cell>
          <table:table-cell office:value-type="float" office:value="71" calcext:value-type="float">
            <text:p>71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54.7815" calcext:value-type="float">
            <text:p>54.7815</text:p>
          </table:table-cell>
          <table:table-cell office:value-type="float" office:value="0.0761062" calcext:value-type="float">
            <text:p>0.0761062</text:p>
          </table:table-cell>
          <table:table-cell office:value-type="float" office:value="98" calcext:value-type="float">
            <text:p>9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54.7815" calcext:value-type="float">
            <text:p>54.7815</text:p>
          </table:table-cell>
          <table:table-cell office:value-type="float" office:value="0.0761062" calcext:value-type="float">
            <text:p>0.076106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0.868302" calcext:value-type="float">
            <text:p>0.868302</text:p>
          </table:table-cell>
          <table:table-cell office:value-type="float" office:value="61.8763" calcext:value-type="float">
            <text:p>61.8763</text:p>
          </table:table-cell>
          <table:table-cell office:value-type="float" office:value="0.0890016" calcext:value-type="float">
            <text:p>0.0890016</text:p>
          </table:table-cell>
          <table:table-cell office:value-type="float" office:value="245" calcext:value-type="float">
            <text:p>245</text:p>
          </table:table-cell>
          <table:table-cell office:value-type="float" office:value="0.885448" calcext:value-type="float">
            <text:p>0.885448</text:p>
          </table:table-cell>
          <table:table-cell office:value-type="float" office:value="50.5571" calcext:value-type="float">
            <text:p>50.5571</text:p>
          </table:table-cell>
          <table:table-cell office:value-type="float" office:value="0.0833867" calcext:value-type="float">
            <text:p>0.0833867</text:p>
          </table:table-cell>
          <table:table-cell office:value-type="float" office:value="28" calcext:value-type="float">
            <text:p>28</text:p>
          </table:table-cell>
          <table:table-cell office:value-type="float" office:value="0.887563" calcext:value-type="float">
            <text:p>0.887563</text:p>
          </table:table-cell>
          <table:table-cell office:value-type="float" office:value="50.3427" calcext:value-type="float">
            <text:p>50.3427</text:p>
          </table:table-cell>
          <table:table-cell office:value-type="float" office:value="0.0745429" calcext:value-type="float">
            <text:p>0.0745429</text:p>
          </table:table-cell>
          <table:table-cell office:value-type="float" office:value="71" calcext:value-type="float">
            <text:p>71</text:p>
          </table:table-cell>
          <table:table-cell office:value-type="float" office:value="0.895091" calcext:value-type="float">
            <text:p>0.895091</text:p>
          </table:table-cell>
          <table:table-cell office:value-type="float" office:value="49.0112" calcext:value-type="float">
            <text:p>49.0112</text:p>
          </table:table-cell>
          <table:table-cell office:value-type="float" office:value="0.0729183" calcext:value-type="float">
            <text:p>0.0729183</text:p>
          </table:table-cell>
          <table:table-cell office:value-type="float" office:value="74" calcext:value-type="float">
            <text:p>74</text:p>
          </table:table-cell>
          <table:table-cell office:value-type="float" office:value="0.894519" calcext:value-type="float">
            <text:p>0.894519</text:p>
          </table:table-cell>
          <table:table-cell office:value-type="float" office:value="49.0181" calcext:value-type="float">
            <text:p>49.0181</text:p>
          </table:table-cell>
          <table:table-cell office:value-type="float" office:value="0.0737961" calcext:value-type="float">
            <text:p>0.0737961</text:p>
          </table:table-cell>
          <table:table-cell office:value-type="float" office:value="100" calcext:value-type="float">
            <text:p>100</text:p>
          </table:table-cell>
          <table:table-cell office:value-type="float" office:value="0.894519" calcext:value-type="float">
            <text:p>0.894519</text:p>
          </table:table-cell>
          <table:table-cell office:value-type="float" office:value="49.0181" calcext:value-type="float">
            <text:p>49.0181</text:p>
          </table:table-cell>
          <table:table-cell office:value-type="float" office:value="0.0737961" calcext:value-type="float">
            <text:p>0.07379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0.864095" calcext:value-type="float">
            <text:p>0.864095</text:p>
          </table:table-cell>
          <table:table-cell office:value-type="float" office:value="68.0566" calcext:value-type="float">
            <text:p>68.0566</text:p>
          </table:table-cell>
          <table:table-cell office:value-type="float" office:value="0.0936299" calcext:value-type="float">
            <text:p>0.0936299</text:p>
          </table:table-cell>
          <table:table-cell office:value-type="float" office:value="242" calcext:value-type="float">
            <text:p>242</text:p>
          </table:table-cell>
          <table:table-cell office:value-type="float" office:value="0.875788" calcext:value-type="float">
            <text:p>0.875788</text:p>
          </table:table-cell>
          <table:table-cell office:value-type="float" office:value="52.9894" calcext:value-type="float">
            <text:p>52.9894</text:p>
          </table:table-cell>
          <table:table-cell office:value-type="float" office:value="0.0823868" calcext:value-type="float">
            <text:p>0.0823868</text:p>
          </table:table-cell>
          <table:table-cell office:value-type="float" office:value="28" calcext:value-type="float">
            <text:p>28</text:p>
          </table:table-cell>
          <table:table-cell office:value-type="float" office:value="0.876152" calcext:value-type="float">
            <text:p>0.876152</text:p>
          </table:table-cell>
          <table:table-cell office:value-type="float" office:value="54.0657" calcext:value-type="float">
            <text:p>54.0657</text:p>
          </table:table-cell>
          <table:table-cell office:value-type="float" office:value="0.0756171" calcext:value-type="float">
            <text:p>0.0756171</text:p>
          </table:table-cell>
          <table:table-cell office:value-type="float" office:value="66" calcext:value-type="float">
            <text:p>66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52.55" calcext:value-type="float">
            <text:p>52.55</text:p>
          </table:table-cell>
          <table:table-cell office:value-type="float" office:value="0.0732999" calcext:value-type="float">
            <text:p>0.0732999</text:p>
          </table:table-cell>
          <table:table-cell office:value-type="float" office:value="73" calcext:value-type="float">
            <text:p>73</text:p>
          </table:table-cell>
          <table:table-cell office:value-type="float" office:value="0.884027" calcext:value-type="float">
            <text:p>0.884027</text:p>
          </table:table-cell>
          <table:table-cell office:value-type="float" office:value="52.5627" calcext:value-type="float">
            <text:p>52.5627</text:p>
          </table:table-cell>
          <table:table-cell office:value-type="float" office:value="0.0740825" calcext:value-type="float">
            <text:p>0.0740825</text:p>
          </table:table-cell>
          <table:table-cell office:value-type="float" office:value="100" calcext:value-type="float">
            <text:p>100</text:p>
          </table:table-cell>
          <table:table-cell office:value-type="float" office:value="0.884027" calcext:value-type="float">
            <text:p>0.884027</text:p>
          </table:table-cell>
          <table:table-cell office:value-type="float" office:value="52.5627" calcext:value-type="float">
            <text:p>52.5627</text:p>
          </table:table-cell>
          <table:table-cell office:value-type="float" office:value="0.0740825" calcext:value-type="float">
            <text:p>0.07408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0.865262" calcext:value-type="float">
            <text:p>0.865262</text:p>
          </table:table-cell>
          <table:table-cell office:value-type="float" office:value="70.6652" calcext:value-type="float">
            <text:p>70.6652</text:p>
          </table:table-cell>
          <table:table-cell office:value-type="float" office:value="0.101999" calcext:value-type="float">
            <text:p>0.101999</text:p>
          </table:table-cell>
          <table:table-cell office:value-type="float" office:value="251" calcext:value-type="float">
            <text:p>251</text:p>
          </table:table-cell>
          <table:table-cell office:value-type="float" office:value="0.888372" calcext:value-type="float">
            <text:p>0.888372</text:p>
          </table:table-cell>
          <table:table-cell office:value-type="float" office:value="56.6774" calcext:value-type="float">
            <text:p>56.6774</text:p>
          </table:table-cell>
          <table:table-cell office:value-type="float" office:value="0.0879601" calcext:value-type="float">
            <text:p>0.0879601</text:p>
          </table:table-cell>
          <table:table-cell office:value-type="float" office:value="28" calcext:value-type="float">
            <text:p>28</text:p>
          </table:table-cell>
          <table:table-cell office:value-type="float" office:value="0.893134" calcext:value-type="float">
            <text:p>0.893134</text:p>
          </table:table-cell>
          <table:table-cell office:value-type="float" office:value="54.2015" calcext:value-type="float">
            <text:p>54.2015</text:p>
          </table:table-cell>
          <table:table-cell office:value-type="float" office:value="0.0776065" calcext:value-type="float">
            <text:p>0.0776065</text:p>
          </table:table-cell>
          <table:table-cell office:value-type="float" office:value="69" calcext:value-type="float">
            <text:p>69</text:p>
          </table:table-cell>
          <table:table-cell office:value-type="float" office:value="0.901097" calcext:value-type="float">
            <text:p>0.901097</text:p>
          </table:table-cell>
          <table:table-cell office:value-type="float" office:value="53.2792" calcext:value-type="float">
            <text:p>53.2792</text:p>
          </table:table-cell>
          <table:table-cell office:value-type="float" office:value="0.0751404" calcext:value-type="float">
            <text:p>0.0751404</text:p>
          </table:table-cell>
          <table:table-cell office:value-type="float" office:value="72" calcext:value-type="float">
            <text:p>72</text:p>
          </table:table-cell>
          <table:table-cell office:value-type="float" office:value="0.900668" calcext:value-type="float">
            <text:p>0.900668</text:p>
          </table:table-cell>
          <table:table-cell office:value-type="float" office:value="53.2846" calcext:value-type="float">
            <text:p>53.2846</text:p>
          </table:table-cell>
          <table:table-cell office:value-type="float" office:value="0.0757554" calcext:value-type="float">
            <text:p>0.0757554</text:p>
          </table:table-cell>
          <table:table-cell office:value-type="float" office:value="97" calcext:value-type="float">
            <text:p>97</text:p>
          </table:table-cell>
          <table:table-cell office:value-type="float" office:value="0.900668" calcext:value-type="float">
            <text:p>0.900668</text:p>
          </table:table-cell>
          <table:table-cell office:value-type="float" office:value="53.2846" calcext:value-type="float">
            <text:p>53.2846</text:p>
          </table:table-cell>
          <table:table-cell office:value-type="float" office:value="0.0757554" calcext:value-type="float">
            <text:p>0.07575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0.855547" calcext:value-type="float">
            <text:p>0.855547</text:p>
          </table:table-cell>
          <table:table-cell office:value-type="float" office:value="96.103" calcext:value-type="float">
            <text:p>96.103</text:p>
          </table:table-cell>
          <table:table-cell office:value-type="float" office:value="0.114248" calcext:value-type="float">
            <text:p>0.114248</text:p>
          </table:table-cell>
          <table:table-cell office:value-type="float" office:value="268" calcext:value-type="float">
            <text:p>268</text:p>
          </table:table-cell>
          <table:table-cell office:value-type="float" office:value="0.880666" calcext:value-type="float">
            <text:p>0.880666</text:p>
          </table:table-cell>
          <table:table-cell office:value-type="float" office:value="52.2408" calcext:value-type="float">
            <text:p>52.2408</text:p>
          </table:table-cell>
          <table:table-cell office:value-type="float" office:value="0.0867069" calcext:value-type="float">
            <text:p>0.0867069</text:p>
          </table:table-cell>
          <table:table-cell office:value-type="float" office:value="28" calcext:value-type="float">
            <text:p>28</text:p>
          </table:table-cell>
          <table:table-cell office:value-type="float" office:value="0.885393" calcext:value-type="float">
            <text:p>0.885393</text:p>
          </table:table-cell>
          <table:table-cell office:value-type="float" office:value="53.2306" calcext:value-type="float">
            <text:p>53.2306</text:p>
          </table:table-cell>
          <table:table-cell office:value-type="float" office:value="0.0785194" calcext:value-type="float">
            <text:p>0.0785194</text:p>
          </table:table-cell>
          <table:table-cell office:value-type="float" office:value="67" calcext:value-type="float">
            <text:p>67</text:p>
          </table:table-cell>
          <table:table-cell office:value-type="float" office:value="0.892711" calcext:value-type="float">
            <text:p>0.892711</text:p>
          </table:table-cell>
          <table:table-cell office:value-type="float" office:value="51.9168" calcext:value-type="float">
            <text:p>51.9168</text:p>
          </table:table-cell>
          <table:table-cell office:value-type="float" office:value="0.0763112" calcext:value-type="float">
            <text:p>0.0763112</text:p>
          </table:table-cell>
          <table:table-cell office:value-type="float" office:value="77" calcext:value-type="float">
            <text:p>77</text:p>
          </table:table-cell>
          <table:table-cell office:value-type="float" office:value="0.892239" calcext:value-type="float">
            <text:p>0.892239</text:p>
          </table:table-cell>
          <table:table-cell office:value-type="float" office:value="51.928" calcext:value-type="float">
            <text:p>51.928</text:p>
          </table:table-cell>
          <table:table-cell office:value-type="float" office:value="0.0770638" calcext:value-type="float">
            <text:p>0.0770638</text:p>
          </table:table-cell>
          <table:table-cell office:value-type="float" office:value="98" calcext:value-type="float">
            <text:p>98</text:p>
          </table:table-cell>
          <table:table-cell office:value-type="float" office:value="0.892239" calcext:value-type="float">
            <text:p>0.892239</text:p>
          </table:table-cell>
          <table:table-cell office:value-type="float" office:value="51.928" calcext:value-type="float">
            <text:p>51.928</text:p>
          </table:table-cell>
          <table:table-cell office:value-type="float" office:value="0.0770638" calcext:value-type="float">
            <text:p>0.077063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0.866651" calcext:value-type="float">
            <text:p>0.866651</text:p>
          </table:table-cell>
          <table:table-cell office:value-type="float" office:value="66.701" calcext:value-type="float">
            <text:p>66.701</text:p>
          </table:table-cell>
          <table:table-cell office:value-type="float" office:value="0.107334" calcext:value-type="float">
            <text:p>0.107334</text:p>
          </table:table-cell>
          <table:table-cell office:value-type="float" office:value="256" calcext:value-type="float">
            <text:p>256</text:p>
          </table:table-cell>
          <table:table-cell office:value-type="float" office:value="0.887072" calcext:value-type="float">
            <text:p>0.887072</text:p>
          </table:table-cell>
          <table:table-cell office:value-type="float" office:value="48.372" calcext:value-type="float">
            <text:p>48.372</text:p>
          </table:table-cell>
          <table:table-cell office:value-type="float" office:value="0.0951393" calcext:value-type="float">
            <text:p>0.0951393</text:p>
          </table:table-cell>
          <table:table-cell office:value-type="float" office:value="30" calcext:value-type="float">
            <text:p>30</text:p>
          </table:table-cell>
          <table:table-cell office:value-type="float" office:value="0.894279" calcext:value-type="float">
            <text:p>0.894279</text:p>
          </table:table-cell>
          <table:table-cell office:value-type="float" office:value="50.4605" calcext:value-type="float">
            <text:p>50.4605</text:p>
          </table:table-cell>
          <table:table-cell office:value-type="float" office:value="0.0836245" calcext:value-type="float">
            <text:p>0.0836245</text:p>
          </table:table-cell>
          <table:table-cell office:value-type="float" office:value="70" calcext:value-type="float">
            <text:p>70</text:p>
          </table:table-cell>
          <table:table-cell office:value-type="float" office:value="0.901698" calcext:value-type="float">
            <text:p>0.901698</text:p>
          </table:table-cell>
          <table:table-cell office:value-type="float" office:value="46.8719" calcext:value-type="float">
            <text:p>46.8719</text:p>
          </table:table-cell>
          <table:table-cell office:value-type="float" office:value="0.0811408" calcext:value-type="float">
            <text:p>0.0811408</text:p>
          </table:table-cell>
          <table:table-cell office:value-type="float" office:value="77" calcext:value-type="float">
            <text:p>77</text:p>
          </table:table-cell>
          <table:table-cell office:value-type="float" office:value="0.90143" calcext:value-type="float">
            <text:p>0.90143</text:p>
          </table:table-cell>
          <table:table-cell office:value-type="float" office:value="46.8576" calcext:value-type="float">
            <text:p>46.8576</text:p>
          </table:table-cell>
          <table:table-cell office:value-type="float" office:value="0.0818061" calcext:value-type="float">
            <text:p>0.0818061</text:p>
          </table:table-cell>
          <table:table-cell office:value-type="float" office:value="97" calcext:value-type="float">
            <text:p>97</text:p>
          </table:table-cell>
          <table:table-cell office:value-type="float" office:value="0.90143" calcext:value-type="float">
            <text:p>0.90143</text:p>
          </table:table-cell>
          <table:table-cell office:value-type="float" office:value="46.8576" calcext:value-type="float">
            <text:p>46.8576</text:p>
          </table:table-cell>
          <table:table-cell office:value-type="float" office:value="0.0818061" calcext:value-type="float">
            <text:p>0.081806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float" office:value="0.843085" calcext:value-type="float">
            <text:p>0.843085</text:p>
          </table:table-cell>
          <table:table-cell office:value-type="float" office:value="91.1876" calcext:value-type="float">
            <text:p>91.1876</text:p>
          </table:table-cell>
          <table:table-cell office:value-type="float" office:value="0.127421" calcext:value-type="float">
            <text:p>0.127421</text:p>
          </table:table-cell>
          <table:table-cell office:value-type="float" office:value="252" calcext:value-type="float">
            <text:p>252</text:p>
          </table:table-cell>
          <table:table-cell office:value-type="float" office:value="0.851816" calcext:value-type="float">
            <text:p>0.851816</text:p>
          </table:table-cell>
          <table:table-cell office:value-type="float" office:value="73.7692" calcext:value-type="float">
            <text:p>73.7692</text:p>
          </table:table-cell>
          <table:table-cell office:value-type="float" office:value="0.130303" calcext:value-type="float">
            <text:p>0.130303</text:p>
          </table:table-cell>
          <table:table-cell office:value-type="float" office:value="28" calcext:value-type="float">
            <text:p>28</text:p>
          </table:table-cell>
          <table:table-cell office:value-type="float" office:value="0.872443" calcext:value-type="float">
            <text:p>0.872443</text:p>
          </table:table-cell>
          <table:table-cell office:value-type="float" office:value="78.2814" calcext:value-type="float">
            <text:p>78.2814</text:p>
          </table:table-cell>
          <table:table-cell office:value-type="float" office:value="0.108243" calcext:value-type="float">
            <text:p>0.108243</text:p>
          </table:table-cell>
          <table:table-cell office:value-type="float" office:value="66" calcext:value-type="float">
            <text:p>66</text:p>
          </table:table-cell>
          <table:table-cell office:value-type="float" office:value="0.876297" calcext:value-type="float">
            <text:p>0.876297</text:p>
          </table:table-cell>
          <table:table-cell office:value-type="float" office:value="67.2044" calcext:value-type="float">
            <text:p>67.2044</text:p>
          </table:table-cell>
          <table:table-cell office:value-type="float" office:value="0.106386" calcext:value-type="float">
            <text:p>0.106386</text:p>
          </table:table-cell>
          <table:table-cell office:value-type="float" office:value="71" calcext:value-type="float">
            <text:p>71</text:p>
          </table:table-cell>
          <table:table-cell office:value-type="float" office:value="0.876009" calcext:value-type="float">
            <text:p>0.876009</text:p>
          </table:table-cell>
          <table:table-cell office:value-type="float" office:value="67.189" calcext:value-type="float">
            <text:p>67.189</text:p>
          </table:table-cell>
          <table:table-cell office:value-type="float" office:value="0.106947" calcext:value-type="float">
            <text:p>0.106947</text:p>
          </table:table-cell>
          <table:table-cell office:value-type="float" office:value="102" calcext:value-type="float">
            <text:p>102</text:p>
          </table:table-cell>
          <table:table-cell office:value-type="float" office:value="0.876009" calcext:value-type="float">
            <text:p>0.876009</text:p>
          </table:table-cell>
          <table:table-cell office:value-type="float" office:value="67.189" calcext:value-type="float">
            <text:p>67.189</text:p>
          </table:table-cell>
          <table:table-cell office:value-type="float" office:value="0.106947" calcext:value-type="float">
            <text:p>0.10694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float" office:value="0.84687" calcext:value-type="float">
            <text:p>0.84687</text:p>
          </table:table-cell>
          <table:table-cell office:value-type="float" office:value="76.9387" calcext:value-type="float">
            <text:p>76.9387</text:p>
          </table:table-cell>
          <table:table-cell office:value-type="float" office:value="0.127069" calcext:value-type="float">
            <text:p>0.127069</text:p>
          </table:table-cell>
          <table:table-cell office:value-type="float" office:value="278" calcext:value-type="float">
            <text:p>278</text:p>
          </table:table-cell>
          <table:table-cell office:value-type="float" office:value="0.852492" calcext:value-type="float">
            <text:p>0.852492</text:p>
          </table:table-cell>
          <table:table-cell office:value-type="float" office:value="80.1515" calcext:value-type="float">
            <text:p>80.1515</text:p>
          </table:table-cell>
          <table:table-cell office:value-type="float" office:value="0.139344" calcext:value-type="float">
            <text:p>0.139344</text:p>
          </table:table-cell>
          <table:table-cell office:value-type="float" office:value="28" calcext:value-type="float">
            <text:p>28</text:p>
          </table:table-cell>
          <table:table-cell office:value-type="float" office:value="0.868626" calcext:value-type="float">
            <text:p>0.868626</text:p>
          </table:table-cell>
          <table:table-cell office:value-type="float" office:value="79.9834" calcext:value-type="float">
            <text:p>79.9834</text:p>
          </table:table-cell>
          <table:table-cell office:value-type="float" office:value="0.11753" calcext:value-type="float">
            <text:p>0.11753</text:p>
          </table:table-cell>
          <table:table-cell office:value-type="float" office:value="70" calcext:value-type="float">
            <text:p>70</text:p>
          </table:table-cell>
          <table:table-cell office:value-type="float" office:value="0.872142" calcext:value-type="float">
            <text:p>0.872142</text:p>
          </table:table-cell>
          <table:table-cell office:value-type="float" office:value="69.797" calcext:value-type="float">
            <text:p>69.797</text:p>
          </table:table-cell>
          <table:table-cell office:value-type="float" office:value="0.115414" calcext:value-type="float">
            <text:p>0.115414</text:p>
          </table:table-cell>
          <table:table-cell office:value-type="float" office:value="71" calcext:value-type="float">
            <text:p>71</text:p>
          </table:table-cell>
          <table:table-cell office:value-type="float" office:value="0.871909" calcext:value-type="float">
            <text:p>0.871909</text:p>
          </table:table-cell>
          <table:table-cell office:value-type="float" office:value="69.7782" calcext:value-type="float">
            <text:p>69.7782</text:p>
          </table:table-cell>
          <table:table-cell office:value-type="float" office:value="0.115631" calcext:value-type="float">
            <text:p>0.115631</text:p>
          </table:table-cell>
          <table:table-cell office:value-type="float" office:value="101" calcext:value-type="float">
            <text:p>101</text:p>
          </table:table-cell>
          <table:table-cell office:value-type="float" office:value="0.871909" calcext:value-type="float">
            <text:p>0.871909</text:p>
          </table:table-cell>
          <table:table-cell office:value-type="float" office:value="69.7782" calcext:value-type="float">
            <text:p>69.7782</text:p>
          </table:table-cell>
          <table:table-cell office:value-type="float" office:value="0.115631" calcext:value-type="float">
            <text:p>0.11563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office:value-type="float" office:value="0.845211" calcext:value-type="float">
            <text:p>0.845211</text:p>
          </table:table-cell>
          <table:table-cell office:value-type="float" office:value="74.8163" calcext:value-type="float">
            <text:p>74.8163</text:p>
          </table:table-cell>
          <table:table-cell office:value-type="float" office:value="0.120908" calcext:value-type="float">
            <text:p>0.120908</text:p>
          </table:table-cell>
          <table:table-cell office:value-type="float" office:value="248" calcext:value-type="float">
            <text:p>248</text:p>
          </table:table-cell>
          <table:table-cell office:value-type="float" office:value="0.859316" calcext:value-type="float">
            <text:p>0.859316</text:p>
          </table:table-cell>
          <table:table-cell office:value-type="float" office:value="73.2097" calcext:value-type="float">
            <text:p>73.2097</text:p>
          </table:table-cell>
          <table:table-cell office:value-type="float" office:value="0.127996" calcext:value-type="float">
            <text:p>0.127996</text:p>
          </table:table-cell>
          <table:table-cell office:value-type="float" office:value="28" calcext:value-type="float">
            <text:p>28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74.2314" calcext:value-type="float">
            <text:p>74.2314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67" calcext:value-type="float">
            <text:p>67</text:p>
          </table:table-cell>
          <table:table-cell office:value-type="float" office:value="0.873037" calcext:value-type="float">
            <text:p>0.873037</text:p>
          </table:table-cell>
          <table:table-cell office:value-type="float" office:value="64.8577" calcext:value-type="float">
            <text:p>64.8577</text:p>
          </table:table-cell>
          <table:table-cell office:value-type="float" office:value="0.110396" calcext:value-type="float">
            <text:p>0.110396</text:p>
          </table:table-cell>
          <table:table-cell office:value-type="float" office:value="70" calcext:value-type="float">
            <text:p>70</text:p>
          </table:table-cell>
          <table:table-cell office:value-type="float" office:value="0.872886" calcext:value-type="float">
            <text:p>0.872886</text:p>
          </table:table-cell>
          <table:table-cell office:value-type="float" office:value="64.8155" calcext:value-type="float">
            <text:p>64.8155</text:p>
          </table:table-cell>
          <table:table-cell office:value-type="float" office:value="0.110684" calcext:value-type="float">
            <text:p>0.110684</text:p>
          </table:table-cell>
          <table:table-cell office:value-type="float" office:value="99" calcext:value-type="float">
            <text:p>99</text:p>
          </table:table-cell>
          <table:table-cell office:value-type="float" office:value="0.872886" calcext:value-type="float">
            <text:p>0.872886</text:p>
          </table:table-cell>
          <table:table-cell office:value-type="float" office:value="64.8155" calcext:value-type="float">
            <text:p>64.8155</text:p>
          </table:table-cell>
          <table:table-cell office:value-type="float" office:value="0.110684" calcext:value-type="float">
            <text:p>0.1106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0.848752" calcext:value-type="float">
            <text:p>0.848752</text:p>
          </table:table-cell>
          <table:table-cell office:value-type="float" office:value="73.3257" calcext:value-type="float">
            <text:p>73.3257</text:p>
          </table:table-cell>
          <table:table-cell office:value-type="float" office:value="0.129217" calcext:value-type="float">
            <text:p>0.129217</text:p>
          </table:table-cell>
          <table:table-cell office:value-type="float" office:value="250" calcext:value-type="float">
            <text:p>250</text:p>
          </table:table-cell>
          <table:table-cell office:value-type="float" office:value="0.869077" calcext:value-type="float">
            <text:p>0.869077</text:p>
          </table:table-cell>
          <table:table-cell office:value-type="float" office:value="67.3669" calcext:value-type="float">
            <text:p>67.3669</text:p>
          </table:table-cell>
          <table:table-cell office:value-type="float" office:value="0.116716" calcext:value-type="float">
            <text:p>0.116716</text:p>
          </table:table-cell>
          <table:table-cell office:value-type="float" office:value="28" calcext:value-type="float">
            <text:p>28</text:p>
          </table:table-cell>
          <table:table-cell office:value-type="float" office:value="0.873016" calcext:value-type="float">
            <text:p>0.873016</text:p>
          </table:table-cell>
          <table:table-cell office:value-type="float" office:value="72.6078" calcext:value-type="float">
            <text:p>72.6078</text:p>
          </table:table-cell>
          <table:table-cell office:value-type="float" office:value="0.107295" calcext:value-type="float">
            <text:p>0.107295</text:p>
          </table:table-cell>
          <table:table-cell office:value-type="float" office:value="68" calcext:value-type="float">
            <text:p>68</text:p>
          </table:table-cell>
          <table:table-cell office:value-type="float" office:value="0.882675" calcext:value-type="float">
            <text:p>0.882675</text:p>
          </table:table-cell>
          <table:table-cell office:value-type="float" office:value="60.9161" calcext:value-type="float">
            <text:p>60.9161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71" calcext:value-type="float">
            <text:p>71</text:p>
          </table:table-cell>
          <table:table-cell office:value-type="float" office:value="0.882194" calcext:value-type="float">
            <text:p>0.882194</text:p>
          </table:table-cell>
          <table:table-cell office:value-type="float" office:value="60.9256" calcext:value-type="float">
            <text:p>60.9256</text:p>
          </table:table-cell>
          <table:table-cell office:value-type="float" office:value="0.102932" calcext:value-type="float">
            <text:p>0.102932</text:p>
          </table:table-cell>
          <table:table-cell office:value-type="float" office:value="101" calcext:value-type="float">
            <text:p>101</text:p>
          </table:table-cell>
          <table:table-cell office:value-type="float" office:value="0.882194" calcext:value-type="float">
            <text:p>0.882194</text:p>
          </table:table-cell>
          <table:table-cell office:value-type="float" office:value="60.9256" calcext:value-type="float">
            <text:p>60.9256</text:p>
          </table:table-cell>
          <table:table-cell office:value-type="float" office:value="0.102932" calcext:value-type="float">
            <text:p>0.10293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float" office:value="0.851004" calcext:value-type="float">
            <text:p>0.851004</text:p>
          </table:table-cell>
          <table:table-cell office:value-type="float" office:value="82.0128" calcext:value-type="float">
            <text:p>82.0128</text:p>
          </table:table-cell>
          <table:table-cell office:value-type="float" office:value="0.129004" calcext:value-type="float">
            <text:p>0.129004</text:p>
          </table:table-cell>
          <table:table-cell office:value-type="float" office:value="271" calcext:value-type="float">
            <text:p>271</text:p>
          </table:table-cell>
          <table:table-cell office:value-type="float" office:value="0.865548" calcext:value-type="float">
            <text:p>0.865548</text:p>
          </table:table-cell>
          <table:table-cell office:value-type="float" office:value="76.6875" calcext:value-type="float">
            <text:p>76.6875</text:p>
          </table:table-cell>
          <table:table-cell office:value-type="float" office:value="0.124011" calcext:value-type="float">
            <text:p>0.124011</text:p>
          </table:table-cell>
          <table:table-cell office:value-type="float" office:value="28" calcext:value-type="float">
            <text:p>28</text:p>
          </table:table-cell>
          <table:table-cell office:value-type="float" office:value="0.877487" calcext:value-type="float">
            <text:p>0.877487</text:p>
          </table:table-cell>
          <table:table-cell office:value-type="float" office:value="78.4078" calcext:value-type="float">
            <text:p>78.4078</text:p>
          </table:table-cell>
          <table:table-cell office:value-type="float" office:value="0.112405" calcext:value-type="float">
            <text:p>0.112405</text:p>
          </table:table-cell>
          <table:table-cell office:value-type="float" office:value="66" calcext:value-type="float">
            <text:p>66</text:p>
          </table:table-cell>
          <table:table-cell office:value-type="float" office:value="0.885302" calcext:value-type="float">
            <text:p>0.885302</text:p>
          </table:table-cell>
          <table:table-cell office:value-type="float" office:value="65.7858" calcext:value-type="float">
            <text:p>65.7858</text:p>
          </table:table-cell>
          <table:table-cell office:value-type="float" office:value="0.105902" calcext:value-type="float">
            <text:p>0.105902</text:p>
          </table:table-cell>
          <table:table-cell office:value-type="float" office:value="72" calcext:value-type="float">
            <text:p>72</text:p>
          </table:table-cell>
          <table:table-cell office:value-type="float" office:value="0.884779" calcext:value-type="float">
            <text:p>0.884779</text:p>
          </table:table-cell>
          <table:table-cell office:value-type="float" office:value="65.7871" calcext:value-type="float">
            <text:p>65.7871</text:p>
          </table:table-cell>
          <table:table-cell office:value-type="float" office:value="0.106635" calcext:value-type="float">
            <text:p>0.106635</text:p>
          </table:table-cell>
          <table:table-cell office:value-type="float" office:value="101" calcext:value-type="float">
            <text:p>101</text:p>
          </table:table-cell>
          <table:table-cell office:value-type="float" office:value="0.884779" calcext:value-type="float">
            <text:p>0.884779</text:p>
          </table:table-cell>
          <table:table-cell office:value-type="float" office:value="65.7871" calcext:value-type="float">
            <text:p>65.7871</text:p>
          </table:table-cell>
          <table:table-cell office:value-type="float" office:value="0.106635" calcext:value-type="float">
            <text:p>0.1066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842027" calcext:value-type="float">
            <text:p>0.842027</text:p>
          </table:table-cell>
          <table:table-cell office:value-type="float" office:value="82.8244" calcext:value-type="float">
            <text:p>82.8244</text:p>
          </table:table-cell>
          <table:table-cell office:value-type="float" office:value="0.131747" calcext:value-type="float">
            <text:p>0.131747</text:p>
          </table:table-cell>
          <table:table-cell office:value-type="float" office:value="262" calcext:value-type="float">
            <text:p>262</text:p>
          </table:table-cell>
          <table:table-cell office:value-type="float" office:value="0.86561" calcext:value-type="float">
            <text:p>0.86561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123057" calcext:value-type="float">
            <text:p>0.123057</text:p>
          </table:table-cell>
          <table:table-cell office:value-type="float" office:value="28" calcext:value-type="float">
            <text:p>28</text:p>
          </table:table-cell>
          <table:table-cell office:value-type="float" office:value="0.875308" calcext:value-type="float">
            <text:p>0.875308</text:p>
          </table:table-cell>
          <table:table-cell office:value-type="float" office:value="68.9155" calcext:value-type="float">
            <text:p>68.9155</text:p>
          </table:table-cell>
          <table:table-cell office:value-type="float" office:value="0.111672" calcext:value-type="float">
            <text:p>0.111672</text:p>
          </table:table-cell>
          <table:table-cell office:value-type="float" office:value="67" calcext:value-type="float">
            <text:p>67</text:p>
          </table:table-cell>
          <table:table-cell office:value-type="float" office:value="0.878777" calcext:value-type="float">
            <text:p>0.878777</text:p>
          </table:table-cell>
          <table:table-cell office:value-type="float" office:value="65.5144" calcext:value-type="float">
            <text:p>65.5144</text:p>
          </table:table-cell>
          <table:table-cell office:value-type="float" office:value="0.109668" calcext:value-type="float">
            <text:p>0.109668</text:p>
          </table:table-cell>
          <table:table-cell office:value-type="float" office:value="72" calcext:value-type="float">
            <text:p>72</text:p>
          </table:table-cell>
          <table:table-cell office:value-type="float" office:value="0.878447" calcext:value-type="float">
            <text:p>0.878447</text:p>
          </table:table-cell>
          <table:table-cell office:value-type="float" office:value="65.4774" calcext:value-type="float">
            <text:p>65.4774</text:p>
          </table:table-cell>
          <table:table-cell office:value-type="float" office:value="0.110374" calcext:value-type="float">
            <text:p>0.110374</text:p>
          </table:table-cell>
          <table:table-cell office:value-type="float" office:value="100" calcext:value-type="float">
            <text:p>100</text:p>
          </table:table-cell>
          <table:table-cell office:value-type="float" office:value="0.878447" calcext:value-type="float">
            <text:p>0.878447</text:p>
          </table:table-cell>
          <table:table-cell office:value-type="float" office:value="65.4774" calcext:value-type="float">
            <text:p>65.4774</text:p>
          </table:table-cell>
          <table:table-cell office:value-type="float" office:value="0.110374" calcext:value-type="float">
            <text:p>0.11037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office:value-type="float" office:value="0.835455" calcext:value-type="float">
            <text:p>0.835455</text:p>
          </table:table-cell>
          <table:table-cell office:value-type="float" office:value="86.5806" calcext:value-type="float">
            <text:p>86.5806</text:p>
          </table:table-cell>
          <table:table-cell office:value-type="float" office:value="0.137926" calcext:value-type="float">
            <text:p>0.137926</text:p>
          </table:table-cell>
          <table:table-cell office:value-type="float" office:value="254" calcext:value-type="float">
            <text:p>254</text:p>
          </table:table-cell>
          <table:table-cell office:value-type="float" office:value="0.864895" calcext:value-type="float">
            <text:p>0.864895</text:p>
          </table:table-cell>
          <table:table-cell office:value-type="float" office:value="62.6076" calcext:value-type="float">
            <text:p>62.6076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29" calcext:value-type="float">
            <text:p>29</text:p>
          </table:table-cell>
          <table:table-cell office:value-type="float" office:value="0.870944" calcext:value-type="float">
            <text:p>0.870944</text:p>
          </table:table-cell>
          <table:table-cell office:value-type="float" office:value="67.477" calcext:value-type="float">
            <text:p>67.477</text:p>
          </table:table-cell>
          <table:table-cell office:value-type="float" office:value="0.110238" calcext:value-type="float">
            <text:p>0.110238</text:p>
          </table:table-cell>
          <table:table-cell office:value-type="float" office:value="66" calcext:value-type="float">
            <text:p>66</text:p>
          </table:table-cell>
          <table:table-cell office:value-type="float" office:value="0.87658" calcext:value-type="float">
            <text:p>0.87658</text:p>
          </table:table-cell>
          <table:table-cell office:value-type="float" office:value="63.9012" calcext:value-type="float">
            <text:p>63.9012</text:p>
          </table:table-cell>
          <table:table-cell office:value-type="float" office:value="0.108187" calcext:value-type="float">
            <text:p>0.108187</text:p>
          </table:table-cell>
          <table:table-cell office:value-type="float" office:value="71" calcext:value-type="float">
            <text:p>71</text:p>
          </table:table-cell>
          <table:table-cell office:value-type="float" office:value="0.876005" calcext:value-type="float">
            <text:p>0.876005</text:p>
          </table:table-cell>
          <table:table-cell office:value-type="float" office:value="63.9136" calcext:value-type="float">
            <text:p>63.9136</text:p>
          </table:table-cell>
          <table:table-cell office:value-type="float" office:value="0.109004" calcext:value-type="float">
            <text:p>0.109004</text:p>
          </table:table-cell>
          <table:table-cell office:value-type="float" office:value="100" calcext:value-type="float">
            <text:p>100</text:p>
          </table:table-cell>
          <table:table-cell office:value-type="float" office:value="0.876005" calcext:value-type="float">
            <text:p>0.876005</text:p>
          </table:table-cell>
          <table:table-cell office:value-type="float" office:value="63.9136" calcext:value-type="float">
            <text:p>63.9136</text:p>
          </table:table-cell>
          <table:table-cell office:value-type="float" office:value="0.109004" calcext:value-type="float">
            <text:p>0.10900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float" office:value="0.846862" calcext:value-type="float">
            <text:p>0.846862</text:p>
          </table:table-cell>
          <table:table-cell office:value-type="float" office:value="78.6053" calcext:value-type="float">
            <text:p>78.6053</text:p>
          </table:table-cell>
          <table:table-cell office:value-type="float" office:value="0.141768" calcext:value-type="float">
            <text:p>0.141768</text:p>
          </table:table-cell>
          <table:table-cell office:value-type="float" office:value="291" calcext:value-type="float">
            <text:p>291</text:p>
          </table:table-cell>
          <table:table-cell office:value-type="float" office:value="0.876126" calcext:value-type="float">
            <text:p>0.876126</text:p>
          </table:table-cell>
          <table:table-cell office:value-type="float" office:value="68.7869" calcext:value-type="float">
            <text:p>68.7869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30" calcext:value-type="float">
            <text:p>30</text:p>
          </table:table-cell>
          <table:table-cell office:value-type="float" office:value="0.879781" calcext:value-type="float">
            <text:p>0.879781</text:p>
          </table:table-cell>
          <table:table-cell office:value-type="float" office:value="74.4485" calcext:value-type="float">
            <text:p>74.4485</text:p>
          </table:table-cell>
          <table:table-cell office:value-type="float" office:value="0.106941" calcext:value-type="float">
            <text:p>0.106941</text:p>
          </table:table-cell>
          <table:table-cell office:value-type="float" office:value="68" calcext:value-type="float">
            <text:p>68</text:p>
          </table:table-cell>
          <table:table-cell office:value-type="float" office:value="0.886041" calcext:value-type="float">
            <text:p>0.886041</text:p>
          </table:table-cell>
          <table:table-cell office:value-type="float" office:value="65.6623" calcext:value-type="float">
            <text:p>65.6623</text:p>
          </table:table-cell>
          <table:table-cell office:value-type="float" office:value="0.101686" calcext:value-type="float">
            <text:p>0.101686</text:p>
          </table:table-cell>
          <table:table-cell office:value-type="float" office:value="74" calcext:value-type="float">
            <text:p>74</text:p>
          </table:table-cell>
          <table:table-cell office:value-type="float" office:value="0.885983" calcext:value-type="float">
            <text:p>0.885983</text:p>
          </table:table-cell>
          <table:table-cell office:value-type="float" office:value="65.6519" calcext:value-type="float">
            <text:p>65.6519</text:p>
          </table:table-cell>
          <table:table-cell office:value-type="float" office:value="0.102208" calcext:value-type="float">
            <text:p>0.102208</text:p>
          </table:table-cell>
          <table:table-cell office:value-type="float" office:value="102" calcext:value-type="float">
            <text:p>102</text:p>
          </table:table-cell>
          <table:table-cell office:value-type="float" office:value="0.885983" calcext:value-type="float">
            <text:p>0.885983</text:p>
          </table:table-cell>
          <table:table-cell office:value-type="float" office:value="65.6519" calcext:value-type="float">
            <text:p>65.6519</text:p>
          </table:table-cell>
          <table:table-cell office:value-type="float" office:value="0.102208" calcext:value-type="float">
            <text:p>0.10220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" calcext:value-type="float">
            <text:p>3</text:p>
          </table:table-cell>
          <table:table-cell office:value-type="float" office:value="0.85395" calcext:value-type="float">
            <text:p>0.85395</text:p>
          </table:table-cell>
          <table:table-cell office:value-type="float" office:value="85.6783" calcext:value-type="float">
            <text:p>85.6783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245" calcext:value-type="float">
            <text:p>245</text:p>
          </table:table-cell>
          <table:table-cell office:value-type="float" office:value="0.870628" calcext:value-type="float">
            <text:p>0.870628</text:p>
          </table:table-cell>
          <table:table-cell office:value-type="float" office:value="74.0807" calcext:value-type="float">
            <text:p>74.0807</text:p>
          </table:table-cell>
          <table:table-cell office:value-type="float" office:value="0.118226" calcext:value-type="float">
            <text:p>0.118226</text:p>
          </table:table-cell>
          <table:table-cell office:value-type="float" office:value="28" calcext:value-type="float">
            <text:p>28</text:p>
          </table:table-cell>
          <table:table-cell office:value-type="float" office:value="0.87689" calcext:value-type="float">
            <text:p>0.87689</text:p>
          </table:table-cell>
          <table:table-cell office:value-type="float" office:value="80.5007" calcext:value-type="float">
            <text:p>80.5007</text:p>
          </table:table-cell>
          <table:table-cell office:value-type="float" office:value="0.113192" calcext:value-type="float">
            <text:p>0.113192</text:p>
          </table:table-cell>
          <table:table-cell office:value-type="float" office:value="65" calcext:value-type="float">
            <text:p>65</text:p>
          </table:table-cell>
          <table:table-cell office:value-type="float" office:value="0.883264" calcext:value-type="float">
            <text:p>0.883264</text:p>
          </table:table-cell>
          <table:table-cell office:value-type="float" office:value="68.7676" calcext:value-type="float">
            <text:p>68.7676</text:p>
          </table:table-cell>
          <table:table-cell office:value-type="float" office:value="0.106945" calcext:value-type="float">
            <text:p>0.106945</text:p>
          </table:table-cell>
          <table:table-cell office:value-type="float" office:value="75" calcext:value-type="float">
            <text:p>75</text:p>
          </table:table-cell>
          <table:table-cell office:value-type="float" office:value="0.882881" calcext:value-type="float">
            <text:p>0.882881</text:p>
          </table:table-cell>
          <table:table-cell office:value-type="float" office:value="68.7902" calcext:value-type="float">
            <text:p>68.7902</text:p>
          </table:table-cell>
          <table:table-cell office:value-type="float" office:value="0.107731" calcext:value-type="float">
            <text:p>0.107731</text:p>
          </table:table-cell>
          <table:table-cell office:value-type="float" office:value="101" calcext:value-type="float">
            <text:p>101</text:p>
          </table:table-cell>
          <table:table-cell office:value-type="float" office:value="0.882881" calcext:value-type="float">
            <text:p>0.882881</text:p>
          </table:table-cell>
          <table:table-cell office:value-type="float" office:value="68.7902" calcext:value-type="float">
            <text:p>68.7902</text:p>
          </table:table-cell>
          <table:table-cell office:value-type="float" office:value="0.107731" calcext:value-type="float">
            <text:p>0.10773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" calcext:value-type="float">
            <text:p>6</text:p>
          </table:table-cell>
          <table:table-cell office:value-type="float" office:value="0.858186" calcext:value-type="float">
            <text:p>0.858186</text:p>
          </table:table-cell>
          <table:table-cell office:value-type="float" office:value="77.8397" calcext:value-type="float">
            <text:p>77.8397</text:p>
          </table:table-cell>
          <table:table-cell office:value-type="float" office:value="0.139522" calcext:value-type="float">
            <text:p>0.139522</text:p>
          </table:table-cell>
          <table:table-cell office:value-type="float" office:value="273" calcext:value-type="float">
            <text:p>273</text:p>
          </table:table-cell>
          <table:table-cell office:value-type="float" office:value="0.875554" calcext:value-type="float">
            <text:p>0.875554</text:p>
          </table:table-cell>
          <table:table-cell office:value-type="float" office:value="80.6208" calcext:value-type="float">
            <text:p>80.6208</text:p>
          </table:table-cell>
          <table:table-cell office:value-type="float" office:value="0.120666" calcext:value-type="float">
            <text:p>0.120666</text:p>
          </table:table-cell>
          <table:table-cell office:value-type="float" office:value="29" calcext:value-type="float">
            <text:p>29</text:p>
          </table:table-cell>
          <table:table-cell office:value-type="float" office:value="0.879747" calcext:value-type="float">
            <text:p>0.879747</text:p>
          </table:table-cell>
          <table:table-cell office:value-type="float" office:value="85.3866" calcext:value-type="float">
            <text:p>85.3866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68" calcext:value-type="float">
            <text:p>68</text:p>
          </table:table-cell>
          <table:table-cell office:value-type="float" office:value="0.886122" calcext:value-type="float">
            <text:p>0.886122</text:p>
          </table:table-cell>
          <table:table-cell office:value-type="float" office:value="70.8721" calcext:value-type="float">
            <text:p>70.8721</text:p>
          </table:table-cell>
          <table:table-cell office:value-type="float" office:value="0.105828" calcext:value-type="float">
            <text:p>0.105828</text:p>
          </table:table-cell>
          <table:table-cell office:value-type="float" office:value="71" calcext:value-type="float">
            <text:p>71</text:p>
          </table:table-cell>
          <table:table-cell office:value-type="float" office:value="0.88565" calcext:value-type="float">
            <text:p>0.88565</text:p>
          </table:table-cell>
          <table:table-cell office:value-type="float" office:value="70.878" calcext:value-type="float">
            <text:p>70.878</text:p>
          </table:table-cell>
          <table:table-cell office:value-type="float" office:value="0.106553" calcext:value-type="float">
            <text:p>0.106553</text:p>
          </table:table-cell>
          <table:table-cell office:value-type="float" office:value="99" calcext:value-type="float">
            <text:p>99</text:p>
          </table:table-cell>
          <table:table-cell office:value-type="float" office:value="0.88565" calcext:value-type="float">
            <text:p>0.88565</text:p>
          </table:table-cell>
          <table:table-cell office:value-type="float" office:value="70.878" calcext:value-type="float">
            <text:p>70.878</text:p>
          </table:table-cell>
          <table:table-cell office:value-type="float" office:value="0.106553" calcext:value-type="float">
            <text:p>0.10655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float" office:value="0.858237" calcext:value-type="float">
            <text:p>0.858237</text:p>
          </table:table-cell>
          <table:table-cell office:value-type="float" office:value="61.2513" calcext:value-type="float">
            <text:p>61.2513</text:p>
          </table:table-cell>
          <table:table-cell office:value-type="float" office:value="0.118699" calcext:value-type="float">
            <text:p>0.118699</text:p>
          </table:table-cell>
          <table:table-cell office:value-type="float" office:value="277" calcext:value-type="float">
            <text:p>277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59.2903" calcext:value-type="float">
            <text:p>59.2903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31" calcext:value-type="float">
            <text:p>31</text:p>
          </table:table-cell>
          <table:table-cell office:value-type="float" office:value="0.882945" calcext:value-type="float">
            <text:p>0.882945</text:p>
          </table:table-cell>
          <table:table-cell office:value-type="float" office:value="62.543" calcext:value-type="float">
            <text:p>62.543</text:p>
          </table:table-cell>
          <table:table-cell office:value-type="float" office:value="0.0966454" calcext:value-type="float">
            <text:p>0.0966454</text:p>
          </table:table-cell>
          <table:table-cell office:value-type="float" office:value="69" calcext:value-type="float">
            <text:p>69</text:p>
          </table:table-cell>
          <table:table-cell office:value-type="float" office:value="0.890545" calcext:value-type="float">
            <text:p>0.890545</text:p>
          </table:table-cell>
          <table:table-cell office:value-type="float" office:value="52.7188" calcext:value-type="float">
            <text:p>52.7188</text:p>
          </table:table-cell>
          <table:table-cell office:value-type="float" office:value="0.0893984" calcext:value-type="float">
            <text:p>0.0893984</text:p>
          </table:table-cell>
          <table:table-cell office:value-type="float" office:value="71" calcext:value-type="float">
            <text:p>71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52.7256" calcext:value-type="float">
            <text:p>52.7256</text:p>
          </table:table-cell>
          <table:table-cell office:value-type="float" office:value="0.0903879" calcext:value-type="float">
            <text:p>0.0903879</text:p>
          </table:table-cell>
          <table:table-cell office:value-type="float" office:value="100" calcext:value-type="float">
            <text:p>100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52.7256" calcext:value-type="float">
            <text:p>52.7256</text:p>
          </table:table-cell>
          <table:table-cell office:value-type="float" office:value="0.0903879" calcext:value-type="float">
            <text:p>0.090387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  <table:table-cell office:value-type="float" office:value="0.858303" calcext:value-type="float">
            <text:p>0.858303</text:p>
          </table:table-cell>
          <table:table-cell office:value-type="float" office:value="82.0389" calcext:value-type="float">
            <text:p>82.0389</text:p>
          </table:table-cell>
          <table:table-cell office:value-type="float" office:value="0.127145" calcext:value-type="float">
            <text:p>0.127145</text:p>
          </table:table-cell>
          <table:table-cell office:value-type="float" office:value="252" calcext:value-type="float">
            <text:p>252</text:p>
          </table:table-cell>
          <table:table-cell office:value-type="float" office:value="0.880572" calcext:value-type="float">
            <text:p>0.880572</text:p>
          </table:table-cell>
          <table:table-cell office:value-type="float" office:value="78.8728" calcext:value-type="float">
            <text:p>78.8728</text:p>
          </table:table-cell>
          <table:table-cell office:value-type="float" office:value="0.109274" calcext:value-type="float">
            <text:p>0.109274</text:p>
          </table:table-cell>
          <table:table-cell office:value-type="float" office:value="28" calcext:value-type="float">
            <text:p>28</text:p>
          </table:table-cell>
          <table:table-cell office:value-type="float" office:value="0.887652" calcext:value-type="float">
            <text:p>0.887652</text:p>
          </table:table-cell>
          <table:table-cell office:value-type="float" office:value="85.9784" calcext:value-type="float">
            <text:p>85.9784</text:p>
          </table:table-cell>
          <table:table-cell office:value-type="float" office:value="0.108067" calcext:value-type="float">
            <text:p>0.108067</text:p>
          </table:table-cell>
          <table:table-cell office:value-type="float" office:value="67" calcext:value-type="float">
            <text:p>67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70.8458" calcext:value-type="float">
            <text:p>70.8458</text:p>
          </table:table-cell>
          <table:table-cell office:value-type="float" office:value="0.098209" calcext:value-type="float">
            <text:p>0.098209</text:p>
          </table:table-cell>
          <table:table-cell office:value-type="float" office:value="88" calcext:value-type="float">
            <text:p>88</text:p>
          </table:table-cell>
          <table:table-cell office:value-type="float" office:value="0.894808" calcext:value-type="float">
            <text:p>0.894808</text:p>
          </table:table-cell>
          <table:table-cell office:value-type="float" office:value="70.8588" calcext:value-type="float">
            <text:p>70.8588</text:p>
          </table:table-cell>
          <table:table-cell office:value-type="float" office:value="0.0988746" calcext:value-type="float">
            <text:p>0.0988746</text:p>
          </table:table-cell>
          <table:table-cell office:value-type="float" office:value="100" calcext:value-type="float">
            <text:p>100</text:p>
          </table:table-cell>
          <table:table-cell office:value-type="float" office:value="0.894808" calcext:value-type="float">
            <text:p>0.894808</text:p>
          </table:table-cell>
          <table:table-cell office:value-type="float" office:value="70.8588" calcext:value-type="float">
            <text:p>70.8588</text:p>
          </table:table-cell>
          <table:table-cell office:value-type="float" office:value="0.0988746" calcext:value-type="float">
            <text:p>0.098874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0.859661" calcext:value-type="float">
            <text:p>0.859661</text:p>
          </table:table-cell>
          <table:table-cell office:value-type="float" office:value="72.5865" calcext:value-type="float">
            <text:p>72.5865</text:p>
          </table:table-cell>
          <table:table-cell office:value-type="float" office:value="0.125513" calcext:value-type="float">
            <text:p>0.125513</text:p>
          </table:table-cell>
          <table:table-cell office:value-type="float" office:value="252" calcext:value-type="float">
            <text:p>252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55.9118" calcext:value-type="float">
            <text:p>55.9118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30" calcext:value-type="float">
            <text:p>30</text:p>
          </table:table-cell>
          <table:table-cell office:value-type="float" office:value="0.888715" calcext:value-type="float">
            <text:p>0.888715</text:p>
          </table:table-cell>
          <table:table-cell office:value-type="float" office:value="65.1308" calcext:value-type="float">
            <text:p>65.1308</text:p>
          </table:table-cell>
          <table:table-cell office:value-type="float" office:value="0.101141" calcext:value-type="float">
            <text:p>0.101141</text:p>
          </table:table-cell>
          <table:table-cell office:value-type="float" office:value="66" calcext:value-type="float">
            <text:p>66</text:p>
          </table:table-cell>
          <table:table-cell office:value-type="float" office:value="0.897435" calcext:value-type="float">
            <text:p>0.897435</text:p>
          </table:table-cell>
          <table:table-cell office:value-type="float" office:value="55.3148" calcext:value-type="float">
            <text:p>55.3148</text:p>
          </table:table-cell>
          <table:table-cell office:value-type="float" office:value="0.0923218" calcext:value-type="float">
            <text:p>0.0923218</text:p>
          </table:table-cell>
          <table:table-cell office:value-type="float" office:value="71" calcext:value-type="float">
            <text:p>71</text:p>
          </table:table-cell>
          <table:table-cell office:value-type="float" office:value="0.896727" calcext:value-type="float">
            <text:p>0.896727</text:p>
          </table:table-cell>
          <table:table-cell office:value-type="float" office:value="55.3521" calcext:value-type="float">
            <text:p>55.3521</text:p>
          </table:table-cell>
          <table:table-cell office:value-type="float" office:value="0.0934277" calcext:value-type="float">
            <text:p>0.0934277</text:p>
          </table:table-cell>
          <table:table-cell office:value-type="float" office:value="100" calcext:value-type="float">
            <text:p>100</text:p>
          </table:table-cell>
          <table:table-cell office:value-type="float" office:value="0.896727" calcext:value-type="float">
            <text:p>0.896727</text:p>
          </table:table-cell>
          <table:table-cell office:value-type="float" office:value="55.3521" calcext:value-type="float">
            <text:p>55.3521</text:p>
          </table:table-cell>
          <table:table-cell office:value-type="float" office:value="0.0934277" calcext:value-type="float">
            <text:p>0.093427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" calcext:value-type="float">
            <text:p>5</text:p>
          </table:table-cell>
          <table:table-cell office:value-type="float" office:value="0.866786" calcext:value-type="float">
            <text:p>0.866786</text:p>
          </table:table-cell>
          <table:table-cell office:value-type="float" office:value="71.9327" calcext:value-type="float">
            <text:p>71.9327</text:p>
          </table:table-cell>
          <table:table-cell office:value-type="float" office:value="0.111885" calcext:value-type="float">
            <text:p>0.111885</text:p>
          </table:table-cell>
          <table:table-cell office:value-type="float" office:value="261" calcext:value-type="float">
            <text:p>261</text:p>
          </table:table-cell>
          <table:table-cell office:value-type="float" office:value="0.893988" calcext:value-type="float">
            <text:p>0.893988</text:p>
          </table:table-cell>
          <table:table-cell office:value-type="float" office:value="53.8913" calcext:value-type="float">
            <text:p>53.8913</text:p>
          </table:table-cell>
          <table:table-cell office:value-type="float" office:value="0.0865843" calcext:value-type="float">
            <text:p>0.0865843</text:p>
          </table:table-cell>
          <table:table-cell office:value-type="float" office:value="28" calcext:value-type="float">
            <text:p>28</text:p>
          </table:table-cell>
          <table:table-cell office:value-type="float" office:value="0.885976" calcext:value-type="float">
            <text:p>0.885976</text:p>
          </table:table-cell>
          <table:table-cell office:value-type="float" office:value="65.4743" calcext:value-type="float">
            <text:p>65.4743</text:p>
          </table:table-cell>
          <table:table-cell office:value-type="float" office:value="0.0891731" calcext:value-type="float">
            <text:p>0.0891731</text:p>
          </table:table-cell>
          <table:table-cell office:value-type="float" office:value="69" calcext:value-type="float">
            <text:p>69</text:p>
          </table:table-cell>
          <table:table-cell office:value-type="float" office:value="0.893284" calcext:value-type="float">
            <text:p>0.893284</text:p>
          </table:table-cell>
          <table:table-cell office:value-type="float" office:value="58.2019" calcext:value-type="float">
            <text:p>58.2019</text:p>
          </table:table-cell>
          <table:table-cell office:value-type="float" office:value="0.0826047" calcext:value-type="float">
            <text:p>0.0826047</text:p>
          </table:table-cell>
          <table:table-cell office:value-type="float" office:value="72" calcext:value-type="float">
            <text:p>72</text:p>
          </table:table-cell>
          <table:table-cell office:value-type="float" office:value="0.892835" calcext:value-type="float">
            <text:p>0.892835</text:p>
          </table:table-cell>
          <table:table-cell office:value-type="float" office:value="58.2124" calcext:value-type="float">
            <text:p>58.2124</text:p>
          </table:table-cell>
          <table:table-cell office:value-type="float" office:value="0.083293" calcext:value-type="float">
            <text:p>0.083293</text:p>
          </table:table-cell>
          <table:table-cell office:value-type="float" office:value="100" calcext:value-type="float">
            <text:p>100</text:p>
          </table:table-cell>
          <table:table-cell office:value-type="float" office:value="0.892835" calcext:value-type="float">
            <text:p>0.892835</text:p>
          </table:table-cell>
          <table:table-cell office:value-type="float" office:value="58.2124" calcext:value-type="float">
            <text:p>58.2124</text:p>
          </table:table-cell>
          <table:table-cell office:value-type="float" office:value="0.083293" calcext:value-type="float">
            <text:p>0.08329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float" office:value="0.874851" calcext:value-type="float">
            <text:p>0.874851</text:p>
          </table:table-cell>
          <table:table-cell office:value-type="float" office:value="55.4336" calcext:value-type="float">
            <text:p>55.4336</text:p>
          </table:table-cell>
          <table:table-cell office:value-type="float" office:value="0.0916883" calcext:value-type="float">
            <text:p>0.0916883</text:p>
          </table:table-cell>
          <table:table-cell office:value-type="float" office:value="240" calcext:value-type="float">
            <text:p>240</text:p>
          </table:table-cell>
          <table:table-cell office:value-type="float" office:value="0.898292" calcext:value-type="float">
            <text:p>0.898292</text:p>
          </table:table-cell>
          <table:table-cell office:value-type="float" office:value="45.6169" calcext:value-type="float">
            <text:p>45.6169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28" calcext:value-type="float">
            <text:p>28</text:p>
          </table:table-cell>
          <table:table-cell office:value-type="float" office:value="0.898349" calcext:value-type="float">
            <text:p>0.898349</text:p>
          </table:table-cell>
          <table:table-cell office:value-type="float" office:value="48.5759" calcext:value-type="float">
            <text:p>48.5759</text:p>
          </table:table-cell>
          <table:table-cell office:value-type="float" office:value="0.0717283" calcext:value-type="float">
            <text:p>0.0717283</text:p>
          </table:table-cell>
          <table:table-cell office:value-type="float" office:value="67" calcext:value-type="float">
            <text:p>67</text:p>
          </table:table-cell>
          <table:table-cell office:value-type="float" office:value="0.906516" calcext:value-type="float">
            <text:p>0.906516</text:p>
          </table:table-cell>
          <table:table-cell office:value-type="float" office:value="45.894" calcext:value-type="float">
            <text:p>45.894</text:p>
          </table:table-cell>
          <table:table-cell office:value-type="float" office:value="0.0670042" calcext:value-type="float">
            <text:p>0.0670042</text:p>
          </table:table-cell>
          <table:table-cell office:value-type="float" office:value="72" calcext:value-type="float">
            <text:p>72</text:p>
          </table:table-cell>
          <table:table-cell office:value-type="float" office:value="0.905992" calcext:value-type="float">
            <text:p>0.905992</text:p>
          </table:table-cell>
          <table:table-cell office:value-type="float" office:value="45.9136" calcext:value-type="float">
            <text:p>45.9136</text:p>
          </table:table-cell>
          <table:table-cell office:value-type="float" office:value="0.0677934" calcext:value-type="float">
            <text:p>0.0677934</text:p>
          </table:table-cell>
          <table:table-cell office:value-type="float" office:value="102" calcext:value-type="float">
            <text:p>102</text:p>
          </table:table-cell>
          <table:table-cell office:value-type="float" office:value="0.905992" calcext:value-type="float">
            <text:p>0.905992</text:p>
          </table:table-cell>
          <table:table-cell office:value-type="float" office:value="45.9136" calcext:value-type="float">
            <text:p>45.9136</text:p>
          </table:table-cell>
          <table:table-cell office:value-type="float" office:value="0.0677934" calcext:value-type="float">
            <text:p>0.067793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0.880569" calcext:value-type="float">
            <text:p>0.880569</text:p>
          </table:table-cell>
          <table:table-cell office:value-type="float" office:value="49.7715" calcext:value-type="float">
            <text:p>49.7715</text:p>
          </table:table-cell>
          <table:table-cell office:value-type="float" office:value="0.0850546" calcext:value-type="float">
            <text:p>0.0850546</text:p>
          </table:table-cell>
          <table:table-cell office:value-type="float" office:value="241" calcext:value-type="float">
            <text:p>241</text:p>
          </table:table-cell>
          <table:table-cell office:value-type="float" office:value="0.903669" calcext:value-type="float">
            <text:p>0.903669</text:p>
          </table:table-cell>
          <table:table-cell office:value-type="float" office:value="40.1031" calcext:value-type="float">
            <text:p>40.1031</text:p>
          </table:table-cell>
          <table:table-cell office:value-type="float" office:value="0.0664352" calcext:value-type="float">
            <text:p>0.0664352</text:p>
          </table:table-cell>
          <table:table-cell office:value-type="float" office:value="29" calcext:value-type="float">
            <text:p>29</text:p>
          </table:table-cell>
          <table:table-cell office:value-type="float" office:value="0.898017" calcext:value-type="float">
            <text:p>0.898017</text:p>
          </table:table-cell>
          <table:table-cell office:value-type="float" office:value="41.3917" calcext:value-type="float">
            <text:p>41.3917</text:p>
          </table:table-cell>
          <table:table-cell office:value-type="float" office:value="0.0639674" calcext:value-type="float">
            <text:p>0.0639674</text:p>
          </table:table-cell>
          <table:table-cell office:value-type="float" office:value="67" calcext:value-type="float">
            <text:p>67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40.5171" calcext:value-type="float">
            <text:p>40.5171</text:p>
          </table:table-cell>
          <table:table-cell office:value-type="float" office:value="0.0601213" calcext:value-type="float">
            <text:p>0.0601213</text:p>
          </table:table-cell>
          <table:table-cell office:value-type="float" office:value="72" calcext:value-type="float">
            <text:p>72</text:p>
          </table:table-cell>
          <table:table-cell office:value-type="float" office:value="0.904652" calcext:value-type="float">
            <text:p>0.904652</text:p>
          </table:table-cell>
          <table:table-cell office:value-type="float" office:value="40.5436" calcext:value-type="float">
            <text:p>40.5436</text:p>
          </table:table-cell>
          <table:table-cell office:value-type="float" office:value="0.0609607" calcext:value-type="float">
            <text:p>0.0609607</text:p>
          </table:table-cell>
          <table:table-cell office:value-type="float" office:value="101" calcext:value-type="float">
            <text:p>101</text:p>
          </table:table-cell>
          <table:table-cell office:value-type="float" office:value="0.904652" calcext:value-type="float">
            <text:p>0.904652</text:p>
          </table:table-cell>
          <table:table-cell office:value-type="float" office:value="40.5436" calcext:value-type="float">
            <text:p>40.5436</text:p>
          </table:table-cell>
          <table:table-cell office:value-type="float" office:value="0.0609607" calcext:value-type="float">
            <text:p>0.060960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" calcext:value-type="float">
            <text:p>3</text:p>
          </table:table-cell>
          <table:table-cell office:value-type="float" office:value="0.877408" calcext:value-type="float">
            <text:p>0.877408</text:p>
          </table:table-cell>
          <table:table-cell office:value-type="float" office:value="80.6898" calcext:value-type="float">
            <text:p>80.6898</text:p>
          </table:table-cell>
          <table:table-cell office:value-type="float" office:value="0.0915674" calcext:value-type="float">
            <text:p>0.0915674</text:p>
          </table:table-cell>
          <table:table-cell office:value-type="float" office:value="288" calcext:value-type="float">
            <text:p>288</text:p>
          </table:table-cell>
          <table:table-cell office:value-type="float" office:value="0.902716" calcext:value-type="float">
            <text:p>0.902716</text:p>
          </table:table-cell>
          <table:table-cell office:value-type="float" office:value="52.1846" calcext:value-type="float">
            <text:p>52.1846</text:p>
          </table:table-cell>
          <table:table-cell office:value-type="float" office:value="0.0741724" calcext:value-type="float">
            <text:p>0.0741724</text:p>
          </table:table-cell>
          <table:table-cell office:value-type="float" office:value="28" calcext:value-type="float">
            <text:p>28</text:p>
          </table:table-cell>
          <table:table-cell office:value-type="float" office:value="0.902813" calcext:value-type="float">
            <text:p>0.902813</text:p>
          </table:table-cell>
          <table:table-cell office:value-type="float" office:value="54.4285" calcext:value-type="float">
            <text:p>54.4285</text:p>
          </table:table-cell>
          <table:table-cell office:value-type="float" office:value="0.0693786" calcext:value-type="float">
            <text:p>0.0693786</text:p>
          </table:table-cell>
          <table:table-cell office:value-type="float" office:value="68" calcext:value-type="float">
            <text:p>68</text:p>
          </table:table-cell>
          <table:table-cell office:value-type="float" office:value="0.909489" calcext:value-type="float">
            <text:p>0.909489</text:p>
          </table:table-cell>
          <table:table-cell office:value-type="float" office:value="48.9676" calcext:value-type="float">
            <text:p>48.9676</text:p>
          </table:table-cell>
          <table:table-cell office:value-type="float" office:value="0.0655688" calcext:value-type="float">
            <text:p>0.0655688</text:p>
          </table:table-cell>
          <table:table-cell office:value-type="float" office:value="71" calcext:value-type="float">
            <text:p>71</text:p>
          </table:table-cell>
          <table:table-cell office:value-type="float" office:value="0.908881" calcext:value-type="float">
            <text:p>0.908881</text:p>
          </table:table-cell>
          <table:table-cell office:value-type="float" office:value="49.007" calcext:value-type="float">
            <text:p>49.007</text:p>
          </table:table-cell>
          <table:table-cell office:value-type="float" office:value="0.0666088" calcext:value-type="float">
            <text:p>0.0666088</text:p>
          </table:table-cell>
          <table:table-cell office:value-type="float" office:value="98" calcext:value-type="float">
            <text:p>98</text:p>
          </table:table-cell>
          <table:table-cell office:value-type="float" office:value="0.908881" calcext:value-type="float">
            <text:p>0.908881</text:p>
          </table:table-cell>
          <table:table-cell office:value-type="float" office:value="49.007" calcext:value-type="float">
            <text:p>49.007</text:p>
          </table:table-cell>
          <table:table-cell office:value-type="float" office:value="0.0666088" calcext:value-type="float">
            <text:p>0.066608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float" office:value="0.873386" calcext:value-type="float">
            <text:p>0.873386</text:p>
          </table:table-cell>
          <table:table-cell office:value-type="float" office:value="55.6185" calcext:value-type="float">
            <text:p>55.6185</text:p>
          </table:table-cell>
          <table:table-cell office:value-type="float" office:value="0.0924342" calcext:value-type="float">
            <text:p>0.0924342</text:p>
          </table:table-cell>
          <table:table-cell office:value-type="float" office:value="256" calcext:value-type="float">
            <text:p>256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46.2038" calcext:value-type="float">
            <text:p>46.2038</text:p>
          </table:table-cell>
          <table:table-cell office:value-type="float" office:value="0.0672869" calcext:value-type="float">
            <text:p>0.0672869</text:p>
          </table:table-cell>
          <table:table-cell office:value-type="float" office:value="29" calcext:value-type="float">
            <text:p>29</text:p>
          </table:table-cell>
          <table:table-cell office:value-type="float" office:value="0.8993" calcext:value-type="float">
            <text:p>0.8993</text:p>
          </table:table-cell>
          <table:table-cell office:value-type="float" office:value="44.5606" calcext:value-type="float">
            <text:p>44.5606</text:p>
          </table:table-cell>
          <table:table-cell office:value-type="float" office:value="0.0653311" calcext:value-type="float">
            <text:p>0.0653311</text:p>
          </table:table-cell>
          <table:table-cell office:value-type="float" office:value="69" calcext:value-type="float">
            <text:p>69</text:p>
          </table:table-cell>
          <table:table-cell office:value-type="float" office:value="0.907508" calcext:value-type="float">
            <text:p>0.907508</text:p>
          </table:table-cell>
          <table:table-cell office:value-type="float" office:value="44.0209" calcext:value-type="float">
            <text:p>44.0209</text:p>
          </table:table-cell>
          <table:table-cell office:value-type="float" office:value="0.0620689" calcext:value-type="float">
            <text:p>0.0620689</text:p>
          </table:table-cell>
          <table:table-cell office:value-type="float" office:value="71" calcext:value-type="float">
            <text:p>71</text:p>
          </table:table-cell>
          <table:table-cell office:value-type="float" office:value="0.907117" calcext:value-type="float">
            <text:p>0.907117</text:p>
          </table:table-cell>
          <table:table-cell office:value-type="float" office:value="44.0399" calcext:value-type="float">
            <text:p>44.0399</text:p>
          </table:table-cell>
          <table:table-cell office:value-type="float" office:value="0.0628242" calcext:value-type="float">
            <text:p>0.0628242</text:p>
          </table:table-cell>
          <table:table-cell office:value-type="float" office:value="99" calcext:value-type="float">
            <text:p>99</text:p>
          </table:table-cell>
          <table:table-cell office:value-type="float" office:value="0.907117" calcext:value-type="float">
            <text:p>0.907117</text:p>
          </table:table-cell>
          <table:table-cell office:value-type="float" office:value="44.0399" calcext:value-type="float">
            <text:p>44.0399</text:p>
          </table:table-cell>
          <table:table-cell office:value-type="float" office:value="0.0628242" calcext:value-type="float">
            <text:p>0.062824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  <table:table-cell office:value-type="float" office:value="0.8665" calcext:value-type="float">
            <text:p>0.8665</text:p>
          </table:table-cell>
          <table:table-cell office:value-type="float" office:value="64.8033" calcext:value-type="float">
            <text:p>64.8033</text:p>
          </table:table-cell>
          <table:table-cell office:value-type="float" office:value="0.0937235" calcext:value-type="float">
            <text:p>0.0937235</text:p>
          </table:table-cell>
          <table:table-cell office:value-type="float" office:value="243" calcext:value-type="float">
            <text:p>243</text:p>
          </table:table-cell>
          <table:table-cell office:value-type="float" office:value="0.899821" calcext:value-type="float">
            <text:p>0.899821</text:p>
          </table:table-cell>
          <table:table-cell office:value-type="float" office:value="43.0525" calcext:value-type="float">
            <text:p>43.0525</text:p>
          </table:table-cell>
          <table:table-cell office:value-type="float" office:value="0.0703831" calcext:value-type="float">
            <text:p>0.0703831</text:p>
          </table:table-cell>
          <table:table-cell office:value-type="float" office:value="29" calcext:value-type="float">
            <text:p>29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42.4609" calcext:value-type="float">
            <text:p>42.4609</text:p>
          </table:table-cell>
          <table:table-cell office:value-type="float" office:value="0.0678831" calcext:value-type="float">
            <text:p>0.0678831</text:p>
          </table:table-cell>
          <table:table-cell office:value-type="float" office:value="68" calcext:value-type="float">
            <text:p>68</text:p>
          </table:table-cell>
          <table:table-cell office:value-type="float" office:value="0.901968" calcext:value-type="float">
            <text:p>0.901968</text:p>
          </table:table-cell>
          <table:table-cell office:value-type="float" office:value="42.2846" calcext:value-type="float">
            <text:p>42.2846</text:p>
          </table:table-cell>
          <table:table-cell office:value-type="float" office:value="0.0659643" calcext:value-type="float">
            <text:p>0.0659643</text:p>
          </table:table-cell>
          <table:table-cell office:value-type="float" office:value="71" calcext:value-type="float">
            <text:p>71</text:p>
          </table:table-cell>
          <table:table-cell office:value-type="float" office:value="0.901526" calcext:value-type="float">
            <text:p>0.901526</text:p>
          </table:table-cell>
          <table:table-cell office:value-type="float" office:value="42.2959" calcext:value-type="float">
            <text:p>42.2959</text:p>
          </table:table-cell>
          <table:table-cell office:value-type="float" office:value="0.0666457" calcext:value-type="float">
            <text:p>0.0666457</text:p>
          </table:table-cell>
          <table:table-cell office:value-type="float" office:value="100" calcext:value-type="float">
            <text:p>100</text:p>
          </table:table-cell>
          <table:table-cell office:value-type="float" office:value="0.901526" calcext:value-type="float">
            <text:p>0.901526</text:p>
          </table:table-cell>
          <table:table-cell office:value-type="float" office:value="42.2959" calcext:value-type="float">
            <text:p>42.2959</text:p>
          </table:table-cell>
          <table:table-cell office:value-type="float" office:value="0.0666457" calcext:value-type="float">
            <text:p>0.066645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" calcext:value-type="float">
            <text:p>3</text:p>
          </table:table-cell>
          <table:table-cell office:value-type="float" office:value="0.872025" calcext:value-type="float">
            <text:p>0.872025</text:p>
          </table:table-cell>
          <table:table-cell office:value-type="float" office:value="59.0178" calcext:value-type="float">
            <text:p>59.0178</text:p>
          </table:table-cell>
          <table:table-cell office:value-type="float" office:value="0.111738" calcext:value-type="float">
            <text:p>0.111738</text:p>
          </table:table-cell>
          <table:table-cell office:value-type="float" office:value="244" calcext:value-type="float">
            <text:p>244</text:p>
          </table:table-cell>
          <table:table-cell office:value-type="float" office:value="0.891646" calcext:value-type="float">
            <text:p>0.891646</text:p>
          </table:table-cell>
          <table:table-cell office:value-type="float" office:value="43.0608" calcext:value-type="float">
            <text:p>43.0608</text:p>
          </table:table-cell>
          <table:table-cell office:value-type="float" office:value="0.0851028" calcext:value-type="float">
            <text:p>0.0851028</text:p>
          </table:table-cell>
          <table:table-cell office:value-type="float" office:value="29" calcext:value-type="float">
            <text:p>29</text:p>
          </table:table-cell>
          <table:table-cell office:value-type="float" office:value="0.887735" calcext:value-type="float">
            <text:p>0.887735</text:p>
          </table:table-cell>
          <table:table-cell office:value-type="float" office:value="45.5239" calcext:value-type="float">
            <text:p>45.5239</text:p>
          </table:table-cell>
          <table:table-cell office:value-type="float" office:value="0.0832119" calcext:value-type="float">
            <text:p>0.0832119</text:p>
          </table:table-cell>
          <table:table-cell office:value-type="float" office:value="68" calcext:value-type="float">
            <text:p>68</text:p>
          </table:table-cell>
          <table:table-cell office:value-type="float" office:value="0.892751" calcext:value-type="float">
            <text:p>0.892751</text:p>
          </table:table-cell>
          <table:table-cell office:value-type="float" office:value="44.3022" calcext:value-type="float">
            <text:p>44.3022</text:p>
          </table:table-cell>
          <table:table-cell office:value-type="float" office:value="0.082304" calcext:value-type="float">
            <text:p>0.082304</text:p>
          </table:table-cell>
          <table:table-cell office:value-type="float" office:value="72" calcext:value-type="float">
            <text:p>72</text:p>
          </table:table-cell>
          <table:table-cell office:value-type="float" office:value="0.892673" calcext:value-type="float">
            <text:p>0.892673</text:p>
          </table:table-cell>
          <table:table-cell office:value-type="float" office:value="44.2763" calcext:value-type="float">
            <text:p>44.2763</text:p>
          </table:table-cell>
          <table:table-cell office:value-type="float" office:value="0.0827495" calcext:value-type="float">
            <text:p>0.0827495</text:p>
          </table:table-cell>
          <table:table-cell office:value-type="float" office:value="101" calcext:value-type="float">
            <text:p>101</text:p>
          </table:table-cell>
          <table:table-cell office:value-type="float" office:value="0.892673" calcext:value-type="float">
            <text:p>0.892673</text:p>
          </table:table-cell>
          <table:table-cell office:value-type="float" office:value="44.2763" calcext:value-type="float">
            <text:p>44.2763</text:p>
          </table:table-cell>
          <table:table-cell office:value-type="float" office:value="0.0827495" calcext:value-type="float">
            <text:p>0.082749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office:value-type="float" office:value="0.872716" calcext:value-type="float">
            <text:p>0.872716</text:p>
          </table:table-cell>
          <table:table-cell office:value-type="float" office:value="52.287" calcext:value-type="float">
            <text:p>52.287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241" calcext:value-type="float">
            <text:p>241</text:p>
          </table:table-cell>
          <table:table-cell office:value-type="float" office:value="0.897801" calcext:value-type="float">
            <text:p>0.897801</text:p>
          </table:table-cell>
          <table:table-cell office:value-type="float" office:value="38.5007" calcext:value-type="float">
            <text:p>38.5007</text:p>
          </table:table-cell>
          <table:table-cell office:value-type="float" office:value="0.0782343" calcext:value-type="float">
            <text:p>0.0782343</text:p>
          </table:table-cell>
          <table:table-cell office:value-type="float" office:value="28" calcext:value-type="float">
            <text:p>28</text:p>
          </table:table-cell>
          <table:table-cell office:value-type="float" office:value="0.895503" calcext:value-type="float">
            <text:p>0.89550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0.0762229" calcext:value-type="float">
            <text:p>0.0762229</text:p>
          </table:table-cell>
          <table:table-cell office:value-type="float" office:value="65" calcext:value-type="float">
            <text:p>65</text:p>
          </table:table-cell>
          <table:table-cell office:value-type="float" office:value="0.902382" calcext:value-type="float">
            <text:p>0.902382</text:p>
          </table:table-cell>
          <table:table-cell office:value-type="float" office:value="38.438" calcext:value-type="float">
            <text:p>38.438</text:p>
          </table:table-cell>
          <table:table-cell office:value-type="float" office:value="0.0747762" calcext:value-type="float">
            <text:p>0.0747762</text:p>
          </table:table-cell>
          <table:table-cell office:value-type="float" office:value="70" calcext:value-type="float">
            <text:p>70</text:p>
          </table:table-cell>
          <table:table-cell office:value-type="float" office:value="0.90213" calcext:value-type="float">
            <text:p>0.90213</text:p>
          </table:table-cell>
          <table:table-cell office:value-type="float" office:value="38.4391" calcext:value-type="float">
            <text:p>38.4391</text:p>
          </table:table-cell>
          <table:table-cell office:value-type="float" office:value="0.075152" calcext:value-type="float">
            <text:p>0.075152</text:p>
          </table:table-cell>
          <table:table-cell office:value-type="float" office:value="99" calcext:value-type="float">
            <text:p>99</text:p>
          </table:table-cell>
          <table:table-cell office:value-type="float" office:value="0.90213" calcext:value-type="float">
            <text:p>0.90213</text:p>
          </table:table-cell>
          <table:table-cell office:value-type="float" office:value="38.4391" calcext:value-type="float">
            <text:p>38.4391</text:p>
          </table:table-cell>
          <table:table-cell office:value-type="float" office:value="0.075152" calcext:value-type="float">
            <text:p>0.07515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0.867224" calcext:value-type="float">
            <text:p>0.867224</text:p>
          </table:table-cell>
          <table:table-cell office:value-type="float" office:value="65.328" calcext:value-type="float">
            <text:p>65.328</text:p>
          </table:table-cell>
          <table:table-cell office:value-type="float" office:value="0.142639" calcext:value-type="float">
            <text:p>0.142639</text:p>
          </table:table-cell>
          <table:table-cell office:value-type="float" office:value="250" calcext:value-type="float">
            <text:p>250</text:p>
          </table:table-cell>
          <table:table-cell office:value-type="float" office:value="0.893682" calcext:value-type="float">
            <text:p>0.893682</text:p>
          </table:table-cell>
          <table:table-cell office:value-type="float" office:value="48.8843" calcext:value-type="float">
            <text:p>48.8843</text:p>
          </table:table-cell>
          <table:table-cell office:value-type="float" office:value="0.0938465" calcext:value-type="float">
            <text:p>0.0938465</text:p>
          </table:table-cell>
          <table:table-cell office:value-type="float" office:value="28" calcext:value-type="float">
            <text:p>28</text:p>
          </table:table-cell>
          <table:table-cell office:value-type="float" office:value="0.894872" calcext:value-type="float">
            <text:p>0.894872</text:p>
          </table:table-cell>
          <table:table-cell office:value-type="float" office:value="45.8443" calcext:value-type="float">
            <text:p>45.8443</text:p>
          </table:table-cell>
          <table:table-cell office:value-type="float" office:value="0.0894832" calcext:value-type="float">
            <text:p>0.0894832</text:p>
          </table:table-cell>
          <table:table-cell office:value-type="float" office:value="67" calcext:value-type="float">
            <text:p>67</text:p>
          </table:table-cell>
          <table:table-cell office:value-type="float" office:value="0.90247" calcext:value-type="float">
            <text:p>0.90247</text:p>
          </table:table-cell>
          <table:table-cell office:value-type="float" office:value="43.867" calcext:value-type="float">
            <text:p>43.867</text:p>
          </table:table-cell>
          <table:table-cell office:value-type="float" office:value="0.0853262" calcext:value-type="float">
            <text:p>0.0853262</text:p>
          </table:table-cell>
          <table:table-cell office:value-type="float" office:value="84" calcext:value-type="float">
            <text:p>84</text:p>
          </table:table-cell>
          <table:table-cell office:value-type="float" office:value="0.901996" calcext:value-type="float">
            <text:p>0.901996</text:p>
          </table:table-cell>
          <table:table-cell office:value-type="float" office:value="43.8735" calcext:value-type="float">
            <text:p>43.8735</text:p>
          </table:table-cell>
          <table:table-cell office:value-type="float" office:value="0.0861678" calcext:value-type="float">
            <text:p>0.0861678</text:p>
          </table:table-cell>
          <table:table-cell office:value-type="float" office:value="99" calcext:value-type="float">
            <text:p>99</text:p>
          </table:table-cell>
          <table:table-cell office:value-type="float" office:value="0.901996" calcext:value-type="float">
            <text:p>0.901996</text:p>
          </table:table-cell>
          <table:table-cell office:value-type="float" office:value="43.8735" calcext:value-type="float">
            <text:p>43.8735</text:p>
          </table:table-cell>
          <table:table-cell office:value-type="float" office:value="0.0861678" calcext:value-type="float">
            <text:p>0.086167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0.856734" calcext:value-type="float">
            <text:p>0.856734</text:p>
          </table:table-cell>
          <table:table-cell office:value-type="float" office:value="80.1509" calcext:value-type="float">
            <text:p>80.1509</text:p>
          </table:table-cell>
          <table:table-cell office:value-type="float" office:value="0.165363" calcext:value-type="float">
            <text:p>0.165363</text:p>
          </table:table-cell>
          <table:table-cell office:value-type="float" office:value="240" calcext:value-type="float">
            <text:p>240</text:p>
          </table:table-cell>
          <table:table-cell office:value-type="float" office:value="0.879598" calcext:value-type="float">
            <text:p>0.879598</text:p>
          </table:table-cell>
          <table:table-cell office:value-type="float" office:value="57.0947" calcext:value-type="float">
            <text:p>57.0947</text:p>
          </table:table-cell>
          <table:table-cell office:value-type="float" office:value="0.102836" calcext:value-type="float">
            <text:p>0.102836</text:p>
          </table:table-cell>
          <table:table-cell office:value-type="float" office:value="28" calcext:value-type="float">
            <text:p>28</text:p>
          </table:table-cell>
          <table:table-cell office:value-type="float" office:value="0.873814" calcext:value-type="float">
            <text:p>0.873814</text:p>
          </table:table-cell>
          <table:table-cell office:value-type="float" office:value="61.5517" calcext:value-type="float">
            <text:p>61.5517</text:p>
          </table:table-cell>
          <table:table-cell office:value-type="float" office:value="0.109932" calcext:value-type="float">
            <text:p>0.109932</text:p>
          </table:table-cell>
          <table:table-cell office:value-type="float" office:value="66" calcext:value-type="float">
            <text:p>66</text:p>
          </table:table-cell>
          <table:table-cell office:value-type="float" office:value="0.88202" calcext:value-type="float">
            <text:p>0.88202</text:p>
          </table:table-cell>
          <table:table-cell office:value-type="float" office:value="59.346" calcext:value-type="float">
            <text:p>59.346</text:p>
          </table:table-cell>
          <table:table-cell office:value-type="float" office:value="0.104707" calcext:value-type="float">
            <text:p>0.104707</text:p>
          </table:table-cell>
          <table:table-cell office:value-type="float" office:value="72" calcext:value-type="float">
            <text:p>72</text:p>
          </table:table-cell>
          <table:table-cell office:value-type="float" office:value="0.88139" calcext:value-type="float">
            <text:p>0.88139</text:p>
          </table:table-cell>
          <table:table-cell office:value-type="float" office:value="59.3814" calcext:value-type="float">
            <text:p>59.3814</text:p>
          </table:table-cell>
          <table:table-cell office:value-type="float" office:value="0.105822" calcext:value-type="float">
            <text:p>0.105822</text:p>
          </table:table-cell>
          <table:table-cell office:value-type="float" office:value="100" calcext:value-type="float">
            <text:p>100</text:p>
          </table:table-cell>
          <table:table-cell office:value-type="float" office:value="0.88139" calcext:value-type="float">
            <text:p>0.88139</text:p>
          </table:table-cell>
          <table:table-cell office:value-type="float" office:value="59.3814" calcext:value-type="float">
            <text:p>59.3814</text:p>
          </table:table-cell>
          <table:table-cell office:value-type="float" office:value="0.105822" calcext:value-type="float">
            <text:p>0.10582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0.851175" calcext:value-type="float">
            <text:p>0.851175</text:p>
          </table:table-cell>
          <table:table-cell office:value-type="float" office:value="79.6457" calcext:value-type="float">
            <text:p>79.6457</text:p>
          </table:table-cell>
          <table:table-cell office:value-type="float" office:value="0.182316" calcext:value-type="float">
            <text:p>0.182316</text:p>
          </table:table-cell>
          <table:table-cell office:value-type="float" office:value="259" calcext:value-type="float">
            <text:p>259</text:p>
          </table:table-cell>
          <table:table-cell office:value-type="float" office:value="0.880203" calcext:value-type="float">
            <text:p>0.880203</text:p>
          </table:table-cell>
          <table:table-cell office:value-type="float" office:value="43.8222" calcext:value-type="float">
            <text:p>43.8222</text:p>
          </table:table-cell>
          <table:table-cell office:value-type="float" office:value="0.100699" calcext:value-type="float">
            <text:p>0.100699</text:p>
          </table:table-cell>
          <table:table-cell office:value-type="float" office:value="29" calcext:value-type="float">
            <text:p>29</text:p>
          </table:table-cell>
          <table:table-cell office:value-type="float" office:value="0.87321" calcext:value-type="float">
            <text:p>0.87321</text:p>
          </table:table-cell>
          <table:table-cell office:value-type="float" office:value="50.7159" calcext:value-type="float">
            <text:p>50.7159</text:p>
          </table:table-cell>
          <table:table-cell office:value-type="float" office:value="0.116406" calcext:value-type="float">
            <text:p>0.116406</text:p>
          </table:table-cell>
          <table:table-cell office:value-type="float" office:value="66" calcext:value-type="float">
            <text:p>66</text:p>
          </table:table-cell>
          <table:table-cell office:value-type="float" office:value="0.881083" calcext:value-type="float">
            <text:p>0.881083</text:p>
          </table:table-cell>
          <table:table-cell office:value-type="float" office:value="47.8845" calcext:value-type="float">
            <text:p>47.8845</text:p>
          </table:table-cell>
          <table:table-cell office:value-type="float" office:value="0.108986" calcext:value-type="float">
            <text:p>0.108986</text:p>
          </table:table-cell>
          <table:table-cell office:value-type="float" office:value="73" calcext:value-type="float">
            <text:p>73</text:p>
          </table:table-cell>
          <table:table-cell office:value-type="float" office:value="0.880759" calcext:value-type="float">
            <text:p>0.880759</text:p>
          </table:table-cell>
          <table:table-cell office:value-type="float" office:value="47.8766" calcext:value-type="float">
            <text:p>47.8766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99" calcext:value-type="float">
            <text:p>99</text:p>
          </table:table-cell>
          <table:table-cell office:value-type="float" office:value="0.880759" calcext:value-type="float">
            <text:p>0.880759</text:p>
          </table:table-cell>
          <table:table-cell office:value-type="float" office:value="47.8766" calcext:value-type="float">
            <text:p>47.8766</text:p>
          </table:table-cell>
          <table:table-cell office:value-type="float" office:value="0.10965" calcext:value-type="float">
            <text:p>0.1096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58.186" calcext:value-type="float">
            <text:p>58.186</text:p>
          </table:table-cell>
          <table:table-cell office:value-type="float" office:value="0.108395" calcext:value-type="float">
            <text:p>0.108395</text:p>
          </table:table-cell>
          <table:table-cell office:value-type="float" office:value="259" calcext:value-type="float">
            <text:p>259</text:p>
          </table:table-cell>
          <table:table-cell office:value-type="float" office:value="0.887748" calcext:value-type="float">
            <text:p>0.887748</text:p>
          </table:table-cell>
          <table:table-cell office:value-type="float" office:value="49.679" calcext:value-type="float">
            <text:p>49.679</text:p>
          </table:table-cell>
          <table:table-cell office:value-type="float" office:value="0.0893424" calcext:value-type="float">
            <text:p>0.0893424</text:p>
          </table:table-cell>
          <table:table-cell office:value-type="float" office:value="28" calcext:value-type="float">
            <text:p>28</text:p>
          </table:table-cell>
          <table:table-cell office:value-type="float" office:value="0.889073" calcext:value-type="float">
            <text:p>0.889073</text:p>
          </table:table-cell>
          <table:table-cell office:value-type="float" office:value="49.9992" calcext:value-type="float">
            <text:p>49.9992</text:p>
          </table:table-cell>
          <table:table-cell office:value-type="float" office:value="0.0781605" calcext:value-type="float">
            <text:p>0.0781605</text:p>
          </table:table-cell>
          <table:table-cell office:value-type="float" office:value="67" calcext:value-type="float">
            <text:p>67</text:p>
          </table:table-cell>
          <table:table-cell office:value-type="float" office:value="0.896707" calcext:value-type="float">
            <text:p>0.896707</text:p>
          </table:table-cell>
          <table:table-cell office:value-type="float" office:value="48.9931" calcext:value-type="float">
            <text:p>48.9931</text:p>
          </table:table-cell>
          <table:table-cell office:value-type="float" office:value="0.0757056" calcext:value-type="float">
            <text:p>0.0757056</text:p>
          </table:table-cell>
          <table:table-cell office:value-type="float" office:value="71" calcext:value-type="float">
            <text:p>71</text:p>
          </table:table-cell>
          <table:table-cell office:value-type="float" office:value="0.896513" calcext:value-type="float">
            <text:p>0.896513</text:p>
          </table:table-cell>
          <table:table-cell office:value-type="float" office:value="48.9761" calcext:value-type="float">
            <text:p>48.9761</text:p>
          </table:table-cell>
          <table:table-cell office:value-type="float" office:value="0.0759075" calcext:value-type="float">
            <text:p>0.0759075</text:p>
          </table:table-cell>
          <table:table-cell office:value-type="float" office:value="101" calcext:value-type="float">
            <text:p>101</text:p>
          </table:table-cell>
          <table:table-cell office:value-type="float" office:value="0.896513" calcext:value-type="float">
            <text:p>0.896513</text:p>
          </table:table-cell>
          <table:table-cell office:value-type="float" office:value="48.9761" calcext:value-type="float">
            <text:p>48.9761</text:p>
          </table:table-cell>
          <table:table-cell office:value-type="float" office:value="0.0759075" calcext:value-type="float">
            <text:p>0.075907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 office:value-type="float" office:value="0.866432" calcext:value-type="float">
            <text:p>0.866432</text:p>
          </table:table-cell>
          <table:table-cell office:value-type="float" office:value="52.1226" calcext:value-type="float">
            <text:p>52.1226</text:p>
          </table:table-cell>
          <table:table-cell office:value-type="float" office:value="0.105329" calcext:value-type="float">
            <text:p>0.105329</text:p>
          </table:table-cell>
          <table:table-cell office:value-type="float" office:value="239" calcext:value-type="float">
            <text:p>239</text:p>
          </table:table-cell>
          <table:table-cell office:value-type="float" office:value="0.894131" calcext:value-type="float">
            <text:p>0.894131</text:p>
          </table:table-cell>
          <table:table-cell office:value-type="float" office:value="41.7485" calcext:value-type="float">
            <text:p>41.7485</text:p>
          </table:table-cell>
          <table:table-cell office:value-type="float" office:value="0.0801864" calcext:value-type="float">
            <text:p>0.0801864</text:p>
          </table:table-cell>
          <table:table-cell office:value-type="float" office:value="28" calcext:value-type="float">
            <text:p>28</text:p>
          </table:table-cell>
          <table:table-cell office:value-type="float" office:value="0.887623" calcext:value-type="float">
            <text:p>0.887623</text:p>
          </table:table-cell>
          <table:table-cell office:value-type="float" office:value="44.2134" calcext:value-type="float">
            <text:p>44.2134</text:p>
          </table:table-cell>
          <table:table-cell office:value-type="float" office:value="0.0755538" calcext:value-type="float">
            <text:p>0.0755538</text:p>
          </table:table-cell>
          <table:table-cell office:value-type="float" office:value="68" calcext:value-type="float">
            <text:p>68</text:p>
          </table:table-cell>
          <table:table-cell office:value-type="float" office:value="0.895794" calcext:value-type="float">
            <text:p>0.895794</text:p>
          </table:table-cell>
          <table:table-cell office:value-type="float" office:value="43.0758" calcext:value-type="float">
            <text:p>43.0758</text:p>
          </table:table-cell>
          <table:table-cell office:value-type="float" office:value="0.072479" calcext:value-type="float">
            <text:p>0.072479</text:p>
          </table:table-cell>
          <table:table-cell office:value-type="float" office:value="72" calcext:value-type="float">
            <text:p>72</text:p>
          </table:table-cell>
          <table:table-cell office:value-type="float" office:value="0.895137" calcext:value-type="float">
            <text:p>0.895137</text:p>
          </table:table-cell>
          <table:table-cell office:value-type="float" office:value="43.0888" calcext:value-type="float">
            <text:p>43.0888</text:p>
          </table:table-cell>
          <table:table-cell office:value-type="float" office:value="0.073158" calcext:value-type="float">
            <text:p>0.073158</text:p>
          </table:table-cell>
          <table:table-cell office:value-type="float" office:value="103" calcext:value-type="float">
            <text:p>103</text:p>
          </table:table-cell>
          <table:table-cell office:value-type="float" office:value="0.895137" calcext:value-type="float">
            <text:p>0.895137</text:p>
          </table:table-cell>
          <table:table-cell office:value-type="float" office:value="43.0888" calcext:value-type="float">
            <text:p>43.0888</text:p>
          </table:table-cell>
          <table:table-cell office:value-type="float" office:value="0.073158" calcext:value-type="float">
            <text:p>0.07315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</text:p>
          </table:table-cell>
          <table:table-cell office:value-type="float" office:value="0.851688" calcext:value-type="float">
            <text:p>0.851688</text:p>
          </table:table-cell>
          <table:table-cell office:value-type="float" office:value="57.7181" calcext:value-type="float">
            <text:p>57.7181</text:p>
          </table:table-cell>
          <table:table-cell office:value-type="float" office:value="0.112614" calcext:value-type="float">
            <text:p>0.112614</text:p>
          </table:table-cell>
          <table:table-cell office:value-type="float" office:value="253" calcext:value-type="float">
            <text:p>253</text:p>
          </table:table-cell>
          <table:table-cell office:value-type="float" office:value="0.879034" calcext:value-type="float">
            <text:p>0.879034</text:p>
          </table:table-cell>
          <table:table-cell office:value-type="float" office:value="44.1672" calcext:value-type="float">
            <text:p>44.1672</text:p>
          </table:table-cell>
          <table:table-cell office:value-type="float" office:value="0.084317" calcext:value-type="float">
            <text:p>0.084317</text:p>
          </table:table-cell>
          <table:table-cell office:value-type="float" office:value="28" calcext:value-type="float">
            <text:p>28</text:p>
          </table:table-cell>
          <table:table-cell office:value-type="float" office:value="0.877017" calcext:value-type="float">
            <text:p>0.877017</text:p>
          </table:table-cell>
          <table:table-cell office:value-type="float" office:value="45.1118" calcext:value-type="float">
            <text:p>45.1118</text:p>
          </table:table-cell>
          <table:table-cell office:value-type="float" office:value="0.0769061" calcext:value-type="float">
            <text:p>0.0769061</text:p>
          </table:table-cell>
          <table:table-cell office:value-type="float" office:value="65" calcext:value-type="float">
            <text:p>65</text:p>
          </table:table-cell>
          <table:table-cell office:value-type="float" office:value="0.884437" calcext:value-type="float">
            <text:p>0.884437</text:p>
          </table:table-cell>
          <table:table-cell office:value-type="float" office:value="43.9246" calcext:value-type="float">
            <text:p>43.9246</text:p>
          </table:table-cell>
          <table:table-cell office:value-type="float" office:value="0.0750397" calcext:value-type="float">
            <text:p>0.0750397</text:p>
          </table:table-cell>
          <table:table-cell office:value-type="float" office:value="73" calcext:value-type="float">
            <text:p>73</text:p>
          </table:table-cell>
          <table:table-cell office:value-type="float" office:value="0.884163" calcext:value-type="float">
            <text:p>0.884163</text:p>
          </table:table-cell>
          <table:table-cell office:value-type="float" office:value="43.8867" calcext:value-type="float">
            <text:p>43.8867</text:p>
          </table:table-cell>
          <table:table-cell office:value-type="float" office:value="0.0756395" calcext:value-type="float">
            <text:p>0.0756395</text:p>
          </table:table-cell>
          <table:table-cell office:value-type="float" office:value="100" calcext:value-type="float">
            <text:p>100</text:p>
          </table:table-cell>
          <table:table-cell office:value-type="float" office:value="0.884163" calcext:value-type="float">
            <text:p>0.884163</text:p>
          </table:table-cell>
          <table:table-cell office:value-type="float" office:value="43.8867" calcext:value-type="float">
            <text:p>43.8867</text:p>
          </table:table-cell>
          <table:table-cell office:value-type="float" office:value="0.0756395" calcext:value-type="float">
            <text:p>0.075639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float" office:value="0.849662" calcext:value-type="float">
            <text:p>0.849662</text:p>
          </table:table-cell>
          <table:table-cell office:value-type="float" office:value="71.7091" calcext:value-type="float">
            <text:p>71.7091</text:p>
          </table:table-cell>
          <table:table-cell office:value-type="float" office:value="0.130265" calcext:value-type="float">
            <text:p>0.130265</text:p>
          </table:table-cell>
          <table:table-cell office:value-type="float" office:value="257" calcext:value-type="float">
            <text:p>257</text:p>
          </table:table-cell>
          <table:table-cell office:value-type="float" office:value="0.88202" calcext:value-type="float">
            <text:p>0.88202</text:p>
          </table:table-cell>
          <table:table-cell office:value-type="float" office:value="53.1489" calcext:value-type="float">
            <text:p>53.1489</text:p>
          </table:table-cell>
          <table:table-cell office:value-type="float" office:value="0.0854271" calcext:value-type="float">
            <text:p>0.0854271</text:p>
          </table:table-cell>
          <table:table-cell office:value-type="float" office:value="28" calcext:value-type="float">
            <text:p>28</text:p>
          </table:table-cell>
          <table:table-cell office:value-type="float" office:value="0.8822" calcext:value-type="float">
            <text:p>0.8822</text:p>
          </table:table-cell>
          <table:table-cell office:value-type="float" office:value="55.8176" calcext:value-type="float">
            <text:p>55.8176</text:p>
          </table:table-cell>
          <table:table-cell office:value-type="float" office:value="0.0808623" calcext:value-type="float">
            <text:p>0.0808623</text:p>
          </table:table-cell>
          <table:table-cell office:value-type="float" office:value="69" calcext:value-type="float">
            <text:p>69</text:p>
          </table:table-cell>
          <table:table-cell office:value-type="float" office:value="0.888179" calcext:value-type="float">
            <text:p>0.888179</text:p>
          </table:table-cell>
          <table:table-cell office:value-type="float" office:value="54.2224" calcext:value-type="float">
            <text:p>54.2224</text:p>
          </table:table-cell>
          <table:table-cell office:value-type="float" office:value="0.0784399" calcext:value-type="float">
            <text:p>0.0784399</text:p>
          </table:table-cell>
          <table:table-cell office:value-type="float" office:value="72" calcext:value-type="float">
            <text:p>72</text:p>
          </table:table-cell>
          <table:table-cell office:value-type="float" office:value="0.887727" calcext:value-type="float">
            <text:p>0.887727</text:p>
          </table:table-cell>
          <table:table-cell office:value-type="float" office:value="54.2159" calcext:value-type="float">
            <text:p>54.2159</text:p>
          </table:table-cell>
          <table:table-cell office:value-type="float" office:value="0.0790875" calcext:value-type="float">
            <text:p>0.0790875</text:p>
          </table:table-cell>
          <table:table-cell office:value-type="float" office:value="100" calcext:value-type="float">
            <text:p>100</text:p>
          </table:table-cell>
          <table:table-cell office:value-type="float" office:value="0.887727" calcext:value-type="float">
            <text:p>0.887727</text:p>
          </table:table-cell>
          <table:table-cell office:value-type="float" office:value="54.2159" calcext:value-type="float">
            <text:p>54.2159</text:p>
          </table:table-cell>
          <table:table-cell office:value-type="float" office:value="0.0790875" calcext:value-type="float">
            <text:p>0.079087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float" office:value="0.85799" calcext:value-type="float">
            <text:p>0.85799</text:p>
          </table:table-cell>
          <table:table-cell office:value-type="float" office:value="57.9267" calcext:value-type="float">
            <text:p>57.9267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254" calcext:value-type="float">
            <text:p>254</text:p>
          </table:table-cell>
          <table:table-cell office:value-type="float" office:value="0.879947" calcext:value-type="float">
            <text:p>0.879947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0814601" calcext:value-type="float">
            <text:p>0.0814601</text:p>
          </table:table-cell>
          <table:table-cell office:value-type="float" office:value="28" calcext:value-type="float">
            <text:p>28</text:p>
          </table:table-cell>
          <table:table-cell office:value-type="float" office:value="0.878225" calcext:value-type="float">
            <text:p>0.878225</text:p>
          </table:table-cell>
          <table:table-cell office:value-type="float" office:value="43.782" calcext:value-type="float">
            <text:p>43.782</text:p>
          </table:table-cell>
          <table:table-cell office:value-type="float" office:value="0.0820749" calcext:value-type="float">
            <text:p>0.0820749</text:p>
          </table:table-cell>
          <table:table-cell office:value-type="float" office:value="66" calcext:value-type="float">
            <text:p>66</text:p>
          </table:table-cell>
          <table:table-cell office:value-type="float" office:value="0.885907" calcext:value-type="float">
            <text:p>0.885907</text:p>
          </table:table-cell>
          <table:table-cell office:value-type="float" office:value="41.8838" calcext:value-type="float">
            <text:p>41.8838</text:p>
          </table:table-cell>
          <table:table-cell office:value-type="float" office:value="0.079518" calcext:value-type="float">
            <text:p>0.079518</text:p>
          </table:table-cell>
          <table:table-cell office:value-type="float" office:value="73" calcext:value-type="float">
            <text:p>73</text:p>
          </table:table-cell>
          <table:table-cell office:value-type="float" office:value="0.885776" calcext:value-type="float">
            <text:p>0.885776</text:p>
          </table:table-cell>
          <table:table-cell office:value-type="float" office:value="41.8555" calcext:value-type="float">
            <text:p>41.8555</text:p>
          </table:table-cell>
          <table:table-cell office:value-type="float" office:value="0.0797838" calcext:value-type="float">
            <text:p>0.0797838</text:p>
          </table:table-cell>
          <table:table-cell office:value-type="float" office:value="99" calcext:value-type="float">
            <text:p>99</text:p>
          </table:table-cell>
          <table:table-cell office:value-type="float" office:value="0.885776" calcext:value-type="float">
            <text:p>0.885776</text:p>
          </table:table-cell>
          <table:table-cell office:value-type="float" office:value="41.8555" calcext:value-type="float">
            <text:p>41.8555</text:p>
          </table:table-cell>
          <table:table-cell office:value-type="float" office:value="0.0797838" calcext:value-type="float">
            <text:p>0.079783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float" office:value="0.852993" calcext:value-type="float">
            <text:p>0.852993</text:p>
          </table:table-cell>
          <table:table-cell office:value-type="float" office:value="75.804" calcext:value-type="float">
            <text:p>75.804</text:p>
          </table:table-cell>
          <table:table-cell office:value-type="float" office:value="0.151569" calcext:value-type="float">
            <text:p>0.151569</text:p>
          </table:table-cell>
          <table:table-cell office:value-type="float" office:value="262" calcext:value-type="float">
            <text:p>262</text:p>
          </table:table-cell>
          <table:table-cell office:value-type="float" office:value="0.864501" calcext:value-type="float">
            <text:p>0.864501</text:p>
          </table:table-cell>
          <table:table-cell office:value-type="float" office:value="52.9575" calcext:value-type="float">
            <text:p>52.9575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29" calcext:value-type="float">
            <text:p>29</text:p>
          </table:table-cell>
          <table:table-cell office:value-type="float" office:value="0.863679" calcext:value-type="float">
            <text:p>0.863679</text:p>
          </table:table-cell>
          <table:table-cell office:value-type="float" office:value="54.9974" calcext:value-type="float">
            <text:p>54.9974</text:p>
          </table:table-cell>
          <table:table-cell office:value-type="float" office:value="0.0952996" calcext:value-type="float">
            <text:p>0.0952996</text:p>
          </table:table-cell>
          <table:table-cell office:value-type="float" office:value="66" calcext:value-type="float">
            <text:p>66</text:p>
          </table:table-cell>
          <table:table-cell office:value-type="float" office:value="0.870012" calcext:value-type="float">
            <text:p>0.870012</text:p>
          </table:table-cell>
          <table:table-cell office:value-type="float" office:value="53.7129" calcext:value-type="float">
            <text:p>53.7129</text:p>
          </table:table-cell>
          <table:table-cell office:value-type="float" office:value="0.0932945" calcext:value-type="float">
            <text:p>0.0932945</text:p>
          </table:table-cell>
          <table:table-cell office:value-type="float" office:value="71" calcext:value-type="float">
            <text:p>71</text:p>
          </table:table-cell>
          <table:table-cell office:value-type="float" office:value="0.869771" calcext:value-type="float">
            <text:p>0.869771</text:p>
          </table:table-cell>
          <table:table-cell office:value-type="float" office:value="53.6913" calcext:value-type="float">
            <text:p>53.6913</text:p>
          </table:table-cell>
          <table:table-cell office:value-type="float" office:value="0.093576" calcext:value-type="float">
            <text:p>0.093576</text:p>
          </table:table-cell>
          <table:table-cell office:value-type="float" office:value="99" calcext:value-type="float">
            <text:p>99</text:p>
          </table:table-cell>
          <table:table-cell office:value-type="float" office:value="0.869771" calcext:value-type="float">
            <text:p>0.869771</text:p>
          </table:table-cell>
          <table:table-cell office:value-type="float" office:value="53.6913" calcext:value-type="float">
            <text:p>53.6913</text:p>
          </table:table-cell>
          <table:table-cell office:value-type="float" office:value="0.093576" calcext:value-type="float">
            <text:p>0.09357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float" office:value="0.859137" calcext:value-type="float">
            <text:p>0.859137</text:p>
          </table:table-cell>
          <table:table-cell office:value-type="float" office:value="72.6174" calcext:value-type="float">
            <text:p>72.6174</text:p>
          </table:table-cell>
          <table:table-cell office:value-type="float" office:value="0.15219" calcext:value-type="float">
            <text:p>0.15219</text:p>
          </table:table-cell>
          <table:table-cell office:value-type="float" office:value="257" calcext:value-type="float">
            <text:p>257</text:p>
          </table:table-cell>
          <table:table-cell office:value-type="float" office:value="0.883982" calcext:value-type="float">
            <text:p>0.883982</text:p>
          </table:table-cell>
          <table:table-cell office:value-type="float" office:value="55.7285" calcext:value-type="float">
            <text:p>55.7285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27" calcext:value-type="float">
            <text:p>27</text:p>
          </table:table-cell>
          <table:table-cell office:value-type="float" office:value="0.881932" calcext:value-type="float">
            <text:p>0.881932</text:p>
          </table:table-cell>
          <table:table-cell office:value-type="float" office:value="58.5898" calcext:value-type="float">
            <text:p>58.5898</text:p>
          </table:table-cell>
          <table:table-cell office:value-type="float" office:value="0.0971239" calcext:value-type="float">
            <text:p>0.0971239</text:p>
          </table:table-cell>
          <table:table-cell office:value-type="float" office:value="68" calcext:value-type="float">
            <text:p>68</text:p>
          </table:table-cell>
          <table:table-cell office:value-type="float" office:value="0.890705" calcext:value-type="float">
            <text:p>0.890705</text:p>
          </table:table-cell>
          <table:table-cell office:value-type="float" office:value="56.762" calcext:value-type="float">
            <text:p>56.762</text:p>
          </table:table-cell>
          <table:table-cell office:value-type="float" office:value="0.0928278" calcext:value-type="float">
            <text:p>0.0928278</text:p>
          </table:table-cell>
          <table:table-cell office:value-type="float" office:value="72" calcext:value-type="float">
            <text:p>72</text:p>
          </table:table-cell>
          <table:table-cell office:value-type="float" office:value="0.890269" calcext:value-type="float">
            <text:p>0.890269</text:p>
          </table:table-cell>
          <table:table-cell office:value-type="float" office:value="56.756" calcext:value-type="float">
            <text:p>56.756</text:p>
          </table:table-cell>
          <table:table-cell office:value-type="float" office:value="0.0936064" calcext:value-type="float">
            <text:p>0.0936064</text:p>
          </table:table-cell>
          <table:table-cell office:value-type="float" office:value="100" calcext:value-type="float">
            <text:p>100</text:p>
          </table:table-cell>
          <table:table-cell office:value-type="float" office:value="0.890269" calcext:value-type="float">
            <text:p>0.890269</text:p>
          </table:table-cell>
          <table:table-cell office:value-type="float" office:value="56.756" calcext:value-type="float">
            <text:p>56.756</text:p>
          </table:table-cell>
          <table:table-cell office:value-type="float" office:value="0.0936064" calcext:value-type="float">
            <text:p>0.093606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float" office:value="0.851132" calcext:value-type="float">
            <text:p>0.851132</text:p>
          </table:table-cell>
          <table:table-cell office:value-type="float" office:value="60.2144" calcext:value-type="float">
            <text:p>60.2144</text:p>
          </table:table-cell>
          <table:table-cell office:value-type="float" office:value="0.120635" calcext:value-type="float">
            <text:p>0.120635</text:p>
          </table:table-cell>
          <table:table-cell office:value-type="float" office:value="240" calcext:value-type="float">
            <text:p>240</text:p>
          </table:table-cell>
          <table:table-cell office:value-type="float" office:value="0.876458" calcext:value-type="float">
            <text:p>0.876458</text:p>
          </table:table-cell>
          <table:table-cell office:value-type="float" office:value="48.3827" calcext:value-type="float">
            <text:p>48.3827</text:p>
          </table:table-cell>
          <table:table-cell office:value-type="float" office:value="0.092598" calcext:value-type="float">
            <text:p>0.092598</text:p>
          </table:table-cell>
          <table:table-cell office:value-type="float" office:value="28" calcext:value-type="float">
            <text:p>28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51.572" calcext:value-type="float">
            <text:p>51.572</text:p>
          </table:table-cell>
          <table:table-cell office:value-type="float" office:value="0.0834304" calcext:value-type="float">
            <text:p>0.0834304</text:p>
          </table:table-cell>
          <table:table-cell office:value-type="float" office:value="68" calcext:value-type="float">
            <text:p>68</text:p>
          </table:table-cell>
          <table:table-cell office:value-type="float" office:value="0.88094" calcext:value-type="float">
            <text:p>0.88094</text:p>
          </table:table-cell>
          <table:table-cell office:value-type="float" office:value="50.3187" calcext:value-type="float">
            <text:p>50.3187</text:p>
          </table:table-cell>
          <table:table-cell office:value-type="float" office:value="0.0805207" calcext:value-type="float">
            <text:p>0.0805207</text:p>
          </table:table-cell>
          <table:table-cell office:value-type="float" office:value="74" calcext:value-type="float">
            <text:p>74</text:p>
          </table:table-cell>
          <table:table-cell office:value-type="float" office:value="0.880692" calcext:value-type="float">
            <text:p>0.880692</text:p>
          </table:table-cell>
          <table:table-cell office:value-type="float" office:value="50.306" calcext:value-type="float">
            <text:p>50.306</text:p>
          </table:table-cell>
          <table:table-cell office:value-type="float" office:value="0.0810055" calcext:value-type="float">
            <text:p>0.0810055</text:p>
          </table:table-cell>
          <table:table-cell office:value-type="float" office:value="98" calcext:value-type="float">
            <text:p>98</text:p>
          </table:table-cell>
          <table:table-cell office:value-type="float" office:value="0.880692" calcext:value-type="float">
            <text:p>0.880692</text:p>
          </table:table-cell>
          <table:table-cell office:value-type="float" office:value="50.306" calcext:value-type="float">
            <text:p>50.306</text:p>
          </table:table-cell>
          <table:table-cell office:value-type="float" office:value="0.0810055" calcext:value-type="float">
            <text:p>0.081005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" calcext:value-type="float">
            <text:p>3</text:p>
          </table:table-cell>
          <table:table-cell office:value-type="float" office:value="0.83653" calcext:value-type="float">
            <text:p>0.83653</text:p>
          </table:table-cell>
          <table:table-cell office:value-type="float" office:value="78.0668" calcext:value-type="float">
            <text:p>78.0668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260" calcext:value-type="float">
            <text:p>260</text:p>
          </table:table-cell>
          <table:table-cell office:value-type="float" office:value="0.867535" calcext:value-type="float">
            <text:p>0.867535</text:p>
          </table:table-cell>
          <table:table-cell office:value-type="float" office:value="60.0861" calcext:value-type="float">
            <text:p>60.0861</text:p>
          </table:table-cell>
          <table:table-cell office:value-type="float" office:value="0.107747" calcext:value-type="float">
            <text:p>0.107747</text:p>
          </table:table-cell>
          <table:table-cell office:value-type="float" office:value="28" calcext:value-type="float">
            <text:p>28</text:p>
          </table:table-cell>
          <table:table-cell office:value-type="float" office:value="0.871481" calcext:value-type="float">
            <text:p>0.871481</text:p>
          </table:table-cell>
          <table:table-cell office:value-type="float" office:value="62.4686" calcext:value-type="float">
            <text:p>62.4686</text:p>
          </table:table-cell>
          <table:table-cell office:value-type="float" office:value="0.0934686" calcext:value-type="float">
            <text:p>0.0934686</text:p>
          </table:table-cell>
          <table:table-cell office:value-type="float" office:value="67" calcext:value-type="float">
            <text:p>67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60.31" calcext:value-type="float">
            <text:p>60.31</text:p>
          </table:table-cell>
          <table:table-cell office:value-type="float" office:value="0.0913043" calcext:value-type="float">
            <text:p>0.0913043</text:p>
          </table:table-cell>
          <table:table-cell office:value-type="float" office:value="72" calcext:value-type="float">
            <text:p>72</text:p>
          </table:table-cell>
          <table:table-cell office:value-type="float" office:value="0.877651" calcext:value-type="float">
            <text:p>0.877651</text:p>
          </table:table-cell>
          <table:table-cell office:value-type="float" office:value="60.2849" calcext:value-type="float">
            <text:p>60.2849</text:p>
          </table:table-cell>
          <table:table-cell office:value-type="float" office:value="0.0917592" calcext:value-type="float">
            <text:p>0.0917592</text:p>
          </table:table-cell>
          <table:table-cell office:value-type="float" office:value="101" calcext:value-type="float">
            <text:p>101</text:p>
          </table:table-cell>
          <table:table-cell office:value-type="float" office:value="0.877651" calcext:value-type="float">
            <text:p>0.877651</text:p>
          </table:table-cell>
          <table:table-cell office:value-type="float" office:value="60.2849" calcext:value-type="float">
            <text:p>60.2849</text:p>
          </table:table-cell>
          <table:table-cell office:value-type="float" office:value="0.0917592" calcext:value-type="float">
            <text:p>0.09175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  <table:table-cell office:value-type="float" office:value="0.83653" calcext:value-type="float">
            <text:p>0.83653</text:p>
          </table:table-cell>
          <table:table-cell office:value-type="float" office:value="78.0668" calcext:value-type="float">
            <text:p>78.0668</text:p>
          </table:table-cell>
          <table:table-cell office:value-type="float" office:value="0.163842" calcext:value-type="float">
            <text:p>0.163842</text:p>
          </table:table-cell>
          <table:table-cell office:value-type="float" office:value="251" calcext:value-type="float">
            <text:p>251</text:p>
          </table:table-cell>
          <table:table-cell office:value-type="float" office:value="0.867778" calcext:value-type="float">
            <text:p>0.867778</text:p>
          </table:table-cell>
          <table:table-cell office:value-type="float" office:value="59.8182" calcext:value-type="float">
            <text:p>59.8182</text:p>
          </table:table-cell>
          <table:table-cell office:value-type="float" office:value="0.107682" calcext:value-type="float">
            <text:p>0.107682</text:p>
          </table:table-cell>
          <table:table-cell office:value-type="float" office:value="28" calcext:value-type="float">
            <text:p>28</text:p>
          </table:table-cell>
          <table:table-cell office:value-type="float" office:value="0.871496" calcext:value-type="float">
            <text:p>0.871496</text:p>
          </table:table-cell>
          <table:table-cell office:value-type="float" office:value="62.5997" calcext:value-type="float">
            <text:p>62.5997</text:p>
          </table:table-cell>
          <table:table-cell office:value-type="float" office:value="0.0936693" calcext:value-type="float">
            <text:p>0.0936693</text:p>
          </table:table-cell>
          <table:table-cell office:value-type="float" office:value="67" calcext:value-type="float">
            <text:p>67</text:p>
          </table:table-cell>
          <table:table-cell office:value-type="float" office:value="0.878078" calcext:value-type="float">
            <text:p>0.878078</text:p>
          </table:table-cell>
          <table:table-cell office:value-type="float" office:value="60.5171" calcext:value-type="float">
            <text:p>60.5171</text:p>
          </table:table-cell>
          <table:table-cell office:value-type="float" office:value="0.0913018" calcext:value-type="float">
            <text:p>0.0913018</text:p>
          </table:table-cell>
          <table:table-cell office:value-type="float" office:value="72" calcext:value-type="float">
            <text:p>72</text:p>
          </table:table-cell>
          <table:table-cell office:value-type="float" office:value="0.877679" calcext:value-type="float">
            <text:p>0.877679</text:p>
          </table:table-cell>
          <table:table-cell office:value-type="float" office:value="60.512" calcext:value-type="float">
            <text:p>60.512</text:p>
          </table:table-cell>
          <table:table-cell office:value-type="float" office:value="0.0917051" calcext:value-type="float">
            <text:p>0.0917051</text:p>
          </table:table-cell>
          <table:table-cell office:value-type="float" office:value="98" calcext:value-type="float">
            <text:p>98</text:p>
          </table:table-cell>
          <table:table-cell office:value-type="float" office:value="0.877679" calcext:value-type="float">
            <text:p>0.877679</text:p>
          </table:table-cell>
          <table:table-cell office:value-type="float" office:value="60.512" calcext:value-type="float">
            <text:p>60.512</text:p>
          </table:table-cell>
          <table:table-cell office:value-type="float" office:value="0.0917051" calcext:value-type="float">
            <text:p>0.091705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  <table:table-cell office:value-type="float" office:value="0.84583" calcext:value-type="float">
            <text:p>0.84583</text:p>
          </table:table-cell>
          <table:table-cell office:value-type="float" office:value="68.2083" calcext:value-type="float">
            <text:p>68.2083</text:p>
          </table:table-cell>
          <table:table-cell office:value-type="float" office:value="0.125628" calcext:value-type="float">
            <text:p>0.125628</text:p>
          </table:table-cell>
          <table:table-cell office:value-type="float" office:value="247" calcext:value-type="float">
            <text:p>247</text:p>
          </table:table-cell>
          <table:table-cell office:value-type="float" office:value="0.865824" calcext:value-type="float">
            <text:p>0.865824</text:p>
          </table:table-cell>
          <table:table-cell office:value-type="float" office:value="57.2864" calcext:value-type="float">
            <text:p>57.2864</text:p>
          </table:table-cell>
          <table:table-cell office:value-type="float" office:value="0.102518" calcext:value-type="float">
            <text:p>0.102518</text:p>
          </table:table-cell>
          <table:table-cell office:value-type="float" office:value="28" calcext:value-type="float">
            <text:p>28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59.7359" calcext:value-type="float">
            <text:p>59.7359</text:p>
          </table:table-cell>
          <table:table-cell office:value-type="float" office:value="0.090602" calcext:value-type="float">
            <text:p>0.090602</text:p>
          </table:table-cell>
          <table:table-cell office:value-type="float" office:value="68" calcext:value-type="float">
            <text:p>68</text:p>
          </table:table-cell>
          <table:table-cell office:value-type="float" office:value="0.877094" calcext:value-type="float">
            <text:p>0.877094</text:p>
          </table:table-cell>
          <table:table-cell office:value-type="float" office:value="57.5012" calcext:value-type="float">
            <text:p>57.5012</text:p>
          </table:table-cell>
          <table:table-cell office:value-type="float" office:value="0.0877977" calcext:value-type="float">
            <text:p>0.0877977</text:p>
          </table:table-cell>
          <table:table-cell office:value-type="float" office:value="70" calcext:value-type="float">
            <text:p>70</text:p>
          </table:table-cell>
          <table:table-cell office:value-type="float" office:value="0.876905" calcext:value-type="float">
            <text:p>0.876905</text:p>
          </table:table-cell>
          <table:table-cell office:value-type="float" office:value="57.4747" calcext:value-type="float">
            <text:p>57.4747</text:p>
          </table:table-cell>
          <table:table-cell office:value-type="float" office:value="0.0882506" calcext:value-type="float">
            <text:p>0.0882506</text:p>
          </table:table-cell>
          <table:table-cell office:value-type="float" office:value="99" calcext:value-type="float">
            <text:p>99</text:p>
          </table:table-cell>
          <table:table-cell office:value-type="float" office:value="0.876905" calcext:value-type="float">
            <text:p>0.876905</text:p>
          </table:table-cell>
          <table:table-cell office:value-type="float" office:value="57.4747" calcext:value-type="float">
            <text:p>57.4747</text:p>
          </table:table-cell>
          <table:table-cell office:value-type="float" office:value="0.0882506" calcext:value-type="float">
            <text:p>0.088250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0.829052" calcext:value-type="float">
            <text:p>0.829052</text:p>
          </table:table-cell>
          <table:table-cell office:value-type="float" office:value="79.3075" calcext:value-type="float">
            <text:p>79.3075</text:p>
          </table:table-cell>
          <table:table-cell office:value-type="float" office:value="0.194575" calcext:value-type="float">
            <text:p>0.194575</text:p>
          </table:table-cell>
          <table:table-cell office:value-type="float" office:value="255" calcext:value-type="float">
            <text:p>255</text:p>
          </table:table-cell>
          <table:table-cell office:value-type="float" office:value="0.862938" calcext:value-type="float">
            <text:p>0.862938</text:p>
          </table:table-cell>
          <table:table-cell office:value-type="float" office:value="60.2497" calcext:value-type="float">
            <text:p>60.249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27" calcext:value-type="float">
            <text:p>27</text:p>
          </table:table-cell>
          <table:table-cell office:value-type="float" office:value="0.86768" calcext:value-type="float">
            <text:p>0.86768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130572" calcext:value-type="float">
            <text:p>0.130572</text:p>
          </table:table-cell>
          <table:table-cell office:value-type="float" office:value="67" calcext:value-type="float">
            <text:p>67</text:p>
          </table:table-cell>
          <table:table-cell office:value-type="float" office:value="0.876128" calcext:value-type="float">
            <text:p>0.876128</text:p>
          </table:table-cell>
          <table:table-cell office:value-type="float" office:value="57.5457" calcext:value-type="float">
            <text:p>57.5457</text:p>
          </table:table-cell>
          <table:table-cell office:value-type="float" office:value="0.124048" calcext:value-type="float">
            <text:p>0.124048</text:p>
          </table:table-cell>
          <table:table-cell office:value-type="float" office:value="71" calcext:value-type="float">
            <text:p>71</text:p>
          </table:table-cell>
          <table:table-cell office:value-type="float" office:value="0.875872" calcext:value-type="float">
            <text:p>0.875872</text:p>
          </table:table-cell>
          <table:table-cell office:value-type="float" office:value="57.5308" calcext:value-type="float">
            <text:p>57.5308</text:p>
          </table:table-cell>
          <table:table-cell office:value-type="float" office:value="0.124492" calcext:value-type="float">
            <text:p>0.124492</text:p>
          </table:table-cell>
          <table:table-cell office:value-type="float" office:value="97" calcext:value-type="float">
            <text:p>97</text:p>
          </table:table-cell>
          <table:table-cell office:value-type="float" office:value="0.875872" calcext:value-type="float">
            <text:p>0.875872</text:p>
          </table:table-cell>
          <table:table-cell office:value-type="float" office:value="57.5308" calcext:value-type="float">
            <text:p>57.5308</text:p>
          </table:table-cell>
          <table:table-cell office:value-type="float" office:value="0.124492" calcext:value-type="float">
            <text:p>0.12449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0.829052" calcext:value-type="float">
            <text:p>0.829052</text:p>
          </table:table-cell>
          <table:table-cell office:value-type="float" office:value="79.3075" calcext:value-type="float">
            <text:p>79.3075</text:p>
          </table:table-cell>
          <table:table-cell office:value-type="float" office:value="0.194575" calcext:value-type="float">
            <text:p>0.194575</text:p>
          </table:table-cell>
          <table:table-cell office:value-type="float" office:value="241" calcext:value-type="float">
            <text:p>241</text:p>
          </table:table-cell>
          <table:table-cell office:value-type="float" office:value="0.862938" calcext:value-type="float">
            <text:p>0.862938</text:p>
          </table:table-cell>
          <table:table-cell office:value-type="float" office:value="60.2497" calcext:value-type="float">
            <text:p>60.249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27" calcext:value-type="float">
            <text:p>27</text:p>
          </table:table-cell>
          <table:table-cell office:value-type="float" office:value="0.86768" calcext:value-type="float">
            <text:p>0.86768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130572" calcext:value-type="float">
            <text:p>0.130572</text:p>
          </table:table-cell>
          <table:table-cell office:value-type="float" office:value="67" calcext:value-type="float">
            <text:p>67</text:p>
          </table:table-cell>
          <table:table-cell office:value-type="float" office:value="0.876128" calcext:value-type="float">
            <text:p>0.876128</text:p>
          </table:table-cell>
          <table:table-cell office:value-type="float" office:value="57.5457" calcext:value-type="float">
            <text:p>57.5457</text:p>
          </table:table-cell>
          <table:table-cell office:value-type="float" office:value="0.124048" calcext:value-type="float">
            <text:p>0.124048</text:p>
          </table:table-cell>
          <table:table-cell office:value-type="float" office:value="71" calcext:value-type="float">
            <text:p>71</text:p>
          </table:table-cell>
          <table:table-cell office:value-type="float" office:value="0.875872" calcext:value-type="float">
            <text:p>0.875872</text:p>
          </table:table-cell>
          <table:table-cell office:value-type="float" office:value="57.5308" calcext:value-type="float">
            <text:p>57.5308</text:p>
          </table:table-cell>
          <table:table-cell office:value-type="float" office:value="0.124492" calcext:value-type="float">
            <text:p>0.124492</text:p>
          </table:table-cell>
          <table:table-cell office:value-type="float" office:value="99" calcext:value-type="float">
            <text:p>99</text:p>
          </table:table-cell>
          <table:table-cell office:value-type="float" office:value="0.875872" calcext:value-type="float">
            <text:p>0.875872</text:p>
          </table:table-cell>
          <table:table-cell office:value-type="float" office:value="57.5308" calcext:value-type="float">
            <text:p>57.5308</text:p>
          </table:table-cell>
          <table:table-cell office:value-type="float" office:value="0.124492" calcext:value-type="float">
            <text:p>0.12449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76.0014" calcext:value-type="float">
            <text:p>76.0014</text:p>
          </table:table-cell>
          <table:table-cell office:value-type="float" office:value="0.201412" calcext:value-type="float">
            <text:p>0.201412</text:p>
          </table:table-cell>
          <table:table-cell office:value-type="float" office:value="244" calcext:value-type="float">
            <text:p>244</text:p>
          </table:table-cell>
          <table:table-cell office:value-type="float" office:value="0.854398" calcext:value-type="float">
            <text:p>0.854398</text:p>
          </table:table-cell>
          <table:table-cell office:value-type="float" office:value="57.2988" calcext:value-type="float">
            <text:p>57.2988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28" calcext:value-type="float">
            <text:p>28</text:p>
          </table:table-cell>
          <table:table-cell office:value-type="float" office:value="0.865602" calcext:value-type="float">
            <text:p>0.865602</text:p>
          </table:table-cell>
          <table:table-cell office:value-type="float" office:value="57.3345" calcext:value-type="float">
            <text:p>57.3345</text:p>
          </table:table-cell>
          <table:table-cell office:value-type="float" office:value="0.137514" calcext:value-type="float">
            <text:p>0.137514</text:p>
          </table:table-cell>
          <table:table-cell office:value-type="float" office:value="65" calcext:value-type="float">
            <text:p>65</text:p>
          </table:table-cell>
          <table:table-cell office:value-type="float" office:value="0.874351" calcext:value-type="float">
            <text:p>0.874351</text:p>
          </table:table-cell>
          <table:table-cell office:value-type="float" office:value="52.2214" calcext:value-type="float">
            <text:p>52.2214</text:p>
          </table:table-cell>
          <table:table-cell office:value-type="float" office:value="0.13117" calcext:value-type="float">
            <text:p>0.13117</text:p>
          </table:table-cell>
          <table:table-cell office:value-type="float" office:value="71" calcext:value-type="float">
            <text:p>71</text:p>
          </table:table-cell>
          <table:table-cell office:value-type="float" office:value="0.873961" calcext:value-type="float">
            <text:p>0.873961</text:p>
          </table:table-cell>
          <table:table-cell office:value-type="float" office:value="52.2767" calcext:value-type="float">
            <text:p>52.2767</text:p>
          </table:table-cell>
          <table:table-cell office:value-type="float" office:value="0.131858" calcext:value-type="float">
            <text:p>0.131858</text:p>
          </table:table-cell>
          <table:table-cell office:value-type="float" office:value="99" calcext:value-type="float">
            <text:p>99</text:p>
          </table:table-cell>
          <table:table-cell office:value-type="float" office:value="0.873961" calcext:value-type="float">
            <text:p>0.873961</text:p>
          </table:table-cell>
          <table:table-cell office:value-type="float" office:value="52.2767" calcext:value-type="float">
            <text:p>52.2767</text:p>
          </table:table-cell>
          <table:table-cell office:value-type="float" office:value="0.131858" calcext:value-type="float">
            <text:p>0.13185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56" calcext:value-type="float">
            <text:p>256</text:p>
          </table:table-cell>
          <table:table-cell office:value-type="float" office:value="0.857032" calcext:value-type="float">
            <text:p>0.857032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28" calcext:value-type="float">
            <text:p>28</text:p>
          </table:table-cell>
          <table:table-cell office:value-type="float" office:value="0.86154" calcext:value-type="float">
            <text:p>0.86154</text:p>
          </table:table-cell>
          <table:table-cell office:value-type="float" office:value="60.3247" calcext:value-type="float">
            <text:p>60.3247</text:p>
          </table:table-cell>
          <table:table-cell office:value-type="float" office:value="0.136881" calcext:value-type="float">
            <text:p>0.136881</text:p>
          </table:table-cell>
          <table:table-cell office:value-type="float" office:value="66" calcext:value-type="float">
            <text:p>66</text:p>
          </table:table-cell>
          <table:table-cell office:value-type="float" office:value="0.86959" calcext:value-type="float">
            <text:p>0.86959</text:p>
          </table:table-cell>
          <table:table-cell office:value-type="float" office:value="54.6125" calcext:value-type="float">
            <text:p>54.6125</text:p>
          </table:table-cell>
          <table:table-cell office:value-type="float" office:value="0.131294" calcext:value-type="float">
            <text:p>0.131294</text:p>
          </table:table-cell>
          <table:table-cell office:value-type="float" office:value="71" calcext:value-type="float">
            <text:p>71</text:p>
          </table:table-cell>
          <table:table-cell office:value-type="float" office:value="0.869349" calcext:value-type="float">
            <text:p>0.869349</text:p>
          </table:table-cell>
          <table:table-cell office:value-type="float" office:value="54.5983" calcext:value-type="float">
            <text:p>54.5983</text:p>
          </table:table-cell>
          <table:table-cell office:value-type="float" office:value="0.131809" calcext:value-type="float">
            <text:p>0.131809</text:p>
          </table:table-cell>
          <table:table-cell office:value-type="float" office:value="100" calcext:value-type="float">
            <text:p>100</text:p>
          </table:table-cell>
          <table:table-cell office:value-type="float" office:value="0.869349" calcext:value-type="float">
            <text:p>0.869349</text:p>
          </table:table-cell>
          <table:table-cell office:value-type="float" office:value="54.5983" calcext:value-type="float">
            <text:p>54.5983</text:p>
          </table:table-cell>
          <table:table-cell office:value-type="float" office:value="0.131809" calcext:value-type="float">
            <text:p>0.13180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43" calcext:value-type="float">
            <text:p>243</text:p>
          </table:table-cell>
          <table:table-cell office:value-type="float" office:value="0.854695" calcext:value-type="float">
            <text:p>0.854695</text:p>
          </table:table-cell>
          <table:table-cell office:value-type="float" office:value="63.1462" calcext:value-type="float">
            <text:p>63.1462</text:p>
          </table:table-cell>
          <table:table-cell office:value-type="float" office:value="0.153655" calcext:value-type="float">
            <text:p>0.153655</text:p>
          </table:table-cell>
          <table:table-cell office:value-type="float" office:value="28" calcext:value-type="float">
            <text:p>28</text:p>
          </table:table-cell>
          <table:table-cell office:value-type="float" office:value="0.861482" calcext:value-type="float">
            <text:p>0.861482</text:p>
          </table:table-cell>
          <table:table-cell office:value-type="float" office:value="60.3858" calcext:value-type="float">
            <text:p>60.3858</text:p>
          </table:table-cell>
          <table:table-cell office:value-type="float" office:value="0.136629" calcext:value-type="float">
            <text:p>0.136629</text:p>
          </table:table-cell>
          <table:table-cell office:value-type="float" office:value="67" calcext:value-type="float">
            <text:p>67</text:p>
          </table:table-cell>
          <table:table-cell office:value-type="float" office:value="0.868853" calcext:value-type="float">
            <text:p>0.868853</text:p>
          </table:table-cell>
          <table:table-cell office:value-type="float" office:value="55.0873" calcext:value-type="float">
            <text:p>55.0873</text:p>
          </table:table-cell>
          <table:table-cell office:value-type="float" office:value="0.131536" calcext:value-type="float">
            <text:p>0.131536</text:p>
          </table:table-cell>
          <table:table-cell office:value-type="float" office:value="73" calcext:value-type="float">
            <text:p>73</text:p>
          </table:table-cell>
          <table:table-cell office:value-type="float" office:value="0.868393" calcext:value-type="float">
            <text:p>0.868393</text:p>
          </table:table-cell>
          <table:table-cell office:value-type="float" office:value="55.0769" calcext:value-type="float">
            <text:p>55.0769</text:p>
          </table:table-cell>
          <table:table-cell office:value-type="float" office:value="0.132124" calcext:value-type="float">
            <text:p>0.132124</text:p>
          </table:table-cell>
          <table:table-cell office:value-type="float" office:value="99" calcext:value-type="float">
            <text:p>99</text:p>
          </table:table-cell>
          <table:table-cell office:value-type="float" office:value="0.868393" calcext:value-type="float">
            <text:p>0.868393</text:p>
          </table:table-cell>
          <table:table-cell office:value-type="float" office:value="55.0769" calcext:value-type="float">
            <text:p>55.0769</text:p>
          </table:table-cell>
          <table:table-cell office:value-type="float" office:value="0.132124" calcext:value-type="float">
            <text:p>0.13212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office:value-type="float" office:value="0.834412" calcext:value-type="float">
            <text:p>0.834412</text:p>
          </table:table-cell>
          <table:table-cell office:value-type="float" office:value="85.3185" calcext:value-type="float">
            <text:p>85.3185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237" calcext:value-type="float">
            <text:p>237</text:p>
          </table:table-cell>
          <table:table-cell office:value-type="float" office:value="0.85541" calcext:value-type="float">
            <text:p>0.85541</text:p>
          </table:table-cell>
          <table:table-cell office:value-type="float" office:value="64.771" calcext:value-type="float">
            <text:p>64.771</text:p>
          </table:table-cell>
          <table:table-cell office:value-type="float" office:value="0.155226" calcext:value-type="float">
            <text:p>0.155226</text:p>
          </table:table-cell>
          <table:table-cell office:value-type="float" office:value="28" calcext:value-type="float">
            <text:p>28</text:p>
          </table:table-cell>
          <table:table-cell office:value-type="float" office:value="0.861276" calcext:value-type="float">
            <text:p>0.861276</text:p>
          </table:table-cell>
          <table:table-cell office:value-type="float" office:value="60.4972" calcext:value-type="float">
            <text:p>60.4972</text:p>
          </table:table-cell>
          <table:table-cell office:value-type="float" office:value="0.137344" calcext:value-type="float">
            <text:p>0.137344</text:p>
          </table:table-cell>
          <table:table-cell office:value-type="float" office:value="67" calcext:value-type="float">
            <text:p>67</text:p>
          </table:table-cell>
          <table:table-cell office:value-type="float" office:value="0.868766" calcext:value-type="float">
            <text:p>0.868766</text:p>
          </table:table-cell>
          <table:table-cell office:value-type="float" office:value="56.1107" calcext:value-type="float">
            <text:p>56.1107</text:p>
          </table:table-cell>
          <table:table-cell office:value-type="float" office:value="0.133073" calcext:value-type="float">
            <text:p>0.133073</text:p>
          </table:table-cell>
          <table:table-cell office:value-type="float" office:value="75" calcext:value-type="float">
            <text:p>75</text:p>
          </table:table-cell>
          <table:table-cell office:value-type="float" office:value="0.868427" calcext:value-type="float">
            <text:p>0.868427</text:p>
          </table:table-cell>
          <table:table-cell office:value-type="float" office:value="56.1029" calcext:value-type="float">
            <text:p>56.1029</text:p>
          </table:table-cell>
          <table:table-cell office:value-type="float" office:value="0.133608" calcext:value-type="float">
            <text:p>0.133608</text:p>
          </table:table-cell>
          <table:table-cell office:value-type="float" office:value="98" calcext:value-type="float">
            <text:p>98</text:p>
          </table:table-cell>
          <table:table-cell office:value-type="float" office:value="0.868427" calcext:value-type="float">
            <text:p>0.868427</text:p>
          </table:table-cell>
          <table:table-cell office:value-type="float" office:value="56.1029" calcext:value-type="float">
            <text:p>56.1029</text:p>
          </table:table-cell>
          <table:table-cell office:value-type="float" office:value="0.133608" calcext:value-type="float">
            <text:p>0.13360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73.2753" calcext:value-type="float">
            <text:p>73.2753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259" calcext:value-type="float">
            <text:p>259</text:p>
          </table:table-cell>
          <table:table-cell office:value-type="float" office:value="0.865612" calcext:value-type="float">
            <text:p>0.865612</text:p>
          </table:table-cell>
          <table:table-cell office:value-type="float" office:value="52.9293" calcext:value-type="float">
            <text:p>52.9293</text:p>
          </table:table-cell>
          <table:table-cell office:value-type="float" office:value="0.130778" calcext:value-type="float">
            <text:p>0.130778</text:p>
          </table:table-cell>
          <table:table-cell office:value-type="float" office:value="27" calcext:value-type="float">
            <text:p>27</text:p>
          </table:table-cell>
          <table:table-cell office:value-type="float" office:value="0.869067" calcext:value-type="float">
            <text:p>0.869067</text:p>
          </table:table-cell>
          <table:table-cell office:value-type="float" office:value="54.3843" calcext:value-type="float">
            <text:p>54.3843</text:p>
          </table:table-cell>
          <table:table-cell office:value-type="float" office:value="0.118282" calcext:value-type="float">
            <text:p>0.118282</text:p>
          </table:table-cell>
          <table:table-cell office:value-type="float" office:value="71" calcext:value-type="float">
            <text:p>71</text:p>
          </table:table-cell>
          <table:table-cell office:value-type="float" office:value="0.879046" calcext:value-type="float">
            <text:p>0.879046</text:p>
          </table:table-cell>
          <table:table-cell office:value-type="float" office:value="50.8527" calcext:value-type="float">
            <text:p>50.8527</text:p>
          </table:table-cell>
          <table:table-cell office:value-type="float" office:value="0.115475" calcext:value-type="float">
            <text:p>0.115475</text:p>
          </table:table-cell>
          <table:table-cell office:value-type="float" office:value="81" calcext:value-type="float">
            <text:p>81</text:p>
          </table:table-cell>
          <table:table-cell office:value-type="float" office:value="0.878443" calcext:value-type="float">
            <text:p>0.878443</text:p>
          </table:table-cell>
          <table:table-cell office:value-type="float" office:value="50.8484" calcext:value-type="float">
            <text:p>50.8484</text:p>
          </table:table-cell>
          <table:table-cell office:value-type="float" office:value="0.116127" calcext:value-type="float">
            <text:p>0.116127</text:p>
          </table:table-cell>
          <table:table-cell office:value-type="float" office:value="100" calcext:value-type="float">
            <text:p>100</text:p>
          </table:table-cell>
          <table:table-cell office:value-type="float" office:value="0.878443" calcext:value-type="float">
            <text:p>0.878443</text:p>
          </table:table-cell>
          <table:table-cell office:value-type="float" office:value="50.8484" calcext:value-type="float">
            <text:p>50.8484</text:p>
          </table:table-cell>
          <table:table-cell office:value-type="float" office:value="0.116127" calcext:value-type="float">
            <text:p>0.11612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73.2753" calcext:value-type="float">
            <text:p>73.2753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240" calcext:value-type="float">
            <text:p>240</text:p>
          </table:table-cell>
          <table:table-cell office:value-type="float" office:value="0.864652" calcext:value-type="float">
            <text:p>0.864652</text:p>
          </table:table-cell>
          <table:table-cell office:value-type="float" office:value="52.6976" calcext:value-type="float">
            <text:p>52.6976</text:p>
          </table:table-cell>
          <table:table-cell office:value-type="float" office:value="0.130991" calcext:value-type="float">
            <text:p>0.130991</text:p>
          </table:table-cell>
          <table:table-cell office:value-type="float" office:value="29" calcext:value-type="float">
            <text:p>29</text:p>
          </table:table-cell>
          <table:table-cell office:value-type="float" office:value="0.868682" calcext:value-type="float">
            <text:p>0.868682</text:p>
          </table:table-cell>
          <table:table-cell office:value-type="float" office:value="54.7503" calcext:value-type="float">
            <text:p>54.7503</text:p>
          </table:table-cell>
          <table:table-cell office:value-type="float" office:value="0.119078" calcext:value-type="float">
            <text:p>0.119078</text:p>
          </table:table-cell>
          <table:table-cell office:value-type="float" office:value="66" calcext:value-type="float">
            <text:p>66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51.2413" calcext:value-type="float">
            <text:p>51.2413</text:p>
          </table:table-cell>
          <table:table-cell office:value-type="float" office:value="0.116048" calcext:value-type="float">
            <text:p>0.116048</text:p>
          </table:table-cell>
          <table:table-cell office:value-type="float" office:value="72" calcext:value-type="float">
            <text:p>72</text:p>
          </table:table-cell>
          <table:table-cell office:value-type="float" office:value="0.87812" calcext:value-type="float">
            <text:p>0.87812</text:p>
          </table:table-cell>
          <table:table-cell office:value-type="float" office:value="51.2312" calcext:value-type="float">
            <text:p>51.2312</text:p>
          </table:table-cell>
          <table:table-cell office:value-type="float" office:value="0.116545" calcext:value-type="float">
            <text:p>0.116545</text:p>
          </table:table-cell>
          <table:table-cell office:value-type="float" office:value="99" calcext:value-type="float">
            <text:p>99</text:p>
          </table:table-cell>
          <table:table-cell office:value-type="float" office:value="0.87812" calcext:value-type="float">
            <text:p>0.87812</text:p>
          </table:table-cell>
          <table:table-cell office:value-type="float" office:value="51.2312" calcext:value-type="float">
            <text:p>51.2312</text:p>
          </table:table-cell>
          <table:table-cell office:value-type="float" office:value="0.116545" calcext:value-type="float">
            <text:p>0.11654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float" office:value="0.86838" calcext:value-type="float">
            <text:p>0.86838</text:p>
          </table:table-cell>
          <table:table-cell office:value-type="float" office:value="71.5698" calcext:value-type="float">
            <text:p>71.5698</text:p>
          </table:table-cell>
          <table:table-cell office:value-type="float" office:value="0.122174" calcext:value-type="float">
            <text:p>0.122174</text:p>
          </table:table-cell>
          <table:table-cell office:value-type="float" office:value="253" calcext:value-type="float">
            <text:p>253</text:p>
          </table:table-cell>
          <table:table-cell office:value-type="float" office:value="0.883669" calcext:value-type="float">
            <text:p>0.883669</text:p>
          </table:table-cell>
          <table:table-cell office:value-type="float" office:value="53.1003" calcext:value-type="float">
            <text:p>53.1003</text:p>
          </table:table-cell>
          <table:table-cell office:value-type="float" office:value="0.106401" calcext:value-type="float">
            <text:p>0.106401</text:p>
          </table:table-cell>
          <table:table-cell office:value-type="float" office:value="32" calcext:value-type="float">
            <text:p>32</text:p>
          </table:table-cell>
          <table:table-cell office:value-type="float" office:value="0.886831" calcext:value-type="float">
            <text:p>0.886831</text:p>
          </table:table-cell>
          <table:table-cell office:value-type="float" office:value="54.2768" calcext:value-type="float">
            <text:p>54.2768</text:p>
          </table:table-cell>
          <table:table-cell office:value-type="float" office:value="0.0916575" calcext:value-type="float">
            <text:p>0.0916575</text:p>
          </table:table-cell>
          <table:table-cell office:value-type="float" office:value="70" calcext:value-type="float">
            <text:p>70</text:p>
          </table:table-cell>
          <table:table-cell office:value-type="float" office:value="0.893695" calcext:value-type="float">
            <text:p>0.893695</text:p>
          </table:table-cell>
          <table:table-cell office:value-type="float" office:value="52.4562" calcext:value-type="float">
            <text:p>52.4562</text:p>
          </table:table-cell>
          <table:table-cell office:value-type="float" office:value="0.0907156" calcext:value-type="float">
            <text:p>0.0907156</text:p>
          </table:table-cell>
          <table:table-cell office:value-type="float" office:value="73" calcext:value-type="float">
            <text:p>73</text:p>
          </table:table-cell>
          <table:table-cell office:value-type="float" office:value="0.893482" calcext:value-type="float">
            <text:p>0.893482</text:p>
          </table:table-cell>
          <table:table-cell office:value-type="float" office:value="52.4348" calcext:value-type="float">
            <text:p>52.4348</text:p>
          </table:table-cell>
          <table:table-cell office:value-type="float" office:value="0.0909832" calcext:value-type="float">
            <text:p>0.0909832</text:p>
          </table:table-cell>
          <table:table-cell office:value-type="float" office:value="101" calcext:value-type="float">
            <text:p>101</text:p>
          </table:table-cell>
          <table:table-cell office:value-type="float" office:value="0.893482" calcext:value-type="float">
            <text:p>0.893482</text:p>
          </table:table-cell>
          <table:table-cell office:value-type="float" office:value="52.4348" calcext:value-type="float">
            <text:p>52.4348</text:p>
          </table:table-cell>
          <table:table-cell office:value-type="float" office:value="0.0909832" calcext:value-type="float">
            <text:p>0.090983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  <table:table-cell office:value-type="float" office:value="0.86838" calcext:value-type="float">
            <text:p>0.86838</text:p>
          </table:table-cell>
          <table:table-cell office:value-type="float" office:value="71.5698" calcext:value-type="float">
            <text:p>71.5698</text:p>
          </table:table-cell>
          <table:table-cell office:value-type="float" office:value="0.122174" calcext:value-type="float">
            <text:p>0.122174</text:p>
          </table:table-cell>
          <table:table-cell office:value-type="float" office:value="293" calcext:value-type="float">
            <text:p>293</text:p>
          </table:table-cell>
          <table:table-cell office:value-type="float" office:value="0.883085" calcext:value-type="float">
            <text:p>0.883085</text:p>
          </table:table-cell>
          <table:table-cell office:value-type="float" office:value="52.9782" calcext:value-type="float">
            <text:p>52.9782</text:p>
          </table:table-cell>
          <table:table-cell office:value-type="float" office:value="0.106668" calcext:value-type="float">
            <text:p>0.106668</text:p>
          </table:table-cell>
          <table:table-cell office:value-type="float" office:value="28" calcext:value-type="float">
            <text:p>28</text:p>
          </table:table-cell>
          <table:table-cell office:value-type="float" office:value="0.886768" calcext:value-type="float">
            <text:p>0.886768</text:p>
          </table:table-cell>
          <table:table-cell office:value-type="float" office:value="54.2118" calcext:value-type="float">
            <text:p>54.2118</text:p>
          </table:table-cell>
          <table:table-cell office:value-type="float" office:value="0.0916935" calcext:value-type="float">
            <text:p>0.0916935</text:p>
          </table:table-cell>
          <table:table-cell office:value-type="float" office:value="67" calcext:value-type="float">
            <text:p>67</text:p>
          </table:table-cell>
          <table:table-cell office:value-type="float" office:value="0.893662" calcext:value-type="float">
            <text:p>0.893662</text:p>
          </table:table-cell>
          <table:table-cell office:value-type="float" office:value="52.6357" calcext:value-type="float">
            <text:p>52.6357</text:p>
          </table:table-cell>
          <table:table-cell office:value-type="float" office:value="0.0911502" calcext:value-type="float">
            <text:p>0.0911502</text:p>
          </table:table-cell>
          <table:table-cell office:value-type="float" office:value="70" calcext:value-type="float">
            <text:p>70</text:p>
          </table:table-cell>
          <table:table-cell office:value-type="float" office:value="0.893429" calcext:value-type="float">
            <text:p>0.893429</text:p>
          </table:table-cell>
          <table:table-cell office:value-type="float" office:value="52.6164" calcext:value-type="float">
            <text:p>52.6164</text:p>
          </table:table-cell>
          <table:table-cell office:value-type="float" office:value="0.0916811" calcext:value-type="float">
            <text:p>0.0916811</text:p>
          </table:table-cell>
          <table:table-cell office:value-type="float" office:value="102" calcext:value-type="float">
            <text:p>102</text:p>
          </table:table-cell>
          <table:table-cell office:value-type="float" office:value="0.893429" calcext:value-type="float">
            <text:p>0.893429</text:p>
          </table:table-cell>
          <table:table-cell office:value-type="float" office:value="52.6164" calcext:value-type="float">
            <text:p>52.6164</text:p>
          </table:table-cell>
          <table:table-cell office:value-type="float" office:value="0.0916811" calcext:value-type="float">
            <text:p>0.091681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0.851577" calcext:value-type="float">
            <text:p>0.851577</text:p>
          </table:table-cell>
          <table:table-cell office:value-type="float" office:value="52.4789" calcext:value-type="float">
            <text:p>52.4789</text:p>
          </table:table-cell>
          <table:table-cell office:value-type="float" office:value="0.127868" calcext:value-type="float">
            <text:p>0.127868</text:p>
          </table:table-cell>
          <table:table-cell office:value-type="float" office:value="242" calcext:value-type="float">
            <text:p>242</text:p>
          </table:table-cell>
          <table:table-cell office:value-type="float" office:value="0.879298" calcext:value-type="float">
            <text:p>0.879298</text:p>
          </table:table-cell>
          <table:table-cell office:value-type="float" office:value="34.0646" calcext:value-type="float">
            <text:p>34.0646</text:p>
          </table:table-cell>
          <table:table-cell office:value-type="float" office:value="0.105668" calcext:value-type="float">
            <text:p>0.105668</text:p>
          </table:table-cell>
          <table:table-cell office:value-type="float" office:value="28" calcext:value-type="float">
            <text:p>28</text:p>
          </table:table-cell>
          <table:table-cell office:value-type="float" office:value="0.890125" calcext:value-type="float">
            <text:p>0.890125</text:p>
          </table:table-cell>
          <table:table-cell office:value-type="float" office:value="33.8827" calcext:value-type="float">
            <text:p>33.8827</text:p>
          </table:table-cell>
          <table:table-cell office:value-type="float" office:value="0.0867464" calcext:value-type="float">
            <text:p>0.0867464</text:p>
          </table:table-cell>
          <table:table-cell office:value-type="float" office:value="66" calcext:value-type="float">
            <text:p>66</text:p>
          </table:table-cell>
          <table:table-cell office:value-type="float" office:value="0.896674" calcext:value-type="float">
            <text:p>0.896674</text:p>
          </table:table-cell>
          <table:table-cell office:value-type="float" office:value="32.043" calcext:value-type="float">
            <text:p>32.043</text:p>
          </table:table-cell>
          <table:table-cell office:value-type="float" office:value="0.085755" calcext:value-type="float">
            <text:p>0.085755</text:p>
          </table:table-cell>
          <table:table-cell office:value-type="float" office:value="71" calcext:value-type="float">
            <text:p>71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32.0254" calcext:value-type="float">
            <text:p>32.0254</text:p>
          </table:table-cell>
          <table:table-cell office:value-type="float" office:value="0.0860996" calcext:value-type="float">
            <text:p>0.0860996</text:p>
          </table:table-cell>
          <table:table-cell office:value-type="float" office:value="100" calcext:value-type="float">
            <text:p>100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32.0254" calcext:value-type="float">
            <text:p>32.0254</text:p>
          </table:table-cell>
          <table:table-cell office:value-type="float" office:value="0.0860996" calcext:value-type="float">
            <text:p>0.086099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float" office:value="0.851577" calcext:value-type="float">
            <text:p>0.851577</text:p>
          </table:table-cell>
          <table:table-cell office:value-type="float" office:value="52.4789" calcext:value-type="float">
            <text:p>52.4789</text:p>
          </table:table-cell>
          <table:table-cell office:value-type="float" office:value="0.127868" calcext:value-type="float">
            <text:p>0.127868</text:p>
          </table:table-cell>
          <table:table-cell office:value-type="float" office:value="249" calcext:value-type="float">
            <text:p>249</text:p>
          </table:table-cell>
          <table:table-cell office:value-type="float" office:value="0.878242" calcext:value-type="float">
            <text:p>0.878242</text:p>
          </table:table-cell>
          <table:table-cell office:value-type="float" office:value="34.3441" calcext:value-type="float">
            <text:p>34.3441</text:p>
          </table:table-cell>
          <table:table-cell office:value-type="float" office:value="0.105574" calcext:value-type="float">
            <text:p>0.105574</text:p>
          </table:table-cell>
          <table:table-cell office:value-type="float" office:value="28" calcext:value-type="float">
            <text:p>28</text:p>
          </table:table-cell>
          <table:table-cell office:value-type="float" office:value="0.890039" calcext:value-type="float">
            <text:p>0.890039</text:p>
          </table:table-cell>
          <table:table-cell office:value-type="float" office:value="33.9149" calcext:value-type="float">
            <text:p>33.9149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68" calcext:value-type="float">
            <text:p>68</text:p>
          </table:table-cell>
          <table:table-cell office:value-type="float" office:value="0.896361" calcext:value-type="float">
            <text:p>0.896361</text:p>
          </table:table-cell>
          <table:table-cell office:value-type="float" office:value="32.0475" calcext:value-type="float">
            <text:p>32.0475</text:p>
          </table:table-cell>
          <table:table-cell office:value-type="float" office:value="0.0858706" calcext:value-type="float">
            <text:p>0.0858706</text:p>
          </table:table-cell>
          <table:table-cell office:value-type="float" office:value="71" calcext:value-type="float">
            <text:p>71</text:p>
          </table:table-cell>
          <table:table-cell office:value-type="float" office:value="0.896172" calcext:value-type="float">
            <text:p>0.896172</text:p>
          </table:table-cell>
          <table:table-cell office:value-type="float" office:value="32.0433" calcext:value-type="float">
            <text:p>32.0433</text:p>
          </table:table-cell>
          <table:table-cell office:value-type="float" office:value="0.0861141" calcext:value-type="float">
            <text:p>0.0861141</text:p>
          </table:table-cell>
          <table:table-cell office:value-type="float" office:value="100" calcext:value-type="float">
            <text:p>100</text:p>
          </table:table-cell>
          <table:table-cell office:value-type="float" office:value="0.896172" calcext:value-type="float">
            <text:p>0.896172</text:p>
          </table:table-cell>
          <table:table-cell office:value-type="float" office:value="32.0433" calcext:value-type="float">
            <text:p>32.0433</text:p>
          </table:table-cell>
          <table:table-cell office:value-type="float" office:value="0.0861141" calcext:value-type="float">
            <text:p>0.086114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  <table:table-cell office:value-type="float" office:value="0.866139" calcext:value-type="float">
            <text:p>0.866139</text:p>
          </table:table-cell>
          <table:table-cell office:value-type="float" office:value="57.0114" calcext:value-type="float">
            <text:p>57.0114</text:p>
          </table:table-cell>
          <table:table-cell office:value-type="float" office:value="0.117862" calcext:value-type="float">
            <text:p>0.117862</text:p>
          </table:table-cell>
          <table:table-cell office:value-type="float" office:value="275" calcext:value-type="float">
            <text:p>275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39.1836" calcext:value-type="float">
            <text:p>39.1836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27" calcext:value-type="float">
            <text:p>27</text:p>
          </table:table-cell>
          <table:table-cell office:value-type="float" office:value="0.899326" calcext:value-type="float">
            <text:p>0.899326</text:p>
          </table:table-cell>
          <table:table-cell office:value-type="float" office:value="37.6282" calcext:value-type="float">
            <text:p>37.6282</text:p>
          </table:table-cell>
          <table:table-cell office:value-type="float" office:value="0.079849" calcext:value-type="float">
            <text:p>0.079849</text:p>
          </table:table-cell>
          <table:table-cell office:value-type="float" office:value="68" calcext:value-type="float">
            <text:p>68</text:p>
          </table:table-cell>
          <table:table-cell office:value-type="float" office:value="0.905936" calcext:value-type="float">
            <text:p>0.905936</text:p>
          </table:table-cell>
          <table:table-cell office:value-type="float" office:value="36.5599" calcext:value-type="float">
            <text:p>36.5599</text:p>
          </table:table-cell>
          <table:table-cell office:value-type="float" office:value="0.0793418" calcext:value-type="float">
            <text:p>0.0793418</text:p>
          </table:table-cell>
          <table:table-cell office:value-type="float" office:value="70" calcext:value-type="float">
            <text:p>70</text:p>
          </table:table-cell>
          <table:table-cell office:value-type="float" office:value="0.905649" calcext:value-type="float">
            <text:p>0.905649</text:p>
          </table:table-cell>
          <table:table-cell office:value-type="float" office:value="36.5594" calcext:value-type="float">
            <text:p>36.5594</text:p>
          </table:table-cell>
          <table:table-cell office:value-type="float" office:value="0.0799936" calcext:value-type="float">
            <text:p>0.0799936</text:p>
          </table:table-cell>
          <table:table-cell office:value-type="float" office:value="101" calcext:value-type="float">
            <text:p>101</text:p>
          </table:table-cell>
          <table:table-cell office:value-type="float" office:value="0.905649" calcext:value-type="float">
            <text:p>0.905649</text:p>
          </table:table-cell>
          <table:table-cell office:value-type="float" office:value="36.5594" calcext:value-type="float">
            <text:p>36.5594</text:p>
          </table:table-cell>
          <table:table-cell office:value-type="float" office:value="0.0799936" calcext:value-type="float">
            <text:p>0.079993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office:value-type="float" office:value="0.858384" calcext:value-type="float">
            <text:p>0.858384</text:p>
          </table:table-cell>
          <table:table-cell office:value-type="float" office:value="67.8571" calcext:value-type="float">
            <text:p>67.8571</text:p>
          </table:table-cell>
          <table:table-cell office:value-type="float" office:value="0.133763" calcext:value-type="float">
            <text:p>0.133763</text:p>
          </table:table-cell>
          <table:table-cell office:value-type="float" office:value="257" calcext:value-type="float">
            <text:p>257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50.7937" calcext:value-type="float">
            <text:p>50.7937</text:p>
          </table:table-cell>
          <table:table-cell office:value-type="float" office:value="0.103822" calcext:value-type="float">
            <text:p>0.103822</text:p>
          </table:table-cell>
          <table:table-cell office:value-type="float" office:value="28" calcext:value-type="float">
            <text:p>28</text:p>
          </table:table-cell>
          <table:table-cell office:value-type="float" office:value="0.889188" calcext:value-type="float">
            <text:p>0.889188</text:p>
          </table:table-cell>
          <table:table-cell office:value-type="float" office:value="52.1117" calcext:value-type="float">
            <text:p>52.1117</text:p>
          </table:table-cell>
          <table:table-cell office:value-type="float" office:value="0.0887168" calcext:value-type="float">
            <text:p>0.0887168</text:p>
          </table:table-cell>
          <table:table-cell office:value-type="float" office:value="67" calcext:value-type="float">
            <text:p>67</text:p>
          </table:table-cell>
          <table:table-cell office:value-type="float" office:value="0.89805" calcext:value-type="float">
            <text:p>0.89805</text:p>
          </table:table-cell>
          <table:table-cell office:value-type="float" office:value="49.6515" calcext:value-type="float">
            <text:p>49.6515</text:p>
          </table:table-cell>
          <table:table-cell office:value-type="float" office:value="0.0859446" calcext:value-type="float">
            <text:p>0.0859446</text:p>
          </table:table-cell>
          <table:table-cell office:value-type="float" office:value="69" calcext:value-type="float">
            <text:p>69</text:p>
          </table:table-cell>
          <table:table-cell office:value-type="float" office:value="0.897819" calcext:value-type="float">
            <text:p>0.897819</text:p>
          </table:table-cell>
          <table:table-cell office:value-type="float" office:value="49.6559" calcext:value-type="float">
            <text:p>49.6559</text:p>
          </table:table-cell>
          <table:table-cell office:value-type="float" office:value="0.0865431" calcext:value-type="float">
            <text:p>0.0865431</text:p>
          </table:table-cell>
          <table:table-cell office:value-type="float" office:value="99" calcext:value-type="float">
            <text:p>99</text:p>
          </table:table-cell>
          <table:table-cell office:value-type="float" office:value="0.897819" calcext:value-type="float">
            <text:p>0.897819</text:p>
          </table:table-cell>
          <table:table-cell office:value-type="float" office:value="49.6559" calcext:value-type="float">
            <text:p>49.6559</text:p>
          </table:table-cell>
          <table:table-cell office:value-type="float" office:value="0.0865431" calcext:value-type="float">
            <text:p>0.086543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0.853945" calcext:value-type="float">
            <text:p>0.853945</text:p>
          </table:table-cell>
          <table:table-cell office:value-type="float" office:value="61.5728" calcext:value-type="float">
            <text:p>61.5728</text:p>
          </table:table-cell>
          <table:table-cell office:value-type="float" office:value="0.130069" calcext:value-type="float">
            <text:p>0.130069</text:p>
          </table:table-cell>
          <table:table-cell office:value-type="float" office:value="247" calcext:value-type="float">
            <text:p>247</text:p>
          </table:table-cell>
          <table:table-cell office:value-type="float" office:value="0.889855" calcext:value-type="float">
            <text:p>0.889855</text:p>
          </table:table-cell>
          <table:table-cell office:value-type="float" office:value="44.284" calcext:value-type="float">
            <text:p>44.284</text:p>
          </table:table-cell>
          <table:table-cell office:value-type="float" office:value="0.099854" calcext:value-type="float">
            <text:p>0.099854</text:p>
          </table:table-cell>
          <table:table-cell office:value-type="float" office:value="28" calcext:value-type="float">
            <text:p>28</text:p>
          </table:table-cell>
          <table:table-cell office:value-type="float" office:value="0.892371" calcext:value-type="float">
            <text:p>0.892371</text:p>
          </table:table-cell>
          <table:table-cell office:value-type="float" office:value="45.1017" calcext:value-type="float">
            <text:p>45.1017</text:p>
          </table:table-cell>
          <table:table-cell office:value-type="float" office:value="0.0893581" calcext:value-type="float">
            <text:p>0.0893581</text:p>
          </table:table-cell>
          <table:table-cell office:value-type="float" office:value="80" calcext:value-type="float">
            <text:p>80</text:p>
          </table:table-cell>
          <table:table-cell office:value-type="float" office:value="0.899731" calcext:value-type="float">
            <text:p>0.899731</text:p>
          </table:table-cell>
          <table:table-cell office:value-type="float" office:value="42.6675" calcext:value-type="float">
            <text:p>42.6675</text:p>
          </table:table-cell>
          <table:table-cell office:value-type="float" office:value="0.0873056" calcext:value-type="float">
            <text:p>0.0873056</text:p>
          </table:table-cell>
          <table:table-cell office:value-type="float" office:value="71" calcext:value-type="float">
            <text:p>71</text:p>
          </table:table-cell>
          <table:table-cell office:value-type="float" office:value="0.899433" calcext:value-type="float">
            <text:p>0.899433</text:p>
          </table:table-cell>
          <table:table-cell office:value-type="float" office:value="42.6749" calcext:value-type="float">
            <text:p>42.6749</text:p>
          </table:table-cell>
          <table:table-cell office:value-type="float" office:value="0.0879189" calcext:value-type="float">
            <text:p>0.0879189</text:p>
          </table:table-cell>
          <table:table-cell office:value-type="float" office:value="100" calcext:value-type="float">
            <text:p>100</text:p>
          </table:table-cell>
          <table:table-cell office:value-type="float" office:value="0.899433" calcext:value-type="float">
            <text:p>0.899433</text:p>
          </table:table-cell>
          <table:table-cell office:value-type="float" office:value="42.6749" calcext:value-type="float">
            <text:p>42.6749</text:p>
          </table:table-cell>
          <table:table-cell office:value-type="float" office:value="0.0879189" calcext:value-type="float">
            <text:p>0.087918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0.841185" calcext:value-type="float">
            <text:p>0.841185</text:p>
          </table:table-cell>
          <table:table-cell office:value-type="float" office:value="72.4189" calcext:value-type="float">
            <text:p>72.4189</text:p>
          </table:table-cell>
          <table:table-cell office:value-type="float" office:value="0.131771" calcext:value-type="float">
            <text:p>0.131771</text:p>
          </table:table-cell>
          <table:table-cell office:value-type="float" office:value="267" calcext:value-type="float">
            <text:p>267</text:p>
          </table:table-cell>
          <table:table-cell office:value-type="float" office:value="0.876359" calcext:value-type="float">
            <text:p>0.876359</text:p>
          </table:table-cell>
          <table:table-cell office:value-type="float" office:value="48.8867" calcext:value-type="float">
            <text:p>48.8867</text:p>
          </table:table-cell>
          <table:table-cell office:value-type="float" office:value="0.102573" calcext:value-type="float">
            <text:p>0.102573</text:p>
          </table:table-cell>
          <table:table-cell office:value-type="float" office:value="28" calcext:value-type="float">
            <text:p>28</text:p>
          </table:table-cell>
          <table:table-cell office:value-type="float" office:value="0.874386" calcext:value-type="float">
            <text:p>0.874386</text:p>
          </table:table-cell>
          <table:table-cell office:value-type="float" office:value="49.9146" calcext:value-type="float">
            <text:p>49.9146</text:p>
          </table:table-cell>
          <table:table-cell office:value-type="float" office:value="0.0912197" calcext:value-type="float">
            <text:p>0.0912197</text:p>
          </table:table-cell>
          <table:table-cell office:value-type="float" office:value="68" calcext:value-type="float">
            <text:p>68</text:p>
          </table:table-cell>
          <table:table-cell office:value-type="float" office:value="0.882046" calcext:value-type="float">
            <text:p>0.882046</text:p>
          </table:table-cell>
          <table:table-cell office:value-type="float" office:value="47.5301" calcext:value-type="float">
            <text:p>47.5301</text:p>
          </table:table-cell>
          <table:table-cell office:value-type="float" office:value="0.0895646" calcext:value-type="float">
            <text:p>0.0895646</text:p>
          </table:table-cell>
          <table:table-cell office:value-type="float" office:value="71" calcext:value-type="float">
            <text:p>71</text:p>
          </table:table-cell>
          <table:table-cell office:value-type="float" office:value="0.881987" calcext:value-type="float">
            <text:p>0.881987</text:p>
          </table:table-cell>
          <table:table-cell office:value-type="float" office:value="47.5166" calcext:value-type="float">
            <text:p>47.5166</text:p>
          </table:table-cell>
          <table:table-cell office:value-type="float" office:value="0.0899137" calcext:value-type="float">
            <text:p>0.0899137</text:p>
          </table:table-cell>
          <table:table-cell office:value-type="float" office:value="101" calcext:value-type="float">
            <text:p>101</text:p>
          </table:table-cell>
          <table:table-cell office:value-type="float" office:value="0.881987" calcext:value-type="float">
            <text:p>0.881987</text:p>
          </table:table-cell>
          <table:table-cell office:value-type="float" office:value="47.5166" calcext:value-type="float">
            <text:p>47.5166</text:p>
          </table:table-cell>
          <table:table-cell office:value-type="float" office:value="0.0899137" calcext:value-type="float">
            <text:p>0.089913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0.847355" calcext:value-type="float">
            <text:p>0.847355</text:p>
          </table:table-cell>
          <table:table-cell office:value-type="float" office:value="67.2137" calcext:value-type="float">
            <text:p>67.2137</text:p>
          </table:table-cell>
          <table:table-cell office:value-type="float" office:value="0.135098" calcext:value-type="float">
            <text:p>0.135098</text:p>
          </table:table-cell>
          <table:table-cell office:value-type="float" office:value="257" calcext:value-type="float">
            <text:p>257</text:p>
          </table:table-cell>
          <table:table-cell office:value-type="float" office:value="0.883362" calcext:value-type="float">
            <text:p>0.883362</text:p>
          </table:table-cell>
          <table:table-cell office:value-type="float" office:value="51.3372" calcext:value-type="float">
            <text:p>51.3372</text:p>
          </table:table-cell>
          <table:table-cell office:value-type="float" office:value="0.104482" calcext:value-type="float">
            <text:p>0.104482</text:p>
          </table:table-cell>
          <table:table-cell office:value-type="float" office:value="28" calcext:value-type="float">
            <text:p>28</text:p>
          </table:table-cell>
          <table:table-cell office:value-type="float" office:value="0.880422" calcext:value-type="float">
            <text:p>0.880422</text:p>
          </table:table-cell>
          <table:table-cell office:value-type="float" office:value="53.1788" calcext:value-type="float">
            <text:p>53.1788</text:p>
          </table:table-cell>
          <table:table-cell office:value-type="float" office:value="0.0958664" calcext:value-type="float">
            <text:p>0.0958664</text:p>
          </table:table-cell>
          <table:table-cell office:value-type="float" office:value="69" calcext:value-type="float">
            <text:p>69</text:p>
          </table:table-cell>
          <table:table-cell office:value-type="float" office:value="0.8867" calcext:value-type="float">
            <text:p>0.8867</text:p>
          </table:table-cell>
          <table:table-cell office:value-type="float" office:value="50.8163" calcext:value-type="float">
            <text:p>50.8163</text:p>
          </table:table-cell>
          <table:table-cell office:value-type="float" office:value="0.093632" calcext:value-type="float">
            <text:p>0.093632</text:p>
          </table:table-cell>
          <table:table-cell office:value-type="float" office:value="69" calcext:value-type="float">
            <text:p>6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50.8408" calcext:value-type="float">
            <text:p>50.8408</text:p>
          </table:table-cell>
          <table:table-cell office:value-type="float" office:value="0.0942652" calcext:value-type="float">
            <text:p>0.0942652</text:p>
          </table:table-cell>
          <table:table-cell office:value-type="float" office:value="100" calcext:value-type="float">
            <text:p>100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50.8408" calcext:value-type="float">
            <text:p>50.8408</text:p>
          </table:table-cell>
          <table:table-cell office:value-type="float" office:value="0.0942652" calcext:value-type="float">
            <text:p>0.094265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" calcext:value-type="float">
            <text:p>3</text:p>
          </table:table-cell>
          <table:table-cell office:value-type="float" office:value="0.843563" calcext:value-type="float">
            <text:p>0.843563</text:p>
          </table:table-cell>
          <table:table-cell office:value-type="float" office:value="62.0488" calcext:value-type="float">
            <text:p>62.0488</text:p>
          </table:table-cell>
          <table:table-cell office:value-type="float" office:value="0.129778" calcext:value-type="float">
            <text:p>0.129778</text:p>
          </table:table-cell>
          <table:table-cell office:value-type="float" office:value="252" calcext:value-type="float">
            <text:p>252</text:p>
          </table:table-cell>
          <table:table-cell office:value-type="float" office:value="0.873529" calcext:value-type="float">
            <text:p>0.873529</text:p>
          </table:table-cell>
          <table:table-cell office:value-type="float" office:value="50.3452" calcext:value-type="float">
            <text:p>50.3452</text:p>
          </table:table-cell>
          <table:table-cell office:value-type="float" office:value="0.101466" calcext:value-type="float">
            <text:p>0.101466</text:p>
          </table:table-cell>
          <table:table-cell office:value-type="float" office:value="28" calcext:value-type="float">
            <text:p>28</text:p>
          </table:table-cell>
          <table:table-cell office:value-type="float" office:value="0.872669" calcext:value-type="float">
            <text:p>0.872669</text:p>
          </table:table-cell>
          <table:table-cell office:value-type="float" office:value="50.1124" calcext:value-type="float">
            <text:p>50.1124</text:p>
          </table:table-cell>
          <table:table-cell office:value-type="float" office:value="0.0918335" calcext:value-type="float">
            <text:p>0.0918335</text:p>
          </table:table-cell>
          <table:table-cell office:value-type="float" office:value="66" calcext:value-type="float">
            <text:p>66</text:p>
          </table:table-cell>
          <table:table-cell office:value-type="float" office:value="0.880169" calcext:value-type="float">
            <text:p>0.880169</text:p>
          </table:table-cell>
          <table:table-cell office:value-type="float" office:value="48.7488" calcext:value-type="float">
            <text:p>48.7488</text:p>
          </table:table-cell>
          <table:table-cell office:value-type="float" office:value="0.0907644" calcext:value-type="float">
            <text:p>0.0907644</text:p>
          </table:table-cell>
          <table:table-cell office:value-type="float" office:value="71" calcext:value-type="float">
            <text:p>71</text:p>
          </table:table-cell>
          <table:table-cell office:value-type="float" office:value="0.879861" calcext:value-type="float">
            <text:p>0.879861</text:p>
          </table:table-cell>
          <table:table-cell office:value-type="float" office:value="48.7495" calcext:value-type="float">
            <text:p>48.7495</text:p>
          </table:table-cell>
          <table:table-cell office:value-type="float" office:value="0.0913406" calcext:value-type="float">
            <text:p>0.0913406</text:p>
          </table:table-cell>
          <table:table-cell office:value-type="float" office:value="98" calcext:value-type="float">
            <text:p>98</text:p>
          </table:table-cell>
          <table:table-cell office:value-type="float" office:value="0.879861" calcext:value-type="float">
            <text:p>0.879861</text:p>
          </table:table-cell>
          <table:table-cell office:value-type="float" office:value="48.7495" calcext:value-type="float">
            <text:p>48.7495</text:p>
          </table:table-cell>
          <table:table-cell office:value-type="float" office:value="0.0913406" calcext:value-type="float">
            <text:p>0.091340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0.838924" calcext:value-type="float">
            <text:p>0.838924</text:p>
          </table:table-cell>
          <table:table-cell office:value-type="float" office:value="73.6072" calcext:value-type="float">
            <text:p>73.6072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264" calcext:value-type="float">
            <text:p>264</text:p>
          </table:table-cell>
          <table:table-cell office:value-type="float" office:value="0.86554" calcext:value-type="float">
            <text:p>0.86554</text:p>
          </table:table-cell>
          <table:table-cell office:value-type="float" office:value="58.9018" calcext:value-type="float">
            <text:p>58.9018</text:p>
          </table:table-cell>
          <table:table-cell office:value-type="float" office:value="0.121701" calcext:value-type="float">
            <text:p>0.121701</text:p>
          </table:table-cell>
          <table:table-cell office:value-type="float" office:value="28" calcext:value-type="float">
            <text:p>28</text:p>
          </table:table-cell>
          <table:table-cell office:value-type="float" office:value="0.876802" calcext:value-type="float">
            <text:p>0.876802</text:p>
          </table:table-cell>
          <table:table-cell office:value-type="float" office:value="56.3407" calcext:value-type="float">
            <text:p>56.3407</text:p>
          </table:table-cell>
          <table:table-cell office:value-type="float" office:value="0.100502" calcext:value-type="float">
            <text:p>0.100502</text:p>
          </table:table-cell>
          <table:table-cell office:value-type="float" office:value="66" calcext:value-type="float">
            <text:p>66</text:p>
          </table:table-cell>
          <table:table-cell office:value-type="float" office:value="0.878616" calcext:value-type="float">
            <text:p>0.878616</text:p>
          </table:table-cell>
          <table:table-cell office:value-type="float" office:value="54.4482" calcext:value-type="float">
            <text:p>54.4482</text:p>
          </table:table-cell>
          <table:table-cell office:value-type="float" office:value="0.0993218" calcext:value-type="float">
            <text:p>0.0993218</text:p>
          </table:table-cell>
          <table:table-cell office:value-type="float" office:value="71" calcext:value-type="float">
            <text:p>71</text:p>
          </table:table-cell>
          <table:table-cell office:value-type="float" office:value="0.87811" calcext:value-type="float">
            <text:p>0.87811</text:p>
          </table:table-cell>
          <table:table-cell office:value-type="float" office:value="54.4758" calcext:value-type="float">
            <text:p>54.4758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99" calcext:value-type="float">
            <text:p>99</text:p>
          </table:table-cell>
          <table:table-cell office:value-type="float" office:value="0.87811" calcext:value-type="float">
            <text:p>0.87811</text:p>
          </table:table-cell>
          <table:table-cell office:value-type="float" office:value="54.4758" calcext:value-type="float">
            <text:p>54.4758</text:p>
          </table:table-cell>
          <table:table-cell office:value-type="float" office:value="0.100232" calcext:value-type="float">
            <text:p>0.10023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float" office:value="0.845927" calcext:value-type="float">
            <text:p>0.845927</text:p>
          </table:table-cell>
          <table:table-cell office:value-type="float" office:value="66.7262" calcext:value-type="float">
            <text:p>66.7262</text:p>
          </table:table-cell>
          <table:table-cell office:value-type="float" office:value="0.131873" calcext:value-type="float">
            <text:p>0.131873</text:p>
          </table:table-cell>
          <table:table-cell office:value-type="float" office:value="255" calcext:value-type="float">
            <text:p>255</text:p>
          </table:table-cell>
          <table:table-cell office:value-type="float" office:value="0.87376" calcext:value-type="float">
            <text:p>0.87376</text:p>
          </table:table-cell>
          <table:table-cell office:value-type="float" office:value="52.4586" calcext:value-type="float">
            <text:p>52.4586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29" calcext:value-type="float">
            <text:p>29</text:p>
          </table:table-cell>
          <table:table-cell office:value-type="float" office:value="0.878878" calcext:value-type="float">
            <text:p>0.878878</text:p>
          </table:table-cell>
          <table:table-cell office:value-type="float" office:value="51.6913" calcext:value-type="float">
            <text:p>51.6913</text:p>
          </table:table-cell>
          <table:table-cell office:value-type="float" office:value="0.0909161" calcext:value-type="float">
            <text:p>0.0909161</text:p>
          </table:table-cell>
          <table:table-cell office:value-type="float" office:value="67" calcext:value-type="float">
            <text:p>67</text:p>
          </table:table-cell>
          <table:table-cell office:value-type="float" office:value="0.881482" calcext:value-type="float">
            <text:p>0.881482</text:p>
          </table:table-cell>
          <table:table-cell office:value-type="float" office:value="50.2949" calcext:value-type="float">
            <text:p>50.2949</text:p>
          </table:table-cell>
          <table:table-cell office:value-type="float" office:value="0.0895785" calcext:value-type="float">
            <text:p>0.0895785</text:p>
          </table:table-cell>
          <table:table-cell office:value-type="float" office:value="70" calcext:value-type="float">
            <text:p>70</text:p>
          </table:table-cell>
          <table:table-cell office:value-type="float" office:value="0.881013" calcext:value-type="float">
            <text:p>0.881013</text:p>
          </table:table-cell>
          <table:table-cell office:value-type="float" office:value="50.3182" calcext:value-type="float">
            <text:p>50.3182</text:p>
          </table:table-cell>
          <table:table-cell office:value-type="float" office:value="0.0904586" calcext:value-type="float">
            <text:p>0.0904586</text:p>
          </table:table-cell>
          <table:table-cell office:value-type="float" office:value="102" calcext:value-type="float">
            <text:p>102</text:p>
          </table:table-cell>
          <table:table-cell office:value-type="float" office:value="0.881013" calcext:value-type="float">
            <text:p>0.881013</text:p>
          </table:table-cell>
          <table:table-cell office:value-type="float" office:value="50.3182" calcext:value-type="float">
            <text:p>50.3182</text:p>
          </table:table-cell>
          <table:table-cell office:value-type="float" office:value="0.0904586" calcext:value-type="float">
            <text:p>0.090458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0.850051" calcext:value-type="float">
            <text:p>0.850051</text:p>
          </table:table-cell>
          <table:table-cell office:value-type="float" office:value="126.017" calcext:value-type="float">
            <text:p>126.017</text:p>
          </table:table-cell>
          <table:table-cell office:value-type="float" office:value="0.139635" calcext:value-type="float">
            <text:p>0.139635</text:p>
          </table:table-cell>
          <table:table-cell office:value-type="float" office:value="250" calcext:value-type="float">
            <text:p>250</text:p>
          </table:table-cell>
          <table:table-cell office:value-type="float" office:value="0.876271" calcext:value-type="float">
            <text:p>0.876271</text:p>
          </table:table-cell>
          <table:table-cell office:value-type="float" office:value="52.959" calcext:value-type="float">
            <text:p>52.959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28" calcext:value-type="float">
            <text:p>28</text:p>
          </table:table-cell>
          <table:table-cell office:value-type="float" office:value="0.881317" calcext:value-type="float">
            <text:p>0.881317</text:p>
          </table:table-cell>
          <table:table-cell office:value-type="float" office:value="52.9715" calcext:value-type="float">
            <text:p>52.9715</text:p>
          </table:table-cell>
          <table:table-cell office:value-type="float" office:value="0.0928941" calcext:value-type="float">
            <text:p>0.0928941</text:p>
          </table:table-cell>
          <table:table-cell office:value-type="float" office:value="66" calcext:value-type="float">
            <text:p>66</text:p>
          </table:table-cell>
          <table:table-cell office:value-type="float" office:value="0.887103" calcext:value-type="float">
            <text:p>0.887103</text:p>
          </table:table-cell>
          <table:table-cell office:value-type="float" office:value="51.292" calcext:value-type="float">
            <text:p>51.292</text:p>
          </table:table-cell>
          <table:table-cell office:value-type="float" office:value="0.0908533" calcext:value-type="float">
            <text:p>0.0908533</text:p>
          </table:table-cell>
          <table:table-cell office:value-type="float" office:value="70" calcext:value-type="float">
            <text:p>70</text:p>
          </table:table-cell>
          <table:table-cell office:value-type="float" office:value="0.886584" calcext:value-type="float">
            <text:p>0.886584</text:p>
          </table:table-cell>
          <table:table-cell office:value-type="float" office:value="51.3262" calcext:value-type="float">
            <text:p>51.3262</text:p>
          </table:table-cell>
          <table:table-cell office:value-type="float" office:value="0.0918479" calcext:value-type="float">
            <text:p>0.0918479</text:p>
          </table:table-cell>
          <table:table-cell office:value-type="float" office:value="100" calcext:value-type="float">
            <text:p>100</text:p>
          </table:table-cell>
          <table:table-cell office:value-type="float" office:value="0.886584" calcext:value-type="float">
            <text:p>0.886584</text:p>
          </table:table-cell>
          <table:table-cell office:value-type="float" office:value="51.3262" calcext:value-type="float">
            <text:p>51.3262</text:p>
          </table:table-cell>
          <table:table-cell office:value-type="float" office:value="0.0918479" calcext:value-type="float">
            <text:p>0.0918479</text:p>
          </table:table-cell>
        </table:table-row>
        <table:table-row table:style-name="ro1">
          <table:table-cell/>
          <table:table-cell table:formula="of:=AVERAGE([.B4:.B204])" office:value-type="float" office:value="2.85572139303483" calcext:value-type="float">
            <text:p>2.85572139303483</text:p>
          </table:table-cell>
          <table:table-cell table:formula="of:=AVERAGE([.C4:.C204])" office:value-type="float" office:value="0.870085308457711" calcext:value-type="float">
            <text:p>0.870085308457711</text:p>
          </table:table-cell>
          <table:table-cell table:formula="of:=AVERAGE([.D4:.D204])" office:value-type="float" office:value="79.4060999999999" calcext:value-type="float">
            <text:p>79.4060999999999</text:p>
          </table:table-cell>
          <table:table-cell table:formula="of:=AVERAGE([.E4:.E204])" office:value-type="float" office:value="0.108622959701493" calcext:value-type="float">
            <text:p>0.108622959701493</text:p>
          </table:table-cell>
          <table:table-cell table:formula="of:=AVERAGE([.F4:.F204])" office:value-type="float" office:value="296.691542288557" calcext:value-type="float">
            <text:p>296.691542288557</text:p>
          </table:table-cell>
          <table:table-cell table:formula="of:=AVERAGE([.G4:.G204])" office:value-type="float" office:value="0.886436129353234" calcext:value-type="float">
            <text:p>0.886436129353234</text:p>
          </table:table-cell>
          <table:table-cell table:formula="of:=AVERAGE([.H4:.H204])" office:value-type="float" office:value="57.5780676616915" calcext:value-type="float">
            <text:p>57.5780676616915</text:p>
          </table:table-cell>
          <table:table-cell table:formula="of:=AVERAGE([.I4:.I204])" office:value-type="float" office:value="0.0909007532338309" calcext:value-type="float">
            <text:p>0.090900753233831</text:p>
          </table:table-cell>
          <table:table-cell table:formula="of:=AVERAGE([.J4:.J204])" office:value-type="float" office:value="28.3781094527363" calcext:value-type="float">
            <text:p>28.3781094527363</text:p>
          </table:table-cell>
          <table:table-cell table:formula="of:=AVERAGE([.K4:.K204])" office:value-type="float" office:value="0.89062" calcext:value-type="float">
            <text:p>0.89062</text:p>
          </table:table-cell>
          <table:table-cell table:formula="of:=AVERAGE([.L4:.L204])" office:value-type="float" office:value="59.1067706467662" calcext:value-type="float">
            <text:p>59.1067706467662</text:p>
          </table:table-cell>
          <table:table-cell table:formula="of:=AVERAGE([.M4:.M204])" office:value-type="float" office:value="0.0826810502487562" calcext:value-type="float">
            <text:p>0.082681050248756</text:p>
          </table:table-cell>
          <table:table-cell table:formula="of:=AVERAGE([.N4:.N204])" office:value-type="float" office:value="67.9303482587065" calcext:value-type="float">
            <text:p>67.9303482587065</text:p>
          </table:table-cell>
          <table:table-cell table:formula="of:=AVERAGE([.O4:.O204])" office:value-type="float" office:value="0.897063393034826" calcext:value-type="float">
            <text:p>0.897063393034826</text:p>
          </table:table-cell>
          <table:table-cell table:formula="of:=AVERAGE([.P4:.P204])" office:value-type="float" office:value="55.7440218905473" calcext:value-type="float">
            <text:p>55.7440218905473</text:p>
          </table:table-cell>
          <table:table-cell table:formula="of:=AVERAGE([.Q4:.Q204])" office:value-type="float" office:value="0.0801372373134328" calcext:value-type="float">
            <text:p>0.080137237313433</text:p>
          </table:table-cell>
          <table:table-cell table:formula="of:=AVERAGE([.R4:.R204])" office:value-type="float" office:value="74.1890547263682" calcext:value-type="float">
            <text:p>74.1890547263682</text:p>
          </table:table-cell>
          <table:table-cell table:formula="of:=AVERAGE([.S4:.S204])" office:value-type="float" office:value="0.896655960199005" calcext:value-type="float">
            <text:p>0.896655960199005</text:p>
          </table:table-cell>
          <table:table-cell table:formula="of:=AVERAGE([.T4:.T204])" office:value-type="float" office:value="55.740907960199" calcext:value-type="float">
            <text:p>55.740907960199</text:p>
          </table:table-cell>
          <table:table-cell table:formula="of:=AVERAGE([.U4:.U204])" office:value-type="float" office:value="0.0808034651741294" calcext:value-type="float">
            <text:p>0.0808034651741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00/00/00</text:date>, <text:time style:data-style-name="N2" text:time-value="18:34:14.8845951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8:35:44.654394531</dc:date>
    <meta:editing-duration>PT1H56M33S</meta:editing-duration>
    <meta:editing-cycles>5</meta:editing-cycles>
    <meta:generator>LibreOffice/6.0.7.3$Linux_X86_64 LibreOffice_project/00m0$Build-3</meta:generator>
    <meta:document-statistic meta:table-count="1" meta:cell-count="5079" meta:object-count="0"/>
  </office:meta>
</office:document-meta>
</file>